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3.29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20.5mm"/>
    </style:style>
    <style:style style:name="co11" style:family="table-column">
      <style:table-column-properties fo:break-before="auto" style:column-width="15.06mm"/>
    </style:style>
    <style:style style:name="co12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N-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nixTime*1000</text:p>
          </table:table-cell>
          <table:table-cell office:value-type="string" calcext:value-type="string">
            <text:p>NrFinished</text:p>
          </table:table-cell>
          <table:table-cell office:value-type="string" calcext:value-type="string">
            <text:p>NrQueued</text:p>
          </table:table-cell>
          <table:table-cell office:value-type="string" calcext:value-type="string">
            <text:p>VMNum</text:p>
          </table:table-cell>
          <table:table-cell office:value-type="string" calcext:value-type="string">
            <text:p>UsedCores</text:p>
          </table:table-cell>
          <table:table-cell office:value-type="string" calcext:value-type="string">
            <text:p>OnPMs</text:p>
          </table:table-cell>
          <table:table-cell office:value-type="string" calcext:value-type="string">
            <text:p>CentralRepoTX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00000000" calcext:value-type="float">
            <text:p>4500000000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500000000" calcext:value-type="float">
            <text:p>8500000000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000000000" calcext:value-type="float">
            <text:p>12000000000</text:p>
          </table:table-cell>
        </table:table-row>
        <table:table-row table:style-name="ro1">
          <table:table-cell office:value-type="float" office:value="1290000" calcext:value-type="float">
            <text:p>129000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200000000" calcext:value-type="float">
            <text:p>16200000000</text:p>
          </table:table-cell>
        </table:table-row>
        <table:table-row table:style-name="ro1">
          <table:table-cell office:value-type="float" office:value="1590000" calcext:value-type="float">
            <text:p>159000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300000000" calcext:value-type="float">
            <text:p>20300000000</text:p>
          </table:table-cell>
        </table:table-row>
        <table:table-row table:style-name="ro1">
          <table:table-cell office:value-type="float" office:value="1890000" calcext:value-type="float">
            <text:p>18900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4500000000" calcext:value-type="float">
            <text:p>24500000000</text:p>
          </table:table-cell>
        </table:table-row>
        <table:table-row table:style-name="ro1">
          <table:table-cell office:value-type="float" office:value="2190000" calcext:value-type="float">
            <text:p>21900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500000000" calcext:value-type="float">
            <text:p>28500000000</text:p>
          </table:table-cell>
        </table:table-row>
        <table:table-row table:style-name="ro1">
          <table:table-cell office:value-type="float" office:value="2490000" calcext:value-type="float">
            <text:p>249000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500000000" calcext:value-type="float">
            <text:p>32500000000</text:p>
          </table:table-cell>
        </table:table-row>
        <table:table-row table:style-name="ro1">
          <table:table-cell office:value-type="float" office:value="2790000" calcext:value-type="float">
            <text:p>279000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500000000" calcext:value-type="float">
            <text:p>36500000000</text:p>
          </table:table-cell>
        </table:table-row>
        <table:table-row table:style-name="ro1">
          <table:table-cell office:value-type="float" office:value="3090000" calcext:value-type="float">
            <text:p>3090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700000000" calcext:value-type="float">
            <text:p>40700000000</text:p>
          </table:table-cell>
        </table:table-row>
        <table:table-row table:style-name="ro1">
          <table:table-cell office:value-type="float" office:value="3390000" calcext:value-type="float">
            <text:p>339000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000000000" calcext:value-type="float">
            <text:p>45000000000</text:p>
          </table:table-cell>
        </table:table-row>
        <table:table-row table:style-name="ro1">
          <table:table-cell office:value-type="float" office:value="3690000" calcext:value-type="float">
            <text:p>369000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100000000" calcext:value-type="float">
            <text:p>49100000000</text:p>
          </table:table-cell>
        </table:table-row>
        <table:table-row table:style-name="ro1">
          <table:table-cell office:value-type="float" office:value="3990000" calcext:value-type="float">
            <text:p>39900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000000000" calcext:value-type="float">
            <text:p>53000000000</text:p>
          </table:table-cell>
        </table:table-row>
        <table:table-row table:style-name="ro1">
          <table:table-cell office:value-type="float" office:value="4290000" calcext:value-type="float">
            <text:p>4290000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7000000000" calcext:value-type="float">
            <text:p>57000000000</text:p>
          </table:table-cell>
        </table:table-row>
        <table:table-row table:style-name="ro1">
          <table:table-cell office:value-type="float" office:value="4590000" calcext:value-type="float">
            <text:p>459000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000000000" calcext:value-type="float">
            <text:p>61000000000</text:p>
          </table:table-cell>
        </table:table-row>
        <table:table-row table:style-name="ro1">
          <table:table-cell office:value-type="float" office:value="4890000" calcext:value-type="float">
            <text:p>489000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000000000" calcext:value-type="float">
            <text:p>65000000000</text:p>
          </table:table-cell>
        </table:table-row>
        <table:table-row table:style-name="ro1">
          <table:table-cell office:value-type="float" office:value="5190000" calcext:value-type="float">
            <text:p>519000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9000000000" calcext:value-type="float">
            <text:p>69000000000</text:p>
          </table:table-cell>
        </table:table-row>
        <table:table-row table:style-name="ro1">
          <table:table-cell office:value-type="float" office:value="5490000" calcext:value-type="float">
            <text:p>5490000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000000000" calcext:value-type="float">
            <text:p>73000000000</text:p>
          </table:table-cell>
        </table:table-row>
        <table:table-row table:style-name="ro1">
          <table:table-cell office:value-type="float" office:value="5790000" calcext:value-type="float">
            <text:p>579000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100000000" calcext:value-type="float">
            <text:p>77100000000</text:p>
          </table:table-cell>
        </table:table-row>
        <table:table-row table:style-name="ro1">
          <table:table-cell office:value-type="float" office:value="6090000" calcext:value-type="float">
            <text:p>6090000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1200000000" calcext:value-type="float">
            <text:p>81200000000</text:p>
          </table:table-cell>
        </table:table-row>
        <table:table-row table:style-name="ro1">
          <table:table-cell office:value-type="float" office:value="6390000" calcext:value-type="float">
            <text:p>6390000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5500000000" calcext:value-type="float">
            <text:p>85500000000</text:p>
          </table:table-cell>
        </table:table-row>
        <table:table-row table:style-name="ro1">
          <table:table-cell office:value-type="float" office:value="6690000" calcext:value-type="float">
            <text:p>669000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9900000000" calcext:value-type="float">
            <text:p>89900000000</text:p>
          </table:table-cell>
        </table:table-row>
        <table:table-row table:style-name="ro1">
          <table:table-cell office:value-type="float" office:value="6990000" calcext:value-type="float">
            <text:p>6990000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200000000" calcext:value-type="float">
            <text:p>94200000000</text:p>
          </table:table-cell>
        </table:table-row>
        <table:table-row table:style-name="ro1">
          <table:table-cell office:value-type="float" office:value="7290000" calcext:value-type="float">
            <text:p>729000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8500000000" calcext:value-type="float">
            <text:p>98500000000</text:p>
          </table:table-cell>
        </table:table-row>
        <table:table-row table:style-name="ro1">
          <table:table-cell office:value-type="float" office:value="7590000" calcext:value-type="float">
            <text:p>7590000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500000000" calcext:value-type="float">
            <text:p>102500000000</text:p>
          </table:table-cell>
        </table:table-row>
        <table:table-row table:style-name="ro1">
          <table:table-cell office:value-type="float" office:value="7890000" calcext:value-type="float">
            <text:p>789000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6500000000" calcext:value-type="float">
            <text:p>106500000000</text:p>
          </table:table-cell>
        </table:table-row>
        <table:table-row table:style-name="ro1">
          <table:table-cell office:value-type="float" office:value="8190000" calcext:value-type="float">
            <text:p>8190000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0600000000" calcext:value-type="float">
            <text:p>110600000000</text:p>
          </table:table-cell>
        </table:table-row>
        <table:table-row table:style-name="ro1">
          <table:table-cell office:value-type="float" office:value="8490000" calcext:value-type="float">
            <text:p>8490000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5000000000" calcext:value-type="float">
            <text:p>115000000000</text:p>
          </table:table-cell>
        </table:table-row>
        <table:table-row table:style-name="ro1">
          <table:table-cell office:value-type="float" office:value="8790000" calcext:value-type="float">
            <text:p>879000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9000000000" calcext:value-type="float">
            <text:p>119000000000</text:p>
          </table:table-cell>
        </table:table-row>
        <table:table-row table:style-name="ro1">
          <table:table-cell office:value-type="float" office:value="9090000" calcext:value-type="float">
            <text:p>909000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3100000000" calcext:value-type="float">
            <text:p>123100000000</text:p>
          </table:table-cell>
        </table:table-row>
        <table:table-row table:style-name="ro1">
          <table:table-cell office:value-type="float" office:value="9390000" calcext:value-type="float">
            <text:p>9390000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7500000000" calcext:value-type="float">
            <text:p>127500000000</text:p>
          </table:table-cell>
        </table:table-row>
        <table:table-row table:style-name="ro1">
          <table:table-cell office:value-type="float" office:value="9690000" calcext:value-type="float">
            <text:p>9690000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1500000000" calcext:value-type="float">
            <text:p>131500000000</text:p>
          </table:table-cell>
        </table:table-row>
        <table:table-row table:style-name="ro1">
          <table:table-cell office:value-type="float" office:value="9990000" calcext:value-type="float">
            <text:p>9990000</text:p>
          </table:table-cell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5500000000" calcext:value-type="float">
            <text:p>135500000000</text:p>
          </table:table-cell>
        </table:table-row>
        <table:table-row table:style-name="ro1">
          <table:table-cell office:value-type="float" office:value="10290000" calcext:value-type="float">
            <text:p>10290000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9300000000" calcext:value-type="float">
            <text:p>139300000000</text:p>
          </table:table-cell>
        </table:table-row>
        <table:table-row table:style-name="ro1">
          <table:table-cell office:value-type="float" office:value="10590000" calcext:value-type="float">
            <text:p>10590000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3400000000" calcext:value-type="float">
            <text:p>143400000000</text:p>
          </table:table-cell>
        </table:table-row>
        <table:table-row table:style-name="ro1">
          <table:table-cell office:value-type="float" office:value="10890000" calcext:value-type="float">
            <text:p>10890000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7800000000" calcext:value-type="float">
            <text:p>147800000000</text:p>
          </table:table-cell>
        </table:table-row>
        <table:table-row table:style-name="ro1">
          <table:table-cell office:value-type="float" office:value="11190000" calcext:value-type="float">
            <text:p>11190000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2000000000" calcext:value-type="float">
            <text:p>152000000000</text:p>
          </table:table-cell>
        </table:table-row>
        <table:table-row table:style-name="ro1">
          <table:table-cell office:value-type="float" office:value="11490000" calcext:value-type="float">
            <text:p>11490000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6000000000" calcext:value-type="float">
            <text:p>156000000000</text:p>
          </table:table-cell>
        </table:table-row>
        <table:table-row table:style-name="ro1">
          <table:table-cell office:value-type="float" office:value="11790000" calcext:value-type="float">
            <text:p>11790000</text:p>
          </table:table-cell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0200000000" calcext:value-type="float">
            <text:p>160200000000</text:p>
          </table:table-cell>
        </table:table-row>
        <table:table-row table:style-name="ro1">
          <table:table-cell office:value-type="float" office:value="12090000" calcext:value-type="float">
            <text:p>12090000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4500000000" calcext:value-type="float">
            <text:p>164500000000</text:p>
          </table:table-cell>
        </table:table-row>
        <table:table-row table:style-name="ro1">
          <table:table-cell office:value-type="float" office:value="12390000" calcext:value-type="float">
            <text:p>12390000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9100000000" calcext:value-type="float">
            <text:p>169100000000</text:p>
          </table:table-cell>
        </table:table-row>
        <table:table-row table:style-name="ro1">
          <table:table-cell office:value-type="float" office:value="12690000" calcext:value-type="float">
            <text:p>12690000</text:p>
          </table:table-cell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3200000000" calcext:value-type="float">
            <text:p>173200000000</text:p>
          </table:table-cell>
        </table:table-row>
        <table:table-row table:style-name="ro1">
          <table:table-cell office:value-type="float" office:value="12990000" calcext:value-type="float">
            <text:p>12990000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7000000000" calcext:value-type="float">
            <text:p>177000000000</text:p>
          </table:table-cell>
        </table:table-row>
        <table:table-row table:style-name="ro1">
          <table:table-cell office:value-type="float" office:value="13290000" calcext:value-type="float">
            <text:p>13290000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1000000000" calcext:value-type="float">
            <text:p>181000000000</text:p>
          </table:table-cell>
        </table:table-row>
        <table:table-row table:style-name="ro1">
          <table:table-cell office:value-type="float" office:value="13590000" calcext:value-type="float">
            <text:p>13590000</text:p>
          </table:table-cell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5000000000" calcext:value-type="float">
            <text:p>185000000000</text:p>
          </table:table-cell>
        </table:table-row>
        <table:table-row table:style-name="ro1">
          <table:table-cell office:value-type="float" office:value="13890000" calcext:value-type="float">
            <text:p>1389000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9000000000" calcext:value-type="float">
            <text:p>189000000000</text:p>
          </table:table-cell>
        </table:table-row>
        <table:table-row table:style-name="ro1">
          <table:table-cell office:value-type="float" office:value="14190000" calcext:value-type="float">
            <text:p>14190000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3000000000" calcext:value-type="float">
            <text:p>193000000000</text:p>
          </table:table-cell>
        </table:table-row>
        <table:table-row table:style-name="ro1">
          <table:table-cell office:value-type="float" office:value="14490000" calcext:value-type="float">
            <text:p>1449000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7000000000" calcext:value-type="float">
            <text:p>197000000000</text:p>
          </table:table-cell>
        </table:table-row>
        <table:table-row table:style-name="ro1">
          <table:table-cell office:value-type="float" office:value="14790000" calcext:value-type="float">
            <text:p>14790000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900000000" calcext:value-type="float">
            <text:p>200900000000</text:p>
          </table:table-cell>
        </table:table-row>
        <table:table-row table:style-name="ro1">
          <table:table-cell office:value-type="float" office:value="15090000" calcext:value-type="float">
            <text:p>15090000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5000000000" calcext:value-type="float">
            <text:p>205000000000</text:p>
          </table:table-cell>
        </table:table-row>
        <table:table-row table:style-name="ro1">
          <table:table-cell office:value-type="float" office:value="15390000" calcext:value-type="float">
            <text:p>15390000</text:p>
          </table:table-cell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9000000000" calcext:value-type="float">
            <text:p>209000000000</text:p>
          </table:table-cell>
        </table:table-row>
        <table:table-row table:style-name="ro1">
          <table:table-cell office:value-type="float" office:value="15690000" calcext:value-type="float">
            <text:p>15690000</text:p>
          </table:table-cell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3100000000" calcext:value-type="float">
            <text:p>213100000000</text:p>
          </table:table-cell>
        </table:table-row>
        <table:table-row table:style-name="ro1">
          <table:table-cell office:value-type="float" office:value="15990000" calcext:value-type="float">
            <text:p>15990000</text:p>
          </table:table-cell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7400000000" calcext:value-type="float">
            <text:p>217400000000</text:p>
          </table:table-cell>
        </table:table-row>
        <table:table-row table:style-name="ro1">
          <table:table-cell office:value-type="float" office:value="16290000" calcext:value-type="float">
            <text:p>16290000</text:p>
          </table:table-cell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1500000000" calcext:value-type="float">
            <text:p>221500000000</text:p>
          </table:table-cell>
        </table:table-row>
        <table:table-row table:style-name="ro1">
          <table:table-cell office:value-type="float" office:value="16590000" calcext:value-type="float">
            <text:p>16590000</text:p>
          </table:table-cell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5500000000" calcext:value-type="float">
            <text:p>225500000000</text:p>
          </table:table-cell>
        </table:table-row>
        <table:table-row table:style-name="ro1">
          <table:table-cell office:value-type="float" office:value="16890000" calcext:value-type="float">
            <text:p>16890000</text:p>
          </table:table-cell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9500000000" calcext:value-type="float">
            <text:p>229500000000</text:p>
          </table:table-cell>
        </table:table-row>
        <table:table-row table:style-name="ro1">
          <table:table-cell office:value-type="float" office:value="17190000" calcext:value-type="float">
            <text:p>17190000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3500000000" calcext:value-type="float">
            <text:p>233500000000</text:p>
          </table:table-cell>
        </table:table-row>
        <table:table-row table:style-name="ro1">
          <table:table-cell office:value-type="float" office:value="17490000" calcext:value-type="float">
            <text:p>17490000</text:p>
          </table:table-cell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7500000000" calcext:value-type="float">
            <text:p>237500000000</text:p>
          </table:table-cell>
        </table:table-row>
        <table:table-row table:style-name="ro1">
          <table:table-cell office:value-type="float" office:value="17790000" calcext:value-type="float">
            <text:p>1779000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1000000000" calcext:value-type="float">
            <text:p>241000000000</text:p>
          </table:table-cell>
        </table:table-row>
        <table:table-row table:style-name="ro1">
          <table:table-cell office:value-type="float" office:value="18090000" calcext:value-type="float">
            <text:p>18090000</text:p>
          </table:table-cell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5000000000" calcext:value-type="float">
            <text:p>245000000000</text:p>
          </table:table-cell>
        </table:table-row>
        <table:table-row table:style-name="ro1">
          <table:table-cell office:value-type="float" office:value="18390000" calcext:value-type="float">
            <text:p>18390000</text:p>
          </table:table-cell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9500000000" calcext:value-type="float">
            <text:p>249500000000</text:p>
          </table:table-cell>
        </table:table-row>
        <table:table-row table:style-name="ro1">
          <table:table-cell office:value-type="float" office:value="18690000" calcext:value-type="float">
            <text:p>18690000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3500000000" calcext:value-type="float">
            <text:p>253500000000</text:p>
          </table:table-cell>
        </table:table-row>
        <table:table-row table:style-name="ro1">
          <table:table-cell office:value-type="float" office:value="18990000" calcext:value-type="float">
            <text:p>18990000</text:p>
          </table:table-cell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7700000000" calcext:value-type="float">
            <text:p>257700000000</text:p>
          </table:table-cell>
        </table:table-row>
        <table:table-row table:style-name="ro1">
          <table:table-cell office:value-type="float" office:value="19290000" calcext:value-type="float">
            <text:p>19290000</text:p>
          </table:table-cell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1500000000" calcext:value-type="float">
            <text:p>261500000000</text:p>
          </table:table-cell>
        </table:table-row>
        <table:table-row table:style-name="ro1">
          <table:table-cell office:value-type="float" office:value="19590000" calcext:value-type="float">
            <text:p>19590000</text:p>
          </table:table-cell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5500000000" calcext:value-type="float">
            <text:p>265500000000</text:p>
          </table:table-cell>
        </table:table-row>
        <table:table-row table:style-name="ro1">
          <table:table-cell office:value-type="float" office:value="19890000" calcext:value-type="float">
            <text:p>19890000</text:p>
          </table:table-cell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9500000000" calcext:value-type="float">
            <text:p>269500000000</text:p>
          </table:table-cell>
        </table:table-row>
        <table:table-row table:style-name="ro1">
          <table:table-cell office:value-type="float" office:value="20190000" calcext:value-type="float">
            <text:p>20190000</text:p>
          </table:table-cell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3600000000" calcext:value-type="float">
            <text:p>273600000000</text:p>
          </table:table-cell>
        </table:table-row>
        <table:table-row table:style-name="ro1">
          <table:table-cell office:value-type="float" office:value="20490000" calcext:value-type="float">
            <text:p>20490000</text:p>
          </table:table-cell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8000000000" calcext:value-type="float">
            <text:p>278000000000</text:p>
          </table:table-cell>
        </table:table-row>
        <table:table-row table:style-name="ro1">
          <table:table-cell office:value-type="float" office:value="20790000" calcext:value-type="float">
            <text:p>20790000</text:p>
          </table:table-cell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2000000000" calcext:value-type="float">
            <text:p>282000000000</text:p>
          </table:table-cell>
        </table:table-row>
        <table:table-row table:style-name="ro1">
          <table:table-cell office:value-type="float" office:value="21090000" calcext:value-type="float">
            <text:p>21090000</text:p>
          </table:table-cell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6000000000" calcext:value-type="float">
            <text:p>286000000000</text:p>
          </table:table-cell>
        </table:table-row>
        <table:table-row table:style-name="ro1">
          <table:table-cell office:value-type="float" office:value="21390000" calcext:value-type="float">
            <text:p>21390000</text:p>
          </table:table-cell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90000000000" calcext:value-type="float">
            <text:p>290000000000</text:p>
          </table:table-cell>
        </table:table-row>
        <table:table-row table:style-name="ro1">
          <table:table-cell office:value-type="float" office:value="21690000" calcext:value-type="float">
            <text:p>21690000</text:p>
          </table:table-cell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4000000000" calcext:value-type="float">
            <text:p>294000000000</text:p>
          </table:table-cell>
        </table:table-row>
        <table:table-row table:style-name="ro1">
          <table:table-cell office:value-type="float" office:value="21990000" calcext:value-type="float">
            <text:p>21990000</text:p>
          </table:table-cell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8500000000" calcext:value-type="float">
            <text:p>298500000000</text:p>
          </table:table-cell>
        </table:table-row>
        <table:table-row table:style-name="ro1">
          <table:table-cell office:value-type="float" office:value="22290000" calcext:value-type="float">
            <text:p>22290000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2700000000" calcext:value-type="float">
            <text:p>302700000000</text:p>
          </table:table-cell>
        </table:table-row>
        <table:table-row table:style-name="ro1">
          <table:table-cell office:value-type="float" office:value="22590000" calcext:value-type="float">
            <text:p>22590000</text:p>
          </table:table-cell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6500000000" calcext:value-type="float">
            <text:p>306500000000</text:p>
          </table:table-cell>
        </table:table-row>
        <table:table-row table:style-name="ro1">
          <table:table-cell office:value-type="float" office:value="22890000" calcext:value-type="float">
            <text:p>2289000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0800000000" calcext:value-type="float">
            <text:p>310800000000</text:p>
          </table:table-cell>
        </table:table-row>
        <table:table-row table:style-name="ro1">
          <table:table-cell office:value-type="float" office:value="23190000" calcext:value-type="float">
            <text:p>23190000</text:p>
          </table:table-cell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5000000000" calcext:value-type="float">
            <text:p>315000000000</text:p>
          </table:table-cell>
        </table:table-row>
        <table:table-row table:style-name="ro1">
          <table:table-cell office:value-type="float" office:value="23490000" calcext:value-type="float">
            <text:p>23490000</text:p>
          </table:table-cell>
          <table:table-cell office:value-type="float" office:value="3189" calcext:value-type="float">
            <text:p>31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9500000000" calcext:value-type="float">
            <text:p>319500000000</text:p>
          </table:table-cell>
        </table:table-row>
        <table:table-row table:style-name="ro1">
          <table:table-cell office:value-type="float" office:value="23790000" calcext:value-type="float">
            <text:p>23790000</text:p>
          </table:table-cell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3500000000" calcext:value-type="float">
            <text:p>323500000000</text:p>
          </table:table-cell>
        </table:table-row>
        <table:table-row table:style-name="ro1">
          <table:table-cell office:value-type="float" office:value="24090000" calcext:value-type="float">
            <text:p>24090000</text:p>
          </table:table-cell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7900000000" calcext:value-type="float">
            <text:p>327900000000</text:p>
          </table:table-cell>
        </table:table-row>
        <table:table-row table:style-name="ro1">
          <table:table-cell office:value-type="float" office:value="24390000" calcext:value-type="float">
            <text:p>24390000</text:p>
          </table:table-cell>
          <table:table-cell office:value-type="float" office:value="3313" calcext:value-type="float">
            <text:p>3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2000000000" calcext:value-type="float">
            <text:p>332000000000</text:p>
          </table:table-cell>
        </table:table-row>
        <table:table-row table:style-name="ro1">
          <table:table-cell office:value-type="float" office:value="24690000" calcext:value-type="float">
            <text:p>24690000</text:p>
          </table:table-cell>
          <table:table-cell office:value-type="float" office:value="3352" calcext:value-type="float">
            <text:p>33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36000000000" calcext:value-type="float">
            <text:p>336000000000</text:p>
          </table:table-cell>
        </table:table-row>
        <table:table-row table:style-name="ro1">
          <table:table-cell office:value-type="float" office:value="24990000" calcext:value-type="float">
            <text:p>24990000</text:p>
          </table:table-cell>
          <table:table-cell office:value-type="float" office:value="3392" calcext:value-type="float">
            <text:p>33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40000000000" calcext:value-type="float">
            <text:p>340000000000</text:p>
          </table:table-cell>
        </table:table-row>
        <table:table-row table:style-name="ro1">
          <table:table-cell office:value-type="float" office:value="25290000" calcext:value-type="float">
            <text:p>25290000</text:p>
          </table:table-cell>
          <table:table-cell office:value-type="float" office:value="3436" calcext:value-type="float">
            <text:p>34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44000000000" calcext:value-type="float">
            <text:p>344000000000</text:p>
          </table:table-cell>
        </table:table-row>
        <table:table-row table:style-name="ro1">
          <table:table-cell office:value-type="float" office:value="25590000" calcext:value-type="float">
            <text:p>25590000</text:p>
          </table:table-cell>
          <table:table-cell office:value-type="float" office:value="3476" calcext:value-type="float">
            <text:p>34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8300000000" calcext:value-type="float">
            <text:p>348300000000</text:p>
          </table:table-cell>
        </table:table-row>
        <table:table-row table:style-name="ro1">
          <table:table-cell office:value-type="float" office:value="25890000" calcext:value-type="float">
            <text:p>25890000</text:p>
          </table:table-cell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2200000000" calcext:value-type="float">
            <text:p>352200000000</text:p>
          </table:table-cell>
        </table:table-row>
        <table:table-row table:style-name="ro1">
          <table:table-cell office:value-type="float" office:value="26190000" calcext:value-type="float">
            <text:p>26190000</text:p>
          </table:table-cell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6000000000" calcext:value-type="float">
            <text:p>356000000000</text:p>
          </table:table-cell>
        </table:table-row>
        <table:table-row table:style-name="ro1">
          <table:table-cell office:value-type="float" office:value="26490000" calcext:value-type="float">
            <text:p>26490000</text:p>
          </table:table-cell>
          <table:table-cell office:value-type="float" office:value="3595" calcext:value-type="float">
            <text:p>3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0000000000" calcext:value-type="float">
            <text:p>360000000000</text:p>
          </table:table-cell>
        </table:table-row>
        <table:table-row table:style-name="ro1">
          <table:table-cell office:value-type="float" office:value="26790000" calcext:value-type="float">
            <text:p>26790000</text:p>
          </table:table-cell>
          <table:table-cell office:value-type="float" office:value="3639" calcext:value-type="float">
            <text:p>36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4500000000" calcext:value-type="float">
            <text:p>364500000000</text:p>
          </table:table-cell>
        </table:table-row>
        <table:table-row table:style-name="ro1">
          <table:table-cell office:value-type="float" office:value="27090000" calcext:value-type="float">
            <text:p>27090000</text:p>
          </table:table-cell>
          <table:table-cell office:value-type="float" office:value="3680" calcext:value-type="float">
            <text:p>36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8500000000" calcext:value-type="float">
            <text:p>368500000000</text:p>
          </table:table-cell>
        </table:table-row>
        <table:table-row table:style-name="ro1">
          <table:table-cell office:value-type="float" office:value="27390000" calcext:value-type="float">
            <text:p>27390000</text:p>
          </table:table-cell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2500000000" calcext:value-type="float">
            <text:p>372500000000</text:p>
          </table:table-cell>
        </table:table-row>
        <table:table-row table:style-name="ro1">
          <table:table-cell office:value-type="float" office:value="27690000" calcext:value-type="float">
            <text:p>27690000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6500000000" calcext:value-type="float">
            <text:p>376500000000</text:p>
          </table:table-cell>
        </table:table-row>
        <table:table-row table:style-name="ro1">
          <table:table-cell office:value-type="float" office:value="27990000" calcext:value-type="float">
            <text:p>2799000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0500000000" calcext:value-type="float">
            <text:p>380500000000</text:p>
          </table:table-cell>
        </table:table-row>
        <table:table-row table:style-name="ro1">
          <table:table-cell office:value-type="float" office:value="28290000" calcext:value-type="float">
            <text:p>28290000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84900000000" calcext:value-type="float">
            <text:p>384900000000</text:p>
          </table:table-cell>
        </table:table-row>
        <table:table-row table:style-name="ro1">
          <table:table-cell office:value-type="float" office:value="28590000" calcext:value-type="float">
            <text:p>28590000</text:p>
          </table:table-cell>
          <table:table-cell office:value-type="float" office:value="3881" calcext:value-type="float">
            <text:p>3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89000000000" calcext:value-type="float">
            <text:p>389000000000</text:p>
          </table:table-cell>
        </table:table-row>
        <table:table-row table:style-name="ro1">
          <table:table-cell office:value-type="float" office:value="28890000" calcext:value-type="float">
            <text:p>28890000</text:p>
          </table:table-cell>
          <table:table-cell office:value-type="float" office:value="3925" calcext:value-type="float">
            <text:p>39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3000000000" calcext:value-type="float">
            <text:p>393000000000</text:p>
          </table:table-cell>
        </table:table-row>
        <table:table-row table:style-name="ro1">
          <table:table-cell office:value-type="float" office:value="29190000" calcext:value-type="float">
            <text:p>29190000</text:p>
          </table:table-cell>
          <table:table-cell office:value-type="float" office:value="3966" calcext:value-type="float">
            <text:p>39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7100000000" calcext:value-type="float">
            <text:p>397100000000</text:p>
          </table:table-cell>
        </table:table-row>
        <table:table-row table:style-name="ro1">
          <table:table-cell office:value-type="float" office:value="29490000" calcext:value-type="float">
            <text:p>29490000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1000000000" calcext:value-type="float">
            <text:p>401000000000</text:p>
          </table:table-cell>
        </table:table-row>
        <table:table-row table:style-name="ro1">
          <table:table-cell office:value-type="float" office:value="29790000" calcext:value-type="float">
            <text:p>29790000</text:p>
          </table:table-cell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5300000000" calcext:value-type="float">
            <text:p>405300000000</text:p>
          </table:table-cell>
        </table:table-row>
        <table:table-row table:style-name="ro1">
          <table:table-cell office:value-type="float" office:value="30090000" calcext:value-type="float">
            <text:p>30090000</text:p>
          </table:table-cell>
          <table:table-cell office:value-type="float" office:value="4088" calcext:value-type="float">
            <text:p>4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9500000000" calcext:value-type="float">
            <text:p>409500000000</text:p>
          </table:table-cell>
        </table:table-row>
        <table:table-row table:style-name="ro1">
          <table:table-cell office:value-type="float" office:value="30390000" calcext:value-type="float">
            <text:p>30390000</text:p>
          </table:table-cell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13900000000" calcext:value-type="float">
            <text:p>413900000000</text:p>
          </table:table-cell>
        </table:table-row>
        <table:table-row table:style-name="ro1">
          <table:table-cell office:value-type="float" office:value="30690000" calcext:value-type="float">
            <text:p>30690000</text:p>
          </table:table-cell>
          <table:table-cell office:value-type="float" office:value="4175" calcext:value-type="float">
            <text:p>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18000000000" calcext:value-type="float">
            <text:p>418000000000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4216" calcext:value-type="float">
            <text:p>4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2300000000" calcext:value-type="float">
            <text:p>422300000000</text:p>
          </table:table-cell>
        </table:table-row>
        <table:table-row table:style-name="ro1">
          <table:table-cell office:value-type="float" office:value="31290000" calcext:value-type="float">
            <text:p>31290000</text:p>
          </table:table-cell>
          <table:table-cell office:value-type="float" office:value="4260" calcext:value-type="float">
            <text:p>4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6500000000" calcext:value-type="float">
            <text:p>426500000000</text:p>
          </table:table-cell>
        </table:table-row>
        <table:table-row table:style-name="ro1">
          <table:table-cell office:value-type="float" office:value="31590000" calcext:value-type="float">
            <text:p>3159000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0500000000" calcext:value-type="float">
            <text:p>430500000000</text:p>
          </table:table-cell>
        </table:table-row>
        <table:table-row table:style-name="ro1">
          <table:table-cell office:value-type="float" office:value="31890000" calcext:value-type="float">
            <text:p>31890000</text:p>
          </table:table-cell>
          <table:table-cell office:value-type="float" office:value="4340" calcext:value-type="float">
            <text:p>43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4600000000" calcext:value-type="float">
            <text:p>434600000000</text:p>
          </table:table-cell>
        </table:table-row>
        <table:table-row table:style-name="ro1">
          <table:table-cell office:value-type="float" office:value="32190000" calcext:value-type="float">
            <text:p>32190000</text:p>
          </table:table-cell>
          <table:table-cell office:value-type="float" office:value="4384" calcext:value-type="float">
            <text:p>43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9000000000" calcext:value-type="float">
            <text:p>439000000000</text:p>
          </table:table-cell>
        </table:table-row>
        <table:table-row table:style-name="ro1">
          <table:table-cell office:value-type="float" office:value="32490000" calcext:value-type="float">
            <text:p>32490000</text:p>
          </table:table-cell>
          <table:table-cell office:value-type="float" office:value="4422" calcext:value-type="float">
            <text:p>44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43000000000" calcext:value-type="float">
            <text:p>443000000000</text:p>
          </table:table-cell>
        </table:table-row>
        <table:table-row table:style-name="ro1">
          <table:table-cell office:value-type="float" office:value="32790000" calcext:value-type="float">
            <text:p>32790000</text:p>
          </table:table-cell>
          <table:table-cell office:value-type="float" office:value="4465" calcext:value-type="float">
            <text:p>4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7000000000" calcext:value-type="float">
            <text:p>447000000000</text:p>
          </table:table-cell>
        </table:table-row>
        <table:table-row table:style-name="ro1">
          <table:table-cell office:value-type="float" office:value="33090000" calcext:value-type="float">
            <text:p>33090000</text:p>
          </table:table-cell>
          <table:table-cell office:value-type="float" office:value="4506" calcext:value-type="float">
            <text:p>45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1400000000" calcext:value-type="float">
            <text:p>451400000000</text:p>
          </table:table-cell>
        </table:table-row>
        <table:table-row table:style-name="ro1">
          <table:table-cell office:value-type="float" office:value="33390000" calcext:value-type="float">
            <text:p>33390000</text:p>
          </table:table-cell>
          <table:table-cell office:value-type="float" office:value="4545" calcext:value-type="float">
            <text:p>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5000000000" calcext:value-type="float">
            <text:p>455000000000</text:p>
          </table:table-cell>
        </table:table-row>
        <table:table-row table:style-name="ro1">
          <table:table-cell office:value-type="float" office:value="33690000" calcext:value-type="float">
            <text:p>33690000</text:p>
          </table:table-cell>
          <table:table-cell office:value-type="float" office:value="4585" calcext:value-type="float">
            <text:p>45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9200000000" calcext:value-type="float">
            <text:p>459200000000</text:p>
          </table:table-cell>
        </table:table-row>
        <table:table-row table:style-name="ro1">
          <table:table-cell office:value-type="float" office:value="33990000" calcext:value-type="float">
            <text:p>33990000</text:p>
          </table:table-cell>
          <table:table-cell office:value-type="float" office:value="4622" calcext:value-type="float">
            <text:p>4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3000000000" calcext:value-type="float">
            <text:p>463000000000</text:p>
          </table:table-cell>
        </table:table-row>
        <table:table-row table:style-name="ro1">
          <table:table-cell office:value-type="float" office:value="34290000" calcext:value-type="float">
            <text:p>34290000</text:p>
          </table:table-cell>
          <table:table-cell office:value-type="float" office:value="4663" calcext:value-type="float">
            <text:p>46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67000000000" calcext:value-type="float">
            <text:p>467000000000</text:p>
          </table:table-cell>
        </table:table-row>
        <table:table-row table:style-name="ro1">
          <table:table-cell office:value-type="float" office:value="34590000" calcext:value-type="float">
            <text:p>34590000</text:p>
          </table:table-cell>
          <table:table-cell office:value-type="float" office:value="4703" calcext:value-type="float">
            <text:p>47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71000000000" calcext:value-type="float">
            <text:p>471000000000</text:p>
          </table:table-cell>
        </table:table-row>
        <table:table-row table:style-name="ro1">
          <table:table-cell office:value-type="float" office:value="34890000" calcext:value-type="float">
            <text:p>34890000</text:p>
          </table:table-cell>
          <table:table-cell office:value-type="float" office:value="4743" calcext:value-type="float">
            <text:p>47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75000000000" calcext:value-type="float">
            <text:p>475000000000</text:p>
          </table:table-cell>
        </table:table-row>
        <table:table-row table:style-name="ro1">
          <table:table-cell office:value-type="float" office:value="35190000" calcext:value-type="float">
            <text:p>35190000</text:p>
          </table:table-cell>
          <table:table-cell office:value-type="float" office:value="4781" calcext:value-type="float">
            <text:p>47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79000000000" calcext:value-type="float">
            <text:p>479000000000</text:p>
          </table:table-cell>
        </table:table-row>
        <table:table-row table:style-name="ro1">
          <table:table-cell office:value-type="float" office:value="35490000" calcext:value-type="float">
            <text:p>35490000</text:p>
          </table:table-cell>
          <table:table-cell office:value-type="float" office:value="4827" calcext:value-type="float">
            <text:p>48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3500000000" calcext:value-type="float">
            <text:p>483500000000</text:p>
          </table:table-cell>
        </table:table-row>
        <table:table-row table:style-name="ro1">
          <table:table-cell office:value-type="float" office:value="35790000" calcext:value-type="float">
            <text:p>35790000</text:p>
          </table:table-cell>
          <table:table-cell office:value-type="float" office:value="4865" calcext:value-type="float">
            <text:p>48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7000000000" calcext:value-type="float">
            <text:p>487000000000</text:p>
          </table:table-cell>
        </table:table-row>
        <table:table-row table:style-name="ro1">
          <table:table-cell office:value-type="float" office:value="36090000" calcext:value-type="float">
            <text:p>36090000</text:p>
          </table:table-cell>
          <table:table-cell office:value-type="float" office:value="4905" calcext:value-type="float">
            <text:p>4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91500000000" calcext:value-type="float">
            <text:p>491500000000</text:p>
          </table:table-cell>
        </table:table-row>
        <table:table-row table:style-name="ro1">
          <table:table-cell office:value-type="float" office:value="36390000" calcext:value-type="float">
            <text:p>3639000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5500000000" calcext:value-type="float">
            <text:p>495500000000</text:p>
          </table:table-cell>
        </table:table-row>
        <table:table-row table:style-name="ro1">
          <table:table-cell office:value-type="float" office:value="36690000" calcext:value-type="float">
            <text:p>36690000</text:p>
          </table:table-cell>
          <table:table-cell office:value-type="float" office:value="4988" calcext:value-type="float">
            <text:p>4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99500000000" calcext:value-type="float">
            <text:p>499500000000</text:p>
          </table:table-cell>
        </table:table-row>
        <table:table-row table:style-name="ro1">
          <table:table-cell office:value-type="float" office:value="36990000" calcext:value-type="float">
            <text:p>36990000</text:p>
          </table:table-cell>
          <table:table-cell office:value-type="float" office:value="5028" calcext:value-type="float">
            <text:p>5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3500000000" calcext:value-type="float">
            <text:p>503500000000</text:p>
          </table:table-cell>
        </table:table-row>
        <table:table-row table:style-name="ro1">
          <table:table-cell office:value-type="float" office:value="37290000" calcext:value-type="float">
            <text:p>37290000</text:p>
          </table:table-cell>
          <table:table-cell office:value-type="float" office:value="5067" calcext:value-type="float">
            <text:p>5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7500000000" calcext:value-type="float">
            <text:p>507500000000</text:p>
          </table:table-cell>
        </table:table-row>
        <table:table-row table:style-name="ro1">
          <table:table-cell office:value-type="float" office:value="37590000" calcext:value-type="float">
            <text:p>37590000</text:p>
          </table:table-cell>
          <table:table-cell office:value-type="float" office:value="5110" calcext:value-type="float">
            <text:p>5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11500000000" calcext:value-type="float">
            <text:p>511500000000</text:p>
          </table:table-cell>
        </table:table-row>
        <table:table-row table:style-name="ro1">
          <table:table-cell office:value-type="float" office:value="37890000" calcext:value-type="float">
            <text:p>37890000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15500000000" calcext:value-type="float">
            <text:p>515500000000</text:p>
          </table:table-cell>
        </table:table-row>
        <table:table-row table:style-name="ro1">
          <table:table-cell office:value-type="float" office:value="38190000" calcext:value-type="float">
            <text:p>38190000</text:p>
          </table:table-cell>
          <table:table-cell office:value-type="float" office:value="5193" calcext:value-type="float">
            <text:p>5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0000000000" calcext:value-type="float">
            <text:p>520000000000</text:p>
          </table:table-cell>
        </table:table-row>
        <table:table-row table:style-name="ro1">
          <table:table-cell office:value-type="float" office:value="38490000" calcext:value-type="float">
            <text:p>38490000</text:p>
          </table:table-cell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4000000000" calcext:value-type="float">
            <text:p>524000000000</text:p>
          </table:table-cell>
        </table:table-row>
        <table:table-row table:style-name="ro1">
          <table:table-cell office:value-type="float" office:value="38790000" calcext:value-type="float">
            <text:p>38790000</text:p>
          </table:table-cell>
          <table:table-cell office:value-type="float" office:value="5275" calcext:value-type="float">
            <text:p>5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8300000000" calcext:value-type="float">
            <text:p>528300000000</text:p>
          </table:table-cell>
        </table:table-row>
        <table:table-row table:style-name="ro1">
          <table:table-cell office:value-type="float" office:value="39090000" calcext:value-type="float">
            <text:p>39090000</text:p>
          </table:table-cell>
          <table:table-cell office:value-type="float" office:value="5317" calcext:value-type="float">
            <text:p>5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32400000000" calcext:value-type="float">
            <text:p>532400000000</text:p>
          </table:table-cell>
        </table:table-row>
        <table:table-row table:style-name="ro1">
          <table:table-cell office:value-type="float" office:value="39390000" calcext:value-type="float">
            <text:p>39390000</text:p>
          </table:table-cell>
          <table:table-cell office:value-type="float" office:value="5355" calcext:value-type="float">
            <text:p>53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6000000000" calcext:value-type="float">
            <text:p>536000000000</text:p>
          </table:table-cell>
        </table:table-row>
        <table:table-row table:style-name="ro1">
          <table:table-cell office:value-type="float" office:value="39690000" calcext:value-type="float">
            <text:p>39690000</text:p>
          </table:table-cell>
          <table:table-cell office:value-type="float" office:value="5395" calcext:value-type="float">
            <text:p>53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0000000000" calcext:value-type="float">
            <text:p>540000000000</text:p>
          </table:table-cell>
        </table:table-row>
        <table:table-row table:style-name="ro1">
          <table:table-cell office:value-type="float" office:value="39990000" calcext:value-type="float">
            <text:p>39990000</text:p>
          </table:table-cell>
          <table:table-cell office:value-type="float" office:value="5435" calcext:value-type="float">
            <text:p>5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4000000000" calcext:value-type="float">
            <text:p>544000000000</text:p>
          </table:table-cell>
        </table:table-row>
        <table:table-row table:style-name="ro1">
          <table:table-cell office:value-type="float" office:value="40290000" calcext:value-type="float">
            <text:p>40290000</text:p>
          </table:table-cell>
          <table:table-cell office:value-type="float" office:value="5478" calcext:value-type="float">
            <text:p>5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8500000000" calcext:value-type="float">
            <text:p>548500000000</text:p>
          </table:table-cell>
        </table:table-row>
        <table:table-row table:style-name="ro1">
          <table:table-cell office:value-type="float" office:value="40590000" calcext:value-type="float">
            <text:p>40590000</text:p>
          </table:table-cell>
          <table:table-cell office:value-type="float" office:value="5521" calcext:value-type="float">
            <text:p>55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2600000000" calcext:value-type="float">
            <text:p>552600000000</text:p>
          </table:table-cell>
        </table:table-row>
        <table:table-row table:style-name="ro1">
          <table:table-cell office:value-type="float" office:value="40890000" calcext:value-type="float">
            <text:p>40890000</text:p>
          </table:table-cell>
          <table:table-cell office:value-type="float" office:value="5560" calcext:value-type="float">
            <text:p>5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6600000000" calcext:value-type="float">
            <text:p>556600000000</text:p>
          </table:table-cell>
        </table:table-row>
        <table:table-row table:style-name="ro1">
          <table:table-cell office:value-type="float" office:value="41190000" calcext:value-type="float">
            <text:p>4119000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0500000000" calcext:value-type="float">
            <text:p>560500000000</text:p>
          </table:table-cell>
        </table:table-row>
        <table:table-row table:style-name="ro1">
          <table:table-cell office:value-type="float" office:value="41490000" calcext:value-type="float">
            <text:p>41490000</text:p>
          </table:table-cell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4500000000" calcext:value-type="float">
            <text:p>564500000000</text:p>
          </table:table-cell>
        </table:table-row>
        <table:table-row table:style-name="ro1">
          <table:table-cell office:value-type="float" office:value="41790000" calcext:value-type="float">
            <text:p>41790000</text:p>
          </table:table-cell>
          <table:table-cell office:value-type="float" office:value="5680" calcext:value-type="float">
            <text:p>56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8500000000" calcext:value-type="float">
            <text:p>568500000000</text:p>
          </table:table-cell>
        </table:table-row>
        <table:table-row table:style-name="ro1">
          <table:table-cell office:value-type="float" office:value="42090000" calcext:value-type="float">
            <text:p>42090000</text:p>
          </table:table-cell>
          <table:table-cell office:value-type="float" office:value="5719" calcext:value-type="float">
            <text:p>57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72500000000" calcext:value-type="float">
            <text:p>572500000000</text:p>
          </table:table-cell>
        </table:table-row>
        <table:table-row table:style-name="ro1">
          <table:table-cell office:value-type="float" office:value="42390000" calcext:value-type="float">
            <text:p>42390000</text:p>
          </table:table-cell>
          <table:table-cell office:value-type="float" office:value="5758" calcext:value-type="float">
            <text:p>57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6500000000" calcext:value-type="float">
            <text:p>576500000000</text:p>
          </table:table-cell>
        </table:table-row>
        <table:table-row table:style-name="ro1">
          <table:table-cell office:value-type="float" office:value="42690000" calcext:value-type="float">
            <text:p>42690000</text:p>
          </table:table-cell>
          <table:table-cell office:value-type="float" office:value="5801" calcext:value-type="float">
            <text:p>5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0500000000" calcext:value-type="float">
            <text:p>580500000000</text:p>
          </table:table-cell>
        </table:table-row>
        <table:table-row table:style-name="ro1">
          <table:table-cell office:value-type="float" office:value="42990000" calcext:value-type="float">
            <text:p>42990000</text:p>
          </table:table-cell>
          <table:table-cell office:value-type="float" office:value="5843" calcext:value-type="float">
            <text:p>58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85000000000" calcext:value-type="float">
            <text:p>585000000000</text:p>
          </table:table-cell>
        </table:table-row>
        <table:table-row table:style-name="ro1">
          <table:table-cell office:value-type="float" office:value="43290000" calcext:value-type="float">
            <text:p>43290000</text:p>
          </table:table-cell>
          <table:table-cell office:value-type="float" office:value="5882" calcext:value-type="float">
            <text:p>5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88900000000" calcext:value-type="float">
            <text:p>588900000000</text:p>
          </table:table-cell>
        </table:table-row>
        <table:table-row table:style-name="ro1">
          <table:table-cell office:value-type="float" office:value="43590000" calcext:value-type="float">
            <text:p>43590000</text:p>
          </table:table-cell>
          <table:table-cell office:value-type="float" office:value="5923" calcext:value-type="float">
            <text:p>5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3000000000" calcext:value-type="float">
            <text:p>593000000000</text:p>
          </table:table-cell>
        </table:table-row>
        <table:table-row table:style-name="ro1">
          <table:table-cell office:value-type="float" office:value="43890000" calcext:value-type="float">
            <text:p>43890000</text:p>
          </table:table-cell>
          <table:table-cell office:value-type="float" office:value="5965" calcext:value-type="float">
            <text:p>59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7000000000" calcext:value-type="float">
            <text:p>597000000000</text:p>
          </table:table-cell>
        </table:table-row>
        <table:table-row table:style-name="ro1">
          <table:table-cell office:value-type="float" office:value="44190000" calcext:value-type="float">
            <text:p>44190000</text:p>
          </table:table-cell>
          <table:table-cell office:value-type="float" office:value="6007" calcext:value-type="float">
            <text:p>6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1100000000" calcext:value-type="float">
            <text:p>601100000000</text:p>
          </table:table-cell>
        </table:table-row>
        <table:table-row table:style-name="ro1">
          <table:table-cell office:value-type="float" office:value="44490000" calcext:value-type="float">
            <text:p>44490000</text:p>
          </table:table-cell>
          <table:table-cell office:value-type="float" office:value="6044" calcext:value-type="float">
            <text:p>6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5000000000" calcext:value-type="float">
            <text:p>605000000000</text:p>
          </table:table-cell>
        </table:table-row>
        <table:table-row table:style-name="ro1">
          <table:table-cell office:value-type="float" office:value="44790000" calcext:value-type="float">
            <text:p>44790000</text:p>
          </table:table-cell>
          <table:table-cell office:value-type="float" office:value="6085" calcext:value-type="float">
            <text:p>60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9000000000" calcext:value-type="float">
            <text:p>609000000000</text:p>
          </table:table-cell>
        </table:table-row>
        <table:table-row table:style-name="ro1">
          <table:table-cell office:value-type="float" office:value="45090000" calcext:value-type="float">
            <text:p>45090000</text:p>
          </table:table-cell>
          <table:table-cell office:value-type="float" office:value="6126" calcext:value-type="float">
            <text:p>6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13500000000" calcext:value-type="float">
            <text:p>613500000000</text:p>
          </table:table-cell>
        </table:table-row>
        <table:table-row table:style-name="ro1">
          <table:table-cell office:value-type="float" office:value="45390000" calcext:value-type="float">
            <text:p>45390000</text:p>
          </table:table-cell>
          <table:table-cell office:value-type="float" office:value="6167" calcext:value-type="float">
            <text:p>6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17500000000" calcext:value-type="float">
            <text:p>617500000000</text:p>
          </table:table-cell>
        </table:table-row>
        <table:table-row table:style-name="ro1">
          <table:table-cell office:value-type="float" office:value="45690000" calcext:value-type="float">
            <text:p>45690000</text:p>
          </table:table-cell>
          <table:table-cell office:value-type="float" office:value="6206" calcext:value-type="float">
            <text:p>62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21000000000" calcext:value-type="float">
            <text:p>621000000000</text:p>
          </table:table-cell>
        </table:table-row>
        <table:table-row table:style-name="ro1">
          <table:table-cell office:value-type="float" office:value="45990000" calcext:value-type="float">
            <text:p>45990000</text:p>
          </table:table-cell>
          <table:table-cell office:value-type="float" office:value="6244" calcext:value-type="float">
            <text:p>6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5000000000" calcext:value-type="float">
            <text:p>625000000000</text:p>
          </table:table-cell>
        </table:table-row>
        <table:table-row table:style-name="ro1">
          <table:table-cell office:value-type="float" office:value="46290000" calcext:value-type="float">
            <text:p>46290000</text:p>
          </table:table-cell>
          <table:table-cell office:value-type="float" office:value="6285" calcext:value-type="float">
            <text:p>6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29300000000" calcext:value-type="float">
            <text:p>629300000000</text:p>
          </table:table-cell>
        </table:table-row>
        <table:table-row table:style-name="ro1">
          <table:table-cell office:value-type="float" office:value="46590000" calcext:value-type="float">
            <text:p>46590000</text:p>
          </table:table-cell>
          <table:table-cell office:value-type="float" office:value="6326" calcext:value-type="float">
            <text:p>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33400000000" calcext:value-type="float">
            <text:p>633400000000</text:p>
          </table:table-cell>
        </table:table-row>
        <table:table-row table:style-name="ro1">
          <table:table-cell office:value-type="float" office:value="46890000" calcext:value-type="float">
            <text:p>46890000</text:p>
          </table:table-cell>
          <table:table-cell office:value-type="float" office:value="6365" calcext:value-type="float">
            <text:p>6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37000000000" calcext:value-type="float">
            <text:p>637000000000</text:p>
          </table:table-cell>
        </table:table-row>
        <table:table-row table:style-name="ro1">
          <table:table-cell office:value-type="float" office:value="47190000" calcext:value-type="float">
            <text:p>47190000</text:p>
          </table:table-cell>
          <table:table-cell office:value-type="float" office:value="6409" calcext:value-type="float">
            <text:p>64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1500000000" calcext:value-type="float">
            <text:p>641500000000</text:p>
          </table:table-cell>
        </table:table-row>
        <table:table-row table:style-name="ro1">
          <table:table-cell office:value-type="float" office:value="47490000" calcext:value-type="float">
            <text:p>47490000</text:p>
          </table:table-cell>
          <table:table-cell office:value-type="float" office:value="6447" calcext:value-type="float">
            <text:p>6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5200000000" calcext:value-type="float">
            <text:p>645200000000</text:p>
          </table:table-cell>
        </table:table-row>
        <table:table-row table:style-name="ro1">
          <table:table-cell office:value-type="float" office:value="47790000" calcext:value-type="float">
            <text:p>47790000</text:p>
          </table:table-cell>
          <table:table-cell office:value-type="float" office:value="6490" calcext:value-type="float">
            <text:p>64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9500000000" calcext:value-type="float">
            <text:p>649500000000</text:p>
          </table:table-cell>
        </table:table-row>
        <table:table-row table:style-name="ro1">
          <table:table-cell office:value-type="float" office:value="48090000" calcext:value-type="float">
            <text:p>48090000</text:p>
          </table:table-cell>
          <table:table-cell office:value-type="float" office:value="6531" calcext:value-type="float">
            <text:p>65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53500000000" calcext:value-type="float">
            <text:p>653500000000</text:p>
          </table:table-cell>
        </table:table-row>
        <table:table-row table:style-name="ro1">
          <table:table-cell office:value-type="float" office:value="48390000" calcext:value-type="float">
            <text:p>48390000</text:p>
          </table:table-cell>
          <table:table-cell office:value-type="float" office:value="6575" calcext:value-type="float">
            <text:p>65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8000000000" calcext:value-type="float">
            <text:p>658000000000</text:p>
          </table:table-cell>
        </table:table-row>
        <table:table-row table:style-name="ro1">
          <table:table-cell office:value-type="float" office:value="48690000" calcext:value-type="float">
            <text:p>48690000</text:p>
          </table:table-cell>
          <table:table-cell office:value-type="float" office:value="6619" calcext:value-type="float">
            <text:p>66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2500000000" calcext:value-type="float">
            <text:p>662500000000</text:p>
          </table:table-cell>
        </table:table-row>
        <table:table-row table:style-name="ro1">
          <table:table-cell office:value-type="float" office:value="48990000" calcext:value-type="float">
            <text:p>48990000</text:p>
          </table:table-cell>
          <table:table-cell office:value-type="float" office:value="6657" calcext:value-type="float">
            <text:p>66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6500000000" calcext:value-type="float">
            <text:p>666500000000</text:p>
          </table:table-cell>
        </table:table-row>
        <table:table-row table:style-name="ro1">
          <table:table-cell office:value-type="float" office:value="49290000" calcext:value-type="float">
            <text:p>49290000</text:p>
          </table:table-cell>
          <table:table-cell office:value-type="float" office:value="6698" calcext:value-type="float">
            <text:p>6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70500000000" calcext:value-type="float">
            <text:p>670500000000</text:p>
          </table:table-cell>
        </table:table-row>
        <table:table-row table:style-name="ro1">
          <table:table-cell office:value-type="float" office:value="49590000" calcext:value-type="float">
            <text:p>49590000</text:p>
          </table:table-cell>
          <table:table-cell office:value-type="float" office:value="6739" calcext:value-type="float">
            <text:p>67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74500000000" calcext:value-type="float">
            <text:p>674500000000</text:p>
          </table:table-cell>
        </table:table-row>
        <table:table-row table:style-name="ro1">
          <table:table-cell office:value-type="float" office:value="49890000" calcext:value-type="float">
            <text:p>49890000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79000000000" calcext:value-type="float">
            <text:p>679000000000</text:p>
          </table:table-cell>
        </table:table-row>
        <table:table-row table:style-name="ro1">
          <table:table-cell office:value-type="float" office:value="50190000" calcext:value-type="float">
            <text:p>50190000</text:p>
          </table:table-cell>
          <table:table-cell office:value-type="float" office:value="6822" calcext:value-type="float">
            <text:p>68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3000000000" calcext:value-type="float">
            <text:p>683000000000</text:p>
          </table:table-cell>
        </table:table-row>
        <table:table-row table:style-name="ro1">
          <table:table-cell office:value-type="float" office:value="50490000" calcext:value-type="float">
            <text:p>50490000</text:p>
          </table:table-cell>
          <table:table-cell office:value-type="float" office:value="6861" calcext:value-type="float">
            <text:p>68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87000000000" calcext:value-type="float">
            <text:p>687000000000</text:p>
          </table:table-cell>
        </table:table-row>
        <table:table-row table:style-name="ro1">
          <table:table-cell office:value-type="float" office:value="50790000" calcext:value-type="float">
            <text:p>50790000</text:p>
          </table:table-cell>
          <table:table-cell office:value-type="float" office:value="6901" calcext:value-type="float">
            <text:p>6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0800000000" calcext:value-type="float">
            <text:p>690800000000</text:p>
          </table:table-cell>
        </table:table-row>
        <table:table-row table:style-name="ro1">
          <table:table-cell office:value-type="float" office:value="51090000" calcext:value-type="float">
            <text:p>51090000</text:p>
          </table:table-cell>
          <table:table-cell office:value-type="float" office:value="6940" calcext:value-type="float">
            <text:p>69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4800000000" calcext:value-type="float">
            <text:p>694800000000</text:p>
          </table:table-cell>
        </table:table-row>
        <table:table-row table:style-name="ro1">
          <table:table-cell office:value-type="float" office:value="51390000" calcext:value-type="float">
            <text:p>51390000</text:p>
          </table:table-cell>
          <table:table-cell office:value-type="float" office:value="6980" calcext:value-type="float">
            <text:p>69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98500000000" calcext:value-type="float">
            <text:p>698500000000</text:p>
          </table:table-cell>
        </table:table-row>
        <table:table-row table:style-name="ro1">
          <table:table-cell office:value-type="float" office:value="51690000" calcext:value-type="float">
            <text:p>51690000</text:p>
          </table:table-cell>
          <table:table-cell office:value-type="float" office:value="7019" calcext:value-type="float">
            <text:p>7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2500000000" calcext:value-type="float">
            <text:p>702500000000</text:p>
          </table:table-cell>
        </table:table-row>
        <table:table-row table:style-name="ro1">
          <table:table-cell office:value-type="float" office:value="51990000" calcext:value-type="float">
            <text:p>51990000</text:p>
          </table:table-cell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6500000000" calcext:value-type="float">
            <text:p>706500000000</text:p>
          </table:table-cell>
        </table:table-row>
        <table:table-row table:style-name="ro1">
          <table:table-cell office:value-type="float" office:value="52290000" calcext:value-type="float">
            <text:p>52290000</text:p>
          </table:table-cell>
          <table:table-cell office:value-type="float" office:value="7099" calcext:value-type="float">
            <text:p>7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10500000000" calcext:value-type="float">
            <text:p>710500000000</text:p>
          </table:table-cell>
        </table:table-row>
        <table:table-row table:style-name="ro1">
          <table:table-cell office:value-type="float" office:value="52590000" calcext:value-type="float">
            <text:p>52590000</text:p>
          </table:table-cell>
          <table:table-cell office:value-type="float" office:value="7140" calcext:value-type="float">
            <text:p>7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14500000000" calcext:value-type="float">
            <text:p>714500000000</text:p>
          </table:table-cell>
        </table:table-row>
        <table:table-row table:style-name="ro1">
          <table:table-cell office:value-type="float" office:value="52890000" calcext:value-type="float">
            <text:p>52890000</text:p>
          </table:table-cell>
          <table:table-cell office:value-type="float" office:value="7182" calcext:value-type="float">
            <text:p>71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18500000000" calcext:value-type="float">
            <text:p>718500000000</text:p>
          </table:table-cell>
        </table:table-row>
        <table:table-row table:style-name="ro1">
          <table:table-cell office:value-type="float" office:value="53190000" calcext:value-type="float">
            <text:p>53190000</text:p>
          </table:table-cell>
          <table:table-cell office:value-type="float" office:value="7221" calcext:value-type="float">
            <text:p>7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23000000000" calcext:value-type="float">
            <text:p>723000000000</text:p>
          </table:table-cell>
        </table:table-row>
        <table:table-row table:style-name="ro1">
          <table:table-cell office:value-type="float" office:value="53490000" calcext:value-type="float">
            <text:p>53490000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27000000000" calcext:value-type="float">
            <text:p>727000000000</text:p>
          </table:table-cell>
        </table:table-row>
        <table:table-row table:style-name="ro1">
          <table:table-cell office:value-type="float" office:value="53790000" calcext:value-type="float">
            <text:p>53790000</text:p>
          </table:table-cell>
          <table:table-cell office:value-type="float" office:value="7305" calcext:value-type="float">
            <text:p>7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1000000000" calcext:value-type="float">
            <text:p>731000000000</text:p>
          </table:table-cell>
        </table:table-row>
        <table:table-row table:style-name="ro1">
          <table:table-cell office:value-type="float" office:value="54090000" calcext:value-type="float">
            <text:p>54090000</text:p>
          </table:table-cell>
          <table:table-cell office:value-type="float" office:value="7349" calcext:value-type="float">
            <text:p>73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5500000000" calcext:value-type="float">
            <text:p>735500000000</text:p>
          </table:table-cell>
        </table:table-row>
        <table:table-row table:style-name="ro1">
          <table:table-cell office:value-type="float" office:value="54390000" calcext:value-type="float">
            <text:p>54390000</text:p>
          </table:table-cell>
          <table:table-cell office:value-type="float" office:value="7388" calcext:value-type="float">
            <text:p>7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9500000000" calcext:value-type="float">
            <text:p>739500000000</text:p>
          </table:table-cell>
        </table:table-row>
        <table:table-row table:style-name="ro1">
          <table:table-cell office:value-type="float" office:value="54690000" calcext:value-type="float">
            <text:p>54690000</text:p>
          </table:table-cell>
          <table:table-cell office:value-type="float" office:value="7426" calcext:value-type="float">
            <text:p>7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3200000000" calcext:value-type="float">
            <text:p>743200000000</text:p>
          </table:table-cell>
        </table:table-row>
        <table:table-row table:style-name="ro1">
          <table:table-cell office:value-type="float" office:value="54990000" calcext:value-type="float">
            <text:p>54990000</text:p>
          </table:table-cell>
          <table:table-cell office:value-type="float" office:value="7466" calcext:value-type="float">
            <text:p>7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7200000000" calcext:value-type="float">
            <text:p>747200000000</text:p>
          </table:table-cell>
        </table:table-row>
        <table:table-row table:style-name="ro1">
          <table:table-cell office:value-type="float" office:value="55290000" calcext:value-type="float">
            <text:p>55290000</text:p>
          </table:table-cell>
          <table:table-cell office:value-type="float" office:value="7504" calcext:value-type="float">
            <text:p>7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1000000000" calcext:value-type="float">
            <text:p>751000000000</text:p>
          </table:table-cell>
        </table:table-row>
        <table:table-row table:style-name="ro1">
          <table:table-cell office:value-type="float" office:value="55590000" calcext:value-type="float">
            <text:p>55590000</text:p>
          </table:table-cell>
          <table:table-cell office:value-type="float" office:value="7541" calcext:value-type="float">
            <text:p>75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55000000000" calcext:value-type="float">
            <text:p>755000000000</text:p>
          </table:table-cell>
        </table:table-row>
        <table:table-row table:style-name="ro1">
          <table:table-cell office:value-type="float" office:value="55890000" calcext:value-type="float">
            <text:p>55890000</text:p>
          </table:table-cell>
          <table:table-cell office:value-type="float" office:value="7585" calcext:value-type="float">
            <text:p>75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9000000000" calcext:value-type="float">
            <text:p>759000000000</text:p>
          </table:table-cell>
        </table:table-row>
        <table:table-row table:style-name="ro1">
          <table:table-cell office:value-type="float" office:value="56190000" calcext:value-type="float">
            <text:p>56190000</text:p>
          </table:table-cell>
          <table:table-cell office:value-type="float" office:value="7627" calcext:value-type="float">
            <text:p>76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63000000000" calcext:value-type="float">
            <text:p>763000000000</text:p>
          </table:table-cell>
        </table:table-row>
        <table:table-row table:style-name="ro1">
          <table:table-cell office:value-type="float" office:value="56490000" calcext:value-type="float">
            <text:p>56490000</text:p>
          </table:table-cell>
          <table:table-cell office:value-type="float" office:value="7670" calcext:value-type="float">
            <text:p>76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7500000000" calcext:value-type="float">
            <text:p>767500000000</text:p>
          </table:table-cell>
        </table:table-row>
        <table:table-row table:style-name="ro1">
          <table:table-cell office:value-type="float" office:value="56790000" calcext:value-type="float">
            <text:p>56790000</text:p>
          </table:table-cell>
          <table:table-cell office:value-type="float" office:value="7709" calcext:value-type="float">
            <text:p>77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1500000000" calcext:value-type="float">
            <text:p>771500000000</text:p>
          </table:table-cell>
        </table:table-row>
        <table:table-row table:style-name="ro1">
          <table:table-cell office:value-type="float" office:value="57090000" calcext:value-type="float">
            <text:p>57090000</text:p>
          </table:table-cell>
          <table:table-cell office:value-type="float" office:value="7746" calcext:value-type="float">
            <text:p>77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75500000000" calcext:value-type="float">
            <text:p>775500000000</text:p>
          </table:table-cell>
        </table:table-row>
        <table:table-row table:style-name="ro1">
          <table:table-cell office:value-type="float" office:value="57390000" calcext:value-type="float">
            <text:p>57390000</text:p>
          </table:table-cell>
          <table:table-cell office:value-type="float" office:value="7789" calcext:value-type="float">
            <text:p>77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9500000000" calcext:value-type="float">
            <text:p>779500000000</text:p>
          </table:table-cell>
        </table:table-row>
        <table:table-row table:style-name="ro1">
          <table:table-cell office:value-type="float" office:value="57690000" calcext:value-type="float">
            <text:p>57690000</text:p>
          </table:table-cell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3500000000" calcext:value-type="float">
            <text:p>783500000000</text:p>
          </table:table-cell>
        </table:table-row>
        <table:table-row table:style-name="ro1">
          <table:table-cell office:value-type="float" office:value="57990000" calcext:value-type="float">
            <text:p>57990000</text:p>
          </table:table-cell>
          <table:table-cell office:value-type="float" office:value="7875" calcext:value-type="float">
            <text:p>7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88000000000" calcext:value-type="float">
            <text:p>788000000000</text:p>
          </table:table-cell>
        </table:table-row>
        <table:table-row table:style-name="ro1">
          <table:table-cell office:value-type="float" office:value="58290000" calcext:value-type="float">
            <text:p>58290000</text:p>
          </table:table-cell>
          <table:table-cell office:value-type="float" office:value="7913" calcext:value-type="float">
            <text:p>7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92000000000" calcext:value-type="float">
            <text:p>792000000000</text:p>
          </table:table-cell>
        </table:table-row>
        <table:table-row table:style-name="ro1">
          <table:table-cell office:value-type="float" office:value="58590000" calcext:value-type="float">
            <text:p>58590000</text:p>
          </table:table-cell>
          <table:table-cell office:value-type="float" office:value="7955" calcext:value-type="float">
            <text:p>7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96000000000" calcext:value-type="float">
            <text:p>796000000000</text:p>
          </table:table-cell>
        </table:table-row>
        <table:table-row table:style-name="ro1">
          <table:table-cell office:value-type="float" office:value="58890000" calcext:value-type="float">
            <text:p>58890000</text:p>
          </table:table-cell>
          <table:table-cell office:value-type="float" office:value="7998" calcext:value-type="float">
            <text:p>7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0500000000" calcext:value-type="float">
            <text:p>800500000000</text:p>
          </table:table-cell>
        </table:table-row>
        <table:table-row table:style-name="ro1">
          <table:table-cell office:value-type="float" office:value="59190000" calcext:value-type="float">
            <text:p>59190000</text:p>
          </table:table-cell>
          <table:table-cell office:value-type="float" office:value="8035" calcext:value-type="float">
            <text:p>8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4100000000" calcext:value-type="float">
            <text:p>804100000000</text:p>
          </table:table-cell>
        </table:table-row>
        <table:table-row table:style-name="ro1">
          <table:table-cell office:value-type="float" office:value="59490000" calcext:value-type="float">
            <text:p>59490000</text:p>
          </table:table-cell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8000000000" calcext:value-type="float">
            <text:p>808000000000</text:p>
          </table:table-cell>
        </table:table-row>
        <table:table-row table:style-name="ro1">
          <table:table-cell office:value-type="float" office:value="59790000" calcext:value-type="float">
            <text:p>59790000</text:p>
          </table:table-cell>
          <table:table-cell office:value-type="float" office:value="8112" calcext:value-type="float">
            <text:p>8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12000000000" calcext:value-type="float">
            <text:p>812000000000</text:p>
          </table:table-cell>
        </table:table-row>
        <table:table-row table:style-name="ro1">
          <table:table-cell office:value-type="float" office:value="60090000" calcext:value-type="float">
            <text:p>60090000</text:p>
          </table:table-cell>
          <table:table-cell office:value-type="float" office:value="8152" calcext:value-type="float">
            <text:p>8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16000000000" calcext:value-type="float">
            <text:p>816000000000</text:p>
          </table:table-cell>
        </table:table-row>
        <table:table-row table:style-name="ro1">
          <table:table-cell office:value-type="float" office:value="60390000" calcext:value-type="float">
            <text:p>60390000</text:p>
          </table:table-cell>
          <table:table-cell office:value-type="float" office:value="8193" calcext:value-type="float">
            <text:p>8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20000000000" calcext:value-type="float">
            <text:p>820000000000</text:p>
          </table:table-cell>
        </table:table-row>
        <table:table-row table:style-name="ro1">
          <table:table-cell office:value-type="float" office:value="60690000" calcext:value-type="float">
            <text:p>60690000</text:p>
          </table:table-cell>
          <table:table-cell office:value-type="float" office:value="8233" calcext:value-type="float">
            <text:p>8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24000000000" calcext:value-type="float">
            <text:p>824000000000</text:p>
          </table:table-cell>
        </table:table-row>
        <table:table-row table:style-name="ro1">
          <table:table-cell office:value-type="float" office:value="60990000" calcext:value-type="float">
            <text:p>60990000</text:p>
          </table:table-cell>
          <table:table-cell office:value-type="float" office:value="8275" calcext:value-type="float">
            <text:p>8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28000000000" calcext:value-type="float">
            <text:p>828000000000</text:p>
          </table:table-cell>
        </table:table-row>
        <table:table-row table:style-name="ro1">
          <table:table-cell office:value-type="float" office:value="61290000" calcext:value-type="float">
            <text:p>61290000</text:p>
          </table:table-cell>
          <table:table-cell office:value-type="float" office:value="8310" calcext:value-type="float">
            <text:p>8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1800000000" calcext:value-type="float">
            <text:p>831800000000</text:p>
          </table:table-cell>
        </table:table-row>
        <table:table-row table:style-name="ro1">
          <table:table-cell office:value-type="float" office:value="61590000" calcext:value-type="float">
            <text:p>61590000</text:p>
          </table:table-cell>
          <table:table-cell office:value-type="float" office:value="8350" calcext:value-type="float">
            <text:p>83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35500000000" calcext:value-type="float">
            <text:p>835500000000</text:p>
          </table:table-cell>
        </table:table-row>
        <table:table-row table:style-name="ro1">
          <table:table-cell office:value-type="float" office:value="61890000" calcext:value-type="float">
            <text:p>61890000</text:p>
          </table:table-cell>
          <table:table-cell office:value-type="float" office:value="8391" calcext:value-type="float">
            <text:p>83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40000000000" calcext:value-type="float">
            <text:p>840000000000</text:p>
          </table:table-cell>
        </table:table-row>
        <table:table-row table:style-name="ro1">
          <table:table-cell office:value-type="float" office:value="62190000" calcext:value-type="float">
            <text:p>62190000</text:p>
          </table:table-cell>
          <table:table-cell office:value-type="float" office:value="8430" calcext:value-type="float">
            <text:p>84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43500000000" calcext:value-type="float">
            <text:p>843500000000</text:p>
          </table:table-cell>
        </table:table-row>
        <table:table-row table:style-name="ro1">
          <table:table-cell office:value-type="float" office:value="62490000" calcext:value-type="float">
            <text:p>62490000</text:p>
          </table:table-cell>
          <table:table-cell office:value-type="float" office:value="8474" calcext:value-type="float">
            <text:p>84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47900000000" calcext:value-type="float">
            <text:p>847900000000</text:p>
          </table:table-cell>
        </table:table-row>
        <table:table-row table:style-name="ro1">
          <table:table-cell office:value-type="float" office:value="62790000" calcext:value-type="float">
            <text:p>62790000</text:p>
          </table:table-cell>
          <table:table-cell office:value-type="float" office:value="8511" calcext:value-type="float">
            <text:p>8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52000000000" calcext:value-type="float">
            <text:p>852000000000</text:p>
          </table:table-cell>
        </table:table-row>
        <table:table-row table:style-name="ro1">
          <table:table-cell office:value-type="float" office:value="63090000" calcext:value-type="float">
            <text:p>63090000</text:p>
          </table:table-cell>
          <table:table-cell office:value-type="float" office:value="8552" calcext:value-type="float">
            <text:p>85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55900000000" calcext:value-type="float">
            <text:p>855900000000</text:p>
          </table:table-cell>
        </table:table-row>
        <table:table-row table:style-name="ro1">
          <table:table-cell office:value-type="float" office:value="63390000" calcext:value-type="float">
            <text:p>63390000</text:p>
          </table:table-cell>
          <table:table-cell office:value-type="float" office:value="8594" calcext:value-type="float">
            <text:p>8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60000000000" calcext:value-type="float">
            <text:p>860000000000</text:p>
          </table:table-cell>
        </table:table-row>
        <table:table-row table:style-name="ro1">
          <table:table-cell office:value-type="float" office:value="63690000" calcext:value-type="float">
            <text:p>63690000</text:p>
          </table:table-cell>
          <table:table-cell office:value-type="float" office:value="8634" calcext:value-type="float">
            <text:p>86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64000000000" calcext:value-type="float">
            <text:p>864000000000</text:p>
          </table:table-cell>
        </table:table-row>
        <table:table-row table:style-name="ro1">
          <table:table-cell office:value-type="float" office:value="63990000" calcext:value-type="float">
            <text:p>63990000</text:p>
          </table:table-cell>
          <table:table-cell office:value-type="float" office:value="8671" calcext:value-type="float">
            <text:p>86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68000000000" calcext:value-type="float">
            <text:p>868000000000</text:p>
          </table:table-cell>
        </table:table-row>
        <table:table-row table:style-name="ro1">
          <table:table-cell office:value-type="float" office:value="64290000" calcext:value-type="float">
            <text:p>64290000</text:p>
          </table:table-cell>
          <table:table-cell office:value-type="float" office:value="8715" calcext:value-type="float">
            <text:p>87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72000000000" calcext:value-type="float">
            <text:p>872000000000</text:p>
          </table:table-cell>
        </table:table-row>
        <table:table-row table:style-name="ro1">
          <table:table-cell office:value-type="float" office:value="64590000" calcext:value-type="float">
            <text:p>64590000</text:p>
          </table:table-cell>
          <table:table-cell office:value-type="float" office:value="8753" calcext:value-type="float">
            <text:p>87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6000000000" calcext:value-type="float">
            <text:p>876000000000</text:p>
          </table:table-cell>
        </table:table-row>
        <table:table-row table:style-name="ro1">
          <table:table-cell office:value-type="float" office:value="64890000" calcext:value-type="float">
            <text:p>64890000</text:p>
          </table:table-cell>
          <table:table-cell office:value-type="float" office:value="8795" calcext:value-type="float">
            <text:p>87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0000000000" calcext:value-type="float">
            <text:p>880000000000</text:p>
          </table:table-cell>
        </table:table-row>
        <table:table-row table:style-name="ro1">
          <table:table-cell office:value-type="float" office:value="65190000" calcext:value-type="float">
            <text:p>65190000</text:p>
          </table:table-cell>
          <table:table-cell office:value-type="float" office:value="8835" calcext:value-type="float">
            <text:p>8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4000000000" calcext:value-type="float">
            <text:p>884000000000</text:p>
          </table:table-cell>
        </table:table-row>
        <table:table-row table:style-name="ro1">
          <table:table-cell office:value-type="float" office:value="65490000" calcext:value-type="float">
            <text:p>65490000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88200000000" calcext:value-type="float">
            <text:p>888200000000</text:p>
          </table:table-cell>
        </table:table-row>
        <table:table-row table:style-name="ro1">
          <table:table-cell office:value-type="float" office:value="65790000" calcext:value-type="float">
            <text:p>65790000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92000000000" calcext:value-type="float">
            <text:p>892000000000</text:p>
          </table:table-cell>
        </table:table-row>
        <table:table-row table:style-name="ro1">
          <table:table-cell office:value-type="float" office:value="66090000" calcext:value-type="float">
            <text:p>66090000</text:p>
          </table:table-cell>
          <table:table-cell office:value-type="float" office:value="8958" calcext:value-type="float">
            <text:p>89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96500000000" calcext:value-type="float">
            <text:p>896500000000</text:p>
          </table:table-cell>
        </table:table-row>
        <table:table-row table:style-name="ro1">
          <table:table-cell office:value-type="float" office:value="66390000" calcext:value-type="float">
            <text:p>6639000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00600000000" calcext:value-type="float">
            <text:p>900600000000</text:p>
          </table:table-cell>
        </table:table-row>
        <table:table-row table:style-name="ro1">
          <table:table-cell office:value-type="float" office:value="66690000" calcext:value-type="float">
            <text:p>66690000</text:p>
          </table:table-cell>
          <table:table-cell office:value-type="float" office:value="9043" calcext:value-type="float">
            <text:p>9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05000000000" calcext:value-type="float">
            <text:p>905000000000</text:p>
          </table:table-cell>
        </table:table-row>
        <table:table-row table:style-name="ro1">
          <table:table-cell office:value-type="float" office:value="66990000" calcext:value-type="float">
            <text:p>66990000</text:p>
          </table:table-cell>
          <table:table-cell office:value-type="float" office:value="9084" calcext:value-type="float">
            <text:p>9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9000000000" calcext:value-type="float">
            <text:p>909000000000</text:p>
          </table:table-cell>
        </table:table-row>
        <table:table-row table:style-name="ro1">
          <table:table-cell office:value-type="float" office:value="67290000" calcext:value-type="float">
            <text:p>67290000</text:p>
          </table:table-cell>
          <table:table-cell office:value-type="float" office:value="9126" calcext:value-type="float">
            <text:p>9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13100000000" calcext:value-type="float">
            <text:p>913100000000</text:p>
          </table:table-cell>
        </table:table-row>
        <table:table-row table:style-name="ro1">
          <table:table-cell office:value-type="float" office:value="67590000" calcext:value-type="float">
            <text:p>67590000</text:p>
          </table:table-cell>
          <table:table-cell office:value-type="float" office:value="9165" calcext:value-type="float">
            <text:p>91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17200000000" calcext:value-type="float">
            <text:p>917200000000</text:p>
          </table:table-cell>
        </table:table-row>
        <table:table-row table:style-name="ro1">
          <table:table-cell office:value-type="float" office:value="67890000" calcext:value-type="float">
            <text:p>6789000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21000000000" calcext:value-type="float">
            <text:p>921000000000</text:p>
          </table:table-cell>
        </table:table-row>
        <table:table-row table:style-name="ro1">
          <table:table-cell office:value-type="float" office:value="68190000" calcext:value-type="float">
            <text:p>68190000</text:p>
          </table:table-cell>
          <table:table-cell office:value-type="float" office:value="9245" calcext:value-type="float">
            <text:p>9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5000000000" calcext:value-type="float">
            <text:p>925000000000</text:p>
          </table:table-cell>
        </table:table-row>
        <table:table-row table:style-name="ro1">
          <table:table-cell office:value-type="float" office:value="68490000" calcext:value-type="float">
            <text:p>68490000</text:p>
          </table:table-cell>
          <table:table-cell office:value-type="float" office:value="9282" calcext:value-type="float">
            <text:p>9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29000000000" calcext:value-type="float">
            <text:p>929000000000</text:p>
          </table:table-cell>
        </table:table-row>
        <table:table-row table:style-name="ro1">
          <table:table-cell office:value-type="float" office:value="68790000" calcext:value-type="float">
            <text:p>68790000</text:p>
          </table:table-cell>
          <table:table-cell office:value-type="float" office:value="9330" calcext:value-type="float">
            <text:p>93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33500000000" calcext:value-type="float">
            <text:p>933500000000</text:p>
          </table:table-cell>
        </table:table-row>
        <table:table-row table:style-name="ro1">
          <table:table-cell office:value-type="float" office:value="69090000" calcext:value-type="float">
            <text:p>69090000</text:p>
          </table:table-cell>
          <table:table-cell office:value-type="float" office:value="9370" calcext:value-type="float">
            <text:p>93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37500000000" calcext:value-type="float">
            <text:p>937500000000</text:p>
          </table:table-cell>
        </table:table-row>
        <table:table-row table:style-name="ro1">
          <table:table-cell office:value-type="float" office:value="69390000" calcext:value-type="float">
            <text:p>69390000</text:p>
          </table:table-cell>
          <table:table-cell office:value-type="float" office:value="9411" calcext:value-type="float">
            <text:p>94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42000000000" calcext:value-type="float">
            <text:p>942000000000</text:p>
          </table:table-cell>
        </table:table-row>
        <table:table-row table:style-name="ro1">
          <table:table-cell office:value-type="float" office:value="69690000" calcext:value-type="float">
            <text:p>69690000</text:p>
          </table:table-cell>
          <table:table-cell office:value-type="float" office:value="9453" calcext:value-type="float">
            <text:p>94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46000000000" calcext:value-type="float">
            <text:p>946000000000</text:p>
          </table:table-cell>
        </table:table-row>
        <table:table-row table:style-name="ro1">
          <table:table-cell office:value-type="float" office:value="69990000" calcext:value-type="float">
            <text:p>69990000</text:p>
          </table:table-cell>
          <table:table-cell office:value-type="float" office:value="9495" calcext:value-type="float">
            <text:p>9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50000000000" calcext:value-type="float">
            <text:p>950000000000</text:p>
          </table:table-cell>
        </table:table-row>
        <table:table-row table:style-name="ro1">
          <table:table-cell office:value-type="float" office:value="70290000" calcext:value-type="float">
            <text:p>70290000</text:p>
          </table:table-cell>
          <table:table-cell office:value-type="float" office:value="9539" calcext:value-type="float">
            <text:p>95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4500000000" calcext:value-type="float">
            <text:p>954500000000</text:p>
          </table:table-cell>
        </table:table-row>
        <table:table-row table:style-name="ro1">
          <table:table-cell office:value-type="float" office:value="70590000" calcext:value-type="float">
            <text:p>70590000</text:p>
          </table:table-cell>
          <table:table-cell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8600000000" calcext:value-type="float">
            <text:p>958600000000</text:p>
          </table:table-cell>
        </table:table-row>
        <table:table-row table:style-name="ro1">
          <table:table-cell office:value-type="float" office:value="70890000" calcext:value-type="float">
            <text:p>70890000</text:p>
          </table:table-cell>
          <table:table-cell office:value-type="float" office:value="9621" calcext:value-type="float">
            <text:p>9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63000000000" calcext:value-type="float">
            <text:p>963000000000</text:p>
          </table:table-cell>
        </table:table-row>
        <table:table-row table:style-name="ro1">
          <table:table-cell office:value-type="float" office:value="71190000" calcext:value-type="float">
            <text:p>71190000</text:p>
          </table:table-cell>
          <table:table-cell office:value-type="float" office:value="9667" calcext:value-type="float">
            <text:p>9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67500000000" calcext:value-type="float">
            <text:p>967500000000</text:p>
          </table:table-cell>
        </table:table-row>
        <table:table-row table:style-name="ro1">
          <table:table-cell office:value-type="float" office:value="71490000" calcext:value-type="float">
            <text:p>71490000</text:p>
          </table:table-cell>
          <table:table-cell office:value-type="float" office:value="9710" calcext:value-type="float">
            <text:p>97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71700000000" calcext:value-type="float">
            <text:p>971700000000</text:p>
          </table:table-cell>
        </table:table-row>
        <table:table-row table:style-name="ro1">
          <table:table-cell office:value-type="float" office:value="71790000" calcext:value-type="float">
            <text:p>71790000</text:p>
          </table:table-cell>
          <table:table-cell office:value-type="float" office:value="9749" calcext:value-type="float">
            <text:p>97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75500000000" calcext:value-type="float">
            <text:p>975500000000</text:p>
          </table:table-cell>
        </table:table-row>
        <table:table-row table:style-name="ro1">
          <table:table-cell office:value-type="float" office:value="72090000" calcext:value-type="float">
            <text:p>72090000</text:p>
          </table:table-cell>
          <table:table-cell office:value-type="float" office:value="9790" calcext:value-type="float">
            <text:p>97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9500000000" calcext:value-type="float">
            <text:p>979500000000</text:p>
          </table:table-cell>
        </table:table-row>
        <table:table-row table:style-name="ro1">
          <table:table-cell office:value-type="float" office:value="72390000" calcext:value-type="float">
            <text:p>72390000</text:p>
          </table:table-cell>
          <table:table-cell office:value-type="float" office:value="9831" calcext:value-type="float">
            <text:p>98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83500000000" calcext:value-type="float">
            <text:p>983500000000</text:p>
          </table:table-cell>
        </table:table-row>
        <table:table-row table:style-name="ro1">
          <table:table-cell office:value-type="float" office:value="72690000" calcext:value-type="float">
            <text:p>72690000</text:p>
          </table:table-cell>
          <table:table-cell office:value-type="float" office:value="9870" calcext:value-type="float">
            <text:p>98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87900000000" calcext:value-type="float">
            <text:p>987900000000</text:p>
          </table:table-cell>
        </table:table-row>
        <table:table-row table:style-name="ro1">
          <table:table-cell office:value-type="float" office:value="72990000" calcext:value-type="float">
            <text:p>72990000</text:p>
          </table:table-cell>
          <table:table-cell office:value-type="float" office:value="9914" calcext:value-type="float">
            <text:p>9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2000000000" calcext:value-type="float">
            <text:p>992000000000</text:p>
          </table:table-cell>
        </table:table-row>
        <table:table-row table:style-name="ro1">
          <table:table-cell office:value-type="float" office:value="73290000" calcext:value-type="float">
            <text:p>73290000</text:p>
          </table:table-cell>
          <table:table-cell office:value-type="float" office:value="9955" calcext:value-type="float">
            <text:p>9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96000000000" calcext:value-type="float">
            <text:p>996000000000</text:p>
          </table:table-cell>
        </table:table-row>
        <table:table-row table:style-name="ro1">
          <table:table-cell office:value-type="float" office:value="73590000" calcext:value-type="float">
            <text:p>73590000</text:p>
          </table:table-cell>
          <table:table-cell office:value-type="float" office:value="9997" calcext:value-type="float">
            <text:p>99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float" office:value="73890000" calcext:value-type="float">
            <text:p>738900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000000000" calcext:value-type="float">
            <text:p>1000000000000</text:p>
          </table:table-cell>
        </table:table-row>
      </table:table>
      <table:table table:name="ABC-T1" table:style-name="ta1">
        <table:table-column table:style-name="co3" table:number-columns-repeated="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nixTime*1000</text:p>
          </table:table-cell>
          <table:table-cell office:value-type="string" calcext:value-type="string">
            <text:p>NrFinished</text:p>
          </table:table-cell>
          <table:table-cell office:value-type="string" calcext:value-type="string">
            <text:p>NrQueued</text:p>
          </table:table-cell>
          <table:table-cell office:value-type="string" calcext:value-type="string">
            <text:p>VMNum</text:p>
          </table:table-cell>
          <table:table-cell office:value-type="string" calcext:value-type="string">
            <text:p>UsedCores</text:p>
          </table:table-cell>
          <table:table-cell office:value-type="string" calcext:value-type="string">
            <text:p>OnPMs</text:p>
          </table:table-cell>
          <table:table-cell office:value-type="string" calcext:value-type="string">
            <text:p>CentralRepoTX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00000000" calcext:value-type="float">
            <text:p>4500000000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500000000" calcext:value-type="float">
            <text:p>8500000000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000000000" calcext:value-type="float">
            <text:p>12000000000</text:p>
          </table:table-cell>
        </table:table-row>
        <table:table-row table:style-name="ro1">
          <table:table-cell office:value-type="float" office:value="1290000" calcext:value-type="float">
            <text:p>129000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200000000" calcext:value-type="float">
            <text:p>16200000000</text:p>
          </table:table-cell>
        </table:table-row>
        <table:table-row table:style-name="ro1">
          <table:table-cell office:value-type="float" office:value="1590000" calcext:value-type="float">
            <text:p>159000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300000000" calcext:value-type="float">
            <text:p>20300000000</text:p>
          </table:table-cell>
        </table:table-row>
        <table:table-row table:style-name="ro1">
          <table:table-cell office:value-type="float" office:value="1890000" calcext:value-type="float">
            <text:p>18900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500000000" calcext:value-type="float">
            <text:p>24500000000</text:p>
          </table:table-cell>
        </table:table-row>
        <table:table-row table:style-name="ro1">
          <table:table-cell office:value-type="float" office:value="2190000" calcext:value-type="float">
            <text:p>21900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8500000000" calcext:value-type="float">
            <text:p>28500000000</text:p>
          </table:table-cell>
        </table:table-row>
        <table:table-row table:style-name="ro1">
          <table:table-cell office:value-type="float" office:value="2490000" calcext:value-type="float">
            <text:p>249000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500000000" calcext:value-type="float">
            <text:p>32500000000</text:p>
          </table:table-cell>
        </table:table-row>
        <table:table-row table:style-name="ro1">
          <table:table-cell office:value-type="float" office:value="2790000" calcext:value-type="float">
            <text:p>279000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500000000" calcext:value-type="float">
            <text:p>36500000000</text:p>
          </table:table-cell>
        </table:table-row>
        <table:table-row table:style-name="ro1">
          <table:table-cell office:value-type="float" office:value="3090000" calcext:value-type="float">
            <text:p>3090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0700000000" calcext:value-type="float">
            <text:p>40700000000</text:p>
          </table:table-cell>
        </table:table-row>
        <table:table-row table:style-name="ro1">
          <table:table-cell office:value-type="float" office:value="3390000" calcext:value-type="float">
            <text:p>339000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000000000" calcext:value-type="float">
            <text:p>45000000000</text:p>
          </table:table-cell>
        </table:table-row>
        <table:table-row table:style-name="ro1">
          <table:table-cell office:value-type="float" office:value="3690000" calcext:value-type="float">
            <text:p>369000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9100000000" calcext:value-type="float">
            <text:p>49100000000</text:p>
          </table:table-cell>
        </table:table-row>
        <table:table-row table:style-name="ro1">
          <table:table-cell office:value-type="float" office:value="3990000" calcext:value-type="float">
            <text:p>39900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3000000000" calcext:value-type="float">
            <text:p>53000000000</text:p>
          </table:table-cell>
        </table:table-row>
        <table:table-row table:style-name="ro1">
          <table:table-cell office:value-type="float" office:value="4290000" calcext:value-type="float">
            <text:p>429000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000000000" calcext:value-type="float">
            <text:p>57000000000</text:p>
          </table:table-cell>
        </table:table-row>
        <table:table-row table:style-name="ro1">
          <table:table-cell office:value-type="float" office:value="4590000" calcext:value-type="float">
            <text:p>459000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1000000000" calcext:value-type="float">
            <text:p>61000000000</text:p>
          </table:table-cell>
        </table:table-row>
        <table:table-row table:style-name="ro1">
          <table:table-cell office:value-type="float" office:value="4890000" calcext:value-type="float">
            <text:p>4890000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5000000000" calcext:value-type="float">
            <text:p>65000000000</text:p>
          </table:table-cell>
        </table:table-row>
        <table:table-row table:style-name="ro1">
          <table:table-cell office:value-type="float" office:value="5190000" calcext:value-type="float">
            <text:p>5190000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9000000000" calcext:value-type="float">
            <text:p>69000000000</text:p>
          </table:table-cell>
        </table:table-row>
        <table:table-row table:style-name="ro1">
          <table:table-cell office:value-type="float" office:value="5490000" calcext:value-type="float">
            <text:p>5490000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3000000000" calcext:value-type="float">
            <text:p>73000000000</text:p>
          </table:table-cell>
        </table:table-row>
        <table:table-row table:style-name="ro1">
          <table:table-cell office:value-type="float" office:value="5790000" calcext:value-type="float">
            <text:p>5790000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7100000000" calcext:value-type="float">
            <text:p>77100000000</text:p>
          </table:table-cell>
        </table:table-row>
        <table:table-row table:style-name="ro1">
          <table:table-cell office:value-type="float" office:value="6090000" calcext:value-type="float">
            <text:p>6090000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1200000000" calcext:value-type="float">
            <text:p>81200000000</text:p>
          </table:table-cell>
        </table:table-row>
        <table:table-row table:style-name="ro1">
          <table:table-cell office:value-type="float" office:value="6390000" calcext:value-type="float">
            <text:p>639000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5500000000" calcext:value-type="float">
            <text:p>85500000000</text:p>
          </table:table-cell>
        </table:table-row>
        <table:table-row table:style-name="ro1">
          <table:table-cell office:value-type="float" office:value="6690000" calcext:value-type="float">
            <text:p>6690000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9900000000" calcext:value-type="float">
            <text:p>89900000000</text:p>
          </table:table-cell>
        </table:table-row>
        <table:table-row table:style-name="ro1">
          <table:table-cell office:value-type="float" office:value="6990000" calcext:value-type="float">
            <text:p>6990000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4200000000" calcext:value-type="float">
            <text:p>94200000000</text:p>
          </table:table-cell>
        </table:table-row>
        <table:table-row table:style-name="ro1">
          <table:table-cell office:value-type="float" office:value="7290000" calcext:value-type="float">
            <text:p>7290000</text:p>
          </table:table-cell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8300000000" calcext:value-type="float">
            <text:p>98300000000</text:p>
          </table:table-cell>
        </table:table-row>
        <table:table-row table:style-name="ro1">
          <table:table-cell office:value-type="float" office:value="7590000" calcext:value-type="float">
            <text:p>759000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2500000000" calcext:value-type="float">
            <text:p>102500000000</text:p>
          </table:table-cell>
        </table:table-row>
        <table:table-row table:style-name="ro1">
          <table:table-cell office:value-type="float" office:value="7890000" calcext:value-type="float">
            <text:p>7890000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6500000000" calcext:value-type="float">
            <text:p>106500000000</text:p>
          </table:table-cell>
        </table:table-row>
        <table:table-row table:style-name="ro1">
          <table:table-cell office:value-type="float" office:value="8190000" calcext:value-type="float">
            <text:p>819000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0600000000" calcext:value-type="float">
            <text:p>110600000000</text:p>
          </table:table-cell>
        </table:table-row>
        <table:table-row table:style-name="ro1">
          <table:table-cell office:value-type="float" office:value="8490000" calcext:value-type="float">
            <text:p>8490000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5000000000" calcext:value-type="float">
            <text:p>115000000000</text:p>
          </table:table-cell>
        </table:table-row>
        <table:table-row table:style-name="ro1">
          <table:table-cell office:value-type="float" office:value="8790000" calcext:value-type="float">
            <text:p>8790000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9000000000" calcext:value-type="float">
            <text:p>119000000000</text:p>
          </table:table-cell>
        </table:table-row>
        <table:table-row table:style-name="ro1">
          <table:table-cell office:value-type="float" office:value="9090000" calcext:value-type="float">
            <text:p>9090000</text:p>
          </table:table-cell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3100000000" calcext:value-type="float">
            <text:p>123100000000</text:p>
          </table:table-cell>
        </table:table-row>
        <table:table-row table:style-name="ro1">
          <table:table-cell office:value-type="float" office:value="9390000" calcext:value-type="float">
            <text:p>9390000</text:p>
          </table:table-cell>
          <table:table-cell office:value-type="float" office:value="1267" calcext:value-type="float">
            <text:p>12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7300000000" calcext:value-type="float">
            <text:p>127300000000</text:p>
          </table:table-cell>
        </table:table-row>
        <table:table-row table:style-name="ro1">
          <table:table-cell office:value-type="float" office:value="9690000" calcext:value-type="float">
            <text:p>9690000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1500000000" calcext:value-type="float">
            <text:p>131500000000</text:p>
          </table:table-cell>
        </table:table-row>
        <table:table-row table:style-name="ro1">
          <table:table-cell office:value-type="float" office:value="9990000" calcext:value-type="float">
            <text:p>9990000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5500000000" calcext:value-type="float">
            <text:p>135500000000</text:p>
          </table:table-cell>
        </table:table-row>
        <table:table-row table:style-name="ro1">
          <table:table-cell office:value-type="float" office:value="10290000" calcext:value-type="float">
            <text:p>10290000</text:p>
          </table:table-cell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9300000000" calcext:value-type="float">
            <text:p>139300000000</text:p>
          </table:table-cell>
        </table:table-row>
        <table:table-row table:style-name="ro1">
          <table:table-cell office:value-type="float" office:value="10590000" calcext:value-type="float">
            <text:p>10590000</text:p>
          </table:table-cell>
          <table:table-cell office:value-type="float" office:value="1427" calcext:value-type="float">
            <text:p>14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3300000000" calcext:value-type="float">
            <text:p>143300000000</text:p>
          </table:table-cell>
        </table:table-row>
        <table:table-row table:style-name="ro1">
          <table:table-cell office:value-type="float" office:value="10890000" calcext:value-type="float">
            <text:p>10890000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7800000000" calcext:value-type="float">
            <text:p>147800000000</text:p>
          </table:table-cell>
        </table:table-row>
        <table:table-row table:style-name="ro1">
          <table:table-cell office:value-type="float" office:value="11190000" calcext:value-type="float">
            <text:p>11190000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2000000000" calcext:value-type="float">
            <text:p>152000000000</text:p>
          </table:table-cell>
        </table:table-row>
        <table:table-row table:style-name="ro1">
          <table:table-cell office:value-type="float" office:value="11490000" calcext:value-type="float">
            <text:p>11490000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6000000000" calcext:value-type="float">
            <text:p>156000000000</text:p>
          </table:table-cell>
        </table:table-row>
        <table:table-row table:style-name="ro1">
          <table:table-cell office:value-type="float" office:value="11790000" calcext:value-type="float">
            <text:p>11790000</text:p>
          </table:table-cell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0200000000" calcext:value-type="float">
            <text:p>160200000000</text:p>
          </table:table-cell>
        </table:table-row>
        <table:table-row table:style-name="ro1">
          <table:table-cell office:value-type="float" office:value="12090000" calcext:value-type="float">
            <text:p>12090000</text:p>
          </table:table-cell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4500000000" calcext:value-type="float">
            <text:p>164500000000</text:p>
          </table:table-cell>
        </table:table-row>
        <table:table-row table:style-name="ro1">
          <table:table-cell office:value-type="float" office:value="12390000" calcext:value-type="float">
            <text:p>12390000</text:p>
          </table:table-cell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9100000000" calcext:value-type="float">
            <text:p>169100000000</text:p>
          </table:table-cell>
        </table:table-row>
        <table:table-row table:style-name="ro1">
          <table:table-cell office:value-type="float" office:value="12690000" calcext:value-type="float">
            <text:p>1269000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3200000000" calcext:value-type="float">
            <text:p>173200000000</text:p>
          </table:table-cell>
        </table:table-row>
        <table:table-row table:style-name="ro1">
          <table:table-cell office:value-type="float" office:value="12990000" calcext:value-type="float">
            <text:p>12990000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7000000000" calcext:value-type="float">
            <text:p>177000000000</text:p>
          </table:table-cell>
        </table:table-row>
        <table:table-row table:style-name="ro1">
          <table:table-cell office:value-type="float" office:value="13290000" calcext:value-type="float">
            <text:p>13290000</text:p>
          </table:table-cell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1000000000" calcext:value-type="float">
            <text:p>181000000000</text:p>
          </table:table-cell>
        </table:table-row>
        <table:table-row table:style-name="ro1">
          <table:table-cell office:value-type="float" office:value="13590000" calcext:value-type="float">
            <text:p>13590000</text:p>
          </table:table-cell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5000000000" calcext:value-type="float">
            <text:p>185000000000</text:p>
          </table:table-cell>
        </table:table-row>
        <table:table-row table:style-name="ro1">
          <table:table-cell office:value-type="float" office:value="13890000" calcext:value-type="float">
            <text:p>13890000</text:p>
          </table:table-cell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9000000000" calcext:value-type="float">
            <text:p>189000000000</text:p>
          </table:table-cell>
        </table:table-row>
        <table:table-row table:style-name="ro1">
          <table:table-cell office:value-type="float" office:value="14190000" calcext:value-type="float">
            <text:p>14190000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3000000000" calcext:value-type="float">
            <text:p>193000000000</text:p>
          </table:table-cell>
        </table:table-row>
        <table:table-row table:style-name="ro1">
          <table:table-cell office:value-type="float" office:value="14490000" calcext:value-type="float">
            <text:p>1449000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7000000000" calcext:value-type="float">
            <text:p>197000000000</text:p>
          </table:table-cell>
        </table:table-row>
        <table:table-row table:style-name="ro1">
          <table:table-cell office:value-type="float" office:value="14790000" calcext:value-type="float">
            <text:p>1479000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0900000000" calcext:value-type="float">
            <text:p>200900000000</text:p>
          </table:table-cell>
        </table:table-row>
        <table:table-row table:style-name="ro1">
          <table:table-cell office:value-type="float" office:value="15090000" calcext:value-type="float">
            <text:p>15090000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5000000000" calcext:value-type="float">
            <text:p>205000000000</text:p>
          </table:table-cell>
        </table:table-row>
        <table:table-row table:style-name="ro1">
          <table:table-cell office:value-type="float" office:value="15390000" calcext:value-type="float">
            <text:p>15390000</text:p>
          </table:table-cell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9000000000" calcext:value-type="float">
            <text:p>209000000000</text:p>
          </table:table-cell>
        </table:table-row>
        <table:table-row table:style-name="ro1">
          <table:table-cell office:value-type="float" office:value="15690000" calcext:value-type="float">
            <text:p>15690000</text:p>
          </table:table-cell>
          <table:table-cell office:value-type="float" office:value="2126" calcext:value-type="float">
            <text:p>21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3100000000" calcext:value-type="float">
            <text:p>213100000000</text:p>
          </table:table-cell>
        </table:table-row>
        <table:table-row table:style-name="ro1">
          <table:table-cell office:value-type="float" office:value="15990000" calcext:value-type="float">
            <text:p>15990000</text:p>
          </table:table-cell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17400000000" calcext:value-type="float">
            <text:p>217400000000</text:p>
          </table:table-cell>
        </table:table-row>
        <table:table-row table:style-name="ro1">
          <table:table-cell office:value-type="float" office:value="16290000" calcext:value-type="float">
            <text:p>16290000</text:p>
          </table:table-cell>
          <table:table-cell office:value-type="float" office:value="2205" calcext:value-type="float">
            <text:p>22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20900000000" calcext:value-type="float">
            <text:p>220900000000</text:p>
          </table:table-cell>
        </table:table-row>
        <table:table-row table:style-name="ro1">
          <table:table-cell office:value-type="float" office:value="16590000" calcext:value-type="float">
            <text:p>16590000</text:p>
          </table:table-cell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25500000000" calcext:value-type="float">
            <text:p>225500000000</text:p>
          </table:table-cell>
        </table:table-row>
        <table:table-row table:style-name="ro1">
          <table:table-cell office:value-type="float" office:value="16890000" calcext:value-type="float">
            <text:p>16890000</text:p>
          </table:table-cell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29500000000" calcext:value-type="float">
            <text:p>229500000000</text:p>
          </table:table-cell>
        </table:table-row>
        <table:table-row table:style-name="ro1">
          <table:table-cell office:value-type="float" office:value="17190000" calcext:value-type="float">
            <text:p>17190000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3500000000" calcext:value-type="float">
            <text:p>233500000000</text:p>
          </table:table-cell>
        </table:table-row>
        <table:table-row table:style-name="ro1">
          <table:table-cell office:value-type="float" office:value="17490000" calcext:value-type="float">
            <text:p>17490000</text:p>
          </table:table-cell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37500000000" calcext:value-type="float">
            <text:p>237500000000</text:p>
          </table:table-cell>
        </table:table-row>
        <table:table-row table:style-name="ro1">
          <table:table-cell office:value-type="float" office:value="17790000" calcext:value-type="float">
            <text:p>17790000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41000000000" calcext:value-type="float">
            <text:p>241000000000</text:p>
          </table:table-cell>
        </table:table-row>
        <table:table-row table:style-name="ro1">
          <table:table-cell office:value-type="float" office:value="18090000" calcext:value-type="float">
            <text:p>18090000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45000000000" calcext:value-type="float">
            <text:p>245000000000</text:p>
          </table:table-cell>
        </table:table-row>
        <table:table-row table:style-name="ro1">
          <table:table-cell office:value-type="float" office:value="18390000" calcext:value-type="float">
            <text:p>18390000</text:p>
          </table:table-cell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49500000000" calcext:value-type="float">
            <text:p>249500000000</text:p>
          </table:table-cell>
        </table:table-row>
        <table:table-row table:style-name="ro1">
          <table:table-cell office:value-type="float" office:value="18690000" calcext:value-type="float">
            <text:p>18690000</text:p>
          </table:table-cell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3500000000" calcext:value-type="float">
            <text:p>253500000000</text:p>
          </table:table-cell>
        </table:table-row>
        <table:table-row table:style-name="ro1">
          <table:table-cell office:value-type="float" office:value="18990000" calcext:value-type="float">
            <text:p>18990000</text:p>
          </table:table-cell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7700000000" calcext:value-type="float">
            <text:p>257700000000</text:p>
          </table:table-cell>
        </table:table-row>
        <table:table-row table:style-name="ro1">
          <table:table-cell office:value-type="float" office:value="19290000" calcext:value-type="float">
            <text:p>19290000</text:p>
          </table:table-cell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1500000000" calcext:value-type="float">
            <text:p>261500000000</text:p>
          </table:table-cell>
        </table:table-row>
        <table:table-row table:style-name="ro1">
          <table:table-cell office:value-type="float" office:value="19590000" calcext:value-type="float">
            <text:p>19590000</text:p>
          </table:table-cell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65500000000" calcext:value-type="float">
            <text:p>265500000000</text:p>
          </table:table-cell>
        </table:table-row>
        <table:table-row table:style-name="ro1">
          <table:table-cell office:value-type="float" office:value="19890000" calcext:value-type="float">
            <text:p>19890000</text:p>
          </table:table-cell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69500000000" calcext:value-type="float">
            <text:p>269500000000</text:p>
          </table:table-cell>
        </table:table-row>
        <table:table-row table:style-name="ro1">
          <table:table-cell office:value-type="float" office:value="20190000" calcext:value-type="float">
            <text:p>20190000</text:p>
          </table:table-cell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73600000000" calcext:value-type="float">
            <text:p>273600000000</text:p>
          </table:table-cell>
        </table:table-row>
        <table:table-row table:style-name="ro1">
          <table:table-cell office:value-type="float" office:value="20490000" calcext:value-type="float">
            <text:p>20490000</text:p>
          </table:table-cell>
          <table:table-cell office:value-type="float" office:value="2775" calcext:value-type="float">
            <text:p>27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77900000000" calcext:value-type="float">
            <text:p>277900000000</text:p>
          </table:table-cell>
        </table:table-row>
        <table:table-row table:style-name="ro1">
          <table:table-cell office:value-type="float" office:value="20790000" calcext:value-type="float">
            <text:p>20790000</text:p>
          </table:table-cell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2000000000" calcext:value-type="float">
            <text:p>282000000000</text:p>
          </table:table-cell>
        </table:table-row>
        <table:table-row table:style-name="ro1">
          <table:table-cell office:value-type="float" office:value="21090000" calcext:value-type="float">
            <text:p>21090000</text:p>
          </table:table-cell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86000000000" calcext:value-type="float">
            <text:p>286000000000</text:p>
          </table:table-cell>
        </table:table-row>
        <table:table-row table:style-name="ro1">
          <table:table-cell office:value-type="float" office:value="21390000" calcext:value-type="float">
            <text:p>21390000</text:p>
          </table:table-cell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90000000000" calcext:value-type="float">
            <text:p>290000000000</text:p>
          </table:table-cell>
        </table:table-row>
        <table:table-row table:style-name="ro1">
          <table:table-cell office:value-type="float" office:value="21690000" calcext:value-type="float">
            <text:p>21690000</text:p>
          </table:table-cell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94000000000" calcext:value-type="float">
            <text:p>294000000000</text:p>
          </table:table-cell>
        </table:table-row>
        <table:table-row table:style-name="ro1">
          <table:table-cell office:value-type="float" office:value="21990000" calcext:value-type="float">
            <text:p>21990000</text:p>
          </table:table-cell>
          <table:table-cell office:value-type="float" office:value="2976" calcext:value-type="float">
            <text:p>2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97900000000" calcext:value-type="float">
            <text:p>297900000000</text:p>
          </table:table-cell>
        </table:table-row>
        <table:table-row table:style-name="ro1">
          <table:table-cell office:value-type="float" office:value="22290000" calcext:value-type="float">
            <text:p>22290000</text:p>
          </table:table-cell>
          <table:table-cell office:value-type="float" office:value="3016" calcext:value-type="float">
            <text:p>30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1900000000" calcext:value-type="float">
            <text:p>301900000000</text:p>
          </table:table-cell>
        </table:table-row>
        <table:table-row table:style-name="ro1">
          <table:table-cell office:value-type="float" office:value="22590000" calcext:value-type="float">
            <text:p>22590000</text:p>
          </table:table-cell>
          <table:table-cell office:value-type="float" office:value="3053" calcext:value-type="float">
            <text:p>30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5600000000" calcext:value-type="float">
            <text:p>305600000000</text:p>
          </table:table-cell>
        </table:table-row>
        <table:table-row table:style-name="ro1">
          <table:table-cell office:value-type="float" office:value="22890000" calcext:value-type="float">
            <text:p>22890000</text:p>
          </table:table-cell>
          <table:table-cell office:value-type="float" office:value="3091" calcext:value-type="float">
            <text:p>309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9400000000" calcext:value-type="float">
            <text:p>309400000000</text:p>
          </table:table-cell>
        </table:table-row>
        <table:table-row table:style-name="ro1">
          <table:table-cell office:value-type="float" office:value="23190000" calcext:value-type="float">
            <text:p>23190000</text:p>
          </table:table-cell>
          <table:table-cell office:value-type="float" office:value="3130" calcext:value-type="float">
            <text:p>313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3300000000" calcext:value-type="float">
            <text:p>313300000000</text:p>
          </table:table-cell>
        </table:table-row>
        <table:table-row table:style-name="ro1">
          <table:table-cell office:value-type="float" office:value="23490000" calcext:value-type="float">
            <text:p>23490000</text:p>
          </table:table-cell>
          <table:table-cell office:value-type="float" office:value="3172" calcext:value-type="float">
            <text:p>317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7500000000" calcext:value-type="float">
            <text:p>317500000000</text:p>
          </table:table-cell>
        </table:table-row>
        <table:table-row table:style-name="ro1">
          <table:table-cell office:value-type="float" office:value="23790000" calcext:value-type="float">
            <text:p>23790000</text:p>
          </table:table-cell>
          <table:table-cell office:value-type="float" office:value="3209" calcext:value-type="float">
            <text:p>320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1200000000" calcext:value-type="float">
            <text:p>321200000000</text:p>
          </table:table-cell>
        </table:table-row>
        <table:table-row table:style-name="ro1">
          <table:table-cell office:value-type="float" office:value="24090000" calcext:value-type="float">
            <text:p>24090000</text:p>
          </table:table-cell>
          <table:table-cell office:value-type="float" office:value="3249" calcext:value-type="float">
            <text:p>324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5200000000" calcext:value-type="float">
            <text:p>325200000000</text:p>
          </table:table-cell>
        </table:table-row>
        <table:table-row table:style-name="ro1">
          <table:table-cell office:value-type="float" office:value="24390000" calcext:value-type="float">
            <text:p>24390000</text:p>
          </table:table-cell>
          <table:table-cell office:value-type="float" office:value="3287" calcext:value-type="float">
            <text:p>328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9000000000" calcext:value-type="float">
            <text:p>329000000000</text:p>
          </table:table-cell>
        </table:table-row>
        <table:table-row table:style-name="ro1">
          <table:table-cell office:value-type="float" office:value="24690000" calcext:value-type="float">
            <text:p>24690000</text:p>
          </table:table-cell>
          <table:table-cell office:value-type="float" office:value="3325" calcext:value-type="float">
            <text:p>332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32800000000" calcext:value-type="float">
            <text:p>332800000000</text:p>
          </table:table-cell>
        </table:table-row>
        <table:table-row table:style-name="ro1">
          <table:table-cell office:value-type="float" office:value="24990000" calcext:value-type="float">
            <text:p>24990000</text:p>
          </table:table-cell>
          <table:table-cell office:value-type="float" office:value="3365" calcext:value-type="float">
            <text:p>336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36800000000" calcext:value-type="float">
            <text:p>336800000000</text:p>
          </table:table-cell>
        </table:table-row>
        <table:table-row table:style-name="ro1">
          <table:table-cell office:value-type="float" office:value="25290000" calcext:value-type="float">
            <text:p>25290000</text:p>
          </table:table-cell>
          <table:table-cell office:value-type="float" office:value="3403" calcext:value-type="float">
            <text:p>340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40600000000" calcext:value-type="float">
            <text:p>340600000000</text:p>
          </table:table-cell>
        </table:table-row>
        <table:table-row table:style-name="ro1">
          <table:table-cell office:value-type="float" office:value="25590000" calcext:value-type="float">
            <text:p>25590000</text:p>
          </table:table-cell>
          <table:table-cell office:value-type="float" office:value="3444" calcext:value-type="float">
            <text:p>344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44700000000" calcext:value-type="float">
            <text:p>344700000000</text:p>
          </table:table-cell>
        </table:table-row>
        <table:table-row table:style-name="ro1">
          <table:table-cell office:value-type="float" office:value="25890000" calcext:value-type="float">
            <text:p>25890000</text:p>
          </table:table-cell>
          <table:table-cell office:value-type="float" office:value="3482" calcext:value-type="float">
            <text:p>348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48500000000" calcext:value-type="float">
            <text:p>348500000000</text:p>
          </table:table-cell>
        </table:table-row>
        <table:table-row table:style-name="ro1">
          <table:table-cell office:value-type="float" office:value="26190000" calcext:value-type="float">
            <text:p>26190000</text:p>
          </table:table-cell>
          <table:table-cell office:value-type="float" office:value="3522" calcext:value-type="float">
            <text:p>352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52500000000" calcext:value-type="float">
            <text:p>352500000000</text:p>
          </table:table-cell>
        </table:table-row>
        <table:table-row table:style-name="ro1">
          <table:table-cell office:value-type="float" office:value="26490000" calcext:value-type="float">
            <text:p>26490000</text:p>
          </table:table-cell>
          <table:table-cell office:value-type="float" office:value="3559" calcext:value-type="float">
            <text:p>3559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56200000000" calcext:value-type="float">
            <text:p>356200000000</text:p>
          </table:table-cell>
        </table:table-row>
        <table:table-row table:style-name="ro1">
          <table:table-cell office:value-type="float" office:value="26790000" calcext:value-type="float">
            <text:p>26790000</text:p>
          </table:table-cell>
          <table:table-cell office:value-type="float" office:value="3597" calcext:value-type="float">
            <text:p>359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60000000000" calcext:value-type="float">
            <text:p>360000000000</text:p>
          </table:table-cell>
        </table:table-row>
        <table:table-row table:style-name="ro1">
          <table:table-cell office:value-type="float" office:value="27090000" calcext:value-type="float">
            <text:p>27090000</text:p>
          </table:table-cell>
          <table:table-cell office:value-type="float" office:value="3637" calcext:value-type="float">
            <text:p>363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64000000000" calcext:value-type="float">
            <text:p>364000000000</text:p>
          </table:table-cell>
        </table:table-row>
        <table:table-row table:style-name="ro1">
          <table:table-cell office:value-type="float" office:value="27390000" calcext:value-type="float">
            <text:p>27390000</text:p>
          </table:table-cell>
          <table:table-cell office:value-type="float" office:value="3676" calcext:value-type="float">
            <text:p>367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67900000000" calcext:value-type="float">
            <text:p>367900000000</text:p>
          </table:table-cell>
        </table:table-row>
        <table:table-row table:style-name="ro1">
          <table:table-cell office:value-type="float" office:value="27690000" calcext:value-type="float">
            <text:p>27690000</text:p>
          </table:table-cell>
          <table:table-cell office:value-type="float" office:value="3714" calcext:value-type="float">
            <text:p>371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1700000000" calcext:value-type="float">
            <text:p>371700000000</text:p>
          </table:table-cell>
        </table:table-row>
        <table:table-row table:style-name="ro1">
          <table:table-cell office:value-type="float" office:value="27990000" calcext:value-type="float">
            <text:p>27990000</text:p>
          </table:table-cell>
          <table:table-cell office:value-type="float" office:value="3751" calcext:value-type="float">
            <text:p>375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5400000000" calcext:value-type="float">
            <text:p>375400000000</text:p>
          </table:table-cell>
        </table:table-row>
        <table:table-row table:style-name="ro1">
          <table:table-cell office:value-type="float" office:value="28290000" calcext:value-type="float">
            <text:p>28290000</text:p>
          </table:table-cell>
          <table:table-cell office:value-type="float" office:value="3791" calcext:value-type="float">
            <text:p>379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9400000000" calcext:value-type="float">
            <text:p>379400000000</text:p>
          </table:table-cell>
        </table:table-row>
        <table:table-row table:style-name="ro1">
          <table:table-cell office:value-type="float" office:value="28590000" calcext:value-type="float">
            <text:p>28590000</text:p>
          </table:table-cell>
          <table:table-cell office:value-type="float" office:value="3829" calcext:value-type="float">
            <text:p>382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83200000000" calcext:value-type="float">
            <text:p>383200000000</text:p>
          </table:table-cell>
        </table:table-row>
        <table:table-row table:style-name="ro1">
          <table:table-cell office:value-type="float" office:value="28890000" calcext:value-type="float">
            <text:p>28890000</text:p>
          </table:table-cell>
          <table:table-cell office:value-type="float" office:value="3866" calcext:value-type="float">
            <text:p>3866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86900000000" calcext:value-type="float">
            <text:p>386900000000</text:p>
          </table:table-cell>
        </table:table-row>
        <table:table-row table:style-name="ro1">
          <table:table-cell office:value-type="float" office:value="29190000" calcext:value-type="float">
            <text:p>29190000</text:p>
          </table:table-cell>
          <table:table-cell office:value-type="float" office:value="3906" calcext:value-type="float">
            <text:p>3906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0900000000" calcext:value-type="float">
            <text:p>390900000000</text:p>
          </table:table-cell>
        </table:table-row>
        <table:table-row table:style-name="ro1">
          <table:table-cell office:value-type="float" office:value="29490000" calcext:value-type="float">
            <text:p>29490000</text:p>
          </table:table-cell>
          <table:table-cell office:value-type="float" office:value="3944" calcext:value-type="float">
            <text:p>3944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4700000000" calcext:value-type="float">
            <text:p>394700000000</text:p>
          </table:table-cell>
        </table:table-row>
        <table:table-row table:style-name="ro1">
          <table:table-cell office:value-type="float" office:value="29790000" calcext:value-type="float">
            <text:p>29790000</text:p>
          </table:table-cell>
          <table:table-cell office:value-type="float" office:value="3982" calcext:value-type="float">
            <text:p>398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8500000000" calcext:value-type="float">
            <text:p>398500000000</text:p>
          </table:table-cell>
        </table:table-row>
        <table:table-row table:style-name="ro1">
          <table:table-cell office:value-type="float" office:value="30090000" calcext:value-type="float">
            <text:p>30090000</text:p>
          </table:table-cell>
          <table:table-cell office:value-type="float" office:value="4022" calcext:value-type="float">
            <text:p>402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02500000000" calcext:value-type="float">
            <text:p>402500000000</text:p>
          </table:table-cell>
        </table:table-row>
        <table:table-row table:style-name="ro1">
          <table:table-cell office:value-type="float" office:value="30390000" calcext:value-type="float">
            <text:p>30390000</text:p>
          </table:table-cell>
          <table:table-cell office:value-type="float" office:value="4061" calcext:value-type="float">
            <text:p>406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06400000000" calcext:value-type="float">
            <text:p>406400000000</text:p>
          </table:table-cell>
        </table:table-row>
        <table:table-row table:style-name="ro1">
          <table:table-cell office:value-type="float" office:value="30690000" calcext:value-type="float">
            <text:p>30690000</text:p>
          </table:table-cell>
          <table:table-cell office:value-type="float" office:value="4101" calcext:value-type="float">
            <text:p>4101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0400000000" calcext:value-type="float">
            <text:p>410400000000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4139" calcext:value-type="float">
            <text:p>413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4200000000" calcext:value-type="float">
            <text:p>414200000000</text:p>
          </table:table-cell>
        </table:table-row>
        <table:table-row table:style-name="ro1">
          <table:table-cell office:value-type="float" office:value="31290000" calcext:value-type="float">
            <text:p>31290000</text:p>
          </table:table-cell>
          <table:table-cell office:value-type="float" office:value="4180" calcext:value-type="float">
            <text:p>418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8300000000" calcext:value-type="float">
            <text:p>418300000000</text:p>
          </table:table-cell>
        </table:table-row>
        <table:table-row table:style-name="ro1">
          <table:table-cell office:value-type="float" office:value="31590000" calcext:value-type="float">
            <text:p>31590000</text:p>
          </table:table-cell>
          <table:table-cell office:value-type="float" office:value="4216" calcext:value-type="float">
            <text:p>421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21900000000" calcext:value-type="float">
            <text:p>421900000000</text:p>
          </table:table-cell>
        </table:table-row>
        <table:table-row table:style-name="ro1">
          <table:table-cell office:value-type="float" office:value="31890000" calcext:value-type="float">
            <text:p>31890000</text:p>
          </table:table-cell>
          <table:table-cell office:value-type="float" office:value="4255" calcext:value-type="float">
            <text:p>425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25800000000" calcext:value-type="float">
            <text:p>425800000000</text:p>
          </table:table-cell>
        </table:table-row>
        <table:table-row table:style-name="ro1">
          <table:table-cell office:value-type="float" office:value="32190000" calcext:value-type="float">
            <text:p>32190000</text:p>
          </table:table-cell>
          <table:table-cell office:value-type="float" office:value="4295" calcext:value-type="float">
            <text:p>4295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29800000000" calcext:value-type="float">
            <text:p>429800000000</text:p>
          </table:table-cell>
        </table:table-row>
        <table:table-row table:style-name="ro1">
          <table:table-cell office:value-type="float" office:value="32490000" calcext:value-type="float">
            <text:p>32490000</text:p>
          </table:table-cell>
          <table:table-cell office:value-type="float" office:value="4333" calcext:value-type="float">
            <text:p>433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33600000000" calcext:value-type="float">
            <text:p>433600000000</text:p>
          </table:table-cell>
        </table:table-row>
        <table:table-row table:style-name="ro1">
          <table:table-cell office:value-type="float" office:value="32790000" calcext:value-type="float">
            <text:p>32790000</text:p>
          </table:table-cell>
          <table:table-cell office:value-type="float" office:value="4375" calcext:value-type="float">
            <text:p>4375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37800000000" calcext:value-type="float">
            <text:p>437800000000</text:p>
          </table:table-cell>
        </table:table-row>
        <table:table-row table:style-name="ro1">
          <table:table-cell office:value-type="float" office:value="33090000" calcext:value-type="float">
            <text:p>33090000</text:p>
          </table:table-cell>
          <table:table-cell office:value-type="float" office:value="4412" calcext:value-type="float">
            <text:p>441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41500000000" calcext:value-type="float">
            <text:p>441500000000</text:p>
          </table:table-cell>
        </table:table-row>
        <table:table-row table:style-name="ro1">
          <table:table-cell office:value-type="float" office:value="33390000" calcext:value-type="float">
            <text:p>33390000</text:p>
          </table:table-cell>
          <table:table-cell office:value-type="float" office:value="4451" calcext:value-type="float">
            <text:p>4451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45400000000" calcext:value-type="float">
            <text:p>445400000000</text:p>
          </table:table-cell>
        </table:table-row>
        <table:table-row table:style-name="ro1">
          <table:table-cell office:value-type="float" office:value="33690000" calcext:value-type="float">
            <text:p>33690000</text:p>
          </table:table-cell>
          <table:table-cell office:value-type="float" office:value="4490" calcext:value-type="float">
            <text:p>449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49300000000" calcext:value-type="float">
            <text:p>449300000000</text:p>
          </table:table-cell>
        </table:table-row>
        <table:table-row table:style-name="ro1">
          <table:table-cell office:value-type="float" office:value="33990000" calcext:value-type="float">
            <text:p>33990000</text:p>
          </table:table-cell>
          <table:table-cell office:value-type="float" office:value="4526" calcext:value-type="float">
            <text:p>4526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52900000000" calcext:value-type="float">
            <text:p>452900000000</text:p>
          </table:table-cell>
        </table:table-row>
        <table:table-row table:style-name="ro1">
          <table:table-cell office:value-type="float" office:value="34290000" calcext:value-type="float">
            <text:p>34290000</text:p>
          </table:table-cell>
          <table:table-cell office:value-type="float" office:value="4566" calcext:value-type="float">
            <text:p>4566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56900000000" calcext:value-type="float">
            <text:p>456900000000</text:p>
          </table:table-cell>
        </table:table-row>
        <table:table-row table:style-name="ro1">
          <table:table-cell office:value-type="float" office:value="34590000" calcext:value-type="float">
            <text:p>34590000</text:p>
          </table:table-cell>
          <table:table-cell office:value-type="float" office:value="4604" calcext:value-type="float">
            <text:p>460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60700000000" calcext:value-type="float">
            <text:p>460700000000</text:p>
          </table:table-cell>
        </table:table-row>
        <table:table-row table:style-name="ro1">
          <table:table-cell office:value-type="float" office:value="34890000" calcext:value-type="float">
            <text:p>34890000</text:p>
          </table:table-cell>
          <table:table-cell office:value-type="float" office:value="4642" calcext:value-type="float">
            <text:p>4642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64500000000" calcext:value-type="float">
            <text:p>464500000000</text:p>
          </table:table-cell>
        </table:table-row>
        <table:table-row table:style-name="ro1">
          <table:table-cell office:value-type="float" office:value="35190000" calcext:value-type="float">
            <text:p>35190000</text:p>
          </table:table-cell>
          <table:table-cell office:value-type="float" office:value="4682" calcext:value-type="float">
            <text:p>4682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68500000000" calcext:value-type="float">
            <text:p>468500000000</text:p>
          </table:table-cell>
        </table:table-row>
        <table:table-row table:style-name="ro1">
          <table:table-cell office:value-type="float" office:value="35490000" calcext:value-type="float">
            <text:p>35490000</text:p>
          </table:table-cell>
          <table:table-cell office:value-type="float" office:value="4720" calcext:value-type="float">
            <text:p>4720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72300000000" calcext:value-type="float">
            <text:p>472300000000</text:p>
          </table:table-cell>
        </table:table-row>
        <table:table-row table:style-name="ro1">
          <table:table-cell office:value-type="float" office:value="35790000" calcext:value-type="float">
            <text:p>35790000</text:p>
          </table:table-cell>
          <table:table-cell office:value-type="float" office:value="4758" calcext:value-type="float">
            <text:p>4758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76100000000" calcext:value-type="float">
            <text:p>476100000000</text:p>
          </table:table-cell>
        </table:table-row>
        <table:table-row table:style-name="ro1">
          <table:table-cell office:value-type="float" office:value="36090000" calcext:value-type="float">
            <text:p>36090000</text:p>
          </table:table-cell>
          <table:table-cell office:value-type="float" office:value="4796" calcext:value-type="float">
            <text:p>4796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79889500000" calcext:value-type="float">
            <text:p>479889500000</text:p>
          </table:table-cell>
        </table:table-row>
        <table:table-row table:style-name="ro1">
          <table:table-cell office:value-type="float" office:value="36390000" calcext:value-type="float">
            <text:p>36390000</text:p>
          </table:table-cell>
          <table:table-cell office:value-type="float" office:value="4836" calcext:value-type="float">
            <text:p>4836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83900000000" calcext:value-type="float">
            <text:p>483900000000</text:p>
          </table:table-cell>
        </table:table-row>
        <table:table-row table:style-name="ro1">
          <table:table-cell office:value-type="float" office:value="36690000" calcext:value-type="float">
            <text:p>36690000</text:p>
          </table:table-cell>
          <table:table-cell office:value-type="float" office:value="4873" calcext:value-type="float">
            <text:p>4873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87600000000" calcext:value-type="float">
            <text:p>487600000000</text:p>
          </table:table-cell>
        </table:table-row>
        <table:table-row table:style-name="ro1">
          <table:table-cell office:value-type="float" office:value="36990000" calcext:value-type="float">
            <text:p>36990000</text:p>
          </table:table-cell>
          <table:table-cell office:value-type="float" office:value="4910" calcext:value-type="float">
            <text:p>4910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91300000000" calcext:value-type="float">
            <text:p>491300000000</text:p>
          </table:table-cell>
        </table:table-row>
        <table:table-row table:style-name="ro1">
          <table:table-cell office:value-type="float" office:value="37290000" calcext:value-type="float">
            <text:p>37290000</text:p>
          </table:table-cell>
          <table:table-cell office:value-type="float" office:value="4949" calcext:value-type="float">
            <text:p>4949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95200000000" calcext:value-type="float">
            <text:p>495200000000</text:p>
          </table:table-cell>
        </table:table-row>
        <table:table-row table:style-name="ro1">
          <table:table-cell office:value-type="float" office:value="37590000" calcext:value-type="float">
            <text:p>37590000</text:p>
          </table:table-cell>
          <table:table-cell office:value-type="float" office:value="4990" calcext:value-type="float">
            <text:p>4990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99300000000" calcext:value-type="float">
            <text:p>499300000000</text:p>
          </table:table-cell>
        </table:table-row>
        <table:table-row table:style-name="ro1">
          <table:table-cell office:value-type="float" office:value="37890000" calcext:value-type="float">
            <text:p>37890000</text:p>
          </table:table-cell>
          <table:table-cell office:value-type="float" office:value="5029" calcext:value-type="float">
            <text:p>5029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03131250000" calcext:value-type="float">
            <text:p>503131250000</text:p>
          </table:table-cell>
        </table:table-row>
        <table:table-row table:style-name="ro1">
          <table:table-cell office:value-type="float" office:value="38190000" calcext:value-type="float">
            <text:p>38190000</text:p>
          </table:table-cell>
          <table:table-cell office:value-type="float" office:value="5067" calcext:value-type="float">
            <text:p>5067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07000000000" calcext:value-type="float">
            <text:p>507000000000</text:p>
          </table:table-cell>
        </table:table-row>
        <table:table-row table:style-name="ro1">
          <table:table-cell office:value-type="float" office:value="38490000" calcext:value-type="float">
            <text:p>38490000</text:p>
          </table:table-cell>
          <table:table-cell office:value-type="float" office:value="5108" calcext:value-type="float">
            <text:p>5108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11100000000" calcext:value-type="float">
            <text:p>511100000000</text:p>
          </table:table-cell>
        </table:table-row>
        <table:table-row table:style-name="ro1">
          <table:table-cell office:value-type="float" office:value="38790000" calcext:value-type="float">
            <text:p>38790000</text:p>
          </table:table-cell>
          <table:table-cell office:value-type="float" office:value="5147" calcext:value-type="float">
            <text:p>5147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15000000000" calcext:value-type="float">
            <text:p>515000000000</text:p>
          </table:table-cell>
        </table:table-row>
        <table:table-row table:style-name="ro1">
          <table:table-cell office:value-type="float" office:value="39090000" calcext:value-type="float">
            <text:p>39090000</text:p>
          </table:table-cell>
          <table:table-cell office:value-type="float" office:value="5183" calcext:value-type="float">
            <text:p>5183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18600000000" calcext:value-type="float">
            <text:p>518600000000</text:p>
          </table:table-cell>
        </table:table-row>
        <table:table-row table:style-name="ro1">
          <table:table-cell office:value-type="float" office:value="39390000" calcext:value-type="float">
            <text:p>39390000</text:p>
          </table:table-cell>
          <table:table-cell office:value-type="float" office:value="5222" calcext:value-type="float">
            <text:p>522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22500000000" calcext:value-type="float">
            <text:p>522500000000</text:p>
          </table:table-cell>
        </table:table-row>
        <table:table-row table:style-name="ro1">
          <table:table-cell office:value-type="float" office:value="39690000" calcext:value-type="float">
            <text:p>39690000</text:p>
          </table:table-cell>
          <table:table-cell office:value-type="float" office:value="5262" calcext:value-type="float">
            <text:p>526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26481500000" calcext:value-type="float">
            <text:p>526481500000</text:p>
          </table:table-cell>
        </table:table-row>
        <table:table-row table:style-name="ro1">
          <table:table-cell office:value-type="float" office:value="39990000" calcext:value-type="float">
            <text:p>39990000</text:p>
          </table:table-cell>
          <table:table-cell office:value-type="float" office:value="5300" calcext:value-type="float">
            <text:p>5300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0300000000" calcext:value-type="float">
            <text:p>530300000000</text:p>
          </table:table-cell>
        </table:table-row>
        <table:table-row table:style-name="ro1">
          <table:table-cell office:value-type="float" office:value="40290000" calcext:value-type="float">
            <text:p>40290000</text:p>
          </table:table-cell>
          <table:table-cell office:value-type="float" office:value="5339" calcext:value-type="float">
            <text:p>5339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4200000000" calcext:value-type="float">
            <text:p>534200000000</text:p>
          </table:table-cell>
        </table:table-row>
        <table:table-row table:style-name="ro1">
          <table:table-cell office:value-type="float" office:value="40590000" calcext:value-type="float">
            <text:p>40590000</text:p>
          </table:table-cell>
          <table:table-cell office:value-type="float" office:value="5375" calcext:value-type="float">
            <text:p>5375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7800000000" calcext:value-type="float">
            <text:p>537800000000</text:p>
          </table:table-cell>
        </table:table-row>
        <table:table-row table:style-name="ro1">
          <table:table-cell office:value-type="float" office:value="40890000" calcext:value-type="float">
            <text:p>40890000</text:p>
          </table:table-cell>
          <table:table-cell office:value-type="float" office:value="5416" calcext:value-type="float">
            <text:p>5416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41900000000" calcext:value-type="float">
            <text:p>541900000000</text:p>
          </table:table-cell>
        </table:table-row>
        <table:table-row table:style-name="ro1">
          <table:table-cell office:value-type="float" office:value="41190000" calcext:value-type="float">
            <text:p>41190000</text:p>
          </table:table-cell>
          <table:table-cell office:value-type="float" office:value="5455" calcext:value-type="float">
            <text:p>5455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45800000000" calcext:value-type="float">
            <text:p>545800000000</text:p>
          </table:table-cell>
        </table:table-row>
        <table:table-row table:style-name="ro1">
          <table:table-cell office:value-type="float" office:value="41490000" calcext:value-type="float">
            <text:p>41490000</text:p>
          </table:table-cell>
          <table:table-cell office:value-type="float" office:value="5494" calcext:value-type="float">
            <text:p>5494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49700000000" calcext:value-type="float">
            <text:p>549700000000</text:p>
          </table:table-cell>
        </table:table-row>
        <table:table-row table:style-name="ro1">
          <table:table-cell office:value-type="float" office:value="41790000" calcext:value-type="float">
            <text:p>41790000</text:p>
          </table:table-cell>
          <table:table-cell office:value-type="float" office:value="5535" calcext:value-type="float">
            <text:p>5535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53800000000" calcext:value-type="float">
            <text:p>553800000000</text:p>
          </table:table-cell>
        </table:table-row>
        <table:table-row table:style-name="ro1">
          <table:table-cell office:value-type="float" office:value="42090000" calcext:value-type="float">
            <text:p>42090000</text:p>
          </table:table-cell>
          <table:table-cell office:value-type="float" office:value="5572" calcext:value-type="float">
            <text:p>5572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57500000000" calcext:value-type="float">
            <text:p>557500000000</text:p>
          </table:table-cell>
        </table:table-row>
        <table:table-row table:style-name="ro1">
          <table:table-cell office:value-type="float" office:value="42390000" calcext:value-type="float">
            <text:p>42390000</text:p>
          </table:table-cell>
          <table:table-cell office:value-type="float" office:value="5613" calcext:value-type="float">
            <text:p>5613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61600000000" calcext:value-type="float">
            <text:p>561600000000</text:p>
          </table:table-cell>
        </table:table-row>
        <table:table-row table:style-name="ro1">
          <table:table-cell office:value-type="float" office:value="42690000" calcext:value-type="float">
            <text:p>42690000</text:p>
          </table:table-cell>
          <table:table-cell office:value-type="float" office:value="5650" calcext:value-type="float">
            <text:p>565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65300000000" calcext:value-type="float">
            <text:p>565300000000</text:p>
          </table:table-cell>
        </table:table-row>
        <table:table-row table:style-name="ro1">
          <table:table-cell office:value-type="float" office:value="42990000" calcext:value-type="float">
            <text:p>42990000</text:p>
          </table:table-cell>
          <table:table-cell office:value-type="float" office:value="5687" calcext:value-type="float">
            <text:p>5687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69000000000" calcext:value-type="float">
            <text:p>569000000000</text:p>
          </table:table-cell>
        </table:table-row>
        <table:table-row table:style-name="ro1">
          <table:table-cell office:value-type="float" office:value="43290000" calcext:value-type="float">
            <text:p>43290000</text:p>
          </table:table-cell>
          <table:table-cell office:value-type="float" office:value="5727" calcext:value-type="float">
            <text:p>5727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73000000000" calcext:value-type="float">
            <text:p>573000000000</text:p>
          </table:table-cell>
        </table:table-row>
        <table:table-row table:style-name="ro1">
          <table:table-cell office:value-type="float" office:value="43590000" calcext:value-type="float">
            <text:p>43590000</text:p>
          </table:table-cell>
          <table:table-cell office:value-type="float" office:value="5765" calcext:value-type="float">
            <text:p>5765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76800000000" calcext:value-type="float">
            <text:p>576800000000</text:p>
          </table:table-cell>
        </table:table-row>
        <table:table-row table:style-name="ro1">
          <table:table-cell office:value-type="float" office:value="43890000" calcext:value-type="float">
            <text:p>43890000</text:p>
          </table:table-cell>
          <table:table-cell office:value-type="float" office:value="5807" calcext:value-type="float">
            <text:p>5807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1000000000" calcext:value-type="float">
            <text:p>581000000000</text:p>
          </table:table-cell>
        </table:table-row>
        <table:table-row table:style-name="ro1">
          <table:table-cell office:value-type="float" office:value="44190000" calcext:value-type="float">
            <text:p>44190000</text:p>
          </table:table-cell>
          <table:table-cell office:value-type="float" office:value="5846" calcext:value-type="float">
            <text:p>5846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4900000000" calcext:value-type="float">
            <text:p>584900000000</text:p>
          </table:table-cell>
        </table:table-row>
        <table:table-row table:style-name="ro1">
          <table:table-cell office:value-type="float" office:value="44490000" calcext:value-type="float">
            <text:p>44490000</text:p>
          </table:table-cell>
          <table:table-cell office:value-type="float" office:value="5886" calcext:value-type="float">
            <text:p>5886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8900000000" calcext:value-type="float">
            <text:p>588900000000</text:p>
          </table:table-cell>
        </table:table-row>
        <table:table-row table:style-name="ro1">
          <table:table-cell office:value-type="float" office:value="44790000" calcext:value-type="float">
            <text:p>44790000</text:p>
          </table:table-cell>
          <table:table-cell office:value-type="float" office:value="5926" calcext:value-type="float">
            <text:p>5926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92900000000" calcext:value-type="float">
            <text:p>592900000000</text:p>
          </table:table-cell>
        </table:table-row>
        <table:table-row table:style-name="ro1">
          <table:table-cell office:value-type="float" office:value="45090000" calcext:value-type="float">
            <text:p>45090000</text:p>
          </table:table-cell>
          <table:table-cell office:value-type="float" office:value="5965" calcext:value-type="float">
            <text:p>5965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96800000000" calcext:value-type="float">
            <text:p>596800000000</text:p>
          </table:table-cell>
        </table:table-row>
        <table:table-row table:style-name="ro1">
          <table:table-cell office:value-type="float" office:value="45390000" calcext:value-type="float">
            <text:p>45390000</text:p>
          </table:table-cell>
          <table:table-cell office:value-type="float" office:value="6004" calcext:value-type="float">
            <text:p>6004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0700000000" calcext:value-type="float">
            <text:p>600700000000</text:p>
          </table:table-cell>
        </table:table-row>
        <table:table-row table:style-name="ro1">
          <table:table-cell office:value-type="float" office:value="45690000" calcext:value-type="float">
            <text:p>45690000</text:p>
          </table:table-cell>
          <table:table-cell office:value-type="float" office:value="6044" calcext:value-type="float">
            <text:p>6044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4536750000" calcext:value-type="float">
            <text:p>604536750000</text:p>
          </table:table-cell>
        </table:table-row>
        <table:table-row table:style-name="ro1">
          <table:table-cell office:value-type="float" office:value="45990000" calcext:value-type="float">
            <text:p>45990000</text:p>
          </table:table-cell>
          <table:table-cell office:value-type="float" office:value="6080" calcext:value-type="float">
            <text:p>608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8300000000" calcext:value-type="float">
            <text:p>608300000000</text:p>
          </table:table-cell>
        </table:table-row>
        <table:table-row table:style-name="ro1">
          <table:table-cell office:value-type="float" office:value="46290000" calcext:value-type="float">
            <text:p>46290000</text:p>
          </table:table-cell>
          <table:table-cell office:value-type="float" office:value="6118" calcext:value-type="float">
            <text:p>611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12100000000" calcext:value-type="float">
            <text:p>612100000000</text:p>
          </table:table-cell>
        </table:table-row>
        <table:table-row table:style-name="ro1">
          <table:table-cell office:value-type="float" office:value="46590000" calcext:value-type="float">
            <text:p>46590000</text:p>
          </table:table-cell>
          <table:table-cell office:value-type="float" office:value="6156" calcext:value-type="float">
            <text:p>6156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15900000000" calcext:value-type="float">
            <text:p>615900000000</text:p>
          </table:table-cell>
        </table:table-row>
        <table:table-row table:style-name="ro1">
          <table:table-cell office:value-type="float" office:value="46890000" calcext:value-type="float">
            <text:p>46890000</text:p>
          </table:table-cell>
          <table:table-cell office:value-type="float" office:value="6194" calcext:value-type="float">
            <text:p>6194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19700000000" calcext:value-type="float">
            <text:p>619700000000</text:p>
          </table:table-cell>
        </table:table-row>
        <table:table-row table:style-name="ro1">
          <table:table-cell office:value-type="float" office:value="47190000" calcext:value-type="float">
            <text:p>47190000</text:p>
          </table:table-cell>
          <table:table-cell office:value-type="float" office:value="6230" calcext:value-type="float">
            <text:p>6230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23300000000" calcext:value-type="float">
            <text:p>623300000000</text:p>
          </table:table-cell>
        </table:table-row>
        <table:table-row table:style-name="ro1">
          <table:table-cell office:value-type="float" office:value="47490000" calcext:value-type="float">
            <text:p>47490000</text:p>
          </table:table-cell>
          <table:table-cell office:value-type="float" office:value="6270" calcext:value-type="float">
            <text:p>6270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27298750000" calcext:value-type="float">
            <text:p>627298750000</text:p>
          </table:table-cell>
        </table:table-row>
        <table:table-row table:style-name="ro1">
          <table:table-cell office:value-type="float" office:value="47790000" calcext:value-type="float">
            <text:p>47790000</text:p>
          </table:table-cell>
          <table:table-cell office:value-type="float" office:value="6306" calcext:value-type="float">
            <text:p>6306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30900000000" calcext:value-type="float">
            <text:p>630900000000</text:p>
          </table:table-cell>
        </table:table-row>
        <table:table-row table:style-name="ro1">
          <table:table-cell office:value-type="float" office:value="48090000" calcext:value-type="float">
            <text:p>48090000</text:p>
          </table:table-cell>
          <table:table-cell office:value-type="float" office:value="6344" calcext:value-type="float">
            <text:p>6344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34700000000" calcext:value-type="float">
            <text:p>634700000000</text:p>
          </table:table-cell>
        </table:table-row>
        <table:table-row table:style-name="ro1">
          <table:table-cell office:value-type="float" office:value="48390000" calcext:value-type="float">
            <text:p>48390000</text:p>
          </table:table-cell>
          <table:table-cell office:value-type="float" office:value="6385" calcext:value-type="float">
            <text:p>6385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38800000000" calcext:value-type="float">
            <text:p>638800000000</text:p>
          </table:table-cell>
        </table:table-row>
        <table:table-row table:style-name="ro1">
          <table:table-cell office:value-type="float" office:value="48690000" calcext:value-type="float">
            <text:p>48690000</text:p>
          </table:table-cell>
          <table:table-cell office:value-type="float" office:value="6424" calcext:value-type="float">
            <text:p>6424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2700000000" calcext:value-type="float">
            <text:p>642700000000</text:p>
          </table:table-cell>
        </table:table-row>
        <table:table-row table:style-name="ro1">
          <table:table-cell office:value-type="float" office:value="48990000" calcext:value-type="float">
            <text:p>48990000</text:p>
          </table:table-cell>
          <table:table-cell office:value-type="float" office:value="6463" calcext:value-type="float">
            <text:p>6463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6600000000" calcext:value-type="float">
            <text:p>646600000000</text:p>
          </table:table-cell>
        </table:table-row>
        <table:table-row table:style-name="ro1">
          <table:table-cell office:value-type="float" office:value="49290000" calcext:value-type="float">
            <text:p>49290000</text:p>
          </table:table-cell>
          <table:table-cell office:value-type="float" office:value="6500" calcext:value-type="float">
            <text:p>6500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50300000000" calcext:value-type="float">
            <text:p>650300000000</text:p>
          </table:table-cell>
        </table:table-row>
        <table:table-row table:style-name="ro1">
          <table:table-cell office:value-type="float" office:value="49590000" calcext:value-type="float">
            <text:p>49590000</text:p>
          </table:table-cell>
          <table:table-cell office:value-type="float" office:value="6542" calcext:value-type="float">
            <text:p>654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54500000000" calcext:value-type="float">
            <text:p>654500000000</text:p>
          </table:table-cell>
        </table:table-row>
        <table:table-row table:style-name="ro1">
          <table:table-cell office:value-type="float" office:value="49890000" calcext:value-type="float">
            <text:p>49890000</text:p>
          </table:table-cell>
          <table:table-cell office:value-type="float" office:value="6579" calcext:value-type="float">
            <text:p>6579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58200000000" calcext:value-type="float">
            <text:p>658200000000</text:p>
          </table:table-cell>
        </table:table-row>
        <table:table-row table:style-name="ro1">
          <table:table-cell office:value-type="float" office:value="50190000" calcext:value-type="float">
            <text:p>50190000</text:p>
          </table:table-cell>
          <table:table-cell office:value-type="float" office:value="6618" calcext:value-type="float">
            <text:p>6618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2100000000" calcext:value-type="float">
            <text:p>662100000000</text:p>
          </table:table-cell>
        </table:table-row>
        <table:table-row table:style-name="ro1">
          <table:table-cell office:value-type="float" office:value="50490000" calcext:value-type="float">
            <text:p>50490000</text:p>
          </table:table-cell>
          <table:table-cell office:value-type="float" office:value="6657" calcext:value-type="float">
            <text:p>6657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6000000000" calcext:value-type="float">
            <text:p>666000000000</text:p>
          </table:table-cell>
        </table:table-row>
        <table:table-row table:style-name="ro1">
          <table:table-cell office:value-type="float" office:value="50790000" calcext:value-type="float">
            <text:p>50790000</text:p>
          </table:table-cell>
          <table:table-cell office:value-type="float" office:value="6695" calcext:value-type="float">
            <text:p>6695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9800000000" calcext:value-type="float">
            <text:p>669800000000</text:p>
          </table:table-cell>
        </table:table-row>
        <table:table-row table:style-name="ro1">
          <table:table-cell office:value-type="float" office:value="51090000" calcext:value-type="float">
            <text:p>51090000</text:p>
          </table:table-cell>
          <table:table-cell office:value-type="float" office:value="6731" calcext:value-type="float">
            <text:p>6731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73400000000" calcext:value-type="float">
            <text:p>673400000000</text:p>
          </table:table-cell>
        </table:table-row>
        <table:table-row table:style-name="ro1">
          <table:table-cell office:value-type="float" office:value="51390000" calcext:value-type="float">
            <text:p>51390000</text:p>
          </table:table-cell>
          <table:table-cell office:value-type="float" office:value="6771" calcext:value-type="float">
            <text:p>6771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77400000000" calcext:value-type="float">
            <text:p>677400000000</text:p>
          </table:table-cell>
        </table:table-row>
        <table:table-row table:style-name="ro1">
          <table:table-cell office:value-type="float" office:value="51690000" calcext:value-type="float">
            <text:p>51690000</text:p>
          </table:table-cell>
          <table:table-cell office:value-type="float" office:value="6810" calcext:value-type="float">
            <text:p>6810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1228500000" calcext:value-type="float">
            <text:p>681228500000</text:p>
          </table:table-cell>
        </table:table-row>
        <table:table-row table:style-name="ro1">
          <table:table-cell office:value-type="float" office:value="51990000" calcext:value-type="float">
            <text:p>51990000</text:p>
          </table:table-cell>
          <table:table-cell office:value-type="float" office:value="6850" calcext:value-type="float">
            <text:p>6850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5300000000" calcext:value-type="float">
            <text:p>685300000000</text:p>
          </table:table-cell>
        </table:table-row>
        <table:table-row table:style-name="ro1">
          <table:table-cell office:value-type="float" office:value="52290000" calcext:value-type="float">
            <text:p>52290000</text:p>
          </table:table-cell>
          <table:table-cell office:value-type="float" office:value="6887" calcext:value-type="float">
            <text:p>6887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9000000000" calcext:value-type="float">
            <text:p>689000000000</text:p>
          </table:table-cell>
        </table:table-row>
        <table:table-row table:style-name="ro1">
          <table:table-cell office:value-type="float" office:value="52590000" calcext:value-type="float">
            <text:p>52590000</text:p>
          </table:table-cell>
          <table:table-cell office:value-type="float" office:value="6923" calcext:value-type="float">
            <text:p>6923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92600000000" calcext:value-type="float">
            <text:p>692600000000</text:p>
          </table:table-cell>
        </table:table-row>
        <table:table-row table:style-name="ro1">
          <table:table-cell office:value-type="float" office:value="52890000" calcext:value-type="float">
            <text:p>52890000</text:p>
          </table:table-cell>
          <table:table-cell office:value-type="float" office:value="6962" calcext:value-type="float">
            <text:p>6962</text:p>
          </table:table-cell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96500000000" calcext:value-type="float">
            <text:p>696500000000</text:p>
          </table:table-cell>
        </table:table-row>
        <table:table-row table:style-name="ro1">
          <table:table-cell office:value-type="float" office:value="53190000" calcext:value-type="float">
            <text:p>53190000</text:p>
          </table:table-cell>
          <table:table-cell office:value-type="float" office:value="7000" calcext:value-type="float">
            <text:p>7000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00300000000" calcext:value-type="float">
            <text:p>700300000000</text:p>
          </table:table-cell>
        </table:table-row>
        <table:table-row table:style-name="ro1">
          <table:table-cell office:value-type="float" office:value="53490000" calcext:value-type="float">
            <text:p>53490000</text:p>
          </table:table-cell>
          <table:table-cell office:value-type="float" office:value="7036" calcext:value-type="float">
            <text:p>7036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03900000000" calcext:value-type="float">
            <text:p>703900000000</text:p>
          </table:table-cell>
        </table:table-row>
        <table:table-row table:style-name="ro1">
          <table:table-cell office:value-type="float" office:value="53790000" calcext:value-type="float">
            <text:p>53790000</text:p>
          </table:table-cell>
          <table:table-cell office:value-type="float" office:value="7074" calcext:value-type="float">
            <text:p>7074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07700000000" calcext:value-type="float">
            <text:p>707700000000</text:p>
          </table:table-cell>
        </table:table-row>
        <table:table-row table:style-name="ro1">
          <table:table-cell office:value-type="float" office:value="54090000" calcext:value-type="float">
            <text:p>54090000</text:p>
          </table:table-cell>
          <table:table-cell office:value-type="float" office:value="7114" calcext:value-type="float">
            <text:p>7114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11700000000" calcext:value-type="float">
            <text:p>711700000000</text:p>
          </table:table-cell>
        </table:table-row>
        <table:table-row table:style-name="ro1">
          <table:table-cell office:value-type="float" office:value="54390000" calcext:value-type="float">
            <text:p>54390000</text:p>
          </table:table-cell>
          <table:table-cell office:value-type="float" office:value="7151" calcext:value-type="float">
            <text:p>7151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15400000000" calcext:value-type="float">
            <text:p>715400000000</text:p>
          </table:table-cell>
        </table:table-row>
        <table:table-row table:style-name="ro1">
          <table:table-cell office:value-type="float" office:value="54690000" calcext:value-type="float">
            <text:p>54690000</text:p>
          </table:table-cell>
          <table:table-cell office:value-type="float" office:value="7191" calcext:value-type="float">
            <text:p>7191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19400000000" calcext:value-type="float">
            <text:p>719400000000</text:p>
          </table:table-cell>
        </table:table-row>
        <table:table-row table:style-name="ro1">
          <table:table-cell office:value-type="float" office:value="54990000" calcext:value-type="float">
            <text:p>54990000</text:p>
          </table:table-cell>
          <table:table-cell office:value-type="float" office:value="7228" calcext:value-type="float">
            <text:p>7228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23100000000" calcext:value-type="float">
            <text:p>723100000000</text:p>
          </table:table-cell>
        </table:table-row>
        <table:table-row table:style-name="ro1">
          <table:table-cell office:value-type="float" office:value="55290000" calcext:value-type="float">
            <text:p>55290000</text:p>
          </table:table-cell>
          <table:table-cell office:value-type="float" office:value="7270" calcext:value-type="float">
            <text:p>7270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27284000000" calcext:value-type="float">
            <text:p>727284000000</text:p>
          </table:table-cell>
        </table:table-row>
        <table:table-row table:style-name="ro1">
          <table:table-cell office:value-type="float" office:value="55590000" calcext:value-type="float">
            <text:p>55590000</text:p>
          </table:table-cell>
          <table:table-cell office:value-type="float" office:value="7306" calcext:value-type="float">
            <text:p>7306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30900000000" calcext:value-type="float">
            <text:p>730900000000</text:p>
          </table:table-cell>
        </table:table-row>
        <table:table-row table:style-name="ro1">
          <table:table-cell office:value-type="float" office:value="55890000" calcext:value-type="float">
            <text:p>55890000</text:p>
          </table:table-cell>
          <table:table-cell office:value-type="float" office:value="7347" calcext:value-type="float">
            <text:p>7347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35000000000" calcext:value-type="float">
            <text:p>735000000000</text:p>
          </table:table-cell>
        </table:table-row>
        <table:table-row table:style-name="ro1">
          <table:table-cell office:value-type="float" office:value="56190000" calcext:value-type="float">
            <text:p>56190000</text:p>
          </table:table-cell>
          <table:table-cell office:value-type="float" office:value="7384" calcext:value-type="float">
            <text:p>7384</text:p>
          </table:table-cell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38700000000" calcext:value-type="float">
            <text:p>738700000000</text:p>
          </table:table-cell>
        </table:table-row>
        <table:table-row table:style-name="ro1">
          <table:table-cell office:value-type="float" office:value="56490000" calcext:value-type="float">
            <text:p>56490000</text:p>
          </table:table-cell>
          <table:table-cell office:value-type="float" office:value="7422" calcext:value-type="float">
            <text:p>7422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42500000000" calcext:value-type="float">
            <text:p>742500000000</text:p>
          </table:table-cell>
        </table:table-row>
        <table:table-row table:style-name="ro1">
          <table:table-cell office:value-type="float" office:value="56790000" calcext:value-type="float">
            <text:p>56790000</text:p>
          </table:table-cell>
          <table:table-cell office:value-type="float" office:value="7463" calcext:value-type="float">
            <text:p>7463</text:p>
          </table:table-cell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46600000000" calcext:value-type="float">
            <text:p>746600000000</text:p>
          </table:table-cell>
        </table:table-row>
        <table:table-row table:style-name="ro1">
          <table:table-cell office:value-type="float" office:value="57090000" calcext:value-type="float">
            <text:p>57090000</text:p>
          </table:table-cell>
          <table:table-cell office:value-type="float" office:value="7501" calcext:value-type="float">
            <text:p>7501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50400000000" calcext:value-type="float">
            <text:p>750400000000</text:p>
          </table:table-cell>
        </table:table-row>
        <table:table-row table:style-name="ro1">
          <table:table-cell office:value-type="float" office:value="57390000" calcext:value-type="float">
            <text:p>57390000</text:p>
          </table:table-cell>
          <table:table-cell office:value-type="float" office:value="7539" calcext:value-type="float">
            <text:p>7539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54200000000" calcext:value-type="float">
            <text:p>754200000000</text:p>
          </table:table-cell>
        </table:table-row>
        <table:table-row table:style-name="ro1">
          <table:table-cell office:value-type="float" office:value="57690000" calcext:value-type="float">
            <text:p>57690000</text:p>
          </table:table-cell>
          <table:table-cell office:value-type="float" office:value="7578" calcext:value-type="float">
            <text:p>7578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58100000000" calcext:value-type="float">
            <text:p>758100000000</text:p>
          </table:table-cell>
        </table:table-row>
        <table:table-row table:style-name="ro1">
          <table:table-cell office:value-type="float" office:value="57990000" calcext:value-type="float">
            <text:p>57990000</text:p>
          </table:table-cell>
          <table:table-cell office:value-type="float" office:value="7617" calcext:value-type="float">
            <text:p>7617</text:p>
          </table:table-cell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62000000000" calcext:value-type="float">
            <text:p>762000000000</text:p>
          </table:table-cell>
        </table:table-row>
        <table:table-row table:style-name="ro1">
          <table:table-cell office:value-type="float" office:value="58290000" calcext:value-type="float">
            <text:p>58290000</text:p>
          </table:table-cell>
          <table:table-cell office:value-type="float" office:value="7654" calcext:value-type="float">
            <text:p>7654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65700000000" calcext:value-type="float">
            <text:p>765700000000</text:p>
          </table:table-cell>
        </table:table-row>
        <table:table-row table:style-name="ro1">
          <table:table-cell office:value-type="float" office:value="58590000" calcext:value-type="float">
            <text:p>58590000</text:p>
          </table:table-cell>
          <table:table-cell office:value-type="float" office:value="7692" calcext:value-type="float">
            <text:p>7692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69500000000" calcext:value-type="float">
            <text:p>769500000000</text:p>
          </table:table-cell>
        </table:table-row>
        <table:table-row table:style-name="ro1">
          <table:table-cell office:value-type="float" office:value="58890000" calcext:value-type="float">
            <text:p>58890000</text:p>
          </table:table-cell>
          <table:table-cell office:value-type="float" office:value="7732" calcext:value-type="float">
            <text:p>773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73500000000" calcext:value-type="float">
            <text:p>773500000000</text:p>
          </table:table-cell>
        </table:table-row>
        <table:table-row table:style-name="ro1">
          <table:table-cell office:value-type="float" office:value="59190000" calcext:value-type="float">
            <text:p>59190000</text:p>
          </table:table-cell>
          <table:table-cell office:value-type="float" office:value="7771" calcext:value-type="float">
            <text:p>7771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77400000000" calcext:value-type="float">
            <text:p>777400000000</text:p>
          </table:table-cell>
        </table:table-row>
        <table:table-row table:style-name="ro1">
          <table:table-cell office:value-type="float" office:value="59490000" calcext:value-type="float">
            <text:p>59490000</text:p>
          </table:table-cell>
          <table:table-cell office:value-type="float" office:value="7810" calcext:value-type="float">
            <text:p>7810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81300000000" calcext:value-type="float">
            <text:p>781300000000</text:p>
          </table:table-cell>
        </table:table-row>
        <table:table-row table:style-name="ro1">
          <table:table-cell office:value-type="float" office:value="59790000" calcext:value-type="float">
            <text:p>59790000</text:p>
          </table:table-cell>
          <table:table-cell office:value-type="float" office:value="7850" calcext:value-type="float">
            <text:p>7850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85300000000" calcext:value-type="float">
            <text:p>785300000000</text:p>
          </table:table-cell>
        </table:table-row>
        <table:table-row table:style-name="ro1">
          <table:table-cell office:value-type="float" office:value="60090000" calcext:value-type="float">
            <text:p>60090000</text:p>
          </table:table-cell>
          <table:table-cell office:value-type="float" office:value="7889" calcext:value-type="float">
            <text:p>7889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89200000000" calcext:value-type="float">
            <text:p>789200000000</text:p>
          </table:table-cell>
        </table:table-row>
        <table:table-row table:style-name="ro1">
          <table:table-cell office:value-type="float" office:value="60390000" calcext:value-type="float">
            <text:p>60390000</text:p>
          </table:table-cell>
          <table:table-cell office:value-type="float" office:value="7929" calcext:value-type="float">
            <text:p>7929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93200000000" calcext:value-type="float">
            <text:p>793200000000</text:p>
          </table:table-cell>
        </table:table-row>
        <table:table-row table:style-name="ro1">
          <table:table-cell office:value-type="float" office:value="60690000" calcext:value-type="float">
            <text:p>60690000</text:p>
          </table:table-cell>
          <table:table-cell office:value-type="float" office:value="7968" calcext:value-type="float">
            <text:p>7968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97100000000" calcext:value-type="float">
            <text:p>797100000000</text:p>
          </table:table-cell>
        </table:table-row>
        <table:table-row table:style-name="ro1">
          <table:table-cell office:value-type="float" office:value="60990000" calcext:value-type="float">
            <text:p>60990000</text:p>
          </table:table-cell>
          <table:table-cell office:value-type="float" office:value="8007" calcext:value-type="float">
            <text:p>8007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01000000000" calcext:value-type="float">
            <text:p>801000000000</text:p>
          </table:table-cell>
        </table:table-row>
        <table:table-row table:style-name="ro1">
          <table:table-cell office:value-type="float" office:value="61290000" calcext:value-type="float">
            <text:p>61290000</text:p>
          </table:table-cell>
          <table:table-cell office:value-type="float" office:value="8044" calcext:value-type="float">
            <text:p>8044</text:p>
          </table:table-cell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04700000000" calcext:value-type="float">
            <text:p>804700000000</text:p>
          </table:table-cell>
        </table:table-row>
        <table:table-row table:style-name="ro1">
          <table:table-cell office:value-type="float" office:value="61590000" calcext:value-type="float">
            <text:p>61590000</text:p>
          </table:table-cell>
          <table:table-cell office:value-type="float" office:value="8082" calcext:value-type="float">
            <text:p>8082</text:p>
          </table:table-cell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08500000000" calcext:value-type="float">
            <text:p>808500000000</text:p>
          </table:table-cell>
        </table:table-row>
        <table:table-row table:style-name="ro1">
          <table:table-cell office:value-type="float" office:value="61890000" calcext:value-type="float">
            <text:p>61890000</text:p>
          </table:table-cell>
          <table:table-cell office:value-type="float" office:value="8120" calcext:value-type="float">
            <text:p>8120</text:p>
          </table:table-cell>
          <table:table-cell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12300000000" calcext:value-type="float">
            <text:p>812300000000</text:p>
          </table:table-cell>
        </table:table-row>
        <table:table-row table:style-name="ro1">
          <table:table-cell office:value-type="float" office:value="62190000" calcext:value-type="float">
            <text:p>62190000</text:p>
          </table:table-cell>
          <table:table-cell office:value-type="float" office:value="8159" calcext:value-type="float">
            <text:p>8159</text:p>
          </table:table-cell>
          <table:table-cell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16200000000" calcext:value-type="float">
            <text:p>816200000000</text:p>
          </table:table-cell>
        </table:table-row>
        <table:table-row table:style-name="ro1">
          <table:table-cell office:value-type="float" office:value="62490000" calcext:value-type="float">
            <text:p>62490000</text:p>
          </table:table-cell>
          <table:table-cell office:value-type="float" office:value="8198" calcext:value-type="float">
            <text:p>8198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20100000000" calcext:value-type="float">
            <text:p>820100000000</text:p>
          </table:table-cell>
        </table:table-row>
        <table:table-row table:style-name="ro1">
          <table:table-cell office:value-type="float" office:value="62790000" calcext:value-type="float">
            <text:p>62790000</text:p>
          </table:table-cell>
          <table:table-cell office:value-type="float" office:value="8238" calcext:value-type="float">
            <text:p>8238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24100000000" calcext:value-type="float">
            <text:p>824100000000</text:p>
          </table:table-cell>
        </table:table-row>
        <table:table-row table:style-name="ro1">
          <table:table-cell office:value-type="float" office:value="63090000" calcext:value-type="float">
            <text:p>63090000</text:p>
          </table:table-cell>
          <table:table-cell office:value-type="float" office:value="8276" calcext:value-type="float">
            <text:p>8276</text:p>
          </table:table-cell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27900000000" calcext:value-type="float">
            <text:p>827900000000</text:p>
          </table:table-cell>
        </table:table-row>
        <table:table-row table:style-name="ro1">
          <table:table-cell office:value-type="float" office:value="63390000" calcext:value-type="float">
            <text:p>63390000</text:p>
          </table:table-cell>
          <table:table-cell office:value-type="float" office:value="8316" calcext:value-type="float">
            <text:p>8316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31826500000" calcext:value-type="float">
            <text:p>831826500000</text:p>
          </table:table-cell>
        </table:table-row>
        <table:table-row table:style-name="ro1">
          <table:table-cell office:value-type="float" office:value="63690000" calcext:value-type="float">
            <text:p>63690000</text:p>
          </table:table-cell>
          <table:table-cell office:value-type="float" office:value="8353" calcext:value-type="float">
            <text:p>8353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35600000000" calcext:value-type="float">
            <text:p>835600000000</text:p>
          </table:table-cell>
        </table:table-row>
        <table:table-row table:style-name="ro1">
          <table:table-cell office:value-type="float" office:value="63990000" calcext:value-type="float">
            <text:p>63990000</text:p>
          </table:table-cell>
          <table:table-cell office:value-type="float" office:value="8393" calcext:value-type="float">
            <text:p>8393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39600000000" calcext:value-type="float">
            <text:p>839600000000</text:p>
          </table:table-cell>
        </table:table-row>
        <table:table-row table:style-name="ro1">
          <table:table-cell office:value-type="float" office:value="64290000" calcext:value-type="float">
            <text:p>64290000</text:p>
          </table:table-cell>
          <table:table-cell office:value-type="float" office:value="8432" calcext:value-type="float">
            <text:p>8432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43500000000" calcext:value-type="float">
            <text:p>843500000000</text:p>
          </table:table-cell>
        </table:table-row>
        <table:table-row table:style-name="ro1">
          <table:table-cell office:value-type="float" office:value="64590000" calcext:value-type="float">
            <text:p>64590000</text:p>
          </table:table-cell>
          <table:table-cell office:value-type="float" office:value="8470" calcext:value-type="float">
            <text:p>8470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47300000000" calcext:value-type="float">
            <text:p>847300000000</text:p>
          </table:table-cell>
        </table:table-row>
        <table:table-row table:style-name="ro1">
          <table:table-cell office:value-type="float" office:value="64890000" calcext:value-type="float">
            <text:p>64890000</text:p>
          </table:table-cell>
          <table:table-cell office:value-type="float" office:value="8509" calcext:value-type="float">
            <text:p>8509</text:p>
          </table:table-cell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51200000000" calcext:value-type="float">
            <text:p>851200000000</text:p>
          </table:table-cell>
        </table:table-row>
        <table:table-row table:style-name="ro1">
          <table:table-cell office:value-type="float" office:value="65190000" calcext:value-type="float">
            <text:p>65190000</text:p>
          </table:table-cell>
          <table:table-cell office:value-type="float" office:value="8548" calcext:value-type="float">
            <text:p>8548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55100000000" calcext:value-type="float">
            <text:p>855100000000</text:p>
          </table:table-cell>
        </table:table-row>
        <table:table-row table:style-name="ro1">
          <table:table-cell office:value-type="float" office:value="65490000" calcext:value-type="float">
            <text:p>65490000</text:p>
          </table:table-cell>
          <table:table-cell office:value-type="float" office:value="8587" calcext:value-type="float">
            <text:p>8587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59000000000" calcext:value-type="float">
            <text:p>859000000000</text:p>
          </table:table-cell>
        </table:table-row>
        <table:table-row table:style-name="ro1">
          <table:table-cell office:value-type="float" office:value="65790000" calcext:value-type="float">
            <text:p>65790000</text:p>
          </table:table-cell>
          <table:table-cell office:value-type="float" office:value="8624" calcext:value-type="float">
            <text:p>8624</text:p>
          </table:table-cell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62700000000" calcext:value-type="float">
            <text:p>862700000000</text:p>
          </table:table-cell>
        </table:table-row>
        <table:table-row table:style-name="ro1">
          <table:table-cell office:value-type="float" office:value="66090000" calcext:value-type="float">
            <text:p>66090000</text:p>
          </table:table-cell>
          <table:table-cell office:value-type="float" office:value="8662" calcext:value-type="float">
            <text:p>866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66500000000" calcext:value-type="float">
            <text:p>866500000000</text:p>
          </table:table-cell>
        </table:table-row>
        <table:table-row table:style-name="ro1">
          <table:table-cell office:value-type="float" office:value="66390000" calcext:value-type="float">
            <text:p>66390000</text:p>
          </table:table-cell>
          <table:table-cell office:value-type="float" office:value="8700" calcext:value-type="float">
            <text:p>8700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70300000000" calcext:value-type="float">
            <text:p>870300000000</text:p>
          </table:table-cell>
        </table:table-row>
        <table:table-row table:style-name="ro1">
          <table:table-cell office:value-type="float" office:value="66690000" calcext:value-type="float">
            <text:p>66690000</text:p>
          </table:table-cell>
          <table:table-cell office:value-type="float" office:value="8737" calcext:value-type="float">
            <text:p>8737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74000000000" calcext:value-type="float">
            <text:p>874000000000</text:p>
          </table:table-cell>
        </table:table-row>
        <table:table-row table:style-name="ro1">
          <table:table-cell office:value-type="float" office:value="66990000" calcext:value-type="float">
            <text:p>66990000</text:p>
          </table:table-cell>
          <table:table-cell office:value-type="float" office:value="8777" calcext:value-type="float">
            <text:p>8777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78000000000" calcext:value-type="float">
            <text:p>878000000000</text:p>
          </table:table-cell>
        </table:table-row>
        <table:table-row table:style-name="ro1">
          <table:table-cell office:value-type="float" office:value="67290000" calcext:value-type="float">
            <text:p>67290000</text:p>
          </table:table-cell>
          <table:table-cell office:value-type="float" office:value="8816" calcext:value-type="float">
            <text:p>8816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81900000000" calcext:value-type="float">
            <text:p>881900000000</text:p>
          </table:table-cell>
        </table:table-row>
        <table:table-row table:style-name="ro1">
          <table:table-cell office:value-type="float" office:value="67590000" calcext:value-type="float">
            <text:p>67590000</text:p>
          </table:table-cell>
          <table:table-cell office:value-type="float" office:value="8853" calcext:value-type="float">
            <text:p>8853</text:p>
          </table:table-cell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85600000000" calcext:value-type="float">
            <text:p>885600000000</text:p>
          </table:table-cell>
        </table:table-row>
        <table:table-row table:style-name="ro1">
          <table:table-cell office:value-type="float" office:value="67890000" calcext:value-type="float">
            <text:p>67890000</text:p>
          </table:table-cell>
          <table:table-cell office:value-type="float" office:value="8893" calcext:value-type="float">
            <text:p>8893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89600000000" calcext:value-type="float">
            <text:p>889600000000</text:p>
          </table:table-cell>
        </table:table-row>
        <table:table-row table:style-name="ro1">
          <table:table-cell office:value-type="float" office:value="68190000" calcext:value-type="float">
            <text:p>68190000</text:p>
          </table:table-cell>
          <table:table-cell office:value-type="float" office:value="8929" calcext:value-type="float">
            <text:p>8929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93200000000" calcext:value-type="float">
            <text:p>893200000000</text:p>
          </table:table-cell>
        </table:table-row>
        <table:table-row table:style-name="ro1">
          <table:table-cell office:value-type="float" office:value="68490000" calcext:value-type="float">
            <text:p>68490000</text:p>
          </table:table-cell>
          <table:table-cell office:value-type="float" office:value="8968" calcext:value-type="float">
            <text:p>8968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97100000000" calcext:value-type="float">
            <text:p>897100000000</text:p>
          </table:table-cell>
        </table:table-row>
        <table:table-row table:style-name="ro1">
          <table:table-cell office:value-type="float" office:value="68790000" calcext:value-type="float">
            <text:p>68790000</text:p>
          </table:table-cell>
          <table:table-cell office:value-type="float" office:value="9008" calcext:value-type="float">
            <text:p>9008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01100000000" calcext:value-type="float">
            <text:p>901100000000</text:p>
          </table:table-cell>
        </table:table-row>
        <table:table-row table:style-name="ro1">
          <table:table-cell office:value-type="float" office:value="69090000" calcext:value-type="float">
            <text:p>69090000</text:p>
          </table:table-cell>
          <table:table-cell office:value-type="float" office:value="9046" calcext:value-type="float">
            <text:p>9046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04900000000" calcext:value-type="float">
            <text:p>904900000000</text:p>
          </table:table-cell>
        </table:table-row>
        <table:table-row table:style-name="ro1">
          <table:table-cell office:value-type="float" office:value="69390000" calcext:value-type="float">
            <text:p>69390000</text:p>
          </table:table-cell>
          <table:table-cell office:value-type="float" office:value="9085" calcext:value-type="float">
            <text:p>9085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08800000000" calcext:value-type="float">
            <text:p>908800000000</text:p>
          </table:table-cell>
        </table:table-row>
        <table:table-row table:style-name="ro1">
          <table:table-cell office:value-type="float" office:value="69690000" calcext:value-type="float">
            <text:p>69690000</text:p>
          </table:table-cell>
          <table:table-cell office:value-type="float" office:value="9125" calcext:value-type="float">
            <text:p>9125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12800000000" calcext:value-type="float">
            <text:p>912800000000</text:p>
          </table:table-cell>
        </table:table-row>
        <table:table-row table:style-name="ro1">
          <table:table-cell office:value-type="float" office:value="69990000" calcext:value-type="float">
            <text:p>69990000</text:p>
          </table:table-cell>
          <table:table-cell office:value-type="float" office:value="9162" calcext:value-type="float">
            <text:p>9162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16500000000" calcext:value-type="float">
            <text:p>916500000000</text:p>
          </table:table-cell>
        </table:table-row>
        <table:table-row table:style-name="ro1">
          <table:table-cell office:value-type="float" office:value="70290000" calcext:value-type="float">
            <text:p>70290000</text:p>
          </table:table-cell>
          <table:table-cell office:value-type="float" office:value="9201" calcext:value-type="float">
            <text:p>9201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20400000000" calcext:value-type="float">
            <text:p>920400000000</text:p>
          </table:table-cell>
        </table:table-row>
        <table:table-row table:style-name="ro1">
          <table:table-cell office:value-type="float" office:value="70590000" calcext:value-type="float">
            <text:p>70590000</text:p>
          </table:table-cell>
          <table:table-cell office:value-type="float" office:value="9242" calcext:value-type="float">
            <text:p>9242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24500000000" calcext:value-type="float">
            <text:p>924500000000</text:p>
          </table:table-cell>
        </table:table-row>
        <table:table-row table:style-name="ro1">
          <table:table-cell office:value-type="float" office:value="70890000" calcext:value-type="float">
            <text:p>70890000</text:p>
          </table:table-cell>
          <table:table-cell office:value-type="float" office:value="9281" calcext:value-type="float">
            <text:p>9281</text:p>
          </table:table-cell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28400000000" calcext:value-type="float">
            <text:p>928400000000</text:p>
          </table:table-cell>
        </table:table-row>
        <table:table-row table:style-name="ro1">
          <table:table-cell office:value-type="float" office:value="71190000" calcext:value-type="float">
            <text:p>71190000</text:p>
          </table:table-cell>
          <table:table-cell office:value-type="float" office:value="9318" calcext:value-type="float">
            <text:p>9318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32100000000" calcext:value-type="float">
            <text:p>932100000000</text:p>
          </table:table-cell>
        </table:table-row>
        <table:table-row table:style-name="ro1">
          <table:table-cell office:value-type="float" office:value="71490000" calcext:value-type="float">
            <text:p>71490000</text:p>
          </table:table-cell>
          <table:table-cell office:value-type="float" office:value="9359" calcext:value-type="float">
            <text:p>9359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36200000000" calcext:value-type="float">
            <text:p>936200000000</text:p>
          </table:table-cell>
        </table:table-row>
        <table:table-row table:style-name="ro1">
          <table:table-cell office:value-type="float" office:value="71790000" calcext:value-type="float">
            <text:p>71790000</text:p>
          </table:table-cell>
          <table:table-cell office:value-type="float" office:value="9398" calcext:value-type="float">
            <text:p>9398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40100000000" calcext:value-type="float">
            <text:p>940100000000</text:p>
          </table:table-cell>
        </table:table-row>
        <table:table-row table:style-name="ro1">
          <table:table-cell office:value-type="float" office:value="72090000" calcext:value-type="float">
            <text:p>72090000</text:p>
          </table:table-cell>
          <table:table-cell office:value-type="float" office:value="9437" calcext:value-type="float">
            <text:p>9437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44000000000" calcext:value-type="float">
            <text:p>944000000000</text:p>
          </table:table-cell>
        </table:table-row>
        <table:table-row table:style-name="ro1">
          <table:table-cell office:value-type="float" office:value="72390000" calcext:value-type="float">
            <text:p>72390000</text:p>
          </table:table-cell>
          <table:table-cell office:value-type="float" office:value="9474" calcext:value-type="float">
            <text:p>9474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47700000000" calcext:value-type="float">
            <text:p>947700000000</text:p>
          </table:table-cell>
        </table:table-row>
        <table:table-row table:style-name="ro1">
          <table:table-cell office:value-type="float" office:value="72690000" calcext:value-type="float">
            <text:p>72690000</text:p>
          </table:table-cell>
          <table:table-cell office:value-type="float" office:value="9514" calcext:value-type="float">
            <text:p>9514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51613250000" calcext:value-type="float">
            <text:p>951613250000</text:p>
          </table:table-cell>
        </table:table-row>
        <table:table-row table:style-name="ro1">
          <table:table-cell office:value-type="float" office:value="72990000" calcext:value-type="float">
            <text:p>72990000</text:p>
          </table:table-cell>
          <table:table-cell office:value-type="float" office:value="9551" calcext:value-type="float">
            <text:p>9551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55400000000" calcext:value-type="float">
            <text:p>955400000000</text:p>
          </table:table-cell>
        </table:table-row>
        <table:table-row table:style-name="ro1">
          <table:table-cell office:value-type="float" office:value="73290000" calcext:value-type="float">
            <text:p>73290000</text:p>
          </table:table-cell>
          <table:table-cell office:value-type="float" office:value="9589" calcext:value-type="float">
            <text:p>9589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59200000000" calcext:value-type="float">
            <text:p>959200000000</text:p>
          </table:table-cell>
        </table:table-row>
        <table:table-row table:style-name="ro1">
          <table:table-cell office:value-type="float" office:value="73590000" calcext:value-type="float">
            <text:p>73590000</text:p>
          </table:table-cell>
          <table:table-cell office:value-type="float" office:value="9631" calcext:value-type="float">
            <text:p>9631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63400000000" calcext:value-type="float">
            <text:p>963400000000</text:p>
          </table:table-cell>
        </table:table-row>
        <table:table-row table:style-name="ro1">
          <table:table-cell office:value-type="float" office:value="73890000" calcext:value-type="float">
            <text:p>73890000</text:p>
          </table:table-cell>
          <table:table-cell office:value-type="float" office:value="9671" calcext:value-type="float">
            <text:p>9671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67400000000" calcext:value-type="float">
            <text:p>967400000000</text:p>
          </table:table-cell>
        </table:table-row>
        <table:table-row table:style-name="ro1">
          <table:table-cell office:value-type="float" office:value="74190000" calcext:value-type="float">
            <text:p>74190000</text:p>
          </table:table-cell>
          <table:table-cell office:value-type="float" office:value="9710" calcext:value-type="float">
            <text:p>9710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71300000000" calcext:value-type="float">
            <text:p>971300000000</text:p>
          </table:table-cell>
        </table:table-row>
        <table:table-row table:style-name="ro1">
          <table:table-cell office:value-type="float" office:value="74490000" calcext:value-type="float">
            <text:p>74490000</text:p>
          </table:table-cell>
          <table:table-cell office:value-type="float" office:value="9749" calcext:value-type="float">
            <text:p>9749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75200000000" calcext:value-type="float">
            <text:p>975200000000</text:p>
          </table:table-cell>
        </table:table-row>
        <table:table-row table:style-name="ro1">
          <table:table-cell office:value-type="float" office:value="74790000" calcext:value-type="float">
            <text:p>74790000</text:p>
          </table:table-cell>
          <table:table-cell office:value-type="float" office:value="9788" calcext:value-type="float">
            <text:p>9788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79100000000" calcext:value-type="float">
            <text:p>979100000000</text:p>
          </table:table-cell>
        </table:table-row>
        <table:table-row table:style-name="ro1">
          <table:table-cell office:value-type="float" office:value="75090000" calcext:value-type="float">
            <text:p>75090000</text:p>
          </table:table-cell>
          <table:table-cell office:value-type="float" office:value="9826" calcext:value-type="float">
            <text:p>9826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82900000000" calcext:value-type="float">
            <text:p>982900000000</text:p>
          </table:table-cell>
        </table:table-row>
        <table:table-row table:style-name="ro1">
          <table:table-cell office:value-type="float" office:value="75390000" calcext:value-type="float">
            <text:p>75390000</text:p>
          </table:table-cell>
          <table:table-cell office:value-type="float" office:value="9863" calcext:value-type="float">
            <text:p>9863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86600000000" calcext:value-type="float">
            <text:p>986600000000</text:p>
          </table:table-cell>
        </table:table-row>
        <table:table-row table:style-name="ro1">
          <table:table-cell office:value-type="float" office:value="75690000" calcext:value-type="float">
            <text:p>75690000</text:p>
          </table:table-cell>
          <table:table-cell office:value-type="float" office:value="9903" calcext:value-type="float">
            <text:p>990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90600000000" calcext:value-type="float">
            <text:p>990600000000</text:p>
          </table:table-cell>
        </table:table-row>
        <table:table-row table:style-name="ro1">
          <table:table-cell office:value-type="float" office:value="75990000" calcext:value-type="float">
            <text:p>75990000</text:p>
          </table:table-cell>
          <table:table-cell office:value-type="float" office:value="9942" calcext:value-type="float">
            <text:p>994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94500000000" calcext:value-type="float">
            <text:p>994500000000</text:p>
          </table:table-cell>
        </table:table-row>
        <table:table-row table:style-name="ro1">
          <table:table-cell office:value-type="float" office:value="76290000" calcext:value-type="float">
            <text:p>76290000</text:p>
          </table:table-cell>
          <table:table-cell office:value-type="float" office:value="9982" calcext:value-type="float">
            <text:p>998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98500000000" calcext:value-type="float">
            <text:p>998500000000</text:p>
          </table:table-cell>
        </table:table-row>
        <table:table-row table:style-name="ro1">
          <table:table-cell office:value-type="float" office:value="76590000" calcext:value-type="float">
            <text:p>76590000</text:p>
          </table:table-cell>
          <table:table-cell office:value-type="float" office:value="10003" calcext:value-type="float">
            <text:p>1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000000000" calcext:value-type="float">
            <text:p>1000000000000</text:p>
          </table:table-cell>
        </table:table-row>
      </table:table>
      <table:table table:name="FirstFit-T1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UnixTime*1000</text:p>
          </table:table-cell>
          <table:table-cell office:value-type="string" calcext:value-type="string">
            <text:p>NrFinished</text:p>
          </table:table-cell>
          <table:table-cell office:value-type="string" calcext:value-type="string">
            <text:p>NrQueued</text:p>
          </table:table-cell>
          <table:table-cell office:value-type="string" calcext:value-type="string">
            <text:p>VMNum</text:p>
          </table:table-cell>
          <table:table-cell office:value-type="string" calcext:value-type="string">
            <text:p>UsedCores</text:p>
          </table:table-cell>
          <table:table-cell office:value-type="string" calcext:value-type="string">
            <text:p>OnPMs</text:p>
          </table:table-cell>
          <table:table-cell office:value-type="string" calcext:value-type="string">
            <text:p>CentralRepoTX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00000000" calcext:value-type="float">
            <text:p>4500000000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500000000" calcext:value-type="float">
            <text:p>8500000000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000000000" calcext:value-type="float">
            <text:p>12000000000</text:p>
          </table:table-cell>
        </table:table-row>
        <table:table-row table:style-name="ro1">
          <table:table-cell office:value-type="float" office:value="1290000" calcext:value-type="float">
            <text:p>129000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200000000" calcext:value-type="float">
            <text:p>16200000000</text:p>
          </table:table-cell>
        </table:table-row>
        <table:table-row table:style-name="ro1">
          <table:table-cell office:value-type="float" office:value="1590000" calcext:value-type="float">
            <text:p>159000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300000000" calcext:value-type="float">
            <text:p>20300000000</text:p>
          </table:table-cell>
        </table:table-row>
        <table:table-row table:style-name="ro1">
          <table:table-cell office:value-type="float" office:value="1890000" calcext:value-type="float">
            <text:p>189000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4500000000" calcext:value-type="float">
            <text:p>24500000000</text:p>
          </table:table-cell>
        </table:table-row>
        <table:table-row table:style-name="ro1">
          <table:table-cell office:value-type="float" office:value="2190000" calcext:value-type="float">
            <text:p>219000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500000000" calcext:value-type="float">
            <text:p>28500000000</text:p>
          </table:table-cell>
        </table:table-row>
        <table:table-row table:style-name="ro1">
          <table:table-cell office:value-type="float" office:value="2490000" calcext:value-type="float">
            <text:p>249000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500000000" calcext:value-type="float">
            <text:p>32500000000</text:p>
          </table:table-cell>
        </table:table-row>
        <table:table-row table:style-name="ro1">
          <table:table-cell office:value-type="float" office:value="2790000" calcext:value-type="float">
            <text:p>279000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500000000" calcext:value-type="float">
            <text:p>36500000000</text:p>
          </table:table-cell>
        </table:table-row>
        <table:table-row table:style-name="ro1">
          <table:table-cell office:value-type="float" office:value="3090000" calcext:value-type="float">
            <text:p>3090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700000000" calcext:value-type="float">
            <text:p>40700000000</text:p>
          </table:table-cell>
        </table:table-row>
        <table:table-row table:style-name="ro1">
          <table:table-cell office:value-type="float" office:value="3390000" calcext:value-type="float">
            <text:p>3390000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000000000" calcext:value-type="float">
            <text:p>45000000000</text:p>
          </table:table-cell>
        </table:table-row>
        <table:table-row table:style-name="ro1">
          <table:table-cell office:value-type="float" office:value="3690000" calcext:value-type="float">
            <text:p>369000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100000000" calcext:value-type="float">
            <text:p>49100000000</text:p>
          </table:table-cell>
        </table:table-row>
        <table:table-row table:style-name="ro1">
          <table:table-cell office:value-type="float" office:value="3990000" calcext:value-type="float">
            <text:p>3990000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000000000" calcext:value-type="float">
            <text:p>53000000000</text:p>
          </table:table-cell>
        </table:table-row>
        <table:table-row table:style-name="ro1">
          <table:table-cell office:value-type="float" office:value="4290000" calcext:value-type="float">
            <text:p>4290000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7000000000" calcext:value-type="float">
            <text:p>57000000000</text:p>
          </table:table-cell>
        </table:table-row>
        <table:table-row table:style-name="ro1">
          <table:table-cell office:value-type="float" office:value="4590000" calcext:value-type="float">
            <text:p>459000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000000000" calcext:value-type="float">
            <text:p>61000000000</text:p>
          </table:table-cell>
        </table:table-row>
        <table:table-row table:style-name="ro1">
          <table:table-cell office:value-type="float" office:value="4890000" calcext:value-type="float">
            <text:p>489000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000000000" calcext:value-type="float">
            <text:p>65000000000</text:p>
          </table:table-cell>
        </table:table-row>
        <table:table-row table:style-name="ro1">
          <table:table-cell office:value-type="float" office:value="5190000" calcext:value-type="float">
            <text:p>519000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9000000000" calcext:value-type="float">
            <text:p>69000000000</text:p>
          </table:table-cell>
        </table:table-row>
        <table:table-row table:style-name="ro1">
          <table:table-cell office:value-type="float" office:value="5490000" calcext:value-type="float">
            <text:p>5490000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000000000" calcext:value-type="float">
            <text:p>73000000000</text:p>
          </table:table-cell>
        </table:table-row>
        <table:table-row table:style-name="ro1">
          <table:table-cell office:value-type="float" office:value="5790000" calcext:value-type="float">
            <text:p>579000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100000000" calcext:value-type="float">
            <text:p>77100000000</text:p>
          </table:table-cell>
        </table:table-row>
        <table:table-row table:style-name="ro1">
          <table:table-cell office:value-type="float" office:value="6090000" calcext:value-type="float">
            <text:p>6090000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1200000000" calcext:value-type="float">
            <text:p>81200000000</text:p>
          </table:table-cell>
        </table:table-row>
        <table:table-row table:style-name="ro1">
          <table:table-cell office:value-type="float" office:value="6390000" calcext:value-type="float">
            <text:p>6390000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5500000000" calcext:value-type="float">
            <text:p>85500000000</text:p>
          </table:table-cell>
        </table:table-row>
        <table:table-row table:style-name="ro1">
          <table:table-cell office:value-type="float" office:value="6690000" calcext:value-type="float">
            <text:p>669000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9900000000" calcext:value-type="float">
            <text:p>89900000000</text:p>
          </table:table-cell>
        </table:table-row>
        <table:table-row table:style-name="ro1">
          <table:table-cell office:value-type="float" office:value="6990000" calcext:value-type="float">
            <text:p>6990000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200000000" calcext:value-type="float">
            <text:p>94200000000</text:p>
          </table:table-cell>
        </table:table-row>
        <table:table-row table:style-name="ro1">
          <table:table-cell office:value-type="float" office:value="7290000" calcext:value-type="float">
            <text:p>729000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8500000000" calcext:value-type="float">
            <text:p>98500000000</text:p>
          </table:table-cell>
        </table:table-row>
        <table:table-row table:style-name="ro1">
          <table:table-cell office:value-type="float" office:value="7590000" calcext:value-type="float">
            <text:p>7590000</text:p>
          </table:table-cell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500000000" calcext:value-type="float">
            <text:p>102500000000</text:p>
          </table:table-cell>
        </table:table-row>
        <table:table-row table:style-name="ro1">
          <table:table-cell office:value-type="float" office:value="7890000" calcext:value-type="float">
            <text:p>789000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6500000000" calcext:value-type="float">
            <text:p>106500000000</text:p>
          </table:table-cell>
        </table:table-row>
        <table:table-row table:style-name="ro1">
          <table:table-cell office:value-type="float" office:value="8190000" calcext:value-type="float">
            <text:p>8190000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0600000000" calcext:value-type="float">
            <text:p>110600000000</text:p>
          </table:table-cell>
        </table:table-row>
        <table:table-row table:style-name="ro1">
          <table:table-cell office:value-type="float" office:value="8490000" calcext:value-type="float">
            <text:p>8490000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5000000000" calcext:value-type="float">
            <text:p>115000000000</text:p>
          </table:table-cell>
        </table:table-row>
        <table:table-row table:style-name="ro1">
          <table:table-cell office:value-type="float" office:value="8790000" calcext:value-type="float">
            <text:p>879000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9000000000" calcext:value-type="float">
            <text:p>119000000000</text:p>
          </table:table-cell>
        </table:table-row>
        <table:table-row table:style-name="ro1">
          <table:table-cell office:value-type="float" office:value="9090000" calcext:value-type="float">
            <text:p>909000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3100000000" calcext:value-type="float">
            <text:p>123100000000</text:p>
          </table:table-cell>
        </table:table-row>
        <table:table-row table:style-name="ro1">
          <table:table-cell office:value-type="float" office:value="9390000" calcext:value-type="float">
            <text:p>9390000</text:p>
          </table:table-cell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7500000000" calcext:value-type="float">
            <text:p>127500000000</text:p>
          </table:table-cell>
        </table:table-row>
        <table:table-row table:style-name="ro1">
          <table:table-cell office:value-type="float" office:value="9690000" calcext:value-type="float">
            <text:p>9690000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1500000000" calcext:value-type="float">
            <text:p>131500000000</text:p>
          </table:table-cell>
        </table:table-row>
        <table:table-row table:style-name="ro1">
          <table:table-cell office:value-type="float" office:value="9990000" calcext:value-type="float">
            <text:p>9990000</text:p>
          </table:table-cell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5500000000" calcext:value-type="float">
            <text:p>135500000000</text:p>
          </table:table-cell>
        </table:table-row>
        <table:table-row table:style-name="ro1">
          <table:table-cell office:value-type="float" office:value="10290000" calcext:value-type="float">
            <text:p>10290000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9300000000" calcext:value-type="float">
            <text:p>139300000000</text:p>
          </table:table-cell>
        </table:table-row>
        <table:table-row table:style-name="ro1">
          <table:table-cell office:value-type="float" office:value="10590000" calcext:value-type="float">
            <text:p>10590000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3400000000" calcext:value-type="float">
            <text:p>143400000000</text:p>
          </table:table-cell>
        </table:table-row>
        <table:table-row table:style-name="ro1">
          <table:table-cell office:value-type="float" office:value="10890000" calcext:value-type="float">
            <text:p>10890000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7800000000" calcext:value-type="float">
            <text:p>147800000000</text:p>
          </table:table-cell>
        </table:table-row>
        <table:table-row table:style-name="ro1">
          <table:table-cell office:value-type="float" office:value="11190000" calcext:value-type="float">
            <text:p>11190000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2000000000" calcext:value-type="float">
            <text:p>152000000000</text:p>
          </table:table-cell>
        </table:table-row>
        <table:table-row table:style-name="ro1">
          <table:table-cell office:value-type="float" office:value="11490000" calcext:value-type="float">
            <text:p>11490000</text:p>
          </table:table-cell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6000000000" calcext:value-type="float">
            <text:p>156000000000</text:p>
          </table:table-cell>
        </table:table-row>
        <table:table-row table:style-name="ro1">
          <table:table-cell office:value-type="float" office:value="11790000" calcext:value-type="float">
            <text:p>11790000</text:p>
          </table:table-cell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0200000000" calcext:value-type="float">
            <text:p>160200000000</text:p>
          </table:table-cell>
        </table:table-row>
        <table:table-row table:style-name="ro1">
          <table:table-cell office:value-type="float" office:value="12090000" calcext:value-type="float">
            <text:p>12090000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4500000000" calcext:value-type="float">
            <text:p>164500000000</text:p>
          </table:table-cell>
        </table:table-row>
        <table:table-row table:style-name="ro1">
          <table:table-cell office:value-type="float" office:value="12390000" calcext:value-type="float">
            <text:p>12390000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9100000000" calcext:value-type="float">
            <text:p>169100000000</text:p>
          </table:table-cell>
        </table:table-row>
        <table:table-row table:style-name="ro1">
          <table:table-cell office:value-type="float" office:value="12690000" calcext:value-type="float">
            <text:p>12690000</text:p>
          </table:table-cell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3200000000" calcext:value-type="float">
            <text:p>173200000000</text:p>
          </table:table-cell>
        </table:table-row>
        <table:table-row table:style-name="ro1">
          <table:table-cell office:value-type="float" office:value="12990000" calcext:value-type="float">
            <text:p>12990000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7000000000" calcext:value-type="float">
            <text:p>177000000000</text:p>
          </table:table-cell>
        </table:table-row>
        <table:table-row table:style-name="ro1">
          <table:table-cell office:value-type="float" office:value="13290000" calcext:value-type="float">
            <text:p>13290000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1000000000" calcext:value-type="float">
            <text:p>181000000000</text:p>
          </table:table-cell>
        </table:table-row>
        <table:table-row table:style-name="ro1">
          <table:table-cell office:value-type="float" office:value="13590000" calcext:value-type="float">
            <text:p>13590000</text:p>
          </table:table-cell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5000000000" calcext:value-type="float">
            <text:p>185000000000</text:p>
          </table:table-cell>
        </table:table-row>
        <table:table-row table:style-name="ro1">
          <table:table-cell office:value-type="float" office:value="13890000" calcext:value-type="float">
            <text:p>1389000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9000000000" calcext:value-type="float">
            <text:p>189000000000</text:p>
          </table:table-cell>
        </table:table-row>
        <table:table-row table:style-name="ro1">
          <table:table-cell office:value-type="float" office:value="14190000" calcext:value-type="float">
            <text:p>14190000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3000000000" calcext:value-type="float">
            <text:p>193000000000</text:p>
          </table:table-cell>
        </table:table-row>
        <table:table-row table:style-name="ro1">
          <table:table-cell office:value-type="float" office:value="14490000" calcext:value-type="float">
            <text:p>1449000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7000000000" calcext:value-type="float">
            <text:p>197000000000</text:p>
          </table:table-cell>
        </table:table-row>
        <table:table-row table:style-name="ro1">
          <table:table-cell office:value-type="float" office:value="14790000" calcext:value-type="float">
            <text:p>14790000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900000000" calcext:value-type="float">
            <text:p>200900000000</text:p>
          </table:table-cell>
        </table:table-row>
        <table:table-row table:style-name="ro1">
          <table:table-cell office:value-type="float" office:value="15090000" calcext:value-type="float">
            <text:p>15090000</text:p>
          </table:table-cell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5000000000" calcext:value-type="float">
            <text:p>205000000000</text:p>
          </table:table-cell>
        </table:table-row>
        <table:table-row table:style-name="ro1">
          <table:table-cell office:value-type="float" office:value="15390000" calcext:value-type="float">
            <text:p>15390000</text:p>
          </table:table-cell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9000000000" calcext:value-type="float">
            <text:p>209000000000</text:p>
          </table:table-cell>
        </table:table-row>
        <table:table-row table:style-name="ro1">
          <table:table-cell office:value-type="float" office:value="15690000" calcext:value-type="float">
            <text:p>15690000</text:p>
          </table:table-cell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3100000000" calcext:value-type="float">
            <text:p>213100000000</text:p>
          </table:table-cell>
        </table:table-row>
        <table:table-row table:style-name="ro1">
          <table:table-cell office:value-type="float" office:value="15990000" calcext:value-type="float">
            <text:p>15990000</text:p>
          </table:table-cell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7400000000" calcext:value-type="float">
            <text:p>217400000000</text:p>
          </table:table-cell>
        </table:table-row>
        <table:table-row table:style-name="ro1">
          <table:table-cell office:value-type="float" office:value="16290000" calcext:value-type="float">
            <text:p>16290000</text:p>
          </table:table-cell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1500000000" calcext:value-type="float">
            <text:p>221500000000</text:p>
          </table:table-cell>
        </table:table-row>
        <table:table-row table:style-name="ro1">
          <table:table-cell office:value-type="float" office:value="16590000" calcext:value-type="float">
            <text:p>16590000</text:p>
          </table:table-cell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5500000000" calcext:value-type="float">
            <text:p>225500000000</text:p>
          </table:table-cell>
        </table:table-row>
        <table:table-row table:style-name="ro1">
          <table:table-cell office:value-type="float" office:value="16890000" calcext:value-type="float">
            <text:p>16890000</text:p>
          </table:table-cell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9500000000" calcext:value-type="float">
            <text:p>229500000000</text:p>
          </table:table-cell>
        </table:table-row>
        <table:table-row table:style-name="ro1">
          <table:table-cell office:value-type="float" office:value="17190000" calcext:value-type="float">
            <text:p>17190000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3500000000" calcext:value-type="float">
            <text:p>233500000000</text:p>
          </table:table-cell>
        </table:table-row>
        <table:table-row table:style-name="ro1">
          <table:table-cell office:value-type="float" office:value="17490000" calcext:value-type="float">
            <text:p>17490000</text:p>
          </table:table-cell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7500000000" calcext:value-type="float">
            <text:p>237500000000</text:p>
          </table:table-cell>
        </table:table-row>
        <table:table-row table:style-name="ro1">
          <table:table-cell office:value-type="float" office:value="17790000" calcext:value-type="float">
            <text:p>17790000</text:p>
          </table:table-cell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1000000000" calcext:value-type="float">
            <text:p>241000000000</text:p>
          </table:table-cell>
        </table:table-row>
        <table:table-row table:style-name="ro1">
          <table:table-cell office:value-type="float" office:value="18090000" calcext:value-type="float">
            <text:p>18090000</text:p>
          </table:table-cell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5000000000" calcext:value-type="float">
            <text:p>245000000000</text:p>
          </table:table-cell>
        </table:table-row>
        <table:table-row table:style-name="ro1">
          <table:table-cell office:value-type="float" office:value="18390000" calcext:value-type="float">
            <text:p>18390000</text:p>
          </table:table-cell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9500000000" calcext:value-type="float">
            <text:p>249500000000</text:p>
          </table:table-cell>
        </table:table-row>
        <table:table-row table:style-name="ro1">
          <table:table-cell office:value-type="float" office:value="18690000" calcext:value-type="float">
            <text:p>18690000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3500000000" calcext:value-type="float">
            <text:p>253500000000</text:p>
          </table:table-cell>
        </table:table-row>
        <table:table-row table:style-name="ro1">
          <table:table-cell office:value-type="float" office:value="18990000" calcext:value-type="float">
            <text:p>18990000</text:p>
          </table:table-cell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7700000000" calcext:value-type="float">
            <text:p>257700000000</text:p>
          </table:table-cell>
        </table:table-row>
        <table:table-row table:style-name="ro1">
          <table:table-cell office:value-type="float" office:value="19290000" calcext:value-type="float">
            <text:p>19290000</text:p>
          </table:table-cell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1500000000" calcext:value-type="float">
            <text:p>261500000000</text:p>
          </table:table-cell>
        </table:table-row>
        <table:table-row table:style-name="ro1">
          <table:table-cell office:value-type="float" office:value="19590000" calcext:value-type="float">
            <text:p>19590000</text:p>
          </table:table-cell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5500000000" calcext:value-type="float">
            <text:p>265500000000</text:p>
          </table:table-cell>
        </table:table-row>
        <table:table-row table:style-name="ro1">
          <table:table-cell office:value-type="float" office:value="19890000" calcext:value-type="float">
            <text:p>19890000</text:p>
          </table:table-cell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9500000000" calcext:value-type="float">
            <text:p>269500000000</text:p>
          </table:table-cell>
        </table:table-row>
        <table:table-row table:style-name="ro1">
          <table:table-cell office:value-type="float" office:value="20190000" calcext:value-type="float">
            <text:p>20190000</text:p>
          </table:table-cell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3600000000" calcext:value-type="float">
            <text:p>273600000000</text:p>
          </table:table-cell>
        </table:table-row>
        <table:table-row table:style-name="ro1">
          <table:table-cell office:value-type="float" office:value="20490000" calcext:value-type="float">
            <text:p>20490000</text:p>
          </table:table-cell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8000000000" calcext:value-type="float">
            <text:p>278000000000</text:p>
          </table:table-cell>
        </table:table-row>
        <table:table-row table:style-name="ro1">
          <table:table-cell office:value-type="float" office:value="20790000" calcext:value-type="float">
            <text:p>20790000</text:p>
          </table:table-cell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2000000000" calcext:value-type="float">
            <text:p>282000000000</text:p>
          </table:table-cell>
        </table:table-row>
        <table:table-row table:style-name="ro1">
          <table:table-cell office:value-type="float" office:value="21090000" calcext:value-type="float">
            <text:p>21090000</text:p>
          </table:table-cell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6000000000" calcext:value-type="float">
            <text:p>286000000000</text:p>
          </table:table-cell>
        </table:table-row>
        <table:table-row table:style-name="ro1">
          <table:table-cell office:value-type="float" office:value="21390000" calcext:value-type="float">
            <text:p>21390000</text:p>
          </table:table-cell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90000000000" calcext:value-type="float">
            <text:p>290000000000</text:p>
          </table:table-cell>
        </table:table-row>
        <table:table-row table:style-name="ro1">
          <table:table-cell office:value-type="float" office:value="21690000" calcext:value-type="float">
            <text:p>21690000</text:p>
          </table:table-cell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4000000000" calcext:value-type="float">
            <text:p>294000000000</text:p>
          </table:table-cell>
        </table:table-row>
        <table:table-row table:style-name="ro1">
          <table:table-cell office:value-type="float" office:value="21990000" calcext:value-type="float">
            <text:p>21990000</text:p>
          </table:table-cell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8500000000" calcext:value-type="float">
            <text:p>298500000000</text:p>
          </table:table-cell>
        </table:table-row>
        <table:table-row table:style-name="ro1">
          <table:table-cell office:value-type="float" office:value="22290000" calcext:value-type="float">
            <text:p>22290000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2700000000" calcext:value-type="float">
            <text:p>302700000000</text:p>
          </table:table-cell>
        </table:table-row>
        <table:table-row table:style-name="ro1">
          <table:table-cell office:value-type="float" office:value="22590000" calcext:value-type="float">
            <text:p>22590000</text:p>
          </table:table-cell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6500000000" calcext:value-type="float">
            <text:p>306500000000</text:p>
          </table:table-cell>
        </table:table-row>
        <table:table-row table:style-name="ro1">
          <table:table-cell office:value-type="float" office:value="22890000" calcext:value-type="float">
            <text:p>2289000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0800000000" calcext:value-type="float">
            <text:p>310800000000</text:p>
          </table:table-cell>
        </table:table-row>
        <table:table-row table:style-name="ro1">
          <table:table-cell office:value-type="float" office:value="23190000" calcext:value-type="float">
            <text:p>23190000</text:p>
          </table:table-cell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5000000000" calcext:value-type="float">
            <text:p>315000000000</text:p>
          </table:table-cell>
        </table:table-row>
        <table:table-row table:style-name="ro1">
          <table:table-cell office:value-type="float" office:value="23490000" calcext:value-type="float">
            <text:p>23490000</text:p>
          </table:table-cell>
          <table:table-cell office:value-type="float" office:value="3189" calcext:value-type="float">
            <text:p>31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19500000000" calcext:value-type="float">
            <text:p>319500000000</text:p>
          </table:table-cell>
        </table:table-row>
        <table:table-row table:style-name="ro1">
          <table:table-cell office:value-type="float" office:value="23790000" calcext:value-type="float">
            <text:p>23790000</text:p>
          </table:table-cell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3500000000" calcext:value-type="float">
            <text:p>323500000000</text:p>
          </table:table-cell>
        </table:table-row>
        <table:table-row table:style-name="ro1">
          <table:table-cell office:value-type="float" office:value="24090000" calcext:value-type="float">
            <text:p>24090000</text:p>
          </table:table-cell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7900000000" calcext:value-type="float">
            <text:p>327900000000</text:p>
          </table:table-cell>
        </table:table-row>
        <table:table-row table:style-name="ro1">
          <table:table-cell office:value-type="float" office:value="24390000" calcext:value-type="float">
            <text:p>24390000</text:p>
          </table:table-cell>
          <table:table-cell office:value-type="float" office:value="3313" calcext:value-type="float">
            <text:p>3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2000000000" calcext:value-type="float">
            <text:p>332000000000</text:p>
          </table:table-cell>
        </table:table-row>
        <table:table-row table:style-name="ro1">
          <table:table-cell office:value-type="float" office:value="24690000" calcext:value-type="float">
            <text:p>24690000</text:p>
          </table:table-cell>
          <table:table-cell office:value-type="float" office:value="3352" calcext:value-type="float">
            <text:p>33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36000000000" calcext:value-type="float">
            <text:p>336000000000</text:p>
          </table:table-cell>
        </table:table-row>
        <table:table-row table:style-name="ro1">
          <table:table-cell office:value-type="float" office:value="24990000" calcext:value-type="float">
            <text:p>24990000</text:p>
          </table:table-cell>
          <table:table-cell office:value-type="float" office:value="3392" calcext:value-type="float">
            <text:p>33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40000000000" calcext:value-type="float">
            <text:p>340000000000</text:p>
          </table:table-cell>
        </table:table-row>
        <table:table-row table:style-name="ro1">
          <table:table-cell office:value-type="float" office:value="25290000" calcext:value-type="float">
            <text:p>25290000</text:p>
          </table:table-cell>
          <table:table-cell office:value-type="float" office:value="3436" calcext:value-type="float">
            <text:p>34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44000000000" calcext:value-type="float">
            <text:p>344000000000</text:p>
          </table:table-cell>
        </table:table-row>
        <table:table-row table:style-name="ro1">
          <table:table-cell office:value-type="float" office:value="25590000" calcext:value-type="float">
            <text:p>25590000</text:p>
          </table:table-cell>
          <table:table-cell office:value-type="float" office:value="3476" calcext:value-type="float">
            <text:p>34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8300000000" calcext:value-type="float">
            <text:p>348300000000</text:p>
          </table:table-cell>
        </table:table-row>
        <table:table-row table:style-name="ro1">
          <table:table-cell office:value-type="float" office:value="25890000" calcext:value-type="float">
            <text:p>25890000</text:p>
          </table:table-cell>
          <table:table-cell office:value-type="float" office:value="3516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2200000000" calcext:value-type="float">
            <text:p>352200000000</text:p>
          </table:table-cell>
        </table:table-row>
        <table:table-row table:style-name="ro1">
          <table:table-cell office:value-type="float" office:value="26190000" calcext:value-type="float">
            <text:p>26190000</text:p>
          </table:table-cell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6000000000" calcext:value-type="float">
            <text:p>356000000000</text:p>
          </table:table-cell>
        </table:table-row>
        <table:table-row table:style-name="ro1">
          <table:table-cell office:value-type="float" office:value="26490000" calcext:value-type="float">
            <text:p>26490000</text:p>
          </table:table-cell>
          <table:table-cell office:value-type="float" office:value="3595" calcext:value-type="float">
            <text:p>3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0000000000" calcext:value-type="float">
            <text:p>360000000000</text:p>
          </table:table-cell>
        </table:table-row>
        <table:table-row table:style-name="ro1">
          <table:table-cell office:value-type="float" office:value="26790000" calcext:value-type="float">
            <text:p>26790000</text:p>
          </table:table-cell>
          <table:table-cell office:value-type="float" office:value="3639" calcext:value-type="float">
            <text:p>36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4500000000" calcext:value-type="float">
            <text:p>364500000000</text:p>
          </table:table-cell>
        </table:table-row>
        <table:table-row table:style-name="ro1">
          <table:table-cell office:value-type="float" office:value="27090000" calcext:value-type="float">
            <text:p>27090000</text:p>
          </table:table-cell>
          <table:table-cell office:value-type="float" office:value="3680" calcext:value-type="float">
            <text:p>36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8500000000" calcext:value-type="float">
            <text:p>368500000000</text:p>
          </table:table-cell>
        </table:table-row>
        <table:table-row table:style-name="ro1">
          <table:table-cell office:value-type="float" office:value="27390000" calcext:value-type="float">
            <text:p>27390000</text:p>
          </table:table-cell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2500000000" calcext:value-type="float">
            <text:p>372500000000</text:p>
          </table:table-cell>
        </table:table-row>
        <table:table-row table:style-name="ro1">
          <table:table-cell office:value-type="float" office:value="27690000" calcext:value-type="float">
            <text:p>27690000</text:p>
          </table:table-cell>
          <table:table-cell office:value-type="float" office:value="3760" calcext:value-type="float">
            <text:p>37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6500000000" calcext:value-type="float">
            <text:p>376500000000</text:p>
          </table:table-cell>
        </table:table-row>
        <table:table-row table:style-name="ro1">
          <table:table-cell office:value-type="float" office:value="27990000" calcext:value-type="float">
            <text:p>2799000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0500000000" calcext:value-type="float">
            <text:p>380500000000</text:p>
          </table:table-cell>
        </table:table-row>
        <table:table-row table:style-name="ro1">
          <table:table-cell office:value-type="float" office:value="28290000" calcext:value-type="float">
            <text:p>28290000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84900000000" calcext:value-type="float">
            <text:p>384900000000</text:p>
          </table:table-cell>
        </table:table-row>
        <table:table-row table:style-name="ro1">
          <table:table-cell office:value-type="float" office:value="28590000" calcext:value-type="float">
            <text:p>28590000</text:p>
          </table:table-cell>
          <table:table-cell office:value-type="float" office:value="3881" calcext:value-type="float">
            <text:p>3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89000000000" calcext:value-type="float">
            <text:p>389000000000</text:p>
          </table:table-cell>
        </table:table-row>
        <table:table-row table:style-name="ro1">
          <table:table-cell office:value-type="float" office:value="28890000" calcext:value-type="float">
            <text:p>28890000</text:p>
          </table:table-cell>
          <table:table-cell office:value-type="float" office:value="3925" calcext:value-type="float">
            <text:p>39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3000000000" calcext:value-type="float">
            <text:p>393000000000</text:p>
          </table:table-cell>
        </table:table-row>
        <table:table-row table:style-name="ro1">
          <table:table-cell office:value-type="float" office:value="29190000" calcext:value-type="float">
            <text:p>29190000</text:p>
          </table:table-cell>
          <table:table-cell office:value-type="float" office:value="3966" calcext:value-type="float">
            <text:p>39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7100000000" calcext:value-type="float">
            <text:p>397100000000</text:p>
          </table:table-cell>
        </table:table-row>
        <table:table-row table:style-name="ro1">
          <table:table-cell office:value-type="float" office:value="29490000" calcext:value-type="float">
            <text:p>29490000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1000000000" calcext:value-type="float">
            <text:p>401000000000</text:p>
          </table:table-cell>
        </table:table-row>
        <table:table-row table:style-name="ro1">
          <table:table-cell office:value-type="float" office:value="29790000" calcext:value-type="float">
            <text:p>29790000</text:p>
          </table:table-cell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5300000000" calcext:value-type="float">
            <text:p>405300000000</text:p>
          </table:table-cell>
        </table:table-row>
        <table:table-row table:style-name="ro1">
          <table:table-cell office:value-type="float" office:value="30090000" calcext:value-type="float">
            <text:p>30090000</text:p>
          </table:table-cell>
          <table:table-cell office:value-type="float" office:value="4088" calcext:value-type="float">
            <text:p>4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9500000000" calcext:value-type="float">
            <text:p>409500000000</text:p>
          </table:table-cell>
        </table:table-row>
        <table:table-row table:style-name="ro1">
          <table:table-cell office:value-type="float" office:value="30390000" calcext:value-type="float">
            <text:p>30390000</text:p>
          </table:table-cell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13900000000" calcext:value-type="float">
            <text:p>413900000000</text:p>
          </table:table-cell>
        </table:table-row>
        <table:table-row table:style-name="ro1">
          <table:table-cell office:value-type="float" office:value="30690000" calcext:value-type="float">
            <text:p>30690000</text:p>
          </table:table-cell>
          <table:table-cell office:value-type="float" office:value="4175" calcext:value-type="float">
            <text:p>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18000000000" calcext:value-type="float">
            <text:p>418000000000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4216" calcext:value-type="float">
            <text:p>4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2300000000" calcext:value-type="float">
            <text:p>422300000000</text:p>
          </table:table-cell>
        </table:table-row>
        <table:table-row table:style-name="ro1">
          <table:table-cell office:value-type="float" office:value="31290000" calcext:value-type="float">
            <text:p>31290000</text:p>
          </table:table-cell>
          <table:table-cell office:value-type="float" office:value="4260" calcext:value-type="float">
            <text:p>4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6500000000" calcext:value-type="float">
            <text:p>426500000000</text:p>
          </table:table-cell>
        </table:table-row>
        <table:table-row table:style-name="ro1">
          <table:table-cell office:value-type="float" office:value="31590000" calcext:value-type="float">
            <text:p>3159000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0500000000" calcext:value-type="float">
            <text:p>430500000000</text:p>
          </table:table-cell>
        </table:table-row>
        <table:table-row table:style-name="ro1">
          <table:table-cell office:value-type="float" office:value="31890000" calcext:value-type="float">
            <text:p>31890000</text:p>
          </table:table-cell>
          <table:table-cell office:value-type="float" office:value="4340" calcext:value-type="float">
            <text:p>43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4600000000" calcext:value-type="float">
            <text:p>434600000000</text:p>
          </table:table-cell>
        </table:table-row>
        <table:table-row table:style-name="ro1">
          <table:table-cell office:value-type="float" office:value="32190000" calcext:value-type="float">
            <text:p>32190000</text:p>
          </table:table-cell>
          <table:table-cell office:value-type="float" office:value="4384" calcext:value-type="float">
            <text:p>43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9000000000" calcext:value-type="float">
            <text:p>439000000000</text:p>
          </table:table-cell>
        </table:table-row>
        <table:table-row table:style-name="ro1">
          <table:table-cell office:value-type="float" office:value="32490000" calcext:value-type="float">
            <text:p>32490000</text:p>
          </table:table-cell>
          <table:table-cell office:value-type="float" office:value="4422" calcext:value-type="float">
            <text:p>44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43000000000" calcext:value-type="float">
            <text:p>443000000000</text:p>
          </table:table-cell>
        </table:table-row>
        <table:table-row table:style-name="ro1">
          <table:table-cell office:value-type="float" office:value="32790000" calcext:value-type="float">
            <text:p>32790000</text:p>
          </table:table-cell>
          <table:table-cell office:value-type="float" office:value="4465" calcext:value-type="float">
            <text:p>4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7000000000" calcext:value-type="float">
            <text:p>447000000000</text:p>
          </table:table-cell>
        </table:table-row>
        <table:table-row table:style-name="ro1">
          <table:table-cell office:value-type="float" office:value="33090000" calcext:value-type="float">
            <text:p>33090000</text:p>
          </table:table-cell>
          <table:table-cell office:value-type="float" office:value="4506" calcext:value-type="float">
            <text:p>45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1400000000" calcext:value-type="float">
            <text:p>451400000000</text:p>
          </table:table-cell>
        </table:table-row>
        <table:table-row table:style-name="ro1">
          <table:table-cell office:value-type="float" office:value="33390000" calcext:value-type="float">
            <text:p>33390000</text:p>
          </table:table-cell>
          <table:table-cell office:value-type="float" office:value="4545" calcext:value-type="float">
            <text:p>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5000000000" calcext:value-type="float">
            <text:p>455000000000</text:p>
          </table:table-cell>
        </table:table-row>
        <table:table-row table:style-name="ro1">
          <table:table-cell office:value-type="float" office:value="33690000" calcext:value-type="float">
            <text:p>33690000</text:p>
          </table:table-cell>
          <table:table-cell office:value-type="float" office:value="4585" calcext:value-type="float">
            <text:p>45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9200000000" calcext:value-type="float">
            <text:p>459200000000</text:p>
          </table:table-cell>
        </table:table-row>
        <table:table-row table:style-name="ro1">
          <table:table-cell office:value-type="float" office:value="33990000" calcext:value-type="float">
            <text:p>33990000</text:p>
          </table:table-cell>
          <table:table-cell office:value-type="float" office:value="4622" calcext:value-type="float">
            <text:p>4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3000000000" calcext:value-type="float">
            <text:p>463000000000</text:p>
          </table:table-cell>
        </table:table-row>
        <table:table-row table:style-name="ro1">
          <table:table-cell office:value-type="float" office:value="34290000" calcext:value-type="float">
            <text:p>34290000</text:p>
          </table:table-cell>
          <table:table-cell office:value-type="float" office:value="4663" calcext:value-type="float">
            <text:p>46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67000000000" calcext:value-type="float">
            <text:p>467000000000</text:p>
          </table:table-cell>
        </table:table-row>
        <table:table-row table:style-name="ro1">
          <table:table-cell office:value-type="float" office:value="34590000" calcext:value-type="float">
            <text:p>34590000</text:p>
          </table:table-cell>
          <table:table-cell office:value-type="float" office:value="4703" calcext:value-type="float">
            <text:p>47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71000000000" calcext:value-type="float">
            <text:p>471000000000</text:p>
          </table:table-cell>
        </table:table-row>
        <table:table-row table:style-name="ro1">
          <table:table-cell office:value-type="float" office:value="34890000" calcext:value-type="float">
            <text:p>34890000</text:p>
          </table:table-cell>
          <table:table-cell office:value-type="float" office:value="4743" calcext:value-type="float">
            <text:p>47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75000000000" calcext:value-type="float">
            <text:p>475000000000</text:p>
          </table:table-cell>
        </table:table-row>
        <table:table-row table:style-name="ro1">
          <table:table-cell office:value-type="float" office:value="35190000" calcext:value-type="float">
            <text:p>35190000</text:p>
          </table:table-cell>
          <table:table-cell office:value-type="float" office:value="4781" calcext:value-type="float">
            <text:p>47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79000000000" calcext:value-type="float">
            <text:p>479000000000</text:p>
          </table:table-cell>
        </table:table-row>
        <table:table-row table:style-name="ro1">
          <table:table-cell office:value-type="float" office:value="35490000" calcext:value-type="float">
            <text:p>35490000</text:p>
          </table:table-cell>
          <table:table-cell office:value-type="float" office:value="4827" calcext:value-type="float">
            <text:p>48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83500000000" calcext:value-type="float">
            <text:p>483500000000</text:p>
          </table:table-cell>
        </table:table-row>
        <table:table-row table:style-name="ro1">
          <table:table-cell office:value-type="float" office:value="35790000" calcext:value-type="float">
            <text:p>35790000</text:p>
          </table:table-cell>
          <table:table-cell office:value-type="float" office:value="4865" calcext:value-type="float">
            <text:p>48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7000000000" calcext:value-type="float">
            <text:p>487000000000</text:p>
          </table:table-cell>
        </table:table-row>
        <table:table-row table:style-name="ro1">
          <table:table-cell office:value-type="float" office:value="36090000" calcext:value-type="float">
            <text:p>36090000</text:p>
          </table:table-cell>
          <table:table-cell office:value-type="float" office:value="4905" calcext:value-type="float">
            <text:p>4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91500000000" calcext:value-type="float">
            <text:p>491500000000</text:p>
          </table:table-cell>
        </table:table-row>
        <table:table-row table:style-name="ro1">
          <table:table-cell office:value-type="float" office:value="36390000" calcext:value-type="float">
            <text:p>3639000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5500000000" calcext:value-type="float">
            <text:p>495500000000</text:p>
          </table:table-cell>
        </table:table-row>
        <table:table-row table:style-name="ro1">
          <table:table-cell office:value-type="float" office:value="36690000" calcext:value-type="float">
            <text:p>36690000</text:p>
          </table:table-cell>
          <table:table-cell office:value-type="float" office:value="4988" calcext:value-type="float">
            <text:p>4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99500000000" calcext:value-type="float">
            <text:p>499500000000</text:p>
          </table:table-cell>
        </table:table-row>
        <table:table-row table:style-name="ro1">
          <table:table-cell office:value-type="float" office:value="36990000" calcext:value-type="float">
            <text:p>36990000</text:p>
          </table:table-cell>
          <table:table-cell office:value-type="float" office:value="5028" calcext:value-type="float">
            <text:p>5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3500000000" calcext:value-type="float">
            <text:p>503500000000</text:p>
          </table:table-cell>
        </table:table-row>
        <table:table-row table:style-name="ro1">
          <table:table-cell office:value-type="float" office:value="37290000" calcext:value-type="float">
            <text:p>37290000</text:p>
          </table:table-cell>
          <table:table-cell office:value-type="float" office:value="5067" calcext:value-type="float">
            <text:p>5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7500000000" calcext:value-type="float">
            <text:p>507500000000</text:p>
          </table:table-cell>
        </table:table-row>
        <table:table-row table:style-name="ro1">
          <table:table-cell office:value-type="float" office:value="37590000" calcext:value-type="float">
            <text:p>37590000</text:p>
          </table:table-cell>
          <table:table-cell office:value-type="float" office:value="5110" calcext:value-type="float">
            <text:p>5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11500000000" calcext:value-type="float">
            <text:p>511500000000</text:p>
          </table:table-cell>
        </table:table-row>
        <table:table-row table:style-name="ro1">
          <table:table-cell office:value-type="float" office:value="37890000" calcext:value-type="float">
            <text:p>37890000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15500000000" calcext:value-type="float">
            <text:p>515500000000</text:p>
          </table:table-cell>
        </table:table-row>
        <table:table-row table:style-name="ro1">
          <table:table-cell office:value-type="float" office:value="38190000" calcext:value-type="float">
            <text:p>38190000</text:p>
          </table:table-cell>
          <table:table-cell office:value-type="float" office:value="5193" calcext:value-type="float">
            <text:p>5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0000000000" calcext:value-type="float">
            <text:p>520000000000</text:p>
          </table:table-cell>
        </table:table-row>
        <table:table-row table:style-name="ro1">
          <table:table-cell office:value-type="float" office:value="38490000" calcext:value-type="float">
            <text:p>38490000</text:p>
          </table:table-cell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4000000000" calcext:value-type="float">
            <text:p>524000000000</text:p>
          </table:table-cell>
        </table:table-row>
        <table:table-row table:style-name="ro1">
          <table:table-cell office:value-type="float" office:value="38790000" calcext:value-type="float">
            <text:p>38790000</text:p>
          </table:table-cell>
          <table:table-cell office:value-type="float" office:value="5275" calcext:value-type="float">
            <text:p>5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8300000000" calcext:value-type="float">
            <text:p>528300000000</text:p>
          </table:table-cell>
        </table:table-row>
        <table:table-row table:style-name="ro1">
          <table:table-cell office:value-type="float" office:value="39090000" calcext:value-type="float">
            <text:p>39090000</text:p>
          </table:table-cell>
          <table:table-cell office:value-type="float" office:value="5317" calcext:value-type="float">
            <text:p>5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32400000000" calcext:value-type="float">
            <text:p>532400000000</text:p>
          </table:table-cell>
        </table:table-row>
        <table:table-row table:style-name="ro1">
          <table:table-cell office:value-type="float" office:value="39390000" calcext:value-type="float">
            <text:p>39390000</text:p>
          </table:table-cell>
          <table:table-cell office:value-type="float" office:value="5355" calcext:value-type="float">
            <text:p>53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6000000000" calcext:value-type="float">
            <text:p>536000000000</text:p>
          </table:table-cell>
        </table:table-row>
        <table:table-row table:style-name="ro1">
          <table:table-cell office:value-type="float" office:value="39690000" calcext:value-type="float">
            <text:p>39690000</text:p>
          </table:table-cell>
          <table:table-cell office:value-type="float" office:value="5395" calcext:value-type="float">
            <text:p>53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0000000000" calcext:value-type="float">
            <text:p>540000000000</text:p>
          </table:table-cell>
        </table:table-row>
        <table:table-row table:style-name="ro1">
          <table:table-cell office:value-type="float" office:value="39990000" calcext:value-type="float">
            <text:p>39990000</text:p>
          </table:table-cell>
          <table:table-cell office:value-type="float" office:value="5435" calcext:value-type="float">
            <text:p>5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4000000000" calcext:value-type="float">
            <text:p>544000000000</text:p>
          </table:table-cell>
        </table:table-row>
        <table:table-row table:style-name="ro1">
          <table:table-cell office:value-type="float" office:value="40290000" calcext:value-type="float">
            <text:p>40290000</text:p>
          </table:table-cell>
          <table:table-cell office:value-type="float" office:value="5478" calcext:value-type="float">
            <text:p>54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8500000000" calcext:value-type="float">
            <text:p>548500000000</text:p>
          </table:table-cell>
        </table:table-row>
        <table:table-row table:style-name="ro1">
          <table:table-cell office:value-type="float" office:value="40590000" calcext:value-type="float">
            <text:p>40590000</text:p>
          </table:table-cell>
          <table:table-cell office:value-type="float" office:value="5521" calcext:value-type="float">
            <text:p>55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2600000000" calcext:value-type="float">
            <text:p>552600000000</text:p>
          </table:table-cell>
        </table:table-row>
        <table:table-row table:style-name="ro1">
          <table:table-cell office:value-type="float" office:value="40890000" calcext:value-type="float">
            <text:p>40890000</text:p>
          </table:table-cell>
          <table:table-cell office:value-type="float" office:value="5560" calcext:value-type="float">
            <text:p>55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6600000000" calcext:value-type="float">
            <text:p>556600000000</text:p>
          </table:table-cell>
        </table:table-row>
        <table:table-row table:style-name="ro1">
          <table:table-cell office:value-type="float" office:value="41190000" calcext:value-type="float">
            <text:p>4119000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0500000000" calcext:value-type="float">
            <text:p>560500000000</text:p>
          </table:table-cell>
        </table:table-row>
        <table:table-row table:style-name="ro1">
          <table:table-cell office:value-type="float" office:value="41490000" calcext:value-type="float">
            <text:p>41490000</text:p>
          </table:table-cell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4500000000" calcext:value-type="float">
            <text:p>564500000000</text:p>
          </table:table-cell>
        </table:table-row>
        <table:table-row table:style-name="ro1">
          <table:table-cell office:value-type="float" office:value="41790000" calcext:value-type="float">
            <text:p>41790000</text:p>
          </table:table-cell>
          <table:table-cell office:value-type="float" office:value="5680" calcext:value-type="float">
            <text:p>56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8500000000" calcext:value-type="float">
            <text:p>568500000000</text:p>
          </table:table-cell>
        </table:table-row>
        <table:table-row table:style-name="ro1">
          <table:table-cell office:value-type="float" office:value="42090000" calcext:value-type="float">
            <text:p>42090000</text:p>
          </table:table-cell>
          <table:table-cell office:value-type="float" office:value="5719" calcext:value-type="float">
            <text:p>57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72500000000" calcext:value-type="float">
            <text:p>572500000000</text:p>
          </table:table-cell>
        </table:table-row>
        <table:table-row table:style-name="ro1">
          <table:table-cell office:value-type="float" office:value="42390000" calcext:value-type="float">
            <text:p>42390000</text:p>
          </table:table-cell>
          <table:table-cell office:value-type="float" office:value="5758" calcext:value-type="float">
            <text:p>57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6500000000" calcext:value-type="float">
            <text:p>576500000000</text:p>
          </table:table-cell>
        </table:table-row>
        <table:table-row table:style-name="ro1">
          <table:table-cell office:value-type="float" office:value="42690000" calcext:value-type="float">
            <text:p>42690000</text:p>
          </table:table-cell>
          <table:table-cell office:value-type="float" office:value="5801" calcext:value-type="float">
            <text:p>5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0500000000" calcext:value-type="float">
            <text:p>580500000000</text:p>
          </table:table-cell>
        </table:table-row>
        <table:table-row table:style-name="ro1">
          <table:table-cell office:value-type="float" office:value="42990000" calcext:value-type="float">
            <text:p>42990000</text:p>
          </table:table-cell>
          <table:table-cell office:value-type="float" office:value="5843" calcext:value-type="float">
            <text:p>58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85000000000" calcext:value-type="float">
            <text:p>585000000000</text:p>
          </table:table-cell>
        </table:table-row>
        <table:table-row table:style-name="ro1">
          <table:table-cell office:value-type="float" office:value="43290000" calcext:value-type="float">
            <text:p>43290000</text:p>
          </table:table-cell>
          <table:table-cell office:value-type="float" office:value="5882" calcext:value-type="float">
            <text:p>5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88900000000" calcext:value-type="float">
            <text:p>588900000000</text:p>
          </table:table-cell>
        </table:table-row>
        <table:table-row table:style-name="ro1">
          <table:table-cell office:value-type="float" office:value="43590000" calcext:value-type="float">
            <text:p>43590000</text:p>
          </table:table-cell>
          <table:table-cell office:value-type="float" office:value="5923" calcext:value-type="float">
            <text:p>5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3000000000" calcext:value-type="float">
            <text:p>593000000000</text:p>
          </table:table-cell>
        </table:table-row>
        <table:table-row table:style-name="ro1">
          <table:table-cell office:value-type="float" office:value="43890000" calcext:value-type="float">
            <text:p>43890000</text:p>
          </table:table-cell>
          <table:table-cell office:value-type="float" office:value="5965" calcext:value-type="float">
            <text:p>59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97000000000" calcext:value-type="float">
            <text:p>597000000000</text:p>
          </table:table-cell>
        </table:table-row>
        <table:table-row table:style-name="ro1">
          <table:table-cell office:value-type="float" office:value="44190000" calcext:value-type="float">
            <text:p>44190000</text:p>
          </table:table-cell>
          <table:table-cell office:value-type="float" office:value="6007" calcext:value-type="float">
            <text:p>6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1100000000" calcext:value-type="float">
            <text:p>601100000000</text:p>
          </table:table-cell>
        </table:table-row>
        <table:table-row table:style-name="ro1">
          <table:table-cell office:value-type="float" office:value="44490000" calcext:value-type="float">
            <text:p>44490000</text:p>
          </table:table-cell>
          <table:table-cell office:value-type="float" office:value="6044" calcext:value-type="float">
            <text:p>6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5000000000" calcext:value-type="float">
            <text:p>605000000000</text:p>
          </table:table-cell>
        </table:table-row>
        <table:table-row table:style-name="ro1">
          <table:table-cell office:value-type="float" office:value="44790000" calcext:value-type="float">
            <text:p>44790000</text:p>
          </table:table-cell>
          <table:table-cell office:value-type="float" office:value="6085" calcext:value-type="float">
            <text:p>60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9000000000" calcext:value-type="float">
            <text:p>609000000000</text:p>
          </table:table-cell>
        </table:table-row>
        <table:table-row table:style-name="ro1">
          <table:table-cell office:value-type="float" office:value="45090000" calcext:value-type="float">
            <text:p>45090000</text:p>
          </table:table-cell>
          <table:table-cell office:value-type="float" office:value="6126" calcext:value-type="float">
            <text:p>6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13500000000" calcext:value-type="float">
            <text:p>613500000000</text:p>
          </table:table-cell>
        </table:table-row>
        <table:table-row table:style-name="ro1">
          <table:table-cell office:value-type="float" office:value="45390000" calcext:value-type="float">
            <text:p>45390000</text:p>
          </table:table-cell>
          <table:table-cell office:value-type="float" office:value="6167" calcext:value-type="float">
            <text:p>6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17500000000" calcext:value-type="float">
            <text:p>617500000000</text:p>
          </table:table-cell>
        </table:table-row>
        <table:table-row table:style-name="ro1">
          <table:table-cell office:value-type="float" office:value="45690000" calcext:value-type="float">
            <text:p>45690000</text:p>
          </table:table-cell>
          <table:table-cell office:value-type="float" office:value="6206" calcext:value-type="float">
            <text:p>62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21000000000" calcext:value-type="float">
            <text:p>621000000000</text:p>
          </table:table-cell>
        </table:table-row>
        <table:table-row table:style-name="ro1">
          <table:table-cell office:value-type="float" office:value="45990000" calcext:value-type="float">
            <text:p>45990000</text:p>
          </table:table-cell>
          <table:table-cell office:value-type="float" office:value="6244" calcext:value-type="float">
            <text:p>6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5000000000" calcext:value-type="float">
            <text:p>625000000000</text:p>
          </table:table-cell>
        </table:table-row>
        <table:table-row table:style-name="ro1">
          <table:table-cell office:value-type="float" office:value="46290000" calcext:value-type="float">
            <text:p>46290000</text:p>
          </table:table-cell>
          <table:table-cell office:value-type="float" office:value="6285" calcext:value-type="float">
            <text:p>6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29300000000" calcext:value-type="float">
            <text:p>629300000000</text:p>
          </table:table-cell>
        </table:table-row>
        <table:table-row table:style-name="ro1">
          <table:table-cell office:value-type="float" office:value="46590000" calcext:value-type="float">
            <text:p>46590000</text:p>
          </table:table-cell>
          <table:table-cell office:value-type="float" office:value="6326" calcext:value-type="float">
            <text:p>6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33400000000" calcext:value-type="float">
            <text:p>633400000000</text:p>
          </table:table-cell>
        </table:table-row>
        <table:table-row table:style-name="ro1">
          <table:table-cell office:value-type="float" office:value="46890000" calcext:value-type="float">
            <text:p>46890000</text:p>
          </table:table-cell>
          <table:table-cell office:value-type="float" office:value="6365" calcext:value-type="float">
            <text:p>63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37000000000" calcext:value-type="float">
            <text:p>637000000000</text:p>
          </table:table-cell>
        </table:table-row>
        <table:table-row table:style-name="ro1">
          <table:table-cell office:value-type="float" office:value="47190000" calcext:value-type="float">
            <text:p>47190000</text:p>
          </table:table-cell>
          <table:table-cell office:value-type="float" office:value="6409" calcext:value-type="float">
            <text:p>64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1500000000" calcext:value-type="float">
            <text:p>641500000000</text:p>
          </table:table-cell>
        </table:table-row>
        <table:table-row table:style-name="ro1">
          <table:table-cell office:value-type="float" office:value="47490000" calcext:value-type="float">
            <text:p>47490000</text:p>
          </table:table-cell>
          <table:table-cell office:value-type="float" office:value="6447" calcext:value-type="float">
            <text:p>6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5200000000" calcext:value-type="float">
            <text:p>645200000000</text:p>
          </table:table-cell>
        </table:table-row>
        <table:table-row table:style-name="ro1">
          <table:table-cell office:value-type="float" office:value="47790000" calcext:value-type="float">
            <text:p>47790000</text:p>
          </table:table-cell>
          <table:table-cell office:value-type="float" office:value="6490" calcext:value-type="float">
            <text:p>64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49500000000" calcext:value-type="float">
            <text:p>649500000000</text:p>
          </table:table-cell>
        </table:table-row>
        <table:table-row table:style-name="ro1">
          <table:table-cell office:value-type="float" office:value="48090000" calcext:value-type="float">
            <text:p>48090000</text:p>
          </table:table-cell>
          <table:table-cell office:value-type="float" office:value="6531" calcext:value-type="float">
            <text:p>65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53500000000" calcext:value-type="float">
            <text:p>653500000000</text:p>
          </table:table-cell>
        </table:table-row>
        <table:table-row table:style-name="ro1">
          <table:table-cell office:value-type="float" office:value="48390000" calcext:value-type="float">
            <text:p>48390000</text:p>
          </table:table-cell>
          <table:table-cell office:value-type="float" office:value="6575" calcext:value-type="float">
            <text:p>65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58000000000" calcext:value-type="float">
            <text:p>658000000000</text:p>
          </table:table-cell>
        </table:table-row>
        <table:table-row table:style-name="ro1">
          <table:table-cell office:value-type="float" office:value="48690000" calcext:value-type="float">
            <text:p>48690000</text:p>
          </table:table-cell>
          <table:table-cell office:value-type="float" office:value="6619" calcext:value-type="float">
            <text:p>66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2500000000" calcext:value-type="float">
            <text:p>662500000000</text:p>
          </table:table-cell>
        </table:table-row>
        <table:table-row table:style-name="ro1">
          <table:table-cell office:value-type="float" office:value="48990000" calcext:value-type="float">
            <text:p>48990000</text:p>
          </table:table-cell>
          <table:table-cell office:value-type="float" office:value="6657" calcext:value-type="float">
            <text:p>66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6500000000" calcext:value-type="float">
            <text:p>666500000000</text:p>
          </table:table-cell>
        </table:table-row>
        <table:table-row table:style-name="ro1">
          <table:table-cell office:value-type="float" office:value="49290000" calcext:value-type="float">
            <text:p>49290000</text:p>
          </table:table-cell>
          <table:table-cell office:value-type="float" office:value="6698" calcext:value-type="float">
            <text:p>66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70500000000" calcext:value-type="float">
            <text:p>670500000000</text:p>
          </table:table-cell>
        </table:table-row>
        <table:table-row table:style-name="ro1">
          <table:table-cell office:value-type="float" office:value="49590000" calcext:value-type="float">
            <text:p>49590000</text:p>
          </table:table-cell>
          <table:table-cell office:value-type="float" office:value="6739" calcext:value-type="float">
            <text:p>67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74500000000" calcext:value-type="float">
            <text:p>674500000000</text:p>
          </table:table-cell>
        </table:table-row>
        <table:table-row table:style-name="ro1">
          <table:table-cell office:value-type="float" office:value="49890000" calcext:value-type="float">
            <text:p>49890000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79000000000" calcext:value-type="float">
            <text:p>679000000000</text:p>
          </table:table-cell>
        </table:table-row>
        <table:table-row table:style-name="ro1">
          <table:table-cell office:value-type="float" office:value="50190000" calcext:value-type="float">
            <text:p>50190000</text:p>
          </table:table-cell>
          <table:table-cell office:value-type="float" office:value="6822" calcext:value-type="float">
            <text:p>68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3000000000" calcext:value-type="float">
            <text:p>683000000000</text:p>
          </table:table-cell>
        </table:table-row>
        <table:table-row table:style-name="ro1">
          <table:table-cell office:value-type="float" office:value="50490000" calcext:value-type="float">
            <text:p>50490000</text:p>
          </table:table-cell>
          <table:table-cell office:value-type="float" office:value="6861" calcext:value-type="float">
            <text:p>68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87000000000" calcext:value-type="float">
            <text:p>687000000000</text:p>
          </table:table-cell>
        </table:table-row>
        <table:table-row table:style-name="ro1">
          <table:table-cell office:value-type="float" office:value="50790000" calcext:value-type="float">
            <text:p>50790000</text:p>
          </table:table-cell>
          <table:table-cell office:value-type="float" office:value="6901" calcext:value-type="float">
            <text:p>69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0800000000" calcext:value-type="float">
            <text:p>690800000000</text:p>
          </table:table-cell>
        </table:table-row>
        <table:table-row table:style-name="ro1">
          <table:table-cell office:value-type="float" office:value="51090000" calcext:value-type="float">
            <text:p>51090000</text:p>
          </table:table-cell>
          <table:table-cell office:value-type="float" office:value="6940" calcext:value-type="float">
            <text:p>69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4800000000" calcext:value-type="float">
            <text:p>694800000000</text:p>
          </table:table-cell>
        </table:table-row>
        <table:table-row table:style-name="ro1">
          <table:table-cell office:value-type="float" office:value="51390000" calcext:value-type="float">
            <text:p>51390000</text:p>
          </table:table-cell>
          <table:table-cell office:value-type="float" office:value="6980" calcext:value-type="float">
            <text:p>69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98500000000" calcext:value-type="float">
            <text:p>698500000000</text:p>
          </table:table-cell>
        </table:table-row>
        <table:table-row table:style-name="ro1">
          <table:table-cell office:value-type="float" office:value="51690000" calcext:value-type="float">
            <text:p>51690000</text:p>
          </table:table-cell>
          <table:table-cell office:value-type="float" office:value="7019" calcext:value-type="float">
            <text:p>7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2500000000" calcext:value-type="float">
            <text:p>702500000000</text:p>
          </table:table-cell>
        </table:table-row>
        <table:table-row table:style-name="ro1">
          <table:table-cell office:value-type="float" office:value="51990000" calcext:value-type="float">
            <text:p>51990000</text:p>
          </table:table-cell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6500000000" calcext:value-type="float">
            <text:p>706500000000</text:p>
          </table:table-cell>
        </table:table-row>
        <table:table-row table:style-name="ro1">
          <table:table-cell office:value-type="float" office:value="52290000" calcext:value-type="float">
            <text:p>52290000</text:p>
          </table:table-cell>
          <table:table-cell office:value-type="float" office:value="7099" calcext:value-type="float">
            <text:p>70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10500000000" calcext:value-type="float">
            <text:p>710500000000</text:p>
          </table:table-cell>
        </table:table-row>
        <table:table-row table:style-name="ro1">
          <table:table-cell office:value-type="float" office:value="52590000" calcext:value-type="float">
            <text:p>52590000</text:p>
          </table:table-cell>
          <table:table-cell office:value-type="float" office:value="7140" calcext:value-type="float">
            <text:p>7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14500000000" calcext:value-type="float">
            <text:p>714500000000</text:p>
          </table:table-cell>
        </table:table-row>
        <table:table-row table:style-name="ro1">
          <table:table-cell office:value-type="float" office:value="52890000" calcext:value-type="float">
            <text:p>52890000</text:p>
          </table:table-cell>
          <table:table-cell office:value-type="float" office:value="7182" calcext:value-type="float">
            <text:p>71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18500000000" calcext:value-type="float">
            <text:p>718500000000</text:p>
          </table:table-cell>
        </table:table-row>
        <table:table-row table:style-name="ro1">
          <table:table-cell office:value-type="float" office:value="53190000" calcext:value-type="float">
            <text:p>53190000</text:p>
          </table:table-cell>
          <table:table-cell office:value-type="float" office:value="7221" calcext:value-type="float">
            <text:p>7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23000000000" calcext:value-type="float">
            <text:p>723000000000</text:p>
          </table:table-cell>
        </table:table-row>
        <table:table-row table:style-name="ro1">
          <table:table-cell office:value-type="float" office:value="53490000" calcext:value-type="float">
            <text:p>53490000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27000000000" calcext:value-type="float">
            <text:p>727000000000</text:p>
          </table:table-cell>
        </table:table-row>
        <table:table-row table:style-name="ro1">
          <table:table-cell office:value-type="float" office:value="53790000" calcext:value-type="float">
            <text:p>53790000</text:p>
          </table:table-cell>
          <table:table-cell office:value-type="float" office:value="7305" calcext:value-type="float">
            <text:p>73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1000000000" calcext:value-type="float">
            <text:p>731000000000</text:p>
          </table:table-cell>
        </table:table-row>
        <table:table-row table:style-name="ro1">
          <table:table-cell office:value-type="float" office:value="54090000" calcext:value-type="float">
            <text:p>54090000</text:p>
          </table:table-cell>
          <table:table-cell office:value-type="float" office:value="7349" calcext:value-type="float">
            <text:p>73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5500000000" calcext:value-type="float">
            <text:p>735500000000</text:p>
          </table:table-cell>
        </table:table-row>
        <table:table-row table:style-name="ro1">
          <table:table-cell office:value-type="float" office:value="54390000" calcext:value-type="float">
            <text:p>54390000</text:p>
          </table:table-cell>
          <table:table-cell office:value-type="float" office:value="7388" calcext:value-type="float">
            <text:p>7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9500000000" calcext:value-type="float">
            <text:p>739500000000</text:p>
          </table:table-cell>
        </table:table-row>
        <table:table-row table:style-name="ro1">
          <table:table-cell office:value-type="float" office:value="54690000" calcext:value-type="float">
            <text:p>54690000</text:p>
          </table:table-cell>
          <table:table-cell office:value-type="float" office:value="7426" calcext:value-type="float">
            <text:p>7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3200000000" calcext:value-type="float">
            <text:p>743200000000</text:p>
          </table:table-cell>
        </table:table-row>
        <table:table-row table:style-name="ro1">
          <table:table-cell office:value-type="float" office:value="54990000" calcext:value-type="float">
            <text:p>54990000</text:p>
          </table:table-cell>
          <table:table-cell office:value-type="float" office:value="7466" calcext:value-type="float">
            <text:p>7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7200000000" calcext:value-type="float">
            <text:p>747200000000</text:p>
          </table:table-cell>
        </table:table-row>
        <table:table-row table:style-name="ro1">
          <table:table-cell office:value-type="float" office:value="55290000" calcext:value-type="float">
            <text:p>55290000</text:p>
          </table:table-cell>
          <table:table-cell office:value-type="float" office:value="7504" calcext:value-type="float">
            <text:p>7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1000000000" calcext:value-type="float">
            <text:p>751000000000</text:p>
          </table:table-cell>
        </table:table-row>
        <table:table-row table:style-name="ro1">
          <table:table-cell office:value-type="float" office:value="55590000" calcext:value-type="float">
            <text:p>55590000</text:p>
          </table:table-cell>
          <table:table-cell office:value-type="float" office:value="7541" calcext:value-type="float">
            <text:p>75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55000000000" calcext:value-type="float">
            <text:p>755000000000</text:p>
          </table:table-cell>
        </table:table-row>
        <table:table-row table:style-name="ro1">
          <table:table-cell office:value-type="float" office:value="55890000" calcext:value-type="float">
            <text:p>55890000</text:p>
          </table:table-cell>
          <table:table-cell office:value-type="float" office:value="7585" calcext:value-type="float">
            <text:p>75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9000000000" calcext:value-type="float">
            <text:p>759000000000</text:p>
          </table:table-cell>
        </table:table-row>
        <table:table-row table:style-name="ro1">
          <table:table-cell office:value-type="float" office:value="56190000" calcext:value-type="float">
            <text:p>56190000</text:p>
          </table:table-cell>
          <table:table-cell office:value-type="float" office:value="7627" calcext:value-type="float">
            <text:p>76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63000000000" calcext:value-type="float">
            <text:p>763000000000</text:p>
          </table:table-cell>
        </table:table-row>
        <table:table-row table:style-name="ro1">
          <table:table-cell office:value-type="float" office:value="56490000" calcext:value-type="float">
            <text:p>56490000</text:p>
          </table:table-cell>
          <table:table-cell office:value-type="float" office:value="7670" calcext:value-type="float">
            <text:p>76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7500000000" calcext:value-type="float">
            <text:p>767500000000</text:p>
          </table:table-cell>
        </table:table-row>
        <table:table-row table:style-name="ro1">
          <table:table-cell office:value-type="float" office:value="56790000" calcext:value-type="float">
            <text:p>56790000</text:p>
          </table:table-cell>
          <table:table-cell office:value-type="float" office:value="7709" calcext:value-type="float">
            <text:p>77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1500000000" calcext:value-type="float">
            <text:p>771500000000</text:p>
          </table:table-cell>
        </table:table-row>
        <table:table-row table:style-name="ro1">
          <table:table-cell office:value-type="float" office:value="57090000" calcext:value-type="float">
            <text:p>57090000</text:p>
          </table:table-cell>
          <table:table-cell office:value-type="float" office:value="7746" calcext:value-type="float">
            <text:p>77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75500000000" calcext:value-type="float">
            <text:p>775500000000</text:p>
          </table:table-cell>
        </table:table-row>
        <table:table-row table:style-name="ro1">
          <table:table-cell office:value-type="float" office:value="57390000" calcext:value-type="float">
            <text:p>57390000</text:p>
          </table:table-cell>
          <table:table-cell office:value-type="float" office:value="7789" calcext:value-type="float">
            <text:p>77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9500000000" calcext:value-type="float">
            <text:p>779500000000</text:p>
          </table:table-cell>
        </table:table-row>
        <table:table-row table:style-name="ro1">
          <table:table-cell office:value-type="float" office:value="57690000" calcext:value-type="float">
            <text:p>57690000</text:p>
          </table:table-cell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3500000000" calcext:value-type="float">
            <text:p>783500000000</text:p>
          </table:table-cell>
        </table:table-row>
        <table:table-row table:style-name="ro1">
          <table:table-cell office:value-type="float" office:value="57990000" calcext:value-type="float">
            <text:p>57990000</text:p>
          </table:table-cell>
          <table:table-cell office:value-type="float" office:value="7875" calcext:value-type="float">
            <text:p>7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88000000000" calcext:value-type="float">
            <text:p>788000000000</text:p>
          </table:table-cell>
        </table:table-row>
        <table:table-row table:style-name="ro1">
          <table:table-cell office:value-type="float" office:value="58290000" calcext:value-type="float">
            <text:p>58290000</text:p>
          </table:table-cell>
          <table:table-cell office:value-type="float" office:value="7913" calcext:value-type="float">
            <text:p>7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92000000000" calcext:value-type="float">
            <text:p>792000000000</text:p>
          </table:table-cell>
        </table:table-row>
        <table:table-row table:style-name="ro1">
          <table:table-cell office:value-type="float" office:value="58590000" calcext:value-type="float">
            <text:p>58590000</text:p>
          </table:table-cell>
          <table:table-cell office:value-type="float" office:value="7955" calcext:value-type="float">
            <text:p>7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96000000000" calcext:value-type="float">
            <text:p>796000000000</text:p>
          </table:table-cell>
        </table:table-row>
        <table:table-row table:style-name="ro1">
          <table:table-cell office:value-type="float" office:value="58890000" calcext:value-type="float">
            <text:p>58890000</text:p>
          </table:table-cell>
          <table:table-cell office:value-type="float" office:value="7998" calcext:value-type="float">
            <text:p>79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0500000000" calcext:value-type="float">
            <text:p>800500000000</text:p>
          </table:table-cell>
        </table:table-row>
        <table:table-row table:style-name="ro1">
          <table:table-cell office:value-type="float" office:value="59190000" calcext:value-type="float">
            <text:p>59190000</text:p>
          </table:table-cell>
          <table:table-cell office:value-type="float" office:value="8035" calcext:value-type="float">
            <text:p>8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4100000000" calcext:value-type="float">
            <text:p>804100000000</text:p>
          </table:table-cell>
        </table:table-row>
        <table:table-row table:style-name="ro1">
          <table:table-cell office:value-type="float" office:value="59490000" calcext:value-type="float">
            <text:p>59490000</text:p>
          </table:table-cell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8000000000" calcext:value-type="float">
            <text:p>808000000000</text:p>
          </table:table-cell>
        </table:table-row>
        <table:table-row table:style-name="ro1">
          <table:table-cell office:value-type="float" office:value="59790000" calcext:value-type="float">
            <text:p>59790000</text:p>
          </table:table-cell>
          <table:table-cell office:value-type="float" office:value="8112" calcext:value-type="float">
            <text:p>81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12000000000" calcext:value-type="float">
            <text:p>812000000000</text:p>
          </table:table-cell>
        </table:table-row>
        <table:table-row table:style-name="ro1">
          <table:table-cell office:value-type="float" office:value="60090000" calcext:value-type="float">
            <text:p>60090000</text:p>
          </table:table-cell>
          <table:table-cell office:value-type="float" office:value="8152" calcext:value-type="float">
            <text:p>8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16000000000" calcext:value-type="float">
            <text:p>816000000000</text:p>
          </table:table-cell>
        </table:table-row>
        <table:table-row table:style-name="ro1">
          <table:table-cell office:value-type="float" office:value="60390000" calcext:value-type="float">
            <text:p>60390000</text:p>
          </table:table-cell>
          <table:table-cell office:value-type="float" office:value="8193" calcext:value-type="float">
            <text:p>8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20000000000" calcext:value-type="float">
            <text:p>820000000000</text:p>
          </table:table-cell>
        </table:table-row>
        <table:table-row table:style-name="ro1">
          <table:table-cell office:value-type="float" office:value="60690000" calcext:value-type="float">
            <text:p>60690000</text:p>
          </table:table-cell>
          <table:table-cell office:value-type="float" office:value="8233" calcext:value-type="float">
            <text:p>8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24000000000" calcext:value-type="float">
            <text:p>824000000000</text:p>
          </table:table-cell>
        </table:table-row>
        <table:table-row table:style-name="ro1">
          <table:table-cell office:value-type="float" office:value="60990000" calcext:value-type="float">
            <text:p>60990000</text:p>
          </table:table-cell>
          <table:table-cell office:value-type="float" office:value="8275" calcext:value-type="float">
            <text:p>8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28000000000" calcext:value-type="float">
            <text:p>828000000000</text:p>
          </table:table-cell>
        </table:table-row>
        <table:table-row table:style-name="ro1">
          <table:table-cell office:value-type="float" office:value="61290000" calcext:value-type="float">
            <text:p>61290000</text:p>
          </table:table-cell>
          <table:table-cell office:value-type="float" office:value="8310" calcext:value-type="float">
            <text:p>8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1800000000" calcext:value-type="float">
            <text:p>831800000000</text:p>
          </table:table-cell>
        </table:table-row>
        <table:table-row table:style-name="ro1">
          <table:table-cell office:value-type="float" office:value="61590000" calcext:value-type="float">
            <text:p>61590000</text:p>
          </table:table-cell>
          <table:table-cell office:value-type="float" office:value="8350" calcext:value-type="float">
            <text:p>83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35500000000" calcext:value-type="float">
            <text:p>835500000000</text:p>
          </table:table-cell>
        </table:table-row>
        <table:table-row table:style-name="ro1">
          <table:table-cell office:value-type="float" office:value="61890000" calcext:value-type="float">
            <text:p>61890000</text:p>
          </table:table-cell>
          <table:table-cell office:value-type="float" office:value="8391" calcext:value-type="float">
            <text:p>83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40000000000" calcext:value-type="float">
            <text:p>840000000000</text:p>
          </table:table-cell>
        </table:table-row>
        <table:table-row table:style-name="ro1">
          <table:table-cell office:value-type="float" office:value="62190000" calcext:value-type="float">
            <text:p>62190000</text:p>
          </table:table-cell>
          <table:table-cell office:value-type="float" office:value="8430" calcext:value-type="float">
            <text:p>84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43500000000" calcext:value-type="float">
            <text:p>843500000000</text:p>
          </table:table-cell>
        </table:table-row>
        <table:table-row table:style-name="ro1">
          <table:table-cell office:value-type="float" office:value="62490000" calcext:value-type="float">
            <text:p>62490000</text:p>
          </table:table-cell>
          <table:table-cell office:value-type="float" office:value="8474" calcext:value-type="float">
            <text:p>84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47900000000" calcext:value-type="float">
            <text:p>847900000000</text:p>
          </table:table-cell>
        </table:table-row>
        <table:table-row table:style-name="ro1">
          <table:table-cell office:value-type="float" office:value="62790000" calcext:value-type="float">
            <text:p>62790000</text:p>
          </table:table-cell>
          <table:table-cell office:value-type="float" office:value="8511" calcext:value-type="float">
            <text:p>85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52000000000" calcext:value-type="float">
            <text:p>852000000000</text:p>
          </table:table-cell>
        </table:table-row>
        <table:table-row table:style-name="ro1">
          <table:table-cell office:value-type="float" office:value="63090000" calcext:value-type="float">
            <text:p>63090000</text:p>
          </table:table-cell>
          <table:table-cell office:value-type="float" office:value="8552" calcext:value-type="float">
            <text:p>85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55900000000" calcext:value-type="float">
            <text:p>855900000000</text:p>
          </table:table-cell>
        </table:table-row>
        <table:table-row table:style-name="ro1">
          <table:table-cell office:value-type="float" office:value="63390000" calcext:value-type="float">
            <text:p>63390000</text:p>
          </table:table-cell>
          <table:table-cell office:value-type="float" office:value="8594" calcext:value-type="float">
            <text:p>85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60000000000" calcext:value-type="float">
            <text:p>860000000000</text:p>
          </table:table-cell>
        </table:table-row>
        <table:table-row table:style-name="ro1">
          <table:table-cell office:value-type="float" office:value="63690000" calcext:value-type="float">
            <text:p>63690000</text:p>
          </table:table-cell>
          <table:table-cell office:value-type="float" office:value="8634" calcext:value-type="float">
            <text:p>86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64000000000" calcext:value-type="float">
            <text:p>864000000000</text:p>
          </table:table-cell>
        </table:table-row>
        <table:table-row table:style-name="ro1">
          <table:table-cell office:value-type="float" office:value="63990000" calcext:value-type="float">
            <text:p>63990000</text:p>
          </table:table-cell>
          <table:table-cell office:value-type="float" office:value="8671" calcext:value-type="float">
            <text:p>86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68000000000" calcext:value-type="float">
            <text:p>868000000000</text:p>
          </table:table-cell>
        </table:table-row>
        <table:table-row table:style-name="ro1">
          <table:table-cell office:value-type="float" office:value="64290000" calcext:value-type="float">
            <text:p>64290000</text:p>
          </table:table-cell>
          <table:table-cell office:value-type="float" office:value="8715" calcext:value-type="float">
            <text:p>87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72000000000" calcext:value-type="float">
            <text:p>872000000000</text:p>
          </table:table-cell>
        </table:table-row>
        <table:table-row table:style-name="ro1">
          <table:table-cell office:value-type="float" office:value="64590000" calcext:value-type="float">
            <text:p>64590000</text:p>
          </table:table-cell>
          <table:table-cell office:value-type="float" office:value="8753" calcext:value-type="float">
            <text:p>87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6000000000" calcext:value-type="float">
            <text:p>876000000000</text:p>
          </table:table-cell>
        </table:table-row>
        <table:table-row table:style-name="ro1">
          <table:table-cell office:value-type="float" office:value="64890000" calcext:value-type="float">
            <text:p>64890000</text:p>
          </table:table-cell>
          <table:table-cell office:value-type="float" office:value="8795" calcext:value-type="float">
            <text:p>87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0000000000" calcext:value-type="float">
            <text:p>880000000000</text:p>
          </table:table-cell>
        </table:table-row>
        <table:table-row table:style-name="ro1">
          <table:table-cell office:value-type="float" office:value="65190000" calcext:value-type="float">
            <text:p>65190000</text:p>
          </table:table-cell>
          <table:table-cell office:value-type="float" office:value="8835" calcext:value-type="float">
            <text:p>8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4000000000" calcext:value-type="float">
            <text:p>884000000000</text:p>
          </table:table-cell>
        </table:table-row>
        <table:table-row table:style-name="ro1">
          <table:table-cell office:value-type="float" office:value="65490000" calcext:value-type="float">
            <text:p>65490000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88200000000" calcext:value-type="float">
            <text:p>888200000000</text:p>
          </table:table-cell>
        </table:table-row>
        <table:table-row table:style-name="ro1">
          <table:table-cell office:value-type="float" office:value="65790000" calcext:value-type="float">
            <text:p>65790000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92000000000" calcext:value-type="float">
            <text:p>892000000000</text:p>
          </table:table-cell>
        </table:table-row>
        <table:table-row table:style-name="ro1">
          <table:table-cell office:value-type="float" office:value="66090000" calcext:value-type="float">
            <text:p>66090000</text:p>
          </table:table-cell>
          <table:table-cell office:value-type="float" office:value="8958" calcext:value-type="float">
            <text:p>89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96500000000" calcext:value-type="float">
            <text:p>896500000000</text:p>
          </table:table-cell>
        </table:table-row>
        <table:table-row table:style-name="ro1">
          <table:table-cell office:value-type="float" office:value="66390000" calcext:value-type="float">
            <text:p>6639000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00600000000" calcext:value-type="float">
            <text:p>900600000000</text:p>
          </table:table-cell>
        </table:table-row>
        <table:table-row table:style-name="ro1">
          <table:table-cell office:value-type="float" office:value="66690000" calcext:value-type="float">
            <text:p>66690000</text:p>
          </table:table-cell>
          <table:table-cell office:value-type="float" office:value="9043" calcext:value-type="float">
            <text:p>90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05000000000" calcext:value-type="float">
            <text:p>905000000000</text:p>
          </table:table-cell>
        </table:table-row>
        <table:table-row table:style-name="ro1">
          <table:table-cell office:value-type="float" office:value="66990000" calcext:value-type="float">
            <text:p>66990000</text:p>
          </table:table-cell>
          <table:table-cell office:value-type="float" office:value="9084" calcext:value-type="float">
            <text:p>9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9000000000" calcext:value-type="float">
            <text:p>909000000000</text:p>
          </table:table-cell>
        </table:table-row>
        <table:table-row table:style-name="ro1">
          <table:table-cell office:value-type="float" office:value="67290000" calcext:value-type="float">
            <text:p>67290000</text:p>
          </table:table-cell>
          <table:table-cell office:value-type="float" office:value="9126" calcext:value-type="float">
            <text:p>91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13100000000" calcext:value-type="float">
            <text:p>913100000000</text:p>
          </table:table-cell>
        </table:table-row>
        <table:table-row table:style-name="ro1">
          <table:table-cell office:value-type="float" office:value="67590000" calcext:value-type="float">
            <text:p>67590000</text:p>
          </table:table-cell>
          <table:table-cell office:value-type="float" office:value="9165" calcext:value-type="float">
            <text:p>91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17200000000" calcext:value-type="float">
            <text:p>917200000000</text:p>
          </table:table-cell>
        </table:table-row>
        <table:table-row table:style-name="ro1">
          <table:table-cell office:value-type="float" office:value="67890000" calcext:value-type="float">
            <text:p>6789000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21000000000" calcext:value-type="float">
            <text:p>921000000000</text:p>
          </table:table-cell>
        </table:table-row>
        <table:table-row table:style-name="ro1">
          <table:table-cell office:value-type="float" office:value="68190000" calcext:value-type="float">
            <text:p>68190000</text:p>
          </table:table-cell>
          <table:table-cell office:value-type="float" office:value="9245" calcext:value-type="float">
            <text:p>9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5000000000" calcext:value-type="float">
            <text:p>925000000000</text:p>
          </table:table-cell>
        </table:table-row>
        <table:table-row table:style-name="ro1">
          <table:table-cell office:value-type="float" office:value="68490000" calcext:value-type="float">
            <text:p>68490000</text:p>
          </table:table-cell>
          <table:table-cell office:value-type="float" office:value="9282" calcext:value-type="float">
            <text:p>9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29000000000" calcext:value-type="float">
            <text:p>929000000000</text:p>
          </table:table-cell>
        </table:table-row>
        <table:table-row table:style-name="ro1">
          <table:table-cell office:value-type="float" office:value="68790000" calcext:value-type="float">
            <text:p>68790000</text:p>
          </table:table-cell>
          <table:table-cell office:value-type="float" office:value="9330" calcext:value-type="float">
            <text:p>93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33500000000" calcext:value-type="float">
            <text:p>933500000000</text:p>
          </table:table-cell>
        </table:table-row>
        <table:table-row table:style-name="ro1">
          <table:table-cell office:value-type="float" office:value="69090000" calcext:value-type="float">
            <text:p>69090000</text:p>
          </table:table-cell>
          <table:table-cell office:value-type="float" office:value="9370" calcext:value-type="float">
            <text:p>93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37500000000" calcext:value-type="float">
            <text:p>937500000000</text:p>
          </table:table-cell>
        </table:table-row>
        <table:table-row table:style-name="ro1">
          <table:table-cell office:value-type="float" office:value="69390000" calcext:value-type="float">
            <text:p>69390000</text:p>
          </table:table-cell>
          <table:table-cell office:value-type="float" office:value="9411" calcext:value-type="float">
            <text:p>94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42000000000" calcext:value-type="float">
            <text:p>942000000000</text:p>
          </table:table-cell>
        </table:table-row>
        <table:table-row table:style-name="ro1">
          <table:table-cell office:value-type="float" office:value="69690000" calcext:value-type="float">
            <text:p>69690000</text:p>
          </table:table-cell>
          <table:table-cell office:value-type="float" office:value="9453" calcext:value-type="float">
            <text:p>94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46000000000" calcext:value-type="float">
            <text:p>946000000000</text:p>
          </table:table-cell>
        </table:table-row>
        <table:table-row table:style-name="ro1">
          <table:table-cell office:value-type="float" office:value="69990000" calcext:value-type="float">
            <text:p>69990000</text:p>
          </table:table-cell>
          <table:table-cell office:value-type="float" office:value="9495" calcext:value-type="float">
            <text:p>9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50000000000" calcext:value-type="float">
            <text:p>950000000000</text:p>
          </table:table-cell>
        </table:table-row>
        <table:table-row table:style-name="ro1">
          <table:table-cell office:value-type="float" office:value="70290000" calcext:value-type="float">
            <text:p>70290000</text:p>
          </table:table-cell>
          <table:table-cell office:value-type="float" office:value="9539" calcext:value-type="float">
            <text:p>95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4500000000" calcext:value-type="float">
            <text:p>954500000000</text:p>
          </table:table-cell>
        </table:table-row>
        <table:table-row table:style-name="ro1">
          <table:table-cell office:value-type="float" office:value="70590000" calcext:value-type="float">
            <text:p>70590000</text:p>
          </table:table-cell>
          <table:table-cell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8600000000" calcext:value-type="float">
            <text:p>958600000000</text:p>
          </table:table-cell>
        </table:table-row>
        <table:table-row table:style-name="ro1">
          <table:table-cell office:value-type="float" office:value="70890000" calcext:value-type="float">
            <text:p>70890000</text:p>
          </table:table-cell>
          <table:table-cell office:value-type="float" office:value="9621" calcext:value-type="float">
            <text:p>9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63000000000" calcext:value-type="float">
            <text:p>963000000000</text:p>
          </table:table-cell>
        </table:table-row>
        <table:table-row table:style-name="ro1">
          <table:table-cell office:value-type="float" office:value="71190000" calcext:value-type="float">
            <text:p>71190000</text:p>
          </table:table-cell>
          <table:table-cell office:value-type="float" office:value="9667" calcext:value-type="float">
            <text:p>9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67500000000" calcext:value-type="float">
            <text:p>967500000000</text:p>
          </table:table-cell>
        </table:table-row>
        <table:table-row table:style-name="ro1">
          <table:table-cell office:value-type="float" office:value="71490000" calcext:value-type="float">
            <text:p>71490000</text:p>
          </table:table-cell>
          <table:table-cell office:value-type="float" office:value="9710" calcext:value-type="float">
            <text:p>97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71700000000" calcext:value-type="float">
            <text:p>971700000000</text:p>
          </table:table-cell>
        </table:table-row>
        <table:table-row table:style-name="ro1">
          <table:table-cell office:value-type="float" office:value="71790000" calcext:value-type="float">
            <text:p>71790000</text:p>
          </table:table-cell>
          <table:table-cell office:value-type="float" office:value="9749" calcext:value-type="float">
            <text:p>97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75500000000" calcext:value-type="float">
            <text:p>975500000000</text:p>
          </table:table-cell>
        </table:table-row>
        <table:table-row table:style-name="ro1">
          <table:table-cell office:value-type="float" office:value="72090000" calcext:value-type="float">
            <text:p>72090000</text:p>
          </table:table-cell>
          <table:table-cell office:value-type="float" office:value="9790" calcext:value-type="float">
            <text:p>97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9500000000" calcext:value-type="float">
            <text:p>979500000000</text:p>
          </table:table-cell>
        </table:table-row>
        <table:table-row table:style-name="ro1">
          <table:table-cell office:value-type="float" office:value="72390000" calcext:value-type="float">
            <text:p>72390000</text:p>
          </table:table-cell>
          <table:table-cell office:value-type="float" office:value="9831" calcext:value-type="float">
            <text:p>98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83500000000" calcext:value-type="float">
            <text:p>983500000000</text:p>
          </table:table-cell>
        </table:table-row>
        <table:table-row table:style-name="ro1">
          <table:table-cell office:value-type="float" office:value="72690000" calcext:value-type="float">
            <text:p>72690000</text:p>
          </table:table-cell>
          <table:table-cell office:value-type="float" office:value="9870" calcext:value-type="float">
            <text:p>98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87900000000" calcext:value-type="float">
            <text:p>987900000000</text:p>
          </table:table-cell>
        </table:table-row>
        <table:table-row table:style-name="ro1">
          <table:table-cell office:value-type="float" office:value="72990000" calcext:value-type="float">
            <text:p>72990000</text:p>
          </table:table-cell>
          <table:table-cell office:value-type="float" office:value="9914" calcext:value-type="float">
            <text:p>99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2000000000" calcext:value-type="float">
            <text:p>992000000000</text:p>
          </table:table-cell>
        </table:table-row>
        <table:table-row table:style-name="ro1">
          <table:table-cell office:value-type="float" office:value="73290000" calcext:value-type="float">
            <text:p>73290000</text:p>
          </table:table-cell>
          <table:table-cell office:value-type="float" office:value="9955" calcext:value-type="float">
            <text:p>99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96000000000" calcext:value-type="float">
            <text:p>996000000000</text:p>
          </table:table-cell>
        </table:table-row>
        <table:table-row table:style-name="ro1">
          <table:table-cell office:value-type="float" office:value="73590000" calcext:value-type="float">
            <text:p>73590000</text:p>
          </table:table-cell>
          <table:table-cell office:value-type="float" office:value="9997" calcext:value-type="float">
            <text:p>99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float" office:value="73890000" calcext:value-type="float">
            <text:p>7389000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000000000" calcext:value-type="float">
            <text:p>1000000000000</text:p>
          </table:table-cell>
        </table:table-row>
      </table:table>
      <table:table table:name="GA-T1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UnixTime*1000</text:p>
          </table:table-cell>
          <table:table-cell office:value-type="string" calcext:value-type="string">
            <text:p>NrFinished</text:p>
          </table:table-cell>
          <table:table-cell office:value-type="string" calcext:value-type="string">
            <text:p>NrQueued</text:p>
          </table:table-cell>
          <table:table-cell office:value-type="string" calcext:value-type="string">
            <text:p>VMNum</text:p>
          </table:table-cell>
          <table:table-cell office:value-type="string" calcext:value-type="string">
            <text:p>UsedCores</text:p>
          </table:table-cell>
          <table:table-cell office:value-type="string" calcext:value-type="string">
            <text:p>OnPMs</text:p>
          </table:table-cell>
          <table:table-cell office:value-type="string" calcext:value-type="string">
            <text:p>CentralRepoTX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00000000" calcext:value-type="float">
            <text:p>4500000000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500000000" calcext:value-type="float">
            <text:p>8500000000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000000000" calcext:value-type="float">
            <text:p>12000000000</text:p>
          </table:table-cell>
        </table:table-row>
        <table:table-row table:style-name="ro1">
          <table:table-cell office:value-type="float" office:value="1290000" calcext:value-type="float">
            <text:p>129000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200000000" calcext:value-type="float">
            <text:p>16200000000</text:p>
          </table:table-cell>
        </table:table-row>
        <table:table-row table:style-name="ro1">
          <table:table-cell office:value-type="float" office:value="1590000" calcext:value-type="float">
            <text:p>159000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300000000" calcext:value-type="float">
            <text:p>20300000000</text:p>
          </table:table-cell>
        </table:table-row>
        <table:table-row table:style-name="ro1">
          <table:table-cell office:value-type="float" office:value="1890000" calcext:value-type="float">
            <text:p>189000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4500000000" calcext:value-type="float">
            <text:p>24500000000</text:p>
          </table:table-cell>
        </table:table-row>
        <table:table-row table:style-name="ro1">
          <table:table-cell office:value-type="float" office:value="2190000" calcext:value-type="float">
            <text:p>219000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8500000000" calcext:value-type="float">
            <text:p>28500000000</text:p>
          </table:table-cell>
        </table:table-row>
        <table:table-row table:style-name="ro1">
          <table:table-cell office:value-type="float" office:value="2490000" calcext:value-type="float">
            <text:p>249000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500000000" calcext:value-type="float">
            <text:p>32500000000</text:p>
          </table:table-cell>
        </table:table-row>
        <table:table-row table:style-name="ro1">
          <table:table-cell office:value-type="float" office:value="2790000" calcext:value-type="float">
            <text:p>279000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6500000000" calcext:value-type="float">
            <text:p>36500000000</text:p>
          </table:table-cell>
        </table:table-row>
        <table:table-row table:style-name="ro1">
          <table:table-cell office:value-type="float" office:value="3090000" calcext:value-type="float">
            <text:p>3090000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700000000" calcext:value-type="float">
            <text:p>40700000000</text:p>
          </table:table-cell>
        </table:table-row>
        <table:table-row table:style-name="ro1">
          <table:table-cell office:value-type="float" office:value="3390000" calcext:value-type="float">
            <text:p>339000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5000000000" calcext:value-type="float">
            <text:p>45000000000</text:p>
          </table:table-cell>
        </table:table-row>
        <table:table-row table:style-name="ro1">
          <table:table-cell office:value-type="float" office:value="3690000" calcext:value-type="float">
            <text:p>369000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9100000000" calcext:value-type="float">
            <text:p>49100000000</text:p>
          </table:table-cell>
        </table:table-row>
        <table:table-row table:style-name="ro1">
          <table:table-cell office:value-type="float" office:value="3990000" calcext:value-type="float">
            <text:p>399000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3000000000" calcext:value-type="float">
            <text:p>53000000000</text:p>
          </table:table-cell>
        </table:table-row>
        <table:table-row table:style-name="ro1">
          <table:table-cell office:value-type="float" office:value="4290000" calcext:value-type="float">
            <text:p>429000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000000000" calcext:value-type="float">
            <text:p>57000000000</text:p>
          </table:table-cell>
        </table:table-row>
        <table:table-row table:style-name="ro1">
          <table:table-cell office:value-type="float" office:value="4590000" calcext:value-type="float">
            <text:p>4590000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1000000000" calcext:value-type="float">
            <text:p>61000000000</text:p>
          </table:table-cell>
        </table:table-row>
        <table:table-row table:style-name="ro1">
          <table:table-cell office:value-type="float" office:value="4890000" calcext:value-type="float">
            <text:p>4890000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5000000000" calcext:value-type="float">
            <text:p>65000000000</text:p>
          </table:table-cell>
        </table:table-row>
        <table:table-row table:style-name="ro1">
          <table:table-cell office:value-type="float" office:value="5190000" calcext:value-type="float">
            <text:p>5190000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9000000000" calcext:value-type="float">
            <text:p>69000000000</text:p>
          </table:table-cell>
        </table:table-row>
        <table:table-row table:style-name="ro1">
          <table:table-cell office:value-type="float" office:value="5490000" calcext:value-type="float">
            <text:p>5490000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3000000000" calcext:value-type="float">
            <text:p>73000000000</text:p>
          </table:table-cell>
        </table:table-row>
        <table:table-row table:style-name="ro1">
          <table:table-cell office:value-type="float" office:value="5790000" calcext:value-type="float">
            <text:p>579000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7100000000" calcext:value-type="float">
            <text:p>77100000000</text:p>
          </table:table-cell>
        </table:table-row>
        <table:table-row table:style-name="ro1">
          <table:table-cell office:value-type="float" office:value="6090000" calcext:value-type="float">
            <text:p>6090000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1200000000" calcext:value-type="float">
            <text:p>81200000000</text:p>
          </table:table-cell>
        </table:table-row>
        <table:table-row table:style-name="ro1">
          <table:table-cell office:value-type="float" office:value="6390000" calcext:value-type="float">
            <text:p>6390000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5500000000" calcext:value-type="float">
            <text:p>85500000000</text:p>
          </table:table-cell>
        </table:table-row>
        <table:table-row table:style-name="ro1">
          <table:table-cell office:value-type="float" office:value="6690000" calcext:value-type="float">
            <text:p>6690000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9800000000" calcext:value-type="float">
            <text:p>89800000000</text:p>
          </table:table-cell>
        </table:table-row>
        <table:table-row table:style-name="ro1">
          <table:table-cell office:value-type="float" office:value="6990000" calcext:value-type="float">
            <text:p>6990000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4200000000" calcext:value-type="float">
            <text:p>94200000000</text:p>
          </table:table-cell>
        </table:table-row>
        <table:table-row table:style-name="ro1">
          <table:table-cell office:value-type="float" office:value="7290000" calcext:value-type="float">
            <text:p>7290000</text:p>
          </table:table-cell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8200000000" calcext:value-type="float">
            <text:p>98200000000</text:p>
          </table:table-cell>
        </table:table-row>
        <table:table-row table:style-name="ro1">
          <table:table-cell office:value-type="float" office:value="7590000" calcext:value-type="float">
            <text:p>7590000</text:p>
          </table:table-cell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00000000" calcext:value-type="float">
            <text:p>102400000000</text:p>
          </table:table-cell>
        </table:table-row>
        <table:table-row table:style-name="ro1">
          <table:table-cell office:value-type="float" office:value="7890000" calcext:value-type="float">
            <text:p>7890000</text:p>
          </table:table-cell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6500000000" calcext:value-type="float">
            <text:p>106500000000</text:p>
          </table:table-cell>
        </table:table-row>
        <table:table-row table:style-name="ro1">
          <table:table-cell office:value-type="float" office:value="8190000" calcext:value-type="float">
            <text:p>819000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0600000000" calcext:value-type="float">
            <text:p>110600000000</text:p>
          </table:table-cell>
        </table:table-row>
        <table:table-row table:style-name="ro1">
          <table:table-cell office:value-type="float" office:value="8490000" calcext:value-type="float">
            <text:p>8490000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5000000000" calcext:value-type="float">
            <text:p>115000000000</text:p>
          </table:table-cell>
        </table:table-row>
        <table:table-row table:style-name="ro1">
          <table:table-cell office:value-type="float" office:value="8790000" calcext:value-type="float">
            <text:p>8790000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9000000000" calcext:value-type="float">
            <text:p>119000000000</text:p>
          </table:table-cell>
        </table:table-row>
        <table:table-row table:style-name="ro1">
          <table:table-cell office:value-type="float" office:value="9090000" calcext:value-type="float">
            <text:p>9090000</text:p>
          </table:table-cell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3100000000" calcext:value-type="float">
            <text:p>123100000000</text:p>
          </table:table-cell>
        </table:table-row>
        <table:table-row table:style-name="ro1">
          <table:table-cell office:value-type="float" office:value="9390000" calcext:value-type="float">
            <text:p>9390000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7200000000" calcext:value-type="float">
            <text:p>127200000000</text:p>
          </table:table-cell>
        </table:table-row>
        <table:table-row table:style-name="ro1">
          <table:table-cell office:value-type="float" office:value="9690000" calcext:value-type="float">
            <text:p>9690000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1500000000" calcext:value-type="float">
            <text:p>131500000000</text:p>
          </table:table-cell>
        </table:table-row>
        <table:table-row table:style-name="ro1">
          <table:table-cell office:value-type="float" office:value="9990000" calcext:value-type="float">
            <text:p>9990000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5400000000" calcext:value-type="float">
            <text:p>135400000000</text:p>
          </table:table-cell>
        </table:table-row>
        <table:table-row table:style-name="ro1">
          <table:table-cell office:value-type="float" office:value="10290000" calcext:value-type="float">
            <text:p>10290000</text:p>
          </table:table-cell>
          <table:table-cell office:value-type="float" office:value="1387" calcext:value-type="float">
            <text:p>138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9200000000" calcext:value-type="float">
            <text:p>139200000000</text:p>
          </table:table-cell>
        </table:table-row>
        <table:table-row table:style-name="ro1">
          <table:table-cell office:value-type="float" office:value="10590000" calcext:value-type="float">
            <text:p>10590000</text:p>
          </table:table-cell>
          <table:table-cell office:value-type="float" office:value="1427" calcext:value-type="float">
            <text:p>14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3200000000" calcext:value-type="float">
            <text:p>143200000000</text:p>
          </table:table-cell>
        </table:table-row>
        <table:table-row table:style-name="ro1">
          <table:table-cell office:value-type="float" office:value="10890000" calcext:value-type="float">
            <text:p>10890000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7700000000" calcext:value-type="float">
            <text:p>147700000000</text:p>
          </table:table-cell>
        </table:table-row>
        <table:table-row table:style-name="ro1">
          <table:table-cell office:value-type="float" office:value="11190000" calcext:value-type="float">
            <text:p>11190000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2000000000" calcext:value-type="float">
            <text:p>152000000000</text:p>
          </table:table-cell>
        </table:table-row>
        <table:table-row table:style-name="ro1">
          <table:table-cell office:value-type="float" office:value="11490000" calcext:value-type="float">
            <text:p>11490000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6000000000" calcext:value-type="float">
            <text:p>156000000000</text:p>
          </table:table-cell>
        </table:table-row>
        <table:table-row table:style-name="ro1">
          <table:table-cell office:value-type="float" office:value="11790000" calcext:value-type="float">
            <text:p>11790000</text:p>
          </table:table-cell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0200000000" calcext:value-type="float">
            <text:p>160200000000</text:p>
          </table:table-cell>
        </table:table-row>
        <table:table-row table:style-name="ro1">
          <table:table-cell office:value-type="float" office:value="12090000" calcext:value-type="float">
            <text:p>12090000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4400000000" calcext:value-type="float">
            <text:p>164400000000</text:p>
          </table:table-cell>
        </table:table-row>
        <table:table-row table:style-name="ro1">
          <table:table-cell office:value-type="float" office:value="12390000" calcext:value-type="float">
            <text:p>12390000</text:p>
          </table:table-cell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9100000000" calcext:value-type="float">
            <text:p>169100000000</text:p>
          </table:table-cell>
        </table:table-row>
        <table:table-row table:style-name="ro1">
          <table:table-cell office:value-type="float" office:value="12690000" calcext:value-type="float">
            <text:p>12690000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3200000000" calcext:value-type="float">
            <text:p>173200000000</text:p>
          </table:table-cell>
        </table:table-row>
        <table:table-row table:style-name="ro1">
          <table:table-cell office:value-type="float" office:value="12990000" calcext:value-type="float">
            <text:p>12990000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7000000000" calcext:value-type="float">
            <text:p>177000000000</text:p>
          </table:table-cell>
        </table:table-row>
        <table:table-row table:style-name="ro1">
          <table:table-cell office:value-type="float" office:value="13290000" calcext:value-type="float">
            <text:p>13290000</text:p>
          </table:table-cell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81000000000" calcext:value-type="float">
            <text:p>181000000000</text:p>
          </table:table-cell>
        </table:table-row>
        <table:table-row table:style-name="ro1">
          <table:table-cell office:value-type="float" office:value="13590000" calcext:value-type="float">
            <text:p>13590000</text:p>
          </table:table-cell>
          <table:table-cell office:value-type="float" office:value="1845" calcext:value-type="float">
            <text:p>18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4900000000" calcext:value-type="float">
            <text:p>184900000000</text:p>
          </table:table-cell>
        </table:table-row>
        <table:table-row table:style-name="ro1">
          <table:table-cell office:value-type="float" office:value="13890000" calcext:value-type="float">
            <text:p>13890000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8400000000" calcext:value-type="float">
            <text:p>188400000000</text:p>
          </table:table-cell>
        </table:table-row>
        <table:table-row table:style-name="ro1">
          <table:table-cell office:value-type="float" office:value="14190000" calcext:value-type="float">
            <text:p>14190000</text:p>
          </table:table-cell>
          <table:table-cell office:value-type="float" office:value="1919" calcext:value-type="float">
            <text:p>19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2300000000" calcext:value-type="float">
            <text:p>192300000000</text:p>
          </table:table-cell>
        </table:table-row>
        <table:table-row table:style-name="ro1">
          <table:table-cell office:value-type="float" office:value="14490000" calcext:value-type="float">
            <text:p>14490000</text:p>
          </table:table-cell>
          <table:table-cell office:value-type="float" office:value="1957" calcext:value-type="float">
            <text:p>195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6100000000" calcext:value-type="float">
            <text:p>196100000000</text:p>
          </table:table-cell>
        </table:table-row>
        <table:table-row table:style-name="ro1">
          <table:table-cell office:value-type="float" office:value="14790000" calcext:value-type="float">
            <text:p>14790000</text:p>
          </table:table-cell>
          <table:table-cell office:value-type="float" office:value="1995" calcext:value-type="float">
            <text:p>19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9900000000" calcext:value-type="float">
            <text:p>199900000000</text:p>
          </table:table-cell>
        </table:table-row>
        <table:table-row table:style-name="ro1">
          <table:table-cell office:value-type="float" office:value="15090000" calcext:value-type="float">
            <text:p>15090000</text:p>
          </table:table-cell>
          <table:table-cell office:value-type="float" office:value="2031" calcext:value-type="float">
            <text:p>203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3500000000" calcext:value-type="float">
            <text:p>203500000000</text:p>
          </table:table-cell>
        </table:table-row>
        <table:table-row table:style-name="ro1">
          <table:table-cell office:value-type="float" office:value="15390000" calcext:value-type="float">
            <text:p>15390000</text:p>
          </table:table-cell>
          <table:table-cell office:value-type="float" office:value="2073" calcext:value-type="float">
            <text:p>207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7700000000" calcext:value-type="float">
            <text:p>207700000000</text:p>
          </table:table-cell>
        </table:table-row>
        <table:table-row table:style-name="ro1">
          <table:table-cell office:value-type="float" office:value="15690000" calcext:value-type="float">
            <text:p>15690000</text:p>
          </table:table-cell>
          <table:table-cell office:value-type="float" office:value="2108" calcext:value-type="float">
            <text:p>210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1200000000" calcext:value-type="float">
            <text:p>211200000000</text:p>
          </table:table-cell>
        </table:table-row>
        <table:table-row table:style-name="ro1">
          <table:table-cell office:value-type="float" office:value="15990000" calcext:value-type="float">
            <text:p>15990000</text:p>
          </table:table-cell>
          <table:table-cell office:value-type="float" office:value="2148" calcext:value-type="float">
            <text:p>21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5200000000" calcext:value-type="float">
            <text:p>215200000000</text:p>
          </table:table-cell>
        </table:table-row>
        <table:table-row table:style-name="ro1">
          <table:table-cell office:value-type="float" office:value="16290000" calcext:value-type="float">
            <text:p>16290000</text:p>
          </table:table-cell>
          <table:table-cell office:value-type="float" office:value="2189" calcext:value-type="float">
            <text:p>218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9300000000" calcext:value-type="float">
            <text:p>219300000000</text:p>
          </table:table-cell>
        </table:table-row>
        <table:table-row table:style-name="ro1">
          <table:table-cell office:value-type="float" office:value="16590000" calcext:value-type="float">
            <text:p>16590000</text:p>
          </table:table-cell>
          <table:table-cell office:value-type="float" office:value="2228" calcext:value-type="float">
            <text:p>222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23152500000" calcext:value-type="float">
            <text:p>223152500000</text:p>
          </table:table-cell>
        </table:table-row>
        <table:table-row table:style-name="ro1">
          <table:table-cell office:value-type="float" office:value="16890000" calcext:value-type="float">
            <text:p>16890000</text:p>
          </table:table-cell>
          <table:table-cell office:value-type="float" office:value="2267" calcext:value-type="float">
            <text:p>226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27100000000" calcext:value-type="float">
            <text:p>227100000000</text:p>
          </table:table-cell>
        </table:table-row>
        <table:table-row table:style-name="ro1">
          <table:table-cell office:value-type="float" office:value="17190000" calcext:value-type="float">
            <text:p>17190000</text:p>
          </table:table-cell>
          <table:table-cell office:value-type="float" office:value="2304" calcext:value-type="float">
            <text:p>230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30800000000" calcext:value-type="float">
            <text:p>230800000000</text:p>
          </table:table-cell>
        </table:table-row>
        <table:table-row table:style-name="ro1">
          <table:table-cell office:value-type="float" office:value="17490000" calcext:value-type="float">
            <text:p>17490000</text:p>
          </table:table-cell>
          <table:table-cell office:value-type="float" office:value="2344" calcext:value-type="float">
            <text:p>234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34800000000" calcext:value-type="float">
            <text:p>234800000000</text:p>
          </table:table-cell>
        </table:table-row>
        <table:table-row table:style-name="ro1">
          <table:table-cell office:value-type="float" office:value="17790000" calcext:value-type="float">
            <text:p>17790000</text:p>
          </table:table-cell>
          <table:table-cell office:value-type="float" office:value="2384" calcext:value-type="float">
            <text:p>238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38800000000" calcext:value-type="float">
            <text:p>238800000000</text:p>
          </table:table-cell>
        </table:table-row>
        <table:table-row table:style-name="ro1">
          <table:table-cell office:value-type="float" office:value="18090000" calcext:value-type="float">
            <text:p>18090000</text:p>
          </table:table-cell>
          <table:table-cell office:value-type="float" office:value="2421" calcext:value-type="float">
            <text:p>24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42500000000" calcext:value-type="float">
            <text:p>242500000000</text:p>
          </table:table-cell>
        </table:table-row>
        <table:table-row table:style-name="ro1">
          <table:table-cell office:value-type="float" office:value="18390000" calcext:value-type="float">
            <text:p>18390000</text:p>
          </table:table-cell>
          <table:table-cell office:value-type="float" office:value="2458" calcext:value-type="float">
            <text:p>245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46200000000" calcext:value-type="float">
            <text:p>246200000000</text:p>
          </table:table-cell>
        </table:table-row>
        <table:table-row table:style-name="ro1">
          <table:table-cell office:value-type="float" office:value="18690000" calcext:value-type="float">
            <text:p>18690000</text:p>
          </table:table-cell>
          <table:table-cell office:value-type="float" office:value="2500" calcext:value-type="float">
            <text:p>250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0330000000" calcext:value-type="float">
            <text:p>250330000000</text:p>
          </table:table-cell>
        </table:table-row>
        <table:table-row table:style-name="ro1">
          <table:table-cell office:value-type="float" office:value="18990000" calcext:value-type="float">
            <text:p>18990000</text:p>
          </table:table-cell>
          <table:table-cell office:value-type="float" office:value="2539" calcext:value-type="float">
            <text:p>253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4300000000" calcext:value-type="float">
            <text:p>254300000000</text:p>
          </table:table-cell>
        </table:table-row>
        <table:table-row table:style-name="ro1">
          <table:table-cell office:value-type="float" office:value="19290000" calcext:value-type="float">
            <text:p>19290000</text:p>
          </table:table-cell>
          <table:table-cell office:value-type="float" office:value="2578" calcext:value-type="float">
            <text:p>257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8200000000" calcext:value-type="float">
            <text:p>258200000000</text:p>
          </table:table-cell>
        </table:table-row>
        <table:table-row table:style-name="ro1">
          <table:table-cell office:value-type="float" office:value="19590000" calcext:value-type="float">
            <text:p>19590000</text:p>
          </table:table-cell>
          <table:table-cell office:value-type="float" office:value="2614" calcext:value-type="float">
            <text:p>261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61800000000" calcext:value-type="float">
            <text:p>261800000000</text:p>
          </table:table-cell>
        </table:table-row>
        <table:table-row table:style-name="ro1">
          <table:table-cell office:value-type="float" office:value="19890000" calcext:value-type="float">
            <text:p>19890000</text:p>
          </table:table-cell>
          <table:table-cell office:value-type="float" office:value="2651" calcext:value-type="float">
            <text:p>265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65500000000" calcext:value-type="float">
            <text:p>265500000000</text:p>
          </table:table-cell>
        </table:table-row>
        <table:table-row table:style-name="ro1">
          <table:table-cell office:value-type="float" office:value="20190000" calcext:value-type="float">
            <text:p>20190000</text:p>
          </table:table-cell>
          <table:table-cell office:value-type="float" office:value="2691" calcext:value-type="float">
            <text:p>269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69500000000" calcext:value-type="float">
            <text:p>269500000000</text:p>
          </table:table-cell>
        </table:table-row>
        <table:table-row table:style-name="ro1">
          <table:table-cell office:value-type="float" office:value="20490000" calcext:value-type="float">
            <text:p>20490000</text:p>
          </table:table-cell>
          <table:table-cell office:value-type="float" office:value="2728" calcext:value-type="float">
            <text:p>272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73200000000" calcext:value-type="float">
            <text:p>273200000000</text:p>
          </table:table-cell>
        </table:table-row>
        <table:table-row table:style-name="ro1">
          <table:table-cell office:value-type="float" office:value="20790000" calcext:value-type="float">
            <text:p>20790000</text:p>
          </table:table-cell>
          <table:table-cell office:value-type="float" office:value="2767" calcext:value-type="float">
            <text:p>276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77100000000" calcext:value-type="float">
            <text:p>277100000000</text:p>
          </table:table-cell>
        </table:table-row>
        <table:table-row table:style-name="ro1">
          <table:table-cell office:value-type="float" office:value="21090000" calcext:value-type="float">
            <text:p>21090000</text:p>
          </table:table-cell>
          <table:table-cell office:value-type="float" office:value="2807" calcext:value-type="float">
            <text:p>280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81100000000" calcext:value-type="float">
            <text:p>281100000000</text:p>
          </table:table-cell>
        </table:table-row>
        <table:table-row table:style-name="ro1">
          <table:table-cell office:value-type="float" office:value="21390000" calcext:value-type="float">
            <text:p>21390000</text:p>
          </table:table-cell>
          <table:table-cell office:value-type="float" office:value="2846" calcext:value-type="float">
            <text:p>284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85000000000" calcext:value-type="float">
            <text:p>285000000000</text:p>
          </table:table-cell>
        </table:table-row>
        <table:table-row table:style-name="ro1">
          <table:table-cell office:value-type="float" office:value="21690000" calcext:value-type="float">
            <text:p>21690000</text:p>
          </table:table-cell>
          <table:table-cell office:value-type="float" office:value="2884" calcext:value-type="float">
            <text:p>288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88800000000" calcext:value-type="float">
            <text:p>288800000000</text:p>
          </table:table-cell>
        </table:table-row>
        <table:table-row table:style-name="ro1">
          <table:table-cell office:value-type="float" office:value="21990000" calcext:value-type="float">
            <text:p>21990000</text:p>
          </table:table-cell>
          <table:table-cell office:value-type="float" office:value="2925" calcext:value-type="float">
            <text:p>292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92818750000" calcext:value-type="float">
            <text:p>292818750000</text:p>
          </table:table-cell>
        </table:table-row>
        <table:table-row table:style-name="ro1">
          <table:table-cell office:value-type="float" office:value="22290000" calcext:value-type="float">
            <text:p>22290000</text:p>
          </table:table-cell>
          <table:table-cell office:value-type="float" office:value="2962" calcext:value-type="float">
            <text:p>296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96528750000" calcext:value-type="float">
            <text:p>296528750000</text:p>
          </table:table-cell>
        </table:table-row>
        <table:table-row table:style-name="ro1">
          <table:table-cell office:value-type="float" office:value="22590000" calcext:value-type="float">
            <text:p>22590000</text:p>
          </table:table-cell>
          <table:table-cell office:value-type="float" office:value="3002" calcext:value-type="float">
            <text:p>3002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0600000000" calcext:value-type="float">
            <text:p>300600000000</text:p>
          </table:table-cell>
        </table:table-row>
        <table:table-row table:style-name="ro1">
          <table:table-cell office:value-type="float" office:value="22890000" calcext:value-type="float">
            <text:p>22890000</text:p>
          </table:table-cell>
          <table:table-cell office:value-type="float" office:value="3040" calcext:value-type="float">
            <text:p>304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4400000000" calcext:value-type="float">
            <text:p>304400000000</text:p>
          </table:table-cell>
        </table:table-row>
        <table:table-row table:style-name="ro1">
          <table:table-cell office:value-type="float" office:value="23190000" calcext:value-type="float">
            <text:p>23190000</text:p>
          </table:table-cell>
          <table:table-cell office:value-type="float" office:value="3078" calcext:value-type="float">
            <text:p>307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08200000000" calcext:value-type="float">
            <text:p>308200000000</text:p>
          </table:table-cell>
        </table:table-row>
        <table:table-row table:style-name="ro1">
          <table:table-cell office:value-type="float" office:value="23490000" calcext:value-type="float">
            <text:p>23490000</text:p>
          </table:table-cell>
          <table:table-cell office:value-type="float" office:value="3116" calcext:value-type="float">
            <text:p>311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2000000000" calcext:value-type="float">
            <text:p>312000000000</text:p>
          </table:table-cell>
        </table:table-row>
        <table:table-row table:style-name="ro1">
          <table:table-cell office:value-type="float" office:value="23790000" calcext:value-type="float">
            <text:p>23790000</text:p>
          </table:table-cell>
          <table:table-cell office:value-type="float" office:value="3156" calcext:value-type="float">
            <text:p>315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6000000000" calcext:value-type="float">
            <text:p>316000000000</text:p>
          </table:table-cell>
        </table:table-row>
        <table:table-row table:style-name="ro1">
          <table:table-cell office:value-type="float" office:value="24090000" calcext:value-type="float">
            <text:p>24090000</text:p>
          </table:table-cell>
          <table:table-cell office:value-type="float" office:value="3198" calcext:value-type="float">
            <text:p>3198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0148750000" calcext:value-type="float">
            <text:p>320148750000</text:p>
          </table:table-cell>
        </table:table-row>
        <table:table-row table:style-name="ro1">
          <table:table-cell office:value-type="float" office:value="24390000" calcext:value-type="float">
            <text:p>24390000</text:p>
          </table:table-cell>
          <table:table-cell office:value-type="float" office:value="3236" calcext:value-type="float">
            <text:p>323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4000000000" calcext:value-type="float">
            <text:p>324000000000</text:p>
          </table:table-cell>
        </table:table-row>
        <table:table-row table:style-name="ro1">
          <table:table-cell office:value-type="float" office:value="24690000" calcext:value-type="float">
            <text:p>24690000</text:p>
          </table:table-cell>
          <table:table-cell office:value-type="float" office:value="3274" calcext:value-type="float">
            <text:p>3274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7800000000" calcext:value-type="float">
            <text:p>327800000000</text:p>
          </table:table-cell>
        </table:table-row>
        <table:table-row table:style-name="ro1">
          <table:table-cell office:value-type="float" office:value="24990000" calcext:value-type="float">
            <text:p>24990000</text:p>
          </table:table-cell>
          <table:table-cell office:value-type="float" office:value="3313" calcext:value-type="float">
            <text:p>331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31700000000" calcext:value-type="float">
            <text:p>331700000000</text:p>
          </table:table-cell>
        </table:table-row>
        <table:table-row table:style-name="ro1">
          <table:table-cell office:value-type="float" office:value="25290000" calcext:value-type="float">
            <text:p>25290000</text:p>
          </table:table-cell>
          <table:table-cell office:value-type="float" office:value="3352" calcext:value-type="float">
            <text:p>335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35600000000" calcext:value-type="float">
            <text:p>335600000000</text:p>
          </table:table-cell>
        </table:table-row>
        <table:table-row table:style-name="ro1">
          <table:table-cell office:value-type="float" office:value="25590000" calcext:value-type="float">
            <text:p>25590000</text:p>
          </table:table-cell>
          <table:table-cell office:value-type="float" office:value="3390" calcext:value-type="float">
            <text:p>339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39400000000" calcext:value-type="float">
            <text:p>339400000000</text:p>
          </table:table-cell>
        </table:table-row>
        <table:table-row table:style-name="ro1">
          <table:table-cell office:value-type="float" office:value="25890000" calcext:value-type="float">
            <text:p>25890000</text:p>
          </table:table-cell>
          <table:table-cell office:value-type="float" office:value="3430" calcext:value-type="float">
            <text:p>343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43400000000" calcext:value-type="float">
            <text:p>343400000000</text:p>
          </table:table-cell>
        </table:table-row>
        <table:table-row table:style-name="ro1">
          <table:table-cell office:value-type="float" office:value="26190000" calcext:value-type="float">
            <text:p>26190000</text:p>
          </table:table-cell>
          <table:table-cell office:value-type="float" office:value="3470" calcext:value-type="float">
            <text:p>347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47400000000" calcext:value-type="float">
            <text:p>347400000000</text:p>
          </table:table-cell>
        </table:table-row>
        <table:table-row table:style-name="ro1">
          <table:table-cell office:value-type="float" office:value="26490000" calcext:value-type="float">
            <text:p>26490000</text:p>
          </table:table-cell>
          <table:table-cell office:value-type="float" office:value="3508" calcext:value-type="float">
            <text:p>3508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51200000000" calcext:value-type="float">
            <text:p>351200000000</text:p>
          </table:table-cell>
        </table:table-row>
        <table:table-row table:style-name="ro1">
          <table:table-cell office:value-type="float" office:value="26790000" calcext:value-type="float">
            <text:p>26790000</text:p>
          </table:table-cell>
          <table:table-cell office:value-type="float" office:value="3546" calcext:value-type="float">
            <text:p>3546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55000000000" calcext:value-type="float">
            <text:p>355000000000</text:p>
          </table:table-cell>
        </table:table-row>
        <table:table-row table:style-name="ro1">
          <table:table-cell office:value-type="float" office:value="27090000" calcext:value-type="float">
            <text:p>27090000</text:p>
          </table:table-cell>
          <table:table-cell office:value-type="float" office:value="3582" calcext:value-type="float">
            <text:p>358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58600000000" calcext:value-type="float">
            <text:p>358600000000</text:p>
          </table:table-cell>
        </table:table-row>
        <table:table-row table:style-name="ro1">
          <table:table-cell office:value-type="float" office:value="27390000" calcext:value-type="float">
            <text:p>27390000</text:p>
          </table:table-cell>
          <table:table-cell office:value-type="float" office:value="3625" calcext:value-type="float">
            <text:p>3625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62900000000" calcext:value-type="float">
            <text:p>362900000000</text:p>
          </table:table-cell>
        </table:table-row>
        <table:table-row table:style-name="ro1">
          <table:table-cell office:value-type="float" office:value="27690000" calcext:value-type="float">
            <text:p>27690000</text:p>
          </table:table-cell>
          <table:table-cell office:value-type="float" office:value="3663" calcext:value-type="float">
            <text:p>366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66700000000" calcext:value-type="float">
            <text:p>366700000000</text:p>
          </table:table-cell>
        </table:table-row>
        <table:table-row table:style-name="ro1">
          <table:table-cell office:value-type="float" office:value="27990000" calcext:value-type="float">
            <text:p>27990000</text:p>
          </table:table-cell>
          <table:table-cell office:value-type="float" office:value="3700" calcext:value-type="float">
            <text:p>370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0400000000" calcext:value-type="float">
            <text:p>370400000000</text:p>
          </table:table-cell>
        </table:table-row>
        <table:table-row table:style-name="ro1">
          <table:table-cell office:value-type="float" office:value="28290000" calcext:value-type="float">
            <text:p>28290000</text:p>
          </table:table-cell>
          <table:table-cell office:value-type="float" office:value="3739" calcext:value-type="float">
            <text:p>373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4300000000" calcext:value-type="float">
            <text:p>374300000000</text:p>
          </table:table-cell>
        </table:table-row>
        <table:table-row table:style-name="ro1">
          <table:table-cell office:value-type="float" office:value="28590000" calcext:value-type="float">
            <text:p>28590000</text:p>
          </table:table-cell>
          <table:table-cell office:value-type="float" office:value="3777" calcext:value-type="float">
            <text:p>377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8062500000" calcext:value-type="float">
            <text:p>378062500000</text:p>
          </table:table-cell>
        </table:table-row>
        <table:table-row table:style-name="ro1">
          <table:table-cell office:value-type="float" office:value="28890000" calcext:value-type="float">
            <text:p>28890000</text:p>
          </table:table-cell>
          <table:table-cell office:value-type="float" office:value="3817" calcext:value-type="float">
            <text:p>381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82100000000" calcext:value-type="float">
            <text:p>382100000000</text:p>
          </table:table-cell>
        </table:table-row>
        <table:table-row table:style-name="ro1">
          <table:table-cell office:value-type="float" office:value="29190000" calcext:value-type="float">
            <text:p>29190000</text:p>
          </table:table-cell>
          <table:table-cell office:value-type="float" office:value="3853" calcext:value-type="float">
            <text:p>3853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85700000000" calcext:value-type="float">
            <text:p>385700000000</text:p>
          </table:table-cell>
        </table:table-row>
        <table:table-row table:style-name="ro1">
          <table:table-cell office:value-type="float" office:value="29490000" calcext:value-type="float">
            <text:p>29490000</text:p>
          </table:table-cell>
          <table:table-cell office:value-type="float" office:value="3893" calcext:value-type="float">
            <text:p>3893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89700000000" calcext:value-type="float">
            <text:p>389700000000</text:p>
          </table:table-cell>
        </table:table-row>
        <table:table-row table:style-name="ro1">
          <table:table-cell office:value-type="float" office:value="29790000" calcext:value-type="float">
            <text:p>29790000</text:p>
          </table:table-cell>
          <table:table-cell office:value-type="float" office:value="3931" calcext:value-type="float">
            <text:p>3931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3500000000" calcext:value-type="float">
            <text:p>393500000000</text:p>
          </table:table-cell>
        </table:table-row>
        <table:table-row table:style-name="ro1">
          <table:table-cell office:value-type="float" office:value="30090000" calcext:value-type="float">
            <text:p>30090000</text:p>
          </table:table-cell>
          <table:table-cell office:value-type="float" office:value="3968" calcext:value-type="float">
            <text:p>3968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7200000000" calcext:value-type="float">
            <text:p>397200000000</text:p>
          </table:table-cell>
        </table:table-row>
        <table:table-row table:style-name="ro1">
          <table:table-cell office:value-type="float" office:value="30390000" calcext:value-type="float">
            <text:p>30390000</text:p>
          </table:table-cell>
          <table:table-cell office:value-type="float" office:value="4008" calcext:value-type="float">
            <text:p>400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01200000000" calcext:value-type="float">
            <text:p>401200000000</text:p>
          </table:table-cell>
        </table:table-row>
        <table:table-row table:style-name="ro1">
          <table:table-cell office:value-type="float" office:value="30690000" calcext:value-type="float">
            <text:p>30690000</text:p>
          </table:table-cell>
          <table:table-cell office:value-type="float" office:value="4046" calcext:value-type="float">
            <text:p>4046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05000000000" calcext:value-type="float">
            <text:p>405000000000</text:p>
          </table:table-cell>
        </table:table-row>
        <table:table-row table:style-name="ro1">
          <table:table-cell office:value-type="float" office:value="30990000" calcext:value-type="float">
            <text:p>30990000</text:p>
          </table:table-cell>
          <table:table-cell office:value-type="float" office:value="4087" calcext:value-type="float">
            <text:p>4087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09100000000" calcext:value-type="float">
            <text:p>409100000000</text:p>
          </table:table-cell>
        </table:table-row>
        <table:table-row table:style-name="ro1">
          <table:table-cell office:value-type="float" office:value="31290000" calcext:value-type="float">
            <text:p>31290000</text:p>
          </table:table-cell>
          <table:table-cell office:value-type="float" office:value="4126" calcext:value-type="float">
            <text:p>4126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3000000000" calcext:value-type="float">
            <text:p>413000000000</text:p>
          </table:table-cell>
        </table:table-row>
        <table:table-row table:style-name="ro1">
          <table:table-cell office:value-type="float" office:value="31590000" calcext:value-type="float">
            <text:p>31590000</text:p>
          </table:table-cell>
          <table:table-cell office:value-type="float" office:value="4165" calcext:value-type="float">
            <text:p>4165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6900000000" calcext:value-type="float">
            <text:p>416900000000</text:p>
          </table:table-cell>
        </table:table-row>
        <table:table-row table:style-name="ro1">
          <table:table-cell office:value-type="float" office:value="31890000" calcext:value-type="float">
            <text:p>31890000</text:p>
          </table:table-cell>
          <table:table-cell office:value-type="float" office:value="4205" calcext:value-type="float">
            <text:p>4205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20900000000" calcext:value-type="float">
            <text:p>420900000000</text:p>
          </table:table-cell>
        </table:table-row>
        <table:table-row table:style-name="ro1">
          <table:table-cell office:value-type="float" office:value="32190000" calcext:value-type="float">
            <text:p>32190000</text:p>
          </table:table-cell>
          <table:table-cell office:value-type="float" office:value="4242" calcext:value-type="float">
            <text:p>4242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24600000000" calcext:value-type="float">
            <text:p>424600000000</text:p>
          </table:table-cell>
        </table:table-row>
        <table:table-row table:style-name="ro1">
          <table:table-cell office:value-type="float" office:value="32490000" calcext:value-type="float">
            <text:p>32490000</text:p>
          </table:table-cell>
          <table:table-cell office:value-type="float" office:value="4280" calcext:value-type="float">
            <text:p>4280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28400000000" calcext:value-type="float">
            <text:p>428400000000</text:p>
          </table:table-cell>
        </table:table-row>
        <table:table-row table:style-name="ro1">
          <table:table-cell office:value-type="float" office:value="32790000" calcext:value-type="float">
            <text:p>32790000</text:p>
          </table:table-cell>
          <table:table-cell office:value-type="float" office:value="4320" calcext:value-type="float">
            <text:p>4320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32400000000" calcext:value-type="float">
            <text:p>432400000000</text:p>
          </table:table-cell>
        </table:table-row>
        <table:table-row table:style-name="ro1">
          <table:table-cell office:value-type="float" office:value="33090000" calcext:value-type="float">
            <text:p>33090000</text:p>
          </table:table-cell>
          <table:table-cell office:value-type="float" office:value="4361" calcext:value-type="float">
            <text:p>4361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36500000000" calcext:value-type="float">
            <text:p>436500000000</text:p>
          </table:table-cell>
        </table:table-row>
        <table:table-row table:style-name="ro1">
          <table:table-cell office:value-type="float" office:value="33390000" calcext:value-type="float">
            <text:p>33390000</text:p>
          </table:table-cell>
          <table:table-cell office:value-type="float" office:value="4400" calcext:value-type="float">
            <text:p>4400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40400000000" calcext:value-type="float">
            <text:p>440400000000</text:p>
          </table:table-cell>
        </table:table-row>
        <table:table-row table:style-name="ro1">
          <table:table-cell office:value-type="float" office:value="33690000" calcext:value-type="float">
            <text:p>33690000</text:p>
          </table:table-cell>
          <table:table-cell office:value-type="float" office:value="4438" calcext:value-type="float">
            <text:p>4438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44200000000" calcext:value-type="float">
            <text:p>444200000000</text:p>
          </table:table-cell>
        </table:table-row>
        <table:table-row table:style-name="ro1">
          <table:table-cell office:value-type="float" office:value="33990000" calcext:value-type="float">
            <text:p>33990000</text:p>
          </table:table-cell>
          <table:table-cell office:value-type="float" office:value="4477" calcext:value-type="float">
            <text:p>447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48100000000" calcext:value-type="float">
            <text:p>448100000000</text:p>
          </table:table-cell>
        </table:table-row>
        <table:table-row table:style-name="ro1">
          <table:table-cell office:value-type="float" office:value="34290000" calcext:value-type="float">
            <text:p>34290000</text:p>
          </table:table-cell>
          <table:table-cell office:value-type="float" office:value="4514" calcext:value-type="float">
            <text:p>4514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51800000000" calcext:value-type="float">
            <text:p>451800000000</text:p>
          </table:table-cell>
        </table:table-row>
        <table:table-row table:style-name="ro1">
          <table:table-cell office:value-type="float" office:value="34590000" calcext:value-type="float">
            <text:p>34590000</text:p>
          </table:table-cell>
          <table:table-cell office:value-type="float" office:value="4552" calcext:value-type="float">
            <text:p>455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55600000000" calcext:value-type="float">
            <text:p>455600000000</text:p>
          </table:table-cell>
        </table:table-row>
        <table:table-row table:style-name="ro1">
          <table:table-cell office:value-type="float" office:value="34890000" calcext:value-type="float">
            <text:p>34890000</text:p>
          </table:table-cell>
          <table:table-cell office:value-type="float" office:value="4592" calcext:value-type="float">
            <text:p>459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59600000000" calcext:value-type="float">
            <text:p>459600000000</text:p>
          </table:table-cell>
        </table:table-row>
        <table:table-row table:style-name="ro1">
          <table:table-cell office:value-type="float" office:value="35190000" calcext:value-type="float">
            <text:p>35190000</text:p>
          </table:table-cell>
          <table:table-cell office:value-type="float" office:value="4629" calcext:value-type="float">
            <text:p>4629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63300000000" calcext:value-type="float">
            <text:p>463300000000</text:p>
          </table:table-cell>
        </table:table-row>
        <table:table-row table:style-name="ro1">
          <table:table-cell office:value-type="float" office:value="35490000" calcext:value-type="float">
            <text:p>35490000</text:p>
          </table:table-cell>
          <table:table-cell office:value-type="float" office:value="4667" calcext:value-type="float">
            <text:p>4667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67100000000" calcext:value-type="float">
            <text:p>467100000000</text:p>
          </table:table-cell>
        </table:table-row>
        <table:table-row table:style-name="ro1">
          <table:table-cell office:value-type="float" office:value="35790000" calcext:value-type="float">
            <text:p>35790000</text:p>
          </table:table-cell>
          <table:table-cell office:value-type="float" office:value="4705" calcext:value-type="float">
            <text:p>4705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70900000000" calcext:value-type="float">
            <text:p>470900000000</text:p>
          </table:table-cell>
        </table:table-row>
        <table:table-row table:style-name="ro1">
          <table:table-cell office:value-type="float" office:value="36090000" calcext:value-type="float">
            <text:p>36090000</text:p>
          </table:table-cell>
          <table:table-cell office:value-type="float" office:value="4744" calcext:value-type="float">
            <text:p>4744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74800000000" calcext:value-type="float">
            <text:p>474800000000</text:p>
          </table:table-cell>
        </table:table-row>
        <table:table-row table:style-name="ro1">
          <table:table-cell office:value-type="float" office:value="36390000" calcext:value-type="float">
            <text:p>36390000</text:p>
          </table:table-cell>
          <table:table-cell office:value-type="float" office:value="4782" calcext:value-type="float">
            <text:p>478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78600000000" calcext:value-type="float">
            <text:p>478600000000</text:p>
          </table:table-cell>
        </table:table-row>
        <table:table-row table:style-name="ro1">
          <table:table-cell office:value-type="float" office:value="36690000" calcext:value-type="float">
            <text:p>36690000</text:p>
          </table:table-cell>
          <table:table-cell office:value-type="float" office:value="4822" calcext:value-type="float">
            <text:p>482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82600000000" calcext:value-type="float">
            <text:p>482600000000</text:p>
          </table:table-cell>
        </table:table-row>
        <table:table-row table:style-name="ro1">
          <table:table-cell office:value-type="float" office:value="36990000" calcext:value-type="float">
            <text:p>36990000</text:p>
          </table:table-cell>
          <table:table-cell office:value-type="float" office:value="4860" calcext:value-type="float">
            <text:p>4860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86400000000" calcext:value-type="float">
            <text:p>486400000000</text:p>
          </table:table-cell>
        </table:table-row>
        <table:table-row table:style-name="ro1">
          <table:table-cell office:value-type="float" office:value="37290000" calcext:value-type="float">
            <text:p>37290000</text:p>
          </table:table-cell>
          <table:table-cell office:value-type="float" office:value="4897" calcext:value-type="float">
            <text:p>4897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90100000000" calcext:value-type="float">
            <text:p>490100000000</text:p>
          </table:table-cell>
        </table:table-row>
        <table:table-row table:style-name="ro1">
          <table:table-cell office:value-type="float" office:value="37590000" calcext:value-type="float">
            <text:p>37590000</text:p>
          </table:table-cell>
          <table:table-cell office:value-type="float" office:value="4936" calcext:value-type="float">
            <text:p>4936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94000000000" calcext:value-type="float">
            <text:p>494000000000</text:p>
          </table:table-cell>
        </table:table-row>
        <table:table-row table:style-name="ro1">
          <table:table-cell office:value-type="float" office:value="37890000" calcext:value-type="float">
            <text:p>37890000</text:p>
          </table:table-cell>
          <table:table-cell office:value-type="float" office:value="4976" calcext:value-type="float">
            <text:p>4976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98000000000" calcext:value-type="float">
            <text:p>498000000000</text:p>
          </table:table-cell>
        </table:table-row>
        <table:table-row table:style-name="ro1">
          <table:table-cell office:value-type="float" office:value="38190000" calcext:value-type="float">
            <text:p>38190000</text:p>
          </table:table-cell>
          <table:table-cell office:value-type="float" office:value="5014" calcext:value-type="float">
            <text:p>5014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01800000000" calcext:value-type="float">
            <text:p>501800000000</text:p>
          </table:table-cell>
        </table:table-row>
        <table:table-row table:style-name="ro1">
          <table:table-cell office:value-type="float" office:value="38490000" calcext:value-type="float">
            <text:p>38490000</text:p>
          </table:table-cell>
          <table:table-cell office:value-type="float" office:value="5054" calcext:value-type="float">
            <text:p>5054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05800000000" calcext:value-type="float">
            <text:p>505800000000</text:p>
          </table:table-cell>
        </table:table-row>
        <table:table-row table:style-name="ro1">
          <table:table-cell office:value-type="float" office:value="38790000" calcext:value-type="float">
            <text:p>38790000</text:p>
          </table:table-cell>
          <table:table-cell office:value-type="float" office:value="5093" calcext:value-type="float">
            <text:p>5093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09700000000" calcext:value-type="float">
            <text:p>509700000000</text:p>
          </table:table-cell>
        </table:table-row>
        <table:table-row table:style-name="ro1">
          <table:table-cell office:value-type="float" office:value="39090000" calcext:value-type="float">
            <text:p>39090000</text:p>
          </table:table-cell>
          <table:table-cell office:value-type="float" office:value="5133" calcext:value-type="float">
            <text:p>5133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13700000000" calcext:value-type="float">
            <text:p>513700000000</text:p>
          </table:table-cell>
        </table:table-row>
        <table:table-row table:style-name="ro1">
          <table:table-cell office:value-type="float" office:value="39390000" calcext:value-type="float">
            <text:p>39390000</text:p>
          </table:table-cell>
          <table:table-cell office:value-type="float" office:value="5169" calcext:value-type="float">
            <text:p>5169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17300000000" calcext:value-type="float">
            <text:p>517300000000</text:p>
          </table:table-cell>
        </table:table-row>
        <table:table-row table:style-name="ro1">
          <table:table-cell office:value-type="float" office:value="39690000" calcext:value-type="float">
            <text:p>39690000</text:p>
          </table:table-cell>
          <table:table-cell office:value-type="float" office:value="5208" calcext:value-type="float">
            <text:p>5208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21200000000" calcext:value-type="float">
            <text:p>521200000000</text:p>
          </table:table-cell>
        </table:table-row>
        <table:table-row table:style-name="ro1">
          <table:table-cell office:value-type="float" office:value="39990000" calcext:value-type="float">
            <text:p>39990000</text:p>
          </table:table-cell>
          <table:table-cell office:value-type="float" office:value="5247" calcext:value-type="float">
            <text:p>5247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25100000000" calcext:value-type="float">
            <text:p>525100000000</text:p>
          </table:table-cell>
        </table:table-row>
        <table:table-row table:style-name="ro1">
          <table:table-cell office:value-type="float" office:value="40290000" calcext:value-type="float">
            <text:p>40290000</text:p>
          </table:table-cell>
          <table:table-cell office:value-type="float" office:value="5287" calcext:value-type="float">
            <text:p>5287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29100000000" calcext:value-type="float">
            <text:p>529100000000</text:p>
          </table:table-cell>
        </table:table-row>
        <table:table-row table:style-name="ro1">
          <table:table-cell office:value-type="float" office:value="40590000" calcext:value-type="float">
            <text:p>40590000</text:p>
          </table:table-cell>
          <table:table-cell office:value-type="float" office:value="5327" calcext:value-type="float">
            <text:p>5327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3100000000" calcext:value-type="float">
            <text:p>533100000000</text:p>
          </table:table-cell>
        </table:table-row>
        <table:table-row table:style-name="ro1">
          <table:table-cell office:value-type="float" office:value="40890000" calcext:value-type="float">
            <text:p>40890000</text:p>
          </table:table-cell>
          <table:table-cell office:value-type="float" office:value="5363" calcext:value-type="float">
            <text:p>5363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36700000000" calcext:value-type="float">
            <text:p>536700000000</text:p>
          </table:table-cell>
        </table:table-row>
        <table:table-row table:style-name="ro1">
          <table:table-cell office:value-type="float" office:value="41190000" calcext:value-type="float">
            <text:p>41190000</text:p>
          </table:table-cell>
          <table:table-cell office:value-type="float" office:value="5400" calcext:value-type="float">
            <text:p>5400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40400000000" calcext:value-type="float">
            <text:p>540400000000</text:p>
          </table:table-cell>
        </table:table-row>
        <table:table-row table:style-name="ro1">
          <table:table-cell office:value-type="float" office:value="41490000" calcext:value-type="float">
            <text:p>41490000</text:p>
          </table:table-cell>
          <table:table-cell office:value-type="float" office:value="5441" calcext:value-type="float">
            <text:p>544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44500000000" calcext:value-type="float">
            <text:p>544500000000</text:p>
          </table:table-cell>
        </table:table-row>
        <table:table-row table:style-name="ro1">
          <table:table-cell office:value-type="float" office:value="41790000" calcext:value-type="float">
            <text:p>41790000</text:p>
          </table:table-cell>
          <table:table-cell office:value-type="float" office:value="5481" calcext:value-type="float">
            <text:p>5481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48500000000" calcext:value-type="float">
            <text:p>548500000000</text:p>
          </table:table-cell>
        </table:table-row>
        <table:table-row table:style-name="ro1">
          <table:table-cell office:value-type="float" office:value="42090000" calcext:value-type="float">
            <text:p>42090000</text:p>
          </table:table-cell>
          <table:table-cell office:value-type="float" office:value="5522" calcext:value-type="float">
            <text:p>5522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52600000000" calcext:value-type="float">
            <text:p>552600000000</text:p>
          </table:table-cell>
        </table:table-row>
        <table:table-row table:style-name="ro1">
          <table:table-cell office:value-type="float" office:value="42390000" calcext:value-type="float">
            <text:p>42390000</text:p>
          </table:table-cell>
          <table:table-cell office:value-type="float" office:value="5559" calcext:value-type="float">
            <text:p>5559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56300000000" calcext:value-type="float">
            <text:p>556300000000</text:p>
          </table:table-cell>
        </table:table-row>
        <table:table-row table:style-name="ro1">
          <table:table-cell office:value-type="float" office:value="42690000" calcext:value-type="float">
            <text:p>42690000</text:p>
          </table:table-cell>
          <table:table-cell office:value-type="float" office:value="5599" calcext:value-type="float">
            <text:p>5599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60300000000" calcext:value-type="float">
            <text:p>560300000000</text:p>
          </table:table-cell>
        </table:table-row>
        <table:table-row table:style-name="ro1">
          <table:table-cell office:value-type="float" office:value="42990000" calcext:value-type="float">
            <text:p>42990000</text:p>
          </table:table-cell>
          <table:table-cell office:value-type="float" office:value="5636" calcext:value-type="float">
            <text:p>5636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64000000000" calcext:value-type="float">
            <text:p>564000000000</text:p>
          </table:table-cell>
        </table:table-row>
        <table:table-row table:style-name="ro1">
          <table:table-cell office:value-type="float" office:value="43290000" calcext:value-type="float">
            <text:p>43290000</text:p>
          </table:table-cell>
          <table:table-cell office:value-type="float" office:value="5675" calcext:value-type="float">
            <text:p>5675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67900000000" calcext:value-type="float">
            <text:p>567900000000</text:p>
          </table:table-cell>
        </table:table-row>
        <table:table-row table:style-name="ro1">
          <table:table-cell office:value-type="float" office:value="43590000" calcext:value-type="float">
            <text:p>43590000</text:p>
          </table:table-cell>
          <table:table-cell office:value-type="float" office:value="5713" calcext:value-type="float">
            <text:p>5713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71700000000" calcext:value-type="float">
            <text:p>571700000000</text:p>
          </table:table-cell>
        </table:table-row>
        <table:table-row table:style-name="ro1">
          <table:table-cell office:value-type="float" office:value="43890000" calcext:value-type="float">
            <text:p>43890000</text:p>
          </table:table-cell>
          <table:table-cell office:value-type="float" office:value="5753" calcext:value-type="float">
            <text:p>5753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75700000000" calcext:value-type="float">
            <text:p>575700000000</text:p>
          </table:table-cell>
        </table:table-row>
        <table:table-row table:style-name="ro1">
          <table:table-cell office:value-type="float" office:value="44190000" calcext:value-type="float">
            <text:p>44190000</text:p>
          </table:table-cell>
          <table:table-cell office:value-type="float" office:value="5791" calcext:value-type="float">
            <text:p>5791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79500000000" calcext:value-type="float">
            <text:p>579500000000</text:p>
          </table:table-cell>
        </table:table-row>
        <table:table-row table:style-name="ro1">
          <table:table-cell office:value-type="float" office:value="44490000" calcext:value-type="float">
            <text:p>44490000</text:p>
          </table:table-cell>
          <table:table-cell office:value-type="float" office:value="5832" calcext:value-type="float">
            <text:p>5832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3600000000" calcext:value-type="float">
            <text:p>583600000000</text:p>
          </table:table-cell>
        </table:table-row>
        <table:table-row table:style-name="ro1">
          <table:table-cell office:value-type="float" office:value="44790000" calcext:value-type="float">
            <text:p>44790000</text:p>
          </table:table-cell>
          <table:table-cell office:value-type="float" office:value="5872" calcext:value-type="float">
            <text:p>5872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87600000000" calcext:value-type="float">
            <text:p>587600000000</text:p>
          </table:table-cell>
        </table:table-row>
        <table:table-row table:style-name="ro1">
          <table:table-cell office:value-type="float" office:value="45090000" calcext:value-type="float">
            <text:p>45090000</text:p>
          </table:table-cell>
          <table:table-cell office:value-type="float" office:value="5910" calcext:value-type="float">
            <text:p>5910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91400000000" calcext:value-type="float">
            <text:p>591400000000</text:p>
          </table:table-cell>
        </table:table-row>
        <table:table-row table:style-name="ro1">
          <table:table-cell office:value-type="float" office:value="45390000" calcext:value-type="float">
            <text:p>45390000</text:p>
          </table:table-cell>
          <table:table-cell office:value-type="float" office:value="5953" calcext:value-type="float">
            <text:p>5953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95700000000" calcext:value-type="float">
            <text:p>595700000000</text:p>
          </table:table-cell>
        </table:table-row>
        <table:table-row table:style-name="ro1">
          <table:table-cell office:value-type="float" office:value="45690000" calcext:value-type="float">
            <text:p>45690000</text:p>
          </table:table-cell>
          <table:table-cell office:value-type="float" office:value="5989" calcext:value-type="float">
            <text:p>5989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99300000000" calcext:value-type="float">
            <text:p>599300000000</text:p>
          </table:table-cell>
        </table:table-row>
        <table:table-row table:style-name="ro1">
          <table:table-cell office:value-type="float" office:value="45990000" calcext:value-type="float">
            <text:p>45990000</text:p>
          </table:table-cell>
          <table:table-cell office:value-type="float" office:value="6029" calcext:value-type="float">
            <text:p>6029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3300000000" calcext:value-type="float">
            <text:p>603300000000</text:p>
          </table:table-cell>
        </table:table-row>
        <table:table-row table:style-name="ro1">
          <table:table-cell office:value-type="float" office:value="46290000" calcext:value-type="float">
            <text:p>46290000</text:p>
          </table:table-cell>
          <table:table-cell office:value-type="float" office:value="6066" calcext:value-type="float">
            <text:p>6066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7000000000" calcext:value-type="float">
            <text:p>607000000000</text:p>
          </table:table-cell>
        </table:table-row>
        <table:table-row table:style-name="ro1">
          <table:table-cell office:value-type="float" office:value="46590000" calcext:value-type="float">
            <text:p>46590000</text:p>
          </table:table-cell>
          <table:table-cell office:value-type="float" office:value="6105" calcext:value-type="float">
            <text:p>6105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10814000000" calcext:value-type="float">
            <text:p>610814000000</text:p>
          </table:table-cell>
        </table:table-row>
        <table:table-row table:style-name="ro1">
          <table:table-cell office:value-type="float" office:value="46890000" calcext:value-type="float">
            <text:p>46890000</text:p>
          </table:table-cell>
          <table:table-cell office:value-type="float" office:value="6143" calcext:value-type="float">
            <text:p>6143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14638500000" calcext:value-type="float">
            <text:p>614638500000</text:p>
          </table:table-cell>
        </table:table-row>
        <table:table-row table:style-name="ro1">
          <table:table-cell office:value-type="float" office:value="47190000" calcext:value-type="float">
            <text:p>47190000</text:p>
          </table:table-cell>
          <table:table-cell office:value-type="float" office:value="6180" calcext:value-type="float">
            <text:p>6180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18400000000" calcext:value-type="float">
            <text:p>618400000000</text:p>
          </table:table-cell>
        </table:table-row>
        <table:table-row table:style-name="ro1">
          <table:table-cell office:value-type="float" office:value="47490000" calcext:value-type="float">
            <text:p>47490000</text:p>
          </table:table-cell>
          <table:table-cell office:value-type="float" office:value="6217" calcext:value-type="float">
            <text:p>6217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22100000000" calcext:value-type="float">
            <text:p>622100000000</text:p>
          </table:table-cell>
        </table:table-row>
        <table:table-row table:style-name="ro1">
          <table:table-cell office:value-type="float" office:value="47790000" calcext:value-type="float">
            <text:p>47790000</text:p>
          </table:table-cell>
          <table:table-cell office:value-type="float" office:value="6255" calcext:value-type="float">
            <text:p>6255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25900000000" calcext:value-type="float">
            <text:p>625900000000</text:p>
          </table:table-cell>
        </table:table-row>
        <table:table-row table:style-name="ro1">
          <table:table-cell office:value-type="float" office:value="48090000" calcext:value-type="float">
            <text:p>48090000</text:p>
          </table:table-cell>
          <table:table-cell office:value-type="float" office:value="6294" calcext:value-type="float">
            <text:p>6294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29800000000" calcext:value-type="float">
            <text:p>629800000000</text:p>
          </table:table-cell>
        </table:table-row>
        <table:table-row table:style-name="ro1">
          <table:table-cell office:value-type="float" office:value="48390000" calcext:value-type="float">
            <text:p>48390000</text:p>
          </table:table-cell>
          <table:table-cell office:value-type="float" office:value="6332" calcext:value-type="float">
            <text:p>6332</text:p>
          </table:table-cell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33600000000" calcext:value-type="float">
            <text:p>633600000000</text:p>
          </table:table-cell>
        </table:table-row>
        <table:table-row table:style-name="ro1">
          <table:table-cell office:value-type="float" office:value="48690000" calcext:value-type="float">
            <text:p>48690000</text:p>
          </table:table-cell>
          <table:table-cell office:value-type="float" office:value="6371" calcext:value-type="float">
            <text:p>6371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37500000000" calcext:value-type="float">
            <text:p>637500000000</text:p>
          </table:table-cell>
        </table:table-row>
        <table:table-row table:style-name="ro1">
          <table:table-cell office:value-type="float" office:value="48990000" calcext:value-type="float">
            <text:p>48990000</text:p>
          </table:table-cell>
          <table:table-cell office:value-type="float" office:value="6411" calcext:value-type="float">
            <text:p>6411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1500000000" calcext:value-type="float">
            <text:p>641500000000</text:p>
          </table:table-cell>
        </table:table-row>
        <table:table-row table:style-name="ro1">
          <table:table-cell office:value-type="float" office:value="49290000" calcext:value-type="float">
            <text:p>49290000</text:p>
          </table:table-cell>
          <table:table-cell office:value-type="float" office:value="6449" calcext:value-type="float">
            <text:p>6449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5300000000" calcext:value-type="float">
            <text:p>645300000000</text:p>
          </table:table-cell>
        </table:table-row>
        <table:table-row table:style-name="ro1">
          <table:table-cell office:value-type="float" office:value="49590000" calcext:value-type="float">
            <text:p>49590000</text:p>
          </table:table-cell>
          <table:table-cell office:value-type="float" office:value="6488" calcext:value-type="float">
            <text:p>6488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9200000000" calcext:value-type="float">
            <text:p>649200000000</text:p>
          </table:table-cell>
        </table:table-row>
        <table:table-row table:style-name="ro1">
          <table:table-cell office:value-type="float" office:value="49890000" calcext:value-type="float">
            <text:p>49890000</text:p>
          </table:table-cell>
          <table:table-cell office:value-type="float" office:value="6526" calcext:value-type="float">
            <text:p>6526</text:p>
          </table:table-cell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53000000000" calcext:value-type="float">
            <text:p>653000000000</text:p>
          </table:table-cell>
        </table:table-row>
        <table:table-row table:style-name="ro1">
          <table:table-cell office:value-type="float" office:value="50190000" calcext:value-type="float">
            <text:p>50190000</text:p>
          </table:table-cell>
          <table:table-cell office:value-type="float" office:value="6565" calcext:value-type="float">
            <text:p>6565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56900000000" calcext:value-type="float">
            <text:p>656900000000</text:p>
          </table:table-cell>
        </table:table-row>
        <table:table-row table:style-name="ro1">
          <table:table-cell office:value-type="float" office:value="50490000" calcext:value-type="float">
            <text:p>50490000</text:p>
          </table:table-cell>
          <table:table-cell office:value-type="float" office:value="6603" calcext:value-type="float">
            <text:p>6603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0700000000" calcext:value-type="float">
            <text:p>660700000000</text:p>
          </table:table-cell>
        </table:table-row>
        <table:table-row table:style-name="ro1">
          <table:table-cell office:value-type="float" office:value="50790000" calcext:value-type="float">
            <text:p>50790000</text:p>
          </table:table-cell>
          <table:table-cell office:value-type="float" office:value="6644" calcext:value-type="float">
            <text:p>6644</text:p>
          </table:table-cell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4800000000" calcext:value-type="float">
            <text:p>664800000000</text:p>
          </table:table-cell>
        </table:table-row>
        <table:table-row table:style-name="ro1">
          <table:table-cell office:value-type="float" office:value="51090000" calcext:value-type="float">
            <text:p>51090000</text:p>
          </table:table-cell>
          <table:table-cell office:value-type="float" office:value="6683" calcext:value-type="float">
            <text:p>6683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8700000000" calcext:value-type="float">
            <text:p>668700000000</text:p>
          </table:table-cell>
        </table:table-row>
        <table:table-row table:style-name="ro1">
          <table:table-cell office:value-type="float" office:value="51390000" calcext:value-type="float">
            <text:p>51390000</text:p>
          </table:table-cell>
          <table:table-cell office:value-type="float" office:value="6719" calcext:value-type="float">
            <text:p>6719</text:p>
          </table:table-cell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72300000000" calcext:value-type="float">
            <text:p>672300000000</text:p>
          </table:table-cell>
        </table:table-row>
        <table:table-row table:style-name="ro1">
          <table:table-cell office:value-type="float" office:value="51690000" calcext:value-type="float">
            <text:p>51690000</text:p>
          </table:table-cell>
          <table:table-cell office:value-type="float" office:value="6758" calcext:value-type="float">
            <text:p>6758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76200000000" calcext:value-type="float">
            <text:p>676200000000</text:p>
          </table:table-cell>
        </table:table-row>
        <table:table-row table:style-name="ro1">
          <table:table-cell office:value-type="float" office:value="51990000" calcext:value-type="float">
            <text:p>51990000</text:p>
          </table:table-cell>
          <table:table-cell office:value-type="float" office:value="6796" calcext:value-type="float">
            <text:p>6796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0000000000" calcext:value-type="float">
            <text:p>680000000000</text:p>
          </table:table-cell>
        </table:table-row>
        <table:table-row table:style-name="ro1">
          <table:table-cell office:value-type="float" office:value="52290000" calcext:value-type="float">
            <text:p>52290000</text:p>
          </table:table-cell>
          <table:table-cell office:value-type="float" office:value="6836" calcext:value-type="float">
            <text:p>6836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4000000000" calcext:value-type="float">
            <text:p>684000000000</text:p>
          </table:table-cell>
        </table:table-row>
        <table:table-row table:style-name="ro1">
          <table:table-cell office:value-type="float" office:value="52590000" calcext:value-type="float">
            <text:p>52590000</text:p>
          </table:table-cell>
          <table:table-cell office:value-type="float" office:value="6874" calcext:value-type="float">
            <text:p>6874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7800000000" calcext:value-type="float">
            <text:p>687800000000</text:p>
          </table:table-cell>
        </table:table-row>
        <table:table-row table:style-name="ro1">
          <table:table-cell office:value-type="float" office:value="52890000" calcext:value-type="float">
            <text:p>52890000</text:p>
          </table:table-cell>
          <table:table-cell office:value-type="float" office:value="6911" calcext:value-type="float">
            <text:p>6911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91500000000" calcext:value-type="float">
            <text:p>691500000000</text:p>
          </table:table-cell>
        </table:table-row>
        <table:table-row table:style-name="ro1">
          <table:table-cell office:value-type="float" office:value="53190000" calcext:value-type="float">
            <text:p>53190000</text:p>
          </table:table-cell>
          <table:table-cell office:value-type="float" office:value="6949" calcext:value-type="float">
            <text:p>6949</text:p>
          </table:table-cell>
          <table:table-cell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95300000000" calcext:value-type="float">
            <text:p>695300000000</text:p>
          </table:table-cell>
        </table:table-row>
        <table:table-row table:style-name="ro1">
          <table:table-cell office:value-type="float" office:value="53490000" calcext:value-type="float">
            <text:p>53490000</text:p>
          </table:table-cell>
          <table:table-cell office:value-type="float" office:value="6987" calcext:value-type="float">
            <text:p>6987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99100000000" calcext:value-type="float">
            <text:p>699100000000</text:p>
          </table:table-cell>
        </table:table-row>
        <table:table-row table:style-name="ro1">
          <table:table-cell office:value-type="float" office:value="53790000" calcext:value-type="float">
            <text:p>53790000</text:p>
          </table:table-cell>
          <table:table-cell office:value-type="float" office:value="7023" calcext:value-type="float">
            <text:p>7023</text:p>
          </table:table-cell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02700000000" calcext:value-type="float">
            <text:p>702700000000</text:p>
          </table:table-cell>
        </table:table-row>
        <table:table-row table:style-name="ro1">
          <table:table-cell office:value-type="float" office:value="54090000" calcext:value-type="float">
            <text:p>54090000</text:p>
          </table:table-cell>
          <table:table-cell office:value-type="float" office:value="7061" calcext:value-type="float">
            <text:p>7061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06500000000" calcext:value-type="float">
            <text:p>706500000000</text:p>
          </table:table-cell>
        </table:table-row>
        <table:table-row table:style-name="ro1">
          <table:table-cell office:value-type="float" office:value="54390000" calcext:value-type="float">
            <text:p>54390000</text:p>
          </table:table-cell>
          <table:table-cell office:value-type="float" office:value="7099" calcext:value-type="float">
            <text:p>7099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10212500000" calcext:value-type="float">
            <text:p>710212500000</text:p>
          </table:table-cell>
        </table:table-row>
        <table:table-row table:style-name="ro1">
          <table:table-cell office:value-type="float" office:value="54690000" calcext:value-type="float">
            <text:p>54690000</text:p>
          </table:table-cell>
          <table:table-cell office:value-type="float" office:value="7138" calcext:value-type="float">
            <text:p>7138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14200000000" calcext:value-type="float">
            <text:p>714200000000</text:p>
          </table:table-cell>
        </table:table-row>
        <table:table-row table:style-name="ro1">
          <table:table-cell office:value-type="float" office:value="54990000" calcext:value-type="float">
            <text:p>54990000</text:p>
          </table:table-cell>
          <table:table-cell office:value-type="float" office:value="7176" calcext:value-type="float">
            <text:p>7176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18000000000" calcext:value-type="float">
            <text:p>718000000000</text:p>
          </table:table-cell>
        </table:table-row>
        <table:table-row table:style-name="ro1">
          <table:table-cell office:value-type="float" office:value="55290000" calcext:value-type="float">
            <text:p>55290000</text:p>
          </table:table-cell>
          <table:table-cell office:value-type="float" office:value="7215" calcext:value-type="float">
            <text:p>7215</text:p>
          </table:table-cell>
          <table:table-cell office:value-type="float" office:value="291" calcext:value-type="float">
            <text:p>29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21900000000" calcext:value-type="float">
            <text:p>721900000000</text:p>
          </table:table-cell>
        </table:table-row>
        <table:table-row table:style-name="ro1">
          <table:table-cell office:value-type="float" office:value="55590000" calcext:value-type="float">
            <text:p>55590000</text:p>
          </table:table-cell>
          <table:table-cell office:value-type="float" office:value="7254" calcext:value-type="float">
            <text:p>7254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25800000000" calcext:value-type="float">
            <text:p>725800000000</text:p>
          </table:table-cell>
        </table:table-row>
        <table:table-row table:style-name="ro1">
          <table:table-cell office:value-type="float" office:value="55890000" calcext:value-type="float">
            <text:p>55890000</text:p>
          </table:table-cell>
          <table:table-cell office:value-type="float" office:value="7294" calcext:value-type="float">
            <text:p>7294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29800000000" calcext:value-type="float">
            <text:p>729800000000</text:p>
          </table:table-cell>
        </table:table-row>
        <table:table-row table:style-name="ro1">
          <table:table-cell office:value-type="float" office:value="56190000" calcext:value-type="float">
            <text:p>56190000</text:p>
          </table:table-cell>
          <table:table-cell office:value-type="float" office:value="7332" calcext:value-type="float">
            <text:p>7332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33600000000" calcext:value-type="float">
            <text:p>733600000000</text:p>
          </table:table-cell>
        </table:table-row>
        <table:table-row table:style-name="ro1">
          <table:table-cell office:value-type="float" office:value="56490000" calcext:value-type="float">
            <text:p>56490000</text:p>
          </table:table-cell>
          <table:table-cell office:value-type="float" office:value="7371" calcext:value-type="float">
            <text:p>7371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37500000000" calcext:value-type="float">
            <text:p>737500000000</text:p>
          </table:table-cell>
        </table:table-row>
        <table:table-row table:style-name="ro1">
          <table:table-cell office:value-type="float" office:value="56790000" calcext:value-type="float">
            <text:p>56790000</text:p>
          </table:table-cell>
          <table:table-cell office:value-type="float" office:value="7409" calcext:value-type="float">
            <text:p>74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41300000000" calcext:value-type="float">
            <text:p>741300000000</text:p>
          </table:table-cell>
        </table:table-row>
        <table:table-row table:style-name="ro1">
          <table:table-cell office:value-type="float" office:value="57090000" calcext:value-type="float">
            <text:p>57090000</text:p>
          </table:table-cell>
          <table:table-cell office:value-type="float" office:value="7448" calcext:value-type="float">
            <text:p>7448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45200000000" calcext:value-type="float">
            <text:p>745200000000</text:p>
          </table:table-cell>
        </table:table-row>
        <table:table-row table:style-name="ro1">
          <table:table-cell office:value-type="float" office:value="57390000" calcext:value-type="float">
            <text:p>57390000</text:p>
          </table:table-cell>
          <table:table-cell office:value-type="float" office:value="7487" calcext:value-type="float">
            <text:p>7487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49100000000" calcext:value-type="float">
            <text:p>749100000000</text:p>
          </table:table-cell>
        </table:table-row>
        <table:table-row table:style-name="ro1">
          <table:table-cell office:value-type="float" office:value="57690000" calcext:value-type="float">
            <text:p>57690000</text:p>
          </table:table-cell>
          <table:table-cell office:value-type="float" office:value="7526" calcext:value-type="float">
            <text:p>7526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53000000000" calcext:value-type="float">
            <text:p>753000000000</text:p>
          </table:table-cell>
        </table:table-row>
        <table:table-row table:style-name="ro1">
          <table:table-cell office:value-type="float" office:value="57990000" calcext:value-type="float">
            <text:p>57990000</text:p>
          </table:table-cell>
          <table:table-cell office:value-type="float" office:value="7565" calcext:value-type="float">
            <text:p>7565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56900000000" calcext:value-type="float">
            <text:p>756900000000</text:p>
          </table:table-cell>
        </table:table-row>
        <table:table-row table:style-name="ro1">
          <table:table-cell office:value-type="float" office:value="58290000" calcext:value-type="float">
            <text:p>58290000</text:p>
          </table:table-cell>
          <table:table-cell office:value-type="float" office:value="7604" calcext:value-type="float">
            <text:p>7604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60788500000" calcext:value-type="float">
            <text:p>760788500000</text:p>
          </table:table-cell>
        </table:table-row>
        <table:table-row table:style-name="ro1">
          <table:table-cell office:value-type="float" office:value="58590000" calcext:value-type="float">
            <text:p>58590000</text:p>
          </table:table-cell>
          <table:table-cell office:value-type="float" office:value="7643" calcext:value-type="float">
            <text:p>7643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64700000000" calcext:value-type="float">
            <text:p>764700000000</text:p>
          </table:table-cell>
        </table:table-row>
        <table:table-row table:style-name="ro1">
          <table:table-cell office:value-type="float" office:value="58890000" calcext:value-type="float">
            <text:p>58890000</text:p>
          </table:table-cell>
          <table:table-cell office:value-type="float" office:value="7681" calcext:value-type="float">
            <text:p>7681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68500000000" calcext:value-type="float">
            <text:p>768500000000</text:p>
          </table:table-cell>
        </table:table-row>
        <table:table-row table:style-name="ro1">
          <table:table-cell office:value-type="float" office:value="59190000" calcext:value-type="float">
            <text:p>59190000</text:p>
          </table:table-cell>
          <table:table-cell office:value-type="float" office:value="7720" calcext:value-type="float">
            <text:p>7720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72400000000" calcext:value-type="float">
            <text:p>772400000000</text:p>
          </table:table-cell>
        </table:table-row>
        <table:table-row table:style-name="ro1">
          <table:table-cell office:value-type="float" office:value="59490000" calcext:value-type="float">
            <text:p>59490000</text:p>
          </table:table-cell>
          <table:table-cell office:value-type="float" office:value="7759" calcext:value-type="float">
            <text:p>7759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76300000000" calcext:value-type="float">
            <text:p>776300000000</text:p>
          </table:table-cell>
        </table:table-row>
        <table:table-row table:style-name="ro1">
          <table:table-cell office:value-type="float" office:value="59790000" calcext:value-type="float">
            <text:p>59790000</text:p>
          </table:table-cell>
          <table:table-cell office:value-type="float" office:value="7796" calcext:value-type="float">
            <text:p>7796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80000000000" calcext:value-type="float">
            <text:p>780000000000</text:p>
          </table:table-cell>
        </table:table-row>
        <table:table-row table:style-name="ro1">
          <table:table-cell office:value-type="float" office:value="60090000" calcext:value-type="float">
            <text:p>60090000</text:p>
          </table:table-cell>
          <table:table-cell office:value-type="float" office:value="7837" calcext:value-type="float">
            <text:p>7837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84100000000" calcext:value-type="float">
            <text:p>784100000000</text:p>
          </table:table-cell>
        </table:table-row>
        <table:table-row table:style-name="ro1">
          <table:table-cell office:value-type="float" office:value="60390000" calcext:value-type="float">
            <text:p>60390000</text:p>
          </table:table-cell>
          <table:table-cell office:value-type="float" office:value="7877" calcext:value-type="float">
            <text:p>7877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88100000000" calcext:value-type="float">
            <text:p>788100000000</text:p>
          </table:table-cell>
        </table:table-row>
        <table:table-row table:style-name="ro1">
          <table:table-cell office:value-type="float" office:value="60690000" calcext:value-type="float">
            <text:p>60690000</text:p>
          </table:table-cell>
          <table:table-cell office:value-type="float" office:value="7916" calcext:value-type="float">
            <text:p>7916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92000000000" calcext:value-type="float">
            <text:p>792000000000</text:p>
          </table:table-cell>
        </table:table-row>
        <table:table-row table:style-name="ro1">
          <table:table-cell office:value-type="float" office:value="60990000" calcext:value-type="float">
            <text:p>60990000</text:p>
          </table:table-cell>
          <table:table-cell office:value-type="float" office:value="7953" calcext:value-type="float">
            <text:p>7953</text:p>
          </table:table-cell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95700000000" calcext:value-type="float">
            <text:p>795700000000</text:p>
          </table:table-cell>
        </table:table-row>
        <table:table-row table:style-name="ro1">
          <table:table-cell office:value-type="float" office:value="61290000" calcext:value-type="float">
            <text:p>61290000</text:p>
          </table:table-cell>
          <table:table-cell office:value-type="float" office:value="7994" calcext:value-type="float">
            <text:p>7994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99800000000" calcext:value-type="float">
            <text:p>799800000000</text:p>
          </table:table-cell>
        </table:table-row>
        <table:table-row table:style-name="ro1">
          <table:table-cell office:value-type="float" office:value="61590000" calcext:value-type="float">
            <text:p>61590000</text:p>
          </table:table-cell>
          <table:table-cell office:value-type="float" office:value="8031" calcext:value-type="float">
            <text:p>8031</text:p>
          </table:table-cell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03500000000" calcext:value-type="float">
            <text:p>803500000000</text:p>
          </table:table-cell>
        </table:table-row>
        <table:table-row table:style-name="ro1">
          <table:table-cell office:value-type="float" office:value="61890000" calcext:value-type="float">
            <text:p>61890000</text:p>
          </table:table-cell>
          <table:table-cell office:value-type="float" office:value="8068" calcext:value-type="float">
            <text:p>8068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07200000000" calcext:value-type="float">
            <text:p>807200000000</text:p>
          </table:table-cell>
        </table:table-row>
        <table:table-row table:style-name="ro1">
          <table:table-cell office:value-type="float" office:value="62190000" calcext:value-type="float">
            <text:p>62190000</text:p>
          </table:table-cell>
          <table:table-cell office:value-type="float" office:value="8106" calcext:value-type="float">
            <text:p>8106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11000000000" calcext:value-type="float">
            <text:p>811000000000</text:p>
          </table:table-cell>
        </table:table-row>
        <table:table-row table:style-name="ro1">
          <table:table-cell office:value-type="float" office:value="62490000" calcext:value-type="float">
            <text:p>62490000</text:p>
          </table:table-cell>
          <table:table-cell office:value-type="float" office:value="8146" calcext:value-type="float">
            <text:p>8146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15000000000" calcext:value-type="float">
            <text:p>815000000000</text:p>
          </table:table-cell>
        </table:table-row>
        <table:table-row table:style-name="ro1">
          <table:table-cell office:value-type="float" office:value="62790000" calcext:value-type="float">
            <text:p>62790000</text:p>
          </table:table-cell>
          <table:table-cell office:value-type="float" office:value="8184" calcext:value-type="float">
            <text:p>8184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18800000000" calcext:value-type="float">
            <text:p>818800000000</text:p>
          </table:table-cell>
        </table:table-row>
        <table:table-row table:style-name="ro1">
          <table:table-cell office:value-type="float" office:value="63090000" calcext:value-type="float">
            <text:p>63090000</text:p>
          </table:table-cell>
          <table:table-cell office:value-type="float" office:value="8224" calcext:value-type="float">
            <text:p>8224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22800000000" calcext:value-type="float">
            <text:p>822800000000</text:p>
          </table:table-cell>
        </table:table-row>
        <table:table-row table:style-name="ro1">
          <table:table-cell office:value-type="float" office:value="63390000" calcext:value-type="float">
            <text:p>63390000</text:p>
          </table:table-cell>
          <table:table-cell office:value-type="float" office:value="8263" calcext:value-type="float">
            <text:p>8263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26700000000" calcext:value-type="float">
            <text:p>826700000000</text:p>
          </table:table-cell>
        </table:table-row>
        <table:table-row table:style-name="ro1">
          <table:table-cell office:value-type="float" office:value="63690000" calcext:value-type="float">
            <text:p>63690000</text:p>
          </table:table-cell>
          <table:table-cell office:value-type="float" office:value="8301" calcext:value-type="float">
            <text:p>8301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30500000000" calcext:value-type="float">
            <text:p>830500000000</text:p>
          </table:table-cell>
        </table:table-row>
        <table:table-row table:style-name="ro1">
          <table:table-cell office:value-type="float" office:value="63990000" calcext:value-type="float">
            <text:p>63990000</text:p>
          </table:table-cell>
          <table:table-cell office:value-type="float" office:value="8341" calcext:value-type="float">
            <text:p>8341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34500000000" calcext:value-type="float">
            <text:p>834500000000</text:p>
          </table:table-cell>
        </table:table-row>
        <table:table-row table:style-name="ro1">
          <table:table-cell office:value-type="float" office:value="64290000" calcext:value-type="float">
            <text:p>64290000</text:p>
          </table:table-cell>
          <table:table-cell office:value-type="float" office:value="8381" calcext:value-type="float">
            <text:p>8381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38500000000" calcext:value-type="float">
            <text:p>838500000000</text:p>
          </table:table-cell>
        </table:table-row>
        <table:table-row table:style-name="ro1">
          <table:table-cell office:value-type="float" office:value="64590000" calcext:value-type="float">
            <text:p>64590000</text:p>
          </table:table-cell>
          <table:table-cell office:value-type="float" office:value="8420" calcext:value-type="float">
            <text:p>8420</text:p>
          </table:table-cell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42400000000" calcext:value-type="float">
            <text:p>842400000000</text:p>
          </table:table-cell>
        </table:table-row>
        <table:table-row table:style-name="ro1">
          <table:table-cell office:value-type="float" office:value="64890000" calcext:value-type="float">
            <text:p>64890000</text:p>
          </table:table-cell>
          <table:table-cell office:value-type="float" office:value="8457" calcext:value-type="float">
            <text:p>8457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46100000000" calcext:value-type="float">
            <text:p>846100000000</text:p>
          </table:table-cell>
        </table:table-row>
        <table:table-row table:style-name="ro1">
          <table:table-cell office:value-type="float" office:value="65190000" calcext:value-type="float">
            <text:p>65190000</text:p>
          </table:table-cell>
          <table:table-cell office:value-type="float" office:value="8496" calcext:value-type="float">
            <text:p>8496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50000000000" calcext:value-type="float">
            <text:p>850000000000</text:p>
          </table:table-cell>
        </table:table-row>
        <table:table-row table:style-name="ro1">
          <table:table-cell office:value-type="float" office:value="65490000" calcext:value-type="float">
            <text:p>65490000</text:p>
          </table:table-cell>
          <table:table-cell office:value-type="float" office:value="8535" calcext:value-type="float">
            <text:p>8535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53839750000" calcext:value-type="float">
            <text:p>853839750000</text:p>
          </table:table-cell>
        </table:table-row>
        <table:table-row table:style-name="ro1">
          <table:table-cell office:value-type="float" office:value="65790000" calcext:value-type="float">
            <text:p>65790000</text:p>
          </table:table-cell>
          <table:table-cell office:value-type="float" office:value="8573" calcext:value-type="float">
            <text:p>8573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57621250000" calcext:value-type="float">
            <text:p>857621250000</text:p>
          </table:table-cell>
        </table:table-row>
        <table:table-row table:style-name="ro1">
          <table:table-cell office:value-type="float" office:value="66090000" calcext:value-type="float">
            <text:p>66090000</text:p>
          </table:table-cell>
          <table:table-cell office:value-type="float" office:value="8612" calcext:value-type="float">
            <text:p>8612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61600000000" calcext:value-type="float">
            <text:p>861600000000</text:p>
          </table:table-cell>
        </table:table-row>
        <table:table-row table:style-name="ro1">
          <table:table-cell office:value-type="float" office:value="66390000" calcext:value-type="float">
            <text:p>66390000</text:p>
          </table:table-cell>
          <table:table-cell office:value-type="float" office:value="8648" calcext:value-type="float">
            <text:p>8648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65200000000" calcext:value-type="float">
            <text:p>865200000000</text:p>
          </table:table-cell>
        </table:table-row>
        <table:table-row table:style-name="ro1">
          <table:table-cell office:value-type="float" office:value="66690000" calcext:value-type="float">
            <text:p>66690000</text:p>
          </table:table-cell>
          <table:table-cell office:value-type="float" office:value="8687" calcext:value-type="float">
            <text:p>8687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69044250000" calcext:value-type="float">
            <text:p>869044250000</text:p>
          </table:table-cell>
        </table:table-row>
        <table:table-row table:style-name="ro1">
          <table:table-cell office:value-type="float" office:value="66990000" calcext:value-type="float">
            <text:p>66990000</text:p>
          </table:table-cell>
          <table:table-cell office:value-type="float" office:value="8723" calcext:value-type="float">
            <text:p>8723</text:p>
          </table:table-cell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72700000000" calcext:value-type="float">
            <text:p>872700000000</text:p>
          </table:table-cell>
        </table:table-row>
        <table:table-row table:style-name="ro1">
          <table:table-cell office:value-type="float" office:value="67290000" calcext:value-type="float">
            <text:p>67290000</text:p>
          </table:table-cell>
          <table:table-cell office:value-type="float" office:value="8765" calcext:value-type="float">
            <text:p>8765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76900000000" calcext:value-type="float">
            <text:p>876900000000</text:p>
          </table:table-cell>
        </table:table-row>
        <table:table-row table:style-name="ro1">
          <table:table-cell office:value-type="float" office:value="67590000" calcext:value-type="float">
            <text:p>67590000</text:p>
          </table:table-cell>
          <table:table-cell office:value-type="float" office:value="8803" calcext:value-type="float">
            <text:p>8803</text:p>
          </table:table-cell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80700000000" calcext:value-type="float">
            <text:p>880700000000</text:p>
          </table:table-cell>
        </table:table-row>
        <table:table-row table:style-name="ro1">
          <table:table-cell office:value-type="float" office:value="67890000" calcext:value-type="float">
            <text:p>67890000</text:p>
          </table:table-cell>
          <table:table-cell office:value-type="float" office:value="8840" calcext:value-type="float">
            <text:p>8840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84400000000" calcext:value-type="float">
            <text:p>884400000000</text:p>
          </table:table-cell>
        </table:table-row>
        <table:table-row table:style-name="ro1">
          <table:table-cell office:value-type="float" office:value="68190000" calcext:value-type="float">
            <text:p>68190000</text:p>
          </table:table-cell>
          <table:table-cell office:value-type="float" office:value="8880" calcext:value-type="float">
            <text:p>8880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88381500000" calcext:value-type="float">
            <text:p>888381500000</text:p>
          </table:table-cell>
        </table:table-row>
        <table:table-row table:style-name="ro1">
          <table:table-cell office:value-type="float" office:value="68490000" calcext:value-type="float">
            <text:p>68490000</text:p>
          </table:table-cell>
          <table:table-cell office:value-type="float" office:value="8917" calcext:value-type="float">
            <text:p>8917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92100000000" calcext:value-type="float">
            <text:p>892100000000</text:p>
          </table:table-cell>
        </table:table-row>
        <table:table-row table:style-name="ro1">
          <table:table-cell office:value-type="float" office:value="68790000" calcext:value-type="float">
            <text:p>68790000</text:p>
          </table:table-cell>
          <table:table-cell office:value-type="float" office:value="8954" calcext:value-type="float">
            <text:p>8954</text:p>
          </table:table-cell>
          <table:table-cell office:value-type="float" office:value="377" calcext:value-type="float">
            <text:p>37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95800000000" calcext:value-type="float">
            <text:p>895800000000</text:p>
          </table:table-cell>
        </table:table-row>
        <table:table-row table:style-name="ro1">
          <table:table-cell office:value-type="float" office:value="69090000" calcext:value-type="float">
            <text:p>69090000</text:p>
          </table:table-cell>
          <table:table-cell office:value-type="float" office:value="8993" calcext:value-type="float">
            <text:p>8993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99700000000" calcext:value-type="float">
            <text:p>899700000000</text:p>
          </table:table-cell>
        </table:table-row>
        <table:table-row table:style-name="ro1">
          <table:table-cell office:value-type="float" office:value="69390000" calcext:value-type="float">
            <text:p>69390000</text:p>
          </table:table-cell>
          <table:table-cell office:value-type="float" office:value="9031" calcext:value-type="float">
            <text:p>9031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03500000000" calcext:value-type="float">
            <text:p>903500000000</text:p>
          </table:table-cell>
        </table:table-row>
        <table:table-row table:style-name="ro1">
          <table:table-cell office:value-type="float" office:value="69690000" calcext:value-type="float">
            <text:p>69690000</text:p>
          </table:table-cell>
          <table:table-cell office:value-type="float" office:value="9072" calcext:value-type="float">
            <text:p>9072</text:p>
          </table:table-cell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07600000000" calcext:value-type="float">
            <text:p>907600000000</text:p>
          </table:table-cell>
        </table:table-row>
        <table:table-row table:style-name="ro1">
          <table:table-cell office:value-type="float" office:value="69990000" calcext:value-type="float">
            <text:p>69990000</text:p>
          </table:table-cell>
          <table:table-cell office:value-type="float" office:value="9111" calcext:value-type="float">
            <text:p>9111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11500000000" calcext:value-type="float">
            <text:p>911500000000</text:p>
          </table:table-cell>
        </table:table-row>
        <table:table-row table:style-name="ro1">
          <table:table-cell office:value-type="float" office:value="70290000" calcext:value-type="float">
            <text:p>70290000</text:p>
          </table:table-cell>
          <table:table-cell office:value-type="float" office:value="9149" calcext:value-type="float">
            <text:p>9149</text:p>
          </table:table-cell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15300000000" calcext:value-type="float">
            <text:p>915300000000</text:p>
          </table:table-cell>
        </table:table-row>
        <table:table-row table:style-name="ro1">
          <table:table-cell office:value-type="float" office:value="70590000" calcext:value-type="float">
            <text:p>70590000</text:p>
          </table:table-cell>
          <table:table-cell office:value-type="float" office:value="9187" calcext:value-type="float">
            <text:p>9187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19100000000" calcext:value-type="float">
            <text:p>919100000000</text:p>
          </table:table-cell>
        </table:table-row>
        <table:table-row table:style-name="ro1">
          <table:table-cell office:value-type="float" office:value="70890000" calcext:value-type="float">
            <text:p>70890000</text:p>
          </table:table-cell>
          <table:table-cell office:value-type="float" office:value="9226" calcext:value-type="float">
            <text:p>9226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23000000000" calcext:value-type="float">
            <text:p>923000000000</text:p>
          </table:table-cell>
        </table:table-row>
        <table:table-row table:style-name="ro1">
          <table:table-cell office:value-type="float" office:value="71190000" calcext:value-type="float">
            <text:p>71190000</text:p>
          </table:table-cell>
          <table:table-cell office:value-type="float" office:value="9266" calcext:value-type="float">
            <text:p>9266</text:p>
          </table:table-cell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27000000000" calcext:value-type="float">
            <text:p>927000000000</text:p>
          </table:table-cell>
        </table:table-row>
        <table:table-row table:style-name="ro1">
          <table:table-cell office:value-type="float" office:value="71490000" calcext:value-type="float">
            <text:p>71490000</text:p>
          </table:table-cell>
          <table:table-cell office:value-type="float" office:value="9304" calcext:value-type="float">
            <text:p>9304</text:p>
          </table:table-cell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30800000000" calcext:value-type="float">
            <text:p>930800000000</text:p>
          </table:table-cell>
        </table:table-row>
        <table:table-row table:style-name="ro1">
          <table:table-cell office:value-type="float" office:value="71790000" calcext:value-type="float">
            <text:p>71790000</text:p>
          </table:table-cell>
          <table:table-cell office:value-type="float" office:value="9344" calcext:value-type="float">
            <text:p>9344</text:p>
          </table:table-cell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34800000000" calcext:value-type="float">
            <text:p>934800000000</text:p>
          </table:table-cell>
        </table:table-row>
        <table:table-row table:style-name="ro1">
          <table:table-cell office:value-type="float" office:value="72090000" calcext:value-type="float">
            <text:p>72090000</text:p>
          </table:table-cell>
          <table:table-cell office:value-type="float" office:value="9385" calcext:value-type="float">
            <text:p>9385</text:p>
          </table:table-cell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38824250000" calcext:value-type="float">
            <text:p>938824250000</text:p>
          </table:table-cell>
        </table:table-row>
        <table:table-row table:style-name="ro1">
          <table:table-cell office:value-type="float" office:value="72390000" calcext:value-type="float">
            <text:p>72390000</text:p>
          </table:table-cell>
          <table:table-cell office:value-type="float" office:value="9423" calcext:value-type="float">
            <text:p>9423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42700000000" calcext:value-type="float">
            <text:p>942700000000</text:p>
          </table:table-cell>
        </table:table-row>
        <table:table-row table:style-name="ro1">
          <table:table-cell office:value-type="float" office:value="72690000" calcext:value-type="float">
            <text:p>72690000</text:p>
          </table:table-cell>
          <table:table-cell office:value-type="float" office:value="9461" calcext:value-type="float">
            <text:p>9461</text:p>
          </table:table-cell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46500000000" calcext:value-type="float">
            <text:p>946500000000</text:p>
          </table:table-cell>
        </table:table-row>
        <table:table-row table:style-name="ro1">
          <table:table-cell office:value-type="float" office:value="72990000" calcext:value-type="float">
            <text:p>72990000</text:p>
          </table:table-cell>
          <table:table-cell office:value-type="float" office:value="9500" calcext:value-type="float">
            <text:p>950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50400000000" calcext:value-type="float">
            <text:p>950400000000</text:p>
          </table:table-cell>
        </table:table-row>
        <table:table-row table:style-name="ro1">
          <table:table-cell office:value-type="float" office:value="73290000" calcext:value-type="float">
            <text:p>73290000</text:p>
          </table:table-cell>
          <table:table-cell office:value-type="float" office:value="9540" calcext:value-type="float">
            <text:p>954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54359750000" calcext:value-type="float">
            <text:p>954359750000</text:p>
          </table:table-cell>
        </table:table-row>
        <table:table-row table:style-name="ro1">
          <table:table-cell office:value-type="float" office:value="73590000" calcext:value-type="float">
            <text:p>73590000</text:p>
          </table:table-cell>
          <table:table-cell office:value-type="float" office:value="9576" calcext:value-type="float">
            <text:p>9576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58000000000" calcext:value-type="float">
            <text:p>958000000000</text:p>
          </table:table-cell>
        </table:table-row>
        <table:table-row table:style-name="ro1">
          <table:table-cell office:value-type="float" office:value="73890000" calcext:value-type="float">
            <text:p>73890000</text:p>
          </table:table-cell>
          <table:table-cell office:value-type="float" office:value="9616" calcext:value-type="float">
            <text:p>9616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62000000000" calcext:value-type="float">
            <text:p>962000000000</text:p>
          </table:table-cell>
        </table:table-row>
        <table:table-row table:style-name="ro1">
          <table:table-cell office:value-type="float" office:value="74190000" calcext:value-type="float">
            <text:p>74190000</text:p>
          </table:table-cell>
          <table:table-cell office:value-type="float" office:value="9656" calcext:value-type="float">
            <text:p>9656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66000000000" calcext:value-type="float">
            <text:p>966000000000</text:p>
          </table:table-cell>
        </table:table-row>
        <table:table-row table:style-name="ro1">
          <table:table-cell office:value-type="float" office:value="74490000" calcext:value-type="float">
            <text:p>74490000</text:p>
          </table:table-cell>
          <table:table-cell office:value-type="float" office:value="9696" calcext:value-type="float">
            <text:p>969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70000000000" calcext:value-type="float">
            <text:p>970000000000</text:p>
          </table:table-cell>
        </table:table-row>
        <table:table-row table:style-name="ro1">
          <table:table-cell office:value-type="float" office:value="74790000" calcext:value-type="float">
            <text:p>74790000</text:p>
          </table:table-cell>
          <table:table-cell office:value-type="float" office:value="9736" calcext:value-type="float">
            <text:p>9736</text:p>
          </table:table-cell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74000000000" calcext:value-type="float">
            <text:p>974000000000</text:p>
          </table:table-cell>
        </table:table-row>
        <table:table-row table:style-name="ro1">
          <table:table-cell office:value-type="float" office:value="75090000" calcext:value-type="float">
            <text:p>75090000</text:p>
          </table:table-cell>
          <table:table-cell office:value-type="float" office:value="9775" calcext:value-type="float">
            <text:p>9775</text:p>
          </table:table-cell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77900000000" calcext:value-type="float">
            <text:p>977900000000</text:p>
          </table:table-cell>
        </table:table-row>
        <table:table-row table:style-name="ro1">
          <table:table-cell office:value-type="float" office:value="75390000" calcext:value-type="float">
            <text:p>75390000</text:p>
          </table:table-cell>
          <table:table-cell office:value-type="float" office:value="9812" calcext:value-type="float">
            <text:p>9812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81586500000" calcext:value-type="float">
            <text:p>981586500000</text:p>
          </table:table-cell>
        </table:table-row>
        <table:table-row table:style-name="ro1">
          <table:table-cell office:value-type="float" office:value="75690000" calcext:value-type="float">
            <text:p>75690000</text:p>
          </table:table-cell>
          <table:table-cell office:value-type="float" office:value="9851" calcext:value-type="float">
            <text:p>9851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85500000000" calcext:value-type="float">
            <text:p>985500000000</text:p>
          </table:table-cell>
        </table:table-row>
        <table:table-row table:style-name="ro1">
          <table:table-cell office:value-type="float" office:value="75990000" calcext:value-type="float">
            <text:p>75990000</text:p>
          </table:table-cell>
          <table:table-cell office:value-type="float" office:value="9889" calcext:value-type="float">
            <text:p>9889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89300000000" calcext:value-type="float">
            <text:p>989300000000</text:p>
          </table:table-cell>
        </table:table-row>
        <table:table-row table:style-name="ro1">
          <table:table-cell office:value-type="float" office:value="76290000" calcext:value-type="float">
            <text:p>76290000</text:p>
          </table:table-cell>
          <table:table-cell office:value-type="float" office:value="9929" calcext:value-type="float">
            <text:p>9929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93300000000" calcext:value-type="float">
            <text:p>993300000000</text:p>
          </table:table-cell>
        </table:table-row>
        <table:table-row table:style-name="ro1">
          <table:table-cell office:value-type="float" office:value="76590000" calcext:value-type="float">
            <text:p>76590000</text:p>
          </table:table-cell>
          <table:table-cell office:value-type="float" office:value="9967" calcext:value-type="float">
            <text:p>996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97100000000" calcext:value-type="float">
            <text:p>997100000000</text:p>
          </table:table-cell>
        </table:table-row>
        <table:table-row table:style-name="ro1">
          <table:table-cell office:value-type="float" office:value="76890000" calcext:value-type="float">
            <text:p>76890000</text:p>
          </table:table-cell>
          <table:table-cell office:value-type="float" office:value="10002" calcext:value-type="float">
            <text:p>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000000000" calcext:value-type="float">
            <text:p>1000000000000</text:p>
          </table:table-cell>
        </table:table-row>
      </table:table>
      <table:table table:name="SimpleC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UnixTime*1000</text:p>
          </table:table-cell>
          <table:table-cell office:value-type="string" calcext:value-type="string">
            <text:p>NrFinished</text:p>
          </table:table-cell>
          <table:table-cell office:value-type="string" calcext:value-type="string">
            <text:p>NrQueued</text:p>
          </table:table-cell>
          <table:table-cell office:value-type="string" calcext:value-type="string">
            <text:p>VMNum</text:p>
          </table:table-cell>
          <table:table-cell office:value-type="string" calcext:value-type="string">
            <text:p>UsedCores</text:p>
          </table:table-cell>
          <table:table-cell office:value-type="string" calcext:value-type="string">
            <text:p>OnPMs</text:p>
          </table:table-cell>
          <table:table-cell office:value-type="string" calcext:value-type="string">
            <text:p>CentralRepoTX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00000000" calcext:value-type="float">
            <text:p>4000000000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600000000" calcext:value-type="float">
            <text:p>7600000000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200000000" calcext:value-type="float">
            <text:p>11200000000</text:p>
          </table:table-cell>
        </table:table-row>
        <table:table-row table:style-name="ro1">
          <table:table-cell office:value-type="float" office:value="1203000" calcext:value-type="float">
            <text:p>120300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800000000" calcext:value-type="float">
            <text:p>14800000000</text:p>
          </table:table-cell>
        </table:table-row>
        <table:table-row table:style-name="ro1">
          <table:table-cell office:value-type="float" office:value="1503000" calcext:value-type="float">
            <text:p>150300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400000000" calcext:value-type="float">
            <text:p>18400000000</text:p>
          </table:table-cell>
        </table:table-row>
        <table:table-row table:style-name="ro1">
          <table:table-cell office:value-type="float" office:value="1803000" calcext:value-type="float">
            <text:p>180300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800000000" calcext:value-type="float">
            <text:p>21800000000</text:p>
          </table:table-cell>
        </table:table-row>
        <table:table-row table:style-name="ro1">
          <table:table-cell office:value-type="float" office:value="2103000" calcext:value-type="float">
            <text:p>2103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200000000" calcext:value-type="float">
            <text:p>25200000000</text:p>
          </table:table-cell>
        </table:table-row>
        <table:table-row table:style-name="ro1">
          <table:table-cell office:value-type="float" office:value="2403000" calcext:value-type="float">
            <text:p>240300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9000000000" calcext:value-type="float">
            <text:p>29000000000</text:p>
          </table:table-cell>
        </table:table-row>
        <table:table-row table:style-name="ro1">
          <table:table-cell office:value-type="float" office:value="2703000" calcext:value-type="float">
            <text:p>270300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400000000" calcext:value-type="float">
            <text:p>32400000000</text:p>
          </table:table-cell>
        </table:table-row>
        <table:table-row table:style-name="ro1">
          <table:table-cell office:value-type="float" office:value="3003000" calcext:value-type="float">
            <text:p>300300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000000000" calcext:value-type="float">
            <text:p>36000000000</text:p>
          </table:table-cell>
        </table:table-row>
        <table:table-row table:style-name="ro1">
          <table:table-cell office:value-type="float" office:value="3303000" calcext:value-type="float">
            <text:p>330300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600000000" calcext:value-type="float">
            <text:p>39600000000</text:p>
          </table:table-cell>
        </table:table-row>
        <table:table-row table:style-name="ro1">
          <table:table-cell office:value-type="float" office:value="3603000" calcext:value-type="float">
            <text:p>360300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800000000" calcext:value-type="float">
            <text:p>42800000000</text:p>
          </table:table-cell>
        </table:table-row>
        <table:table-row table:style-name="ro1">
          <table:table-cell office:value-type="float" office:value="3903000" calcext:value-type="float">
            <text:p>3903000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400000000" calcext:value-type="float">
            <text:p>46400000000</text:p>
          </table:table-cell>
        </table:table-row>
        <table:table-row table:style-name="ro1">
          <table:table-cell office:value-type="float" office:value="4203000" calcext:value-type="float">
            <text:p>420300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000000000" calcext:value-type="float">
            <text:p>50000000000</text:p>
          </table:table-cell>
        </table:table-row>
        <table:table-row table:style-name="ro1">
          <table:table-cell office:value-type="float" office:value="4503000" calcext:value-type="float">
            <text:p>450300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600000000" calcext:value-type="float">
            <text:p>53600000000</text:p>
          </table:table-cell>
        </table:table-row>
        <table:table-row table:style-name="ro1">
          <table:table-cell office:value-type="float" office:value="4803000" calcext:value-type="float">
            <text:p>480300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500000000" calcext:value-type="float">
            <text:p>57500000000</text:p>
          </table:table-cell>
        </table:table-row>
        <table:table-row table:style-name="ro1">
          <table:table-cell office:value-type="float" office:value="5103000" calcext:value-type="float">
            <text:p>510300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1200000000" calcext:value-type="float">
            <text:p>61200000000</text:p>
          </table:table-cell>
        </table:table-row>
        <table:table-row table:style-name="ro1">
          <table:table-cell office:value-type="float" office:value="5403000" calcext:value-type="float">
            <text:p>5403000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800000000" calcext:value-type="float">
            <text:p>64800000000</text:p>
          </table:table-cell>
        </table:table-row>
        <table:table-row table:style-name="ro1">
          <table:table-cell office:value-type="float" office:value="5703000" calcext:value-type="float">
            <text:p>5703000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8000000000" calcext:value-type="float">
            <text:p>68000000000</text:p>
          </table:table-cell>
        </table:table-row>
        <table:table-row table:style-name="ro1">
          <table:table-cell office:value-type="float" office:value="6003000" calcext:value-type="float">
            <text:p>6003000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1600000000" calcext:value-type="float">
            <text:p>71600000000</text:p>
          </table:table-cell>
        </table:table-row>
        <table:table-row table:style-name="ro1">
          <table:table-cell office:value-type="float" office:value="6303000" calcext:value-type="float">
            <text:p>6303000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200000000" calcext:value-type="float">
            <text:p>75200000000</text:p>
          </table:table-cell>
        </table:table-row>
        <table:table-row table:style-name="ro1">
          <table:table-cell office:value-type="float" office:value="6603000" calcext:value-type="float">
            <text:p>6603000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200000000" calcext:value-type="float">
            <text:p>79200000000</text:p>
          </table:table-cell>
        </table:table-row>
        <table:table-row table:style-name="ro1">
          <table:table-cell office:value-type="float" office:value="6903000" calcext:value-type="float">
            <text:p>6903000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3200000000" calcext:value-type="float">
            <text:p>83200000000</text:p>
          </table:table-cell>
        </table:table-row>
        <table:table-row table:style-name="ro1">
          <table:table-cell office:value-type="float" office:value="7203000" calcext:value-type="float">
            <text:p>7203000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6800000000" calcext:value-type="float">
            <text:p>86800000000</text:p>
          </table:table-cell>
        </table:table-row>
        <table:table-row table:style-name="ro1">
          <table:table-cell office:value-type="float" office:value="7503000" calcext:value-type="float">
            <text:p>7503000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800000000" calcext:value-type="float">
            <text:p>90800000000</text:p>
          </table:table-cell>
        </table:table-row>
        <table:table-row table:style-name="ro1">
          <table:table-cell office:value-type="float" office:value="7803000" calcext:value-type="float">
            <text:p>7803000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4800000000" calcext:value-type="float">
            <text:p>94800000000</text:p>
          </table:table-cell>
        </table:table-row>
        <table:table-row table:style-name="ro1">
          <table:table-cell office:value-type="float" office:value="8103000" calcext:value-type="float">
            <text:p>8103000</text:p>
          </table:table-cell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800000000" calcext:value-type="float">
            <text:p>98800000000</text:p>
          </table:table-cell>
        </table:table-row>
        <table:table-row table:style-name="ro1">
          <table:table-cell office:value-type="float" office:value="8403000" calcext:value-type="float">
            <text:p>8403000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2400000000" calcext:value-type="float">
            <text:p>102400000000</text:p>
          </table:table-cell>
        </table:table-row>
        <table:table-row table:style-name="ro1">
          <table:table-cell office:value-type="float" office:value="8703000" calcext:value-type="float">
            <text:p>8703000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5900000000" calcext:value-type="float">
            <text:p>105900000000</text:p>
          </table:table-cell>
        </table:table-row>
        <table:table-row table:style-name="ro1">
          <table:table-cell office:value-type="float" office:value="9003000" calcext:value-type="float">
            <text:p>9003000</text:p>
          </table:table-cell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9600000000" calcext:value-type="float">
            <text:p>109600000000</text:p>
          </table:table-cell>
        </table:table-row>
        <table:table-row table:style-name="ro1">
          <table:table-cell office:value-type="float" office:value="9303000" calcext:value-type="float">
            <text:p>9303000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3400000000" calcext:value-type="float">
            <text:p>113400000000</text:p>
          </table:table-cell>
        </table:table-row>
        <table:table-row table:style-name="ro1">
          <table:table-cell office:value-type="float" office:value="9603000" calcext:value-type="float">
            <text:p>9603000</text:p>
          </table:table-cell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6800000000" calcext:value-type="float">
            <text:p>116800000000</text:p>
          </table:table-cell>
        </table:table-row>
        <table:table-row table:style-name="ro1">
          <table:table-cell office:value-type="float" office:value="9903000" calcext:value-type="float">
            <text:p>9903000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000000000" calcext:value-type="float">
            <text:p>120000000000</text:p>
          </table:table-cell>
        </table:table-row>
        <table:table-row table:style-name="ro1">
          <table:table-cell office:value-type="float" office:value="10203000" calcext:value-type="float">
            <text:p>1020300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600000000" calcext:value-type="float">
            <text:p>123600000000</text:p>
          </table:table-cell>
        </table:table-row>
        <table:table-row table:style-name="ro1">
          <table:table-cell office:value-type="float" office:value="10503000" calcext:value-type="float">
            <text:p>10503000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7300000000" calcext:value-type="float">
            <text:p>127300000000</text:p>
          </table:table-cell>
        </table:table-row>
        <table:table-row table:style-name="ro1">
          <table:table-cell office:value-type="float" office:value="10803000" calcext:value-type="float">
            <text:p>10803000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1200000000" calcext:value-type="float">
            <text:p>131200000000</text:p>
          </table:table-cell>
        </table:table-row>
        <table:table-row table:style-name="ro1">
          <table:table-cell office:value-type="float" office:value="11103000" calcext:value-type="float">
            <text:p>11103000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4800000000" calcext:value-type="float">
            <text:p>134800000000</text:p>
          </table:table-cell>
        </table:table-row>
        <table:table-row table:style-name="ro1">
          <table:table-cell office:value-type="float" office:value="11403000" calcext:value-type="float">
            <text:p>11403000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8400000000" calcext:value-type="float">
            <text:p>138400000000</text:p>
          </table:table-cell>
        </table:table-row>
        <table:table-row table:style-name="ro1">
          <table:table-cell office:value-type="float" office:value="11703000" calcext:value-type="float">
            <text:p>11703000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2000000000" calcext:value-type="float">
            <text:p>142000000000</text:p>
          </table:table-cell>
        </table:table-row>
        <table:table-row table:style-name="ro1">
          <table:table-cell office:value-type="float" office:value="12003000" calcext:value-type="float">
            <text:p>1200300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5600000000" calcext:value-type="float">
            <text:p>145600000000</text:p>
          </table:table-cell>
        </table:table-row>
        <table:table-row table:style-name="ro1">
          <table:table-cell office:value-type="float" office:value="12303000" calcext:value-type="float">
            <text:p>1230300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9300000000" calcext:value-type="float">
            <text:p>149300000000</text:p>
          </table:table-cell>
        </table:table-row>
        <table:table-row table:style-name="ro1">
          <table:table-cell office:value-type="float" office:value="12603000" calcext:value-type="float">
            <text:p>12603000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3200000000" calcext:value-type="float">
            <text:p>153200000000</text:p>
          </table:table-cell>
        </table:table-row>
        <table:table-row table:style-name="ro1">
          <table:table-cell office:value-type="float" office:value="12903000" calcext:value-type="float">
            <text:p>12903000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6800000000" calcext:value-type="float">
            <text:p>156800000000</text:p>
          </table:table-cell>
        </table:table-row>
        <table:table-row table:style-name="ro1">
          <table:table-cell office:value-type="float" office:value="13203000" calcext:value-type="float">
            <text:p>13203000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0400000000" calcext:value-type="float">
            <text:p>160400000000</text:p>
          </table:table-cell>
        </table:table-row>
        <table:table-row table:style-name="ro1">
          <table:table-cell office:value-type="float" office:value="13503000" calcext:value-type="float">
            <text:p>13503000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4100000000" calcext:value-type="float">
            <text:p>164100000000</text:p>
          </table:table-cell>
        </table:table-row>
        <table:table-row table:style-name="ro1">
          <table:table-cell office:value-type="float" office:value="13803000" calcext:value-type="float">
            <text:p>13803000</text:p>
          </table:table-cell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7600000000" calcext:value-type="float">
            <text:p>167600000000</text:p>
          </table:table-cell>
        </table:table-row>
        <table:table-row table:style-name="ro1">
          <table:table-cell office:value-type="float" office:value="14103000" calcext:value-type="float">
            <text:p>14103000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1100000000" calcext:value-type="float">
            <text:p>171100000000</text:p>
          </table:table-cell>
        </table:table-row>
        <table:table-row table:style-name="ro1">
          <table:table-cell office:value-type="float" office:value="14403000" calcext:value-type="float">
            <text:p>14403000</text:p>
          </table:table-cell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4400000000" calcext:value-type="float">
            <text:p>174400000000</text:p>
          </table:table-cell>
        </table:table-row>
        <table:table-row table:style-name="ro1">
          <table:table-cell office:value-type="float" office:value="14703000" calcext:value-type="float">
            <text:p>1470300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8000000000" calcext:value-type="float">
            <text:p>178000000000</text:p>
          </table:table-cell>
        </table:table-row>
        <table:table-row table:style-name="ro1">
          <table:table-cell office:value-type="float" office:value="15003000" calcext:value-type="float">
            <text:p>15003000</text:p>
          </table:table-cell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1600000000" calcext:value-type="float">
            <text:p>181600000000</text:p>
          </table:table-cell>
        </table:table-row>
        <table:table-row table:style-name="ro1">
          <table:table-cell office:value-type="float" office:value="15303000" calcext:value-type="float">
            <text:p>15303000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5200000000" calcext:value-type="float">
            <text:p>185200000000</text:p>
          </table:table-cell>
        </table:table-row>
        <table:table-row table:style-name="ro1">
          <table:table-cell office:value-type="float" office:value="15603000" calcext:value-type="float">
            <text:p>1560300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9200000000" calcext:value-type="float">
            <text:p>189200000000</text:p>
          </table:table-cell>
        </table:table-row>
        <table:table-row table:style-name="ro1">
          <table:table-cell office:value-type="float" office:value="15903000" calcext:value-type="float">
            <text:p>15903000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2800000000" calcext:value-type="float">
            <text:p>192800000000</text:p>
          </table:table-cell>
        </table:table-row>
        <table:table-row table:style-name="ro1">
          <table:table-cell office:value-type="float" office:value="16203000" calcext:value-type="float">
            <text:p>16203000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6400000000" calcext:value-type="float">
            <text:p>196400000000</text:p>
          </table:table-cell>
        </table:table-row>
        <table:table-row table:style-name="ro1">
          <table:table-cell office:value-type="float" office:value="16503000" calcext:value-type="float">
            <text:p>16503000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00000000" calcext:value-type="float">
            <text:p>200000000000</text:p>
          </table:table-cell>
        </table:table-row>
        <table:table-row table:style-name="ro1">
          <table:table-cell office:value-type="float" office:value="16803000" calcext:value-type="float">
            <text:p>16803000</text:p>
          </table:table-cell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3600000000" calcext:value-type="float">
            <text:p>203600000000</text:p>
          </table:table-cell>
        </table:table-row>
        <table:table-row table:style-name="ro1">
          <table:table-cell office:value-type="float" office:value="17103000" calcext:value-type="float">
            <text:p>17103000</text:p>
          </table:table-cell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7200000000" calcext:value-type="float">
            <text:p>207200000000</text:p>
          </table:table-cell>
        </table:table-row>
        <table:table-row table:style-name="ro1">
          <table:table-cell office:value-type="float" office:value="17403000" calcext:value-type="float">
            <text:p>17403000</text:p>
          </table:table-cell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0800000000" calcext:value-type="float">
            <text:p>210800000000</text:p>
          </table:table-cell>
        </table:table-row>
        <table:table-row table:style-name="ro1">
          <table:table-cell office:value-type="float" office:value="17703000" calcext:value-type="float">
            <text:p>17703000</text:p>
          </table:table-cell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4500000000" calcext:value-type="float">
            <text:p>214500000000</text:p>
          </table:table-cell>
        </table:table-row>
        <table:table-row table:style-name="ro1">
          <table:table-cell office:value-type="float" office:value="18003000" calcext:value-type="float">
            <text:p>18003000</text:p>
          </table:table-cell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8400000000" calcext:value-type="float">
            <text:p>218400000000</text:p>
          </table:table-cell>
        </table:table-row>
        <table:table-row table:style-name="ro1">
          <table:table-cell office:value-type="float" office:value="18303000" calcext:value-type="float">
            <text:p>18303000</text:p>
          </table:table-cell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2000000000" calcext:value-type="float">
            <text:p>222000000000</text:p>
          </table:table-cell>
        </table:table-row>
        <table:table-row table:style-name="ro1">
          <table:table-cell office:value-type="float" office:value="18603000" calcext:value-type="float">
            <text:p>18603000</text:p>
          </table:table-cell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5600000000" calcext:value-type="float">
            <text:p>225600000000</text:p>
          </table:table-cell>
        </table:table-row>
        <table:table-row table:style-name="ro1">
          <table:table-cell office:value-type="float" office:value="18903000" calcext:value-type="float">
            <text:p>18903000</text:p>
          </table:table-cell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9200000000" calcext:value-type="float">
            <text:p>229200000000</text:p>
          </table:table-cell>
        </table:table-row>
        <table:table-row table:style-name="ro1">
          <table:table-cell office:value-type="float" office:value="19203000" calcext:value-type="float">
            <text:p>19203000</text:p>
          </table:table-cell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3200000000" calcext:value-type="float">
            <text:p>233200000000</text:p>
          </table:table-cell>
        </table:table-row>
        <table:table-row table:style-name="ro1">
          <table:table-cell office:value-type="float" office:value="19503000" calcext:value-type="float">
            <text:p>19503000</text:p>
          </table:table-cell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6800000000" calcext:value-type="float">
            <text:p>236800000000</text:p>
          </table:table-cell>
        </table:table-row>
        <table:table-row table:style-name="ro1">
          <table:table-cell office:value-type="float" office:value="19803000" calcext:value-type="float">
            <text:p>1980300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0400000000" calcext:value-type="float">
            <text:p>240400000000</text:p>
          </table:table-cell>
        </table:table-row>
        <table:table-row table:style-name="ro1">
          <table:table-cell office:value-type="float" office:value="20103000" calcext:value-type="float">
            <text:p>20103000</text:p>
          </table:table-cell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4000000000" calcext:value-type="float">
            <text:p>244000000000</text:p>
          </table:table-cell>
        </table:table-row>
        <table:table-row table:style-name="ro1">
          <table:table-cell office:value-type="float" office:value="20403000" calcext:value-type="float">
            <text:p>20403000</text:p>
          </table:table-cell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7600000000" calcext:value-type="float">
            <text:p>247600000000</text:p>
          </table:table-cell>
        </table:table-row>
        <table:table-row table:style-name="ro1">
          <table:table-cell office:value-type="float" office:value="20703000" calcext:value-type="float">
            <text:p>20703000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1200000000" calcext:value-type="float">
            <text:p>251200000000</text:p>
          </table:table-cell>
        </table:table-row>
        <table:table-row table:style-name="ro1">
          <table:table-cell office:value-type="float" office:value="21003000" calcext:value-type="float">
            <text:p>21003000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5200000000" calcext:value-type="float">
            <text:p>255200000000</text:p>
          </table:table-cell>
        </table:table-row>
        <table:table-row table:style-name="ro1">
          <table:table-cell office:value-type="float" office:value="21303000" calcext:value-type="float">
            <text:p>21303000</text:p>
          </table:table-cell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58400000000" calcext:value-type="float">
            <text:p>258400000000</text:p>
          </table:table-cell>
        </table:table-row>
        <table:table-row table:style-name="ro1">
          <table:table-cell office:value-type="float" office:value="21603000" calcext:value-type="float">
            <text:p>21603000</text:p>
          </table:table-cell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2000000000" calcext:value-type="float">
            <text:p>262000000000</text:p>
          </table:table-cell>
        </table:table-row>
        <table:table-row table:style-name="ro1">
          <table:table-cell office:value-type="float" office:value="21903000" calcext:value-type="float">
            <text:p>21903000</text:p>
          </table:table-cell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5600000000" calcext:value-type="float">
            <text:p>265600000000</text:p>
          </table:table-cell>
        </table:table-row>
        <table:table-row table:style-name="ro1">
          <table:table-cell office:value-type="float" office:value="22203000" calcext:value-type="float">
            <text:p>22203000</text:p>
          </table:table-cell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9200000000" calcext:value-type="float">
            <text:p>269200000000</text:p>
          </table:table-cell>
        </table:table-row>
        <table:table-row table:style-name="ro1">
          <table:table-cell office:value-type="float" office:value="22503000" calcext:value-type="float">
            <text:p>22503000</text:p>
          </table:table-cell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2800000000" calcext:value-type="float">
            <text:p>272800000000</text:p>
          </table:table-cell>
        </table:table-row>
        <table:table-row table:style-name="ro1">
          <table:table-cell office:value-type="float" office:value="22803000" calcext:value-type="float">
            <text:p>22803000</text:p>
          </table:table-cell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76400000000" calcext:value-type="float">
            <text:p>276400000000</text:p>
          </table:table-cell>
        </table:table-row>
        <table:table-row table:style-name="ro1">
          <table:table-cell office:value-type="float" office:value="23103000" calcext:value-type="float">
            <text:p>23103000</text:p>
          </table:table-cell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0000000000" calcext:value-type="float">
            <text:p>280000000000</text:p>
          </table:table-cell>
        </table:table-row>
        <table:table-row table:style-name="ro1">
          <table:table-cell office:value-type="float" office:value="23403000" calcext:value-type="float">
            <text:p>23403000</text:p>
          </table:table-cell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84000000000" calcext:value-type="float">
            <text:p>284000000000</text:p>
          </table:table-cell>
        </table:table-row>
        <table:table-row table:style-name="ro1">
          <table:table-cell office:value-type="float" office:value="23703000" calcext:value-type="float">
            <text:p>23703000</text:p>
          </table:table-cell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7600000000" calcext:value-type="float">
            <text:p>287600000000</text:p>
          </table:table-cell>
        </table:table-row>
        <table:table-row table:style-name="ro1">
          <table:table-cell office:value-type="float" office:value="24003000" calcext:value-type="float">
            <text:p>24003000</text:p>
          </table:table-cell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1200000000" calcext:value-type="float">
            <text:p>291200000000</text:p>
          </table:table-cell>
        </table:table-row>
        <table:table-row table:style-name="ro1">
          <table:table-cell office:value-type="float" office:value="24303000" calcext:value-type="float">
            <text:p>24303000</text:p>
          </table:table-cell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5200000000" calcext:value-type="float">
            <text:p>295200000000</text:p>
          </table:table-cell>
        </table:table-row>
        <table:table-row table:style-name="ro1">
          <table:table-cell office:value-type="float" office:value="24603000" calcext:value-type="float">
            <text:p>24603000</text:p>
          </table:table-cell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8500000000" calcext:value-type="float">
            <text:p>298500000000</text:p>
          </table:table-cell>
        </table:table-row>
        <table:table-row table:style-name="ro1">
          <table:table-cell office:value-type="float" office:value="24903000" calcext:value-type="float">
            <text:p>24903000</text:p>
          </table:table-cell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2400000000" calcext:value-type="float">
            <text:p>302400000000</text:p>
          </table:table-cell>
        </table:table-row>
        <table:table-row table:style-name="ro1">
          <table:table-cell office:value-type="float" office:value="25203000" calcext:value-type="float">
            <text:p>25203000</text:p>
          </table:table-cell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6000000000" calcext:value-type="float">
            <text:p>306000000000</text:p>
          </table:table-cell>
        </table:table-row>
        <table:table-row table:style-name="ro1">
          <table:table-cell office:value-type="float" office:value="25503000" calcext:value-type="float">
            <text:p>25503000</text:p>
          </table:table-cell>
          <table:table-cell office:value-type="float" office:value="3092" calcext:value-type="float">
            <text:p>30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9500000000" calcext:value-type="float">
            <text:p>309500000000</text:p>
          </table:table-cell>
        </table:table-row>
        <table:table-row table:style-name="ro1">
          <table:table-cell office:value-type="float" office:value="25803000" calcext:value-type="float">
            <text:p>25803000</text:p>
          </table:table-cell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4000000000" calcext:value-type="float">
            <text:p>314000000000</text:p>
          </table:table-cell>
        </table:table-row>
        <table:table-row table:style-name="ro1">
          <table:table-cell office:value-type="float" office:value="26103000" calcext:value-type="float">
            <text:p>26103000</text:p>
          </table:table-cell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7300000000" calcext:value-type="float">
            <text:p>317300000000</text:p>
          </table:table-cell>
        </table:table-row>
        <table:table-row table:style-name="ro1">
          <table:table-cell office:value-type="float" office:value="26403000" calcext:value-type="float">
            <text:p>26403000</text:p>
          </table:table-cell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0800000000" calcext:value-type="float">
            <text:p>320800000000</text:p>
          </table:table-cell>
        </table:table-row>
        <table:table-row table:style-name="ro1">
          <table:table-cell office:value-type="float" office:value="26703000" calcext:value-type="float">
            <text:p>26703000</text:p>
          </table:table-cell>
          <table:table-cell office:value-type="float" office:value="3242" calcext:value-type="float">
            <text:p>32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4100000000" calcext:value-type="float">
            <text:p>324100000000</text:p>
          </table:table-cell>
        </table:table-row>
        <table:table-row table:style-name="ro1">
          <table:table-cell office:value-type="float" office:value="27003000" calcext:value-type="float">
            <text:p>27003000</text:p>
          </table:table-cell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8000000000" calcext:value-type="float">
            <text:p>328000000000</text:p>
          </table:table-cell>
        </table:table-row>
        <table:table-row table:style-name="ro1">
          <table:table-cell office:value-type="float" office:value="27303000" calcext:value-type="float">
            <text:p>27303000</text:p>
          </table:table-cell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31600000000" calcext:value-type="float">
            <text:p>331600000000</text:p>
          </table:table-cell>
        </table:table-row>
        <table:table-row table:style-name="ro1">
          <table:table-cell office:value-type="float" office:value="27603000" calcext:value-type="float">
            <text:p>27603000</text:p>
          </table:table-cell>
          <table:table-cell office:value-type="float" office:value="3353" calcext:value-type="float">
            <text:p>3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5600000000" calcext:value-type="float">
            <text:p>335600000000</text:p>
          </table:table-cell>
        </table:table-row>
        <table:table-row table:style-name="ro1">
          <table:table-cell office:value-type="float" office:value="27903000" calcext:value-type="float">
            <text:p>27903000</text:p>
          </table:table-cell>
          <table:table-cell office:value-type="float" office:value="3390" calcext:value-type="float">
            <text:p>33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39200000000" calcext:value-type="float">
            <text:p>339200000000</text:p>
          </table:table-cell>
        </table:table-row>
        <table:table-row table:style-name="ro1">
          <table:table-cell office:value-type="float" office:value="28203000" calcext:value-type="float">
            <text:p>28203000</text:p>
          </table:table-cell>
          <table:table-cell office:value-type="float" office:value="3429" calcext:value-type="float">
            <text:p>3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43200000000" calcext:value-type="float">
            <text:p>343200000000</text:p>
          </table:table-cell>
        </table:table-row>
        <table:table-row table:style-name="ro1">
          <table:table-cell office:value-type="float" office:value="28503000" calcext:value-type="float">
            <text:p>28503000</text:p>
          </table:table-cell>
          <table:table-cell office:value-type="float" office:value="3469" calcext:value-type="float">
            <text:p>34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7200000000" calcext:value-type="float">
            <text:p>347200000000</text:p>
          </table:table-cell>
        </table:table-row>
        <table:table-row table:style-name="ro1">
          <table:table-cell office:value-type="float" office:value="28803000" calcext:value-type="float">
            <text:p>28803000</text:p>
          </table:table-cell>
          <table:table-cell office:value-type="float" office:value="3505" calcext:value-type="float">
            <text:p>35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0400000000" calcext:value-type="float">
            <text:p>350400000000</text:p>
          </table:table-cell>
        </table:table-row>
        <table:table-row table:style-name="ro1">
          <table:table-cell office:value-type="float" office:value="29103000" calcext:value-type="float">
            <text:p>29103000</text:p>
          </table:table-cell>
          <table:table-cell office:value-type="float" office:value="3544" calcext:value-type="float">
            <text:p>35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4400000000" calcext:value-type="float">
            <text:p>354400000000</text:p>
          </table:table-cell>
        </table:table-row>
        <table:table-row table:style-name="ro1">
          <table:table-cell office:value-type="float" office:value="29403000" calcext:value-type="float">
            <text:p>29403000</text:p>
          </table:table-cell>
          <table:table-cell office:value-type="float" office:value="3580" calcext:value-type="float">
            <text:p>35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8000000000" calcext:value-type="float">
            <text:p>358000000000</text:p>
          </table:table-cell>
        </table:table-row>
        <table:table-row table:style-name="ro1">
          <table:table-cell office:value-type="float" office:value="29703000" calcext:value-type="float">
            <text:p>29703000</text:p>
          </table:table-cell>
          <table:table-cell office:value-type="float" office:value="3621" calcext:value-type="float">
            <text:p>3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2000000000" calcext:value-type="float">
            <text:p>362000000000</text:p>
          </table:table-cell>
        </table:table-row>
        <table:table-row table:style-name="ro1">
          <table:table-cell office:value-type="float" office:value="30003000" calcext:value-type="float">
            <text:p>30003000</text:p>
          </table:table-cell>
          <table:table-cell office:value-type="float" office:value="3654" calcext:value-type="float">
            <text:p>36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65600000000" calcext:value-type="float">
            <text:p>365600000000</text:p>
          </table:table-cell>
        </table:table-row>
        <table:table-row table:style-name="ro1">
          <table:table-cell office:value-type="float" office:value="30303000" calcext:value-type="float">
            <text:p>30303000</text:p>
          </table:table-cell>
          <table:table-cell office:value-type="float" office:value="3689" calcext:value-type="float">
            <text:p>3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9200000000" calcext:value-type="float">
            <text:p>369200000000</text:p>
          </table:table-cell>
        </table:table-row>
        <table:table-row table:style-name="ro1">
          <table:table-cell office:value-type="float" office:value="30603000" calcext:value-type="float">
            <text:p>30603000</text:p>
          </table:table-cell>
          <table:table-cell office:value-type="float" office:value="3728" calcext:value-type="float">
            <text:p>37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72800000000" calcext:value-type="float">
            <text:p>372800000000</text:p>
          </table:table-cell>
        </table:table-row>
        <table:table-row table:style-name="ro1">
          <table:table-cell office:value-type="float" office:value="30903000" calcext:value-type="float">
            <text:p>30903000</text:p>
          </table:table-cell>
          <table:table-cell office:value-type="float" office:value="3765" calcext:value-type="float">
            <text:p>3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6400000000" calcext:value-type="float">
            <text:p>376400000000</text:p>
          </table:table-cell>
        </table:table-row>
        <table:table-row table:style-name="ro1">
          <table:table-cell office:value-type="float" office:value="31203000" calcext:value-type="float">
            <text:p>31203000</text:p>
          </table:table-cell>
          <table:table-cell office:value-type="float" office:value="3801" calcext:value-type="float">
            <text:p>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0000000000" calcext:value-type="float">
            <text:p>380000000000</text:p>
          </table:table-cell>
        </table:table-row>
        <table:table-row table:style-name="ro1">
          <table:table-cell office:value-type="float" office:value="31503000" calcext:value-type="float">
            <text:p>31503000</text:p>
          </table:table-cell>
          <table:table-cell office:value-type="float" office:value="3833" calcext:value-type="float">
            <text:p>3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3600000000" calcext:value-type="float">
            <text:p>383600000000</text:p>
          </table:table-cell>
        </table:table-row>
        <table:table-row table:style-name="ro1">
          <table:table-cell office:value-type="float" office:value="31803000" calcext:value-type="float">
            <text:p>31803000</text:p>
          </table:table-cell>
          <table:table-cell office:value-type="float" office:value="3872" calcext:value-type="float">
            <text:p>38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7200000000" calcext:value-type="float">
            <text:p>387200000000</text:p>
          </table:table-cell>
        </table:table-row>
        <table:table-row table:style-name="ro1">
          <table:table-cell office:value-type="float" office:value="32103000" calcext:value-type="float">
            <text:p>32103000</text:p>
          </table:table-cell>
          <table:table-cell office:value-type="float" office:value="3908" calcext:value-type="float">
            <text:p>39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0800000000" calcext:value-type="float">
            <text:p>390800000000</text:p>
          </table:table-cell>
        </table:table-row>
        <table:table-row table:style-name="ro1">
          <table:table-cell office:value-type="float" office:value="32403000" calcext:value-type="float">
            <text:p>32403000</text:p>
          </table:table-cell>
          <table:table-cell office:value-type="float" office:value="3944" calcext:value-type="float">
            <text:p>39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4400000000" calcext:value-type="float">
            <text:p>394400000000</text:p>
          </table:table-cell>
        </table:table-row>
        <table:table-row table:style-name="ro1">
          <table:table-cell office:value-type="float" office:value="32703000" calcext:value-type="float">
            <text:p>32703000</text:p>
          </table:table-cell>
          <table:table-cell office:value-type="float" office:value="3977" calcext:value-type="float">
            <text:p>3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8000000000" calcext:value-type="float">
            <text:p>398000000000</text:p>
          </table:table-cell>
        </table:table-row>
        <table:table-row table:style-name="ro1">
          <table:table-cell office:value-type="float" office:value="33003000" calcext:value-type="float">
            <text:p>33003000</text:p>
          </table:table-cell>
          <table:table-cell office:value-type="float" office:value="4016" calcext:value-type="float">
            <text:p>4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1600000000" calcext:value-type="float">
            <text:p>401600000000</text:p>
          </table:table-cell>
        </table:table-row>
        <table:table-row table:style-name="ro1">
          <table:table-cell office:value-type="float" office:value="33303000" calcext:value-type="float">
            <text:p>33303000</text:p>
          </table:table-cell>
          <table:table-cell office:value-type="float" office:value="4053" calcext:value-type="float">
            <text:p>40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5200000000" calcext:value-type="float">
            <text:p>405200000000</text:p>
          </table:table-cell>
        </table:table-row>
        <table:table-row table:style-name="ro1">
          <table:table-cell office:value-type="float" office:value="33603000" calcext:value-type="float">
            <text:p>33603000</text:p>
          </table:table-cell>
          <table:table-cell office:value-type="float" office:value="4089" calcext:value-type="float">
            <text:p>4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9000000000" calcext:value-type="float">
            <text:p>409000000000</text:p>
          </table:table-cell>
        </table:table-row>
        <table:table-row table:style-name="ro1">
          <table:table-cell office:value-type="float" office:value="33903000" calcext:value-type="float">
            <text:p>33903000</text:p>
          </table:table-cell>
          <table:table-cell office:value-type="float" office:value="4124" calcext:value-type="float">
            <text:p>4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12400000000" calcext:value-type="float">
            <text:p>412400000000</text:p>
          </table:table-cell>
        </table:table-row>
        <table:table-row table:style-name="ro1">
          <table:table-cell office:value-type="float" office:value="34203000" calcext:value-type="float">
            <text:p>34203000</text:p>
          </table:table-cell>
          <table:table-cell office:value-type="float" office:value="4161" calcext:value-type="float">
            <text:p>41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6400000000" calcext:value-type="float">
            <text:p>416400000000</text:p>
          </table:table-cell>
        </table:table-row>
        <table:table-row table:style-name="ro1">
          <table:table-cell office:value-type="float" office:value="34503000" calcext:value-type="float">
            <text:p>34503000</text:p>
          </table:table-cell>
          <table:table-cell office:value-type="float" office:value="4201" calcext:value-type="float">
            <text:p>42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20100000000" calcext:value-type="float">
            <text:p>420100000000</text:p>
          </table:table-cell>
        </table:table-row>
        <table:table-row table:style-name="ro1">
          <table:table-cell office:value-type="float" office:value="34803000" calcext:value-type="float">
            <text:p>34803000</text:p>
          </table:table-cell>
          <table:table-cell office:value-type="float" office:value="4241" calcext:value-type="float">
            <text:p>42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24000000000" calcext:value-type="float">
            <text:p>424000000000</text:p>
          </table:table-cell>
        </table:table-row>
        <table:table-row table:style-name="ro1">
          <table:table-cell office:value-type="float" office:value="35103000" calcext:value-type="float">
            <text:p>35103000</text:p>
          </table:table-cell>
          <table:table-cell office:value-type="float" office:value="4275" calcext:value-type="float">
            <text:p>4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7600000000" calcext:value-type="float">
            <text:p>427600000000</text:p>
          </table:table-cell>
        </table:table-row>
        <table:table-row table:style-name="ro1">
          <table:table-cell office:value-type="float" office:value="35403000" calcext:value-type="float">
            <text:p>35403000</text:p>
          </table:table-cell>
          <table:table-cell office:value-type="float" office:value="4311" calcext:value-type="float">
            <text:p>4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1200000000" calcext:value-type="float">
            <text:p>431200000000</text:p>
          </table:table-cell>
        </table:table-row>
        <table:table-row table:style-name="ro1">
          <table:table-cell office:value-type="float" office:value="35703000" calcext:value-type="float">
            <text:p>35703000</text:p>
          </table:table-cell>
          <table:table-cell office:value-type="float" office:value="4345" calcext:value-type="float">
            <text:p>43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34400000000" calcext:value-type="float">
            <text:p>434400000000</text:p>
          </table:table-cell>
        </table:table-row>
        <table:table-row table:style-name="ro1">
          <table:table-cell office:value-type="float" office:value="36003000" calcext:value-type="float">
            <text:p>36003000</text:p>
          </table:table-cell>
          <table:table-cell office:value-type="float" office:value="4378" calcext:value-type="float">
            <text:p>43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38000000000" calcext:value-type="float">
            <text:p>438000000000</text:p>
          </table:table-cell>
        </table:table-row>
        <table:table-row table:style-name="ro1">
          <table:table-cell office:value-type="float" office:value="36303000" calcext:value-type="float">
            <text:p>36303000</text:p>
          </table:table-cell>
          <table:table-cell office:value-type="float" office:value="4415" calcext:value-type="float">
            <text:p>44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1600000000" calcext:value-type="float">
            <text:p>441600000000</text:p>
          </table:table-cell>
        </table:table-row>
        <table:table-row table:style-name="ro1">
          <table:table-cell office:value-type="float" office:value="36603000" calcext:value-type="float">
            <text:p>36603000</text:p>
          </table:table-cell>
          <table:table-cell office:value-type="float" office:value="4453" calcext:value-type="float">
            <text:p>44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45200000000" calcext:value-type="float">
            <text:p>445200000000</text:p>
          </table:table-cell>
        </table:table-row>
        <table:table-row table:style-name="ro1">
          <table:table-cell office:value-type="float" office:value="36903000" calcext:value-type="float">
            <text:p>36903000</text:p>
          </table:table-cell>
          <table:table-cell office:value-type="float" office:value="4488" calcext:value-type="float">
            <text:p>44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8700000000" calcext:value-type="float">
            <text:p>448700000000</text:p>
          </table:table-cell>
        </table:table-row>
        <table:table-row table:style-name="ro1">
          <table:table-cell office:value-type="float" office:value="37203000" calcext:value-type="float">
            <text:p>37203000</text:p>
          </table:table-cell>
          <table:table-cell office:value-type="float" office:value="4528" calcext:value-type="float">
            <text:p>4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2800000000" calcext:value-type="float">
            <text:p>452800000000</text:p>
          </table:table-cell>
        </table:table-row>
        <table:table-row table:style-name="ro1">
          <table:table-cell office:value-type="float" office:value="37503000" calcext:value-type="float">
            <text:p>37503000</text:p>
          </table:table-cell>
          <table:table-cell office:value-type="float" office:value="4561" calcext:value-type="float">
            <text:p>45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6200000000" calcext:value-type="float">
            <text:p>456200000000</text:p>
          </table:table-cell>
        </table:table-row>
        <table:table-row table:style-name="ro1">
          <table:table-cell office:value-type="float" office:value="37803000" calcext:value-type="float">
            <text:p>37803000</text:p>
          </table:table-cell>
          <table:table-cell office:value-type="float" office:value="4597" calcext:value-type="float">
            <text:p>4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9800000000" calcext:value-type="float">
            <text:p>459800000000</text:p>
          </table:table-cell>
        </table:table-row>
        <table:table-row table:style-name="ro1">
          <table:table-cell office:value-type="float" office:value="38103000" calcext:value-type="float">
            <text:p>38103000</text:p>
          </table:table-cell>
          <table:table-cell office:value-type="float" office:value="4634" calcext:value-type="float">
            <text:p>46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63600000000" calcext:value-type="float">
            <text:p>463600000000</text:p>
          </table:table-cell>
        </table:table-row>
        <table:table-row table:style-name="ro1">
          <table:table-cell office:value-type="float" office:value="38403000" calcext:value-type="float">
            <text:p>38403000</text:p>
          </table:table-cell>
          <table:table-cell office:value-type="float" office:value="4668" calcext:value-type="float">
            <text:p>46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6700000000" calcext:value-type="float">
            <text:p>466700000000</text:p>
          </table:table-cell>
        </table:table-row>
        <table:table-row table:style-name="ro1">
          <table:table-cell office:value-type="float" office:value="38703000" calcext:value-type="float">
            <text:p>38703000</text:p>
          </table:table-cell>
          <table:table-cell office:value-type="float" office:value="4705" calcext:value-type="float">
            <text:p>47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0400000000" calcext:value-type="float">
            <text:p>470400000000</text:p>
          </table:table-cell>
        </table:table-row>
        <table:table-row table:style-name="ro1">
          <table:table-cell office:value-type="float" office:value="39003000" calcext:value-type="float">
            <text:p>39003000</text:p>
          </table:table-cell>
          <table:table-cell office:value-type="float" office:value="4744" calcext:value-type="float">
            <text:p>47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4400000000" calcext:value-type="float">
            <text:p>474400000000</text:p>
          </table:table-cell>
        </table:table-row>
        <table:table-row table:style-name="ro1">
          <table:table-cell office:value-type="float" office:value="39303000" calcext:value-type="float">
            <text:p>39303000</text:p>
          </table:table-cell>
          <table:table-cell office:value-type="float" office:value="4779" calcext:value-type="float">
            <text:p>47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78000000000" calcext:value-type="float">
            <text:p>478000000000</text:p>
          </table:table-cell>
        </table:table-row>
        <table:table-row table:style-name="ro1">
          <table:table-cell office:value-type="float" office:value="39603000" calcext:value-type="float">
            <text:p>39603000</text:p>
          </table:table-cell>
          <table:table-cell office:value-type="float" office:value="4817" calcext:value-type="float">
            <text:p>48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1600000000" calcext:value-type="float">
            <text:p>481600000000</text:p>
          </table:table-cell>
        </table:table-row>
        <table:table-row table:style-name="ro1">
          <table:table-cell office:value-type="float" office:value="39903000" calcext:value-type="float">
            <text:p>39903000</text:p>
          </table:table-cell>
          <table:table-cell office:value-type="float" office:value="4852" calcext:value-type="float">
            <text:p>48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5200000000" calcext:value-type="float">
            <text:p>485200000000</text:p>
          </table:table-cell>
        </table:table-row>
        <table:table-row table:style-name="ro1">
          <table:table-cell office:value-type="float" office:value="40203000" calcext:value-type="float">
            <text:p>40203000</text:p>
          </table:table-cell>
          <table:table-cell office:value-type="float" office:value="4888" calcext:value-type="float">
            <text:p>48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8800000000" calcext:value-type="float">
            <text:p>488800000000</text:p>
          </table:table-cell>
        </table:table-row>
        <table:table-row table:style-name="ro1">
          <table:table-cell office:value-type="float" office:value="40503000" calcext:value-type="float">
            <text:p>40503000</text:p>
          </table:table-cell>
          <table:table-cell office:value-type="float" office:value="4922" calcext:value-type="float">
            <text:p>49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92400000000" calcext:value-type="float">
            <text:p>492400000000</text:p>
          </table:table-cell>
        </table:table-row>
        <table:table-row table:style-name="ro1">
          <table:table-cell office:value-type="float" office:value="40803000" calcext:value-type="float">
            <text:p>40803000</text:p>
          </table:table-cell>
          <table:table-cell office:value-type="float" office:value="4961" calcext:value-type="float">
            <text:p>49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6000000000" calcext:value-type="float">
            <text:p>496000000000</text:p>
          </table:table-cell>
        </table:table-row>
        <table:table-row table:style-name="ro1">
          <table:table-cell office:value-type="float" office:value="41103000" calcext:value-type="float">
            <text:p>41103000</text:p>
          </table:table-cell>
          <table:table-cell office:value-type="float" office:value="4999" calcext:value-type="float">
            <text:p>4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0000000000" calcext:value-type="float">
            <text:p>500000000000</text:p>
          </table:table-cell>
        </table:table-row>
        <table:table-row table:style-name="ro1">
          <table:table-cell office:value-type="float" office:value="41403000" calcext:value-type="float">
            <text:p>41403000</text:p>
          </table:table-cell>
          <table:table-cell office:value-type="float" office:value="5035" calcext:value-type="float">
            <text:p>5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3600000000" calcext:value-type="float">
            <text:p>503600000000</text:p>
          </table:table-cell>
        </table:table-row>
        <table:table-row table:style-name="ro1">
          <table:table-cell office:value-type="float" office:value="41703000" calcext:value-type="float">
            <text:p>41703000</text:p>
          </table:table-cell>
          <table:table-cell office:value-type="float" office:value="5070" calcext:value-type="float">
            <text:p>50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6900000000" calcext:value-type="float">
            <text:p>506900000000</text:p>
          </table:table-cell>
        </table:table-row>
        <table:table-row table:style-name="ro1">
          <table:table-cell office:value-type="float" office:value="42003000" calcext:value-type="float">
            <text:p>42003000</text:p>
          </table:table-cell>
          <table:table-cell office:value-type="float" office:value="5106" calcext:value-type="float">
            <text:p>51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10400000000" calcext:value-type="float">
            <text:p>510400000000</text:p>
          </table:table-cell>
        </table:table-row>
        <table:table-row table:style-name="ro1">
          <table:table-cell office:value-type="float" office:value="42303000" calcext:value-type="float">
            <text:p>42303000</text:p>
          </table:table-cell>
          <table:table-cell office:value-type="float" office:value="5140" calcext:value-type="float">
            <text:p>51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4000000000" calcext:value-type="float">
            <text:p>514000000000</text:p>
          </table:table-cell>
        </table:table-row>
        <table:table-row table:style-name="ro1">
          <table:table-cell office:value-type="float" office:value="42603000" calcext:value-type="float">
            <text:p>42603000</text:p>
          </table:table-cell>
          <table:table-cell office:value-type="float" office:value="5177" calcext:value-type="float">
            <text:p>51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7600000000" calcext:value-type="float">
            <text:p>517600000000</text:p>
          </table:table-cell>
        </table:table-row>
        <table:table-row table:style-name="ro1">
          <table:table-cell office:value-type="float" office:value="42903000" calcext:value-type="float">
            <text:p>42903000</text:p>
          </table:table-cell>
          <table:table-cell office:value-type="float" office:value="5216" calcext:value-type="float">
            <text:p>52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1600000000" calcext:value-type="float">
            <text:p>521600000000</text:p>
          </table:table-cell>
        </table:table-row>
        <table:table-row table:style-name="ro1">
          <table:table-cell office:value-type="float" office:value="43203000" calcext:value-type="float">
            <text:p>43203000</text:p>
          </table:table-cell>
          <table:table-cell office:value-type="float" office:value="5249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25200000000" calcext:value-type="float">
            <text:p>525200000000</text:p>
          </table:table-cell>
        </table:table-row>
        <table:table-row table:style-name="ro1">
          <table:table-cell office:value-type="float" office:value="43503000" calcext:value-type="float">
            <text:p>43503000</text:p>
          </table:table-cell>
          <table:table-cell office:value-type="float" office:value="5289" calcext:value-type="float">
            <text:p>5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8800000000" calcext:value-type="float">
            <text:p>528800000000</text:p>
          </table:table-cell>
        </table:table-row>
        <table:table-row table:style-name="ro1">
          <table:table-cell office:value-type="float" office:value="43803000" calcext:value-type="float">
            <text:p>43803000</text:p>
          </table:table-cell>
          <table:table-cell office:value-type="float" office:value="5324" calcext:value-type="float">
            <text:p>53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2400000000" calcext:value-type="float">
            <text:p>532400000000</text:p>
          </table:table-cell>
        </table:table-row>
        <table:table-row table:style-name="ro1">
          <table:table-cell office:value-type="float" office:value="44103000" calcext:value-type="float">
            <text:p>44103000</text:p>
          </table:table-cell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6000000000" calcext:value-type="float">
            <text:p>536000000000</text:p>
          </table:table-cell>
        </table:table-row>
        <table:table-row table:style-name="ro1">
          <table:table-cell office:value-type="float" office:value="44403000" calcext:value-type="float">
            <text:p>44403000</text:p>
          </table:table-cell>
          <table:table-cell office:value-type="float" office:value="5397" calcext:value-type="float">
            <text:p>53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9600000000" calcext:value-type="float">
            <text:p>539600000000</text:p>
          </table:table-cell>
        </table:table-row>
        <table:table-row table:style-name="ro1">
          <table:table-cell office:value-type="float" office:value="44703000" calcext:value-type="float">
            <text:p>44703000</text:p>
          </table:table-cell>
          <table:table-cell office:value-type="float" office:value="5432" calcext:value-type="float">
            <text:p>54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3100000000" calcext:value-type="float">
            <text:p>543100000000</text:p>
          </table:table-cell>
        </table:table-row>
        <table:table-row table:style-name="ro1">
          <table:table-cell office:value-type="float" office:value="45003000" calcext:value-type="float">
            <text:p>45003000</text:p>
          </table:table-cell>
          <table:table-cell office:value-type="float" office:value="5466" calcext:value-type="float">
            <text:p>54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6700000000" calcext:value-type="float">
            <text:p>546700000000</text:p>
          </table:table-cell>
        </table:table-row>
        <table:table-row table:style-name="ro1">
          <table:table-cell office:value-type="float" office:value="45303000" calcext:value-type="float">
            <text:p>45303000</text:p>
          </table:table-cell>
          <table:table-cell office:value-type="float" office:value="5503" calcext:value-type="float">
            <text:p>55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0400000000" calcext:value-type="float">
            <text:p>550400000000</text:p>
          </table:table-cell>
        </table:table-row>
        <table:table-row table:style-name="ro1">
          <table:table-cell office:value-type="float" office:value="45603000" calcext:value-type="float">
            <text:p>45603000</text:p>
          </table:table-cell>
          <table:table-cell office:value-type="float" office:value="5545" calcext:value-type="float">
            <text:p>5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54400000000" calcext:value-type="float">
            <text:p>554400000000</text:p>
          </table:table-cell>
        </table:table-row>
        <table:table-row table:style-name="ro1">
          <table:table-cell office:value-type="float" office:value="45903000" calcext:value-type="float">
            <text:p>45903000</text:p>
          </table:table-cell>
          <table:table-cell office:value-type="float" office:value="5577" calcext:value-type="float">
            <text:p>55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7700000000" calcext:value-type="float">
            <text:p>557700000000</text:p>
          </table:table-cell>
        </table:table-row>
        <table:table-row table:style-name="ro1">
          <table:table-cell office:value-type="float" office:value="46203000" calcext:value-type="float">
            <text:p>46203000</text:p>
          </table:table-cell>
          <table:table-cell office:value-type="float" office:value="5619" calcext:value-type="float">
            <text:p>56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2200000000" calcext:value-type="float">
            <text:p>562200000000</text:p>
          </table:table-cell>
        </table:table-row>
        <table:table-row table:style-name="ro1">
          <table:table-cell office:value-type="float" office:value="46503000" calcext:value-type="float">
            <text:p>46503000</text:p>
          </table:table-cell>
          <table:table-cell office:value-type="float" office:value="5656" calcext:value-type="float">
            <text:p>5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5600000000" calcext:value-type="float">
            <text:p>565600000000</text:p>
          </table:table-cell>
        </table:table-row>
        <table:table-row table:style-name="ro1">
          <table:table-cell office:value-type="float" office:value="46803000" calcext:value-type="float">
            <text:p>46803000</text:p>
          </table:table-cell>
          <table:table-cell office:value-type="float" office:value="5691" calcext:value-type="float">
            <text:p>56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9000000000" calcext:value-type="float">
            <text:p>569000000000</text:p>
          </table:table-cell>
        </table:table-row>
        <table:table-row table:style-name="ro1">
          <table:table-cell office:value-type="float" office:value="47103000" calcext:value-type="float">
            <text:p>47103000</text:p>
          </table:table-cell>
          <table:table-cell office:value-type="float" office:value="5729" calcext:value-type="float">
            <text:p>57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72800000000" calcext:value-type="float">
            <text:p>572800000000</text:p>
          </table:table-cell>
        </table:table-row>
        <table:table-row table:style-name="ro1">
          <table:table-cell office:value-type="float" office:value="47403000" calcext:value-type="float">
            <text:p>47403000</text:p>
          </table:table-cell>
          <table:table-cell office:value-type="float" office:value="5767" calcext:value-type="float">
            <text:p>57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6600000000" calcext:value-type="float">
            <text:p>576600000000</text:p>
          </table:table-cell>
        </table:table-row>
        <table:table-row table:style-name="ro1">
          <table:table-cell office:value-type="float" office:value="47703000" calcext:value-type="float">
            <text:p>47703000</text:p>
          </table:table-cell>
          <table:table-cell office:value-type="float" office:value="5801" calcext:value-type="float">
            <text:p>5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0000000000" calcext:value-type="float">
            <text:p>580000000000</text:p>
          </table:table-cell>
        </table:table-row>
        <table:table-row table:style-name="ro1">
          <table:table-cell office:value-type="float" office:value="48003000" calcext:value-type="float">
            <text:p>48003000</text:p>
          </table:table-cell>
          <table:table-cell office:value-type="float" office:value="5835" calcext:value-type="float">
            <text:p>5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3600000000" calcext:value-type="float">
            <text:p>583600000000</text:p>
          </table:table-cell>
        </table:table-row>
        <table:table-row table:style-name="ro1">
          <table:table-cell office:value-type="float" office:value="48303000" calcext:value-type="float">
            <text:p>48303000</text:p>
          </table:table-cell>
          <table:table-cell office:value-type="float" office:value="5871" calcext:value-type="float">
            <text:p>5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7200000000" calcext:value-type="float">
            <text:p>587200000000</text:p>
          </table:table-cell>
        </table:table-row>
        <table:table-row table:style-name="ro1">
          <table:table-cell office:value-type="float" office:value="48603000" calcext:value-type="float">
            <text:p>48603000</text:p>
          </table:table-cell>
          <table:table-cell office:value-type="float" office:value="5907" calcext:value-type="float">
            <text:p>59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0800000000" calcext:value-type="float">
            <text:p>590800000000</text:p>
          </table:table-cell>
        </table:table-row>
        <table:table-row table:style-name="ro1">
          <table:table-cell office:value-type="float" office:value="48903000" calcext:value-type="float">
            <text:p>48903000</text:p>
          </table:table-cell>
          <table:table-cell office:value-type="float" office:value="5945" calcext:value-type="float">
            <text:p>59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94500000000" calcext:value-type="float">
            <text:p>594500000000</text:p>
          </table:table-cell>
        </table:table-row>
        <table:table-row table:style-name="ro1">
          <table:table-cell office:value-type="float" office:value="49203000" calcext:value-type="float">
            <text:p>49203000</text:p>
          </table:table-cell>
          <table:table-cell office:value-type="float" office:value="5977" calcext:value-type="float">
            <text:p>59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98000000000" calcext:value-type="float">
            <text:p>598000000000</text:p>
          </table:table-cell>
        </table:table-row>
        <table:table-row table:style-name="ro1">
          <table:table-cell office:value-type="float" office:value="49503000" calcext:value-type="float">
            <text:p>49503000</text:p>
          </table:table-cell>
          <table:table-cell office:value-type="float" office:value="6016" calcext:value-type="float">
            <text:p>60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1600000000" calcext:value-type="float">
            <text:p>601600000000</text:p>
          </table:table-cell>
        </table:table-row>
        <table:table-row table:style-name="ro1">
          <table:table-cell office:value-type="float" office:value="49803000" calcext:value-type="float">
            <text:p>49803000</text:p>
          </table:table-cell>
          <table:table-cell office:value-type="float" office:value="6052" calcext:value-type="float">
            <text:p>6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5200000000" calcext:value-type="float">
            <text:p>605200000000</text:p>
          </table:table-cell>
        </table:table-row>
        <table:table-row table:style-name="ro1">
          <table:table-cell office:value-type="float" office:value="50103000" calcext:value-type="float">
            <text:p>50103000</text:p>
          </table:table-cell>
          <table:table-cell office:value-type="float" office:value="6088" calcext:value-type="float">
            <text:p>6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8800000000" calcext:value-type="float">
            <text:p>608800000000</text:p>
          </table:table-cell>
        </table:table-row>
        <table:table-row table:style-name="ro1">
          <table:table-cell office:value-type="float" office:value="50403000" calcext:value-type="float">
            <text:p>50403000</text:p>
          </table:table-cell>
          <table:table-cell office:value-type="float" office:value="6122" calcext:value-type="float">
            <text:p>6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12400000000" calcext:value-type="float">
            <text:p>612400000000</text:p>
          </table:table-cell>
        </table:table-row>
        <table:table-row table:style-name="ro1">
          <table:table-cell office:value-type="float" office:value="50703000" calcext:value-type="float">
            <text:p>50703000</text:p>
          </table:table-cell>
          <table:table-cell office:value-type="float" office:value="6159" calcext:value-type="float">
            <text:p>61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16000000000" calcext:value-type="float">
            <text:p>616000000000</text:p>
          </table:table-cell>
        </table:table-row>
        <table:table-row table:style-name="ro1">
          <table:table-cell office:value-type="float" office:value="51003000" calcext:value-type="float">
            <text:p>51003000</text:p>
          </table:table-cell>
          <table:table-cell office:value-type="float" office:value="6199" calcext:value-type="float">
            <text:p>61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0000000000" calcext:value-type="float">
            <text:p>620000000000</text:p>
          </table:table-cell>
        </table:table-row>
        <table:table-row table:style-name="ro1">
          <table:table-cell office:value-type="float" office:value="51303000" calcext:value-type="float">
            <text:p>51303000</text:p>
          </table:table-cell>
          <table:table-cell office:value-type="float" office:value="6235" calcext:value-type="float">
            <text:p>6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3600000000" calcext:value-type="float">
            <text:p>623600000000</text:p>
          </table:table-cell>
        </table:table-row>
        <table:table-row table:style-name="ro1">
          <table:table-cell office:value-type="float" office:value="51603000" calcext:value-type="float">
            <text:p>51603000</text:p>
          </table:table-cell>
          <table:table-cell office:value-type="float" office:value="6275" calcext:value-type="float">
            <text:p>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27600000000" calcext:value-type="float">
            <text:p>627600000000</text:p>
          </table:table-cell>
        </table:table-row>
        <table:table-row table:style-name="ro1">
          <table:table-cell office:value-type="float" office:value="51903000" calcext:value-type="float">
            <text:p>51903000</text:p>
          </table:table-cell>
          <table:table-cell office:value-type="float" office:value="6309" calcext:value-type="float">
            <text:p>630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30800000000" calcext:value-type="float">
            <text:p>630800000000</text:p>
          </table:table-cell>
        </table:table-row>
        <table:table-row table:style-name="ro1">
          <table:table-cell office:value-type="float" office:value="52203000" calcext:value-type="float">
            <text:p>52203000</text:p>
          </table:table-cell>
          <table:table-cell office:value-type="float" office:value="6345" calcext:value-type="float">
            <text:p>63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34400000000" calcext:value-type="float">
            <text:p>634400000000</text:p>
          </table:table-cell>
        </table:table-row>
        <table:table-row table:style-name="ro1">
          <table:table-cell office:value-type="float" office:value="52503000" calcext:value-type="float">
            <text:p>52503000</text:p>
          </table:table-cell>
          <table:table-cell office:value-type="float" office:value="6379" calcext:value-type="float">
            <text:p>63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38000000000" calcext:value-type="float">
            <text:p>638000000000</text:p>
          </table:table-cell>
        </table:table-row>
        <table:table-row table:style-name="ro1">
          <table:table-cell office:value-type="float" office:value="52803000" calcext:value-type="float">
            <text:p>52803000</text:p>
          </table:table-cell>
          <table:table-cell office:value-type="float" office:value="6412" calcext:value-type="float">
            <text:p>64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1100000000" calcext:value-type="float">
            <text:p>641100000000</text:p>
          </table:table-cell>
        </table:table-row>
        <table:table-row table:style-name="ro1">
          <table:table-cell office:value-type="float" office:value="53103000" calcext:value-type="float">
            <text:p>53103000</text:p>
          </table:table-cell>
          <table:table-cell office:value-type="float" office:value="6446" calcext:value-type="float">
            <text:p>64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4800000000" calcext:value-type="float">
            <text:p>644800000000</text:p>
          </table:table-cell>
        </table:table-row>
        <table:table-row table:style-name="ro1">
          <table:table-cell office:value-type="float" office:value="53403000" calcext:value-type="float">
            <text:p>53403000</text:p>
          </table:table-cell>
          <table:table-cell office:value-type="float" office:value="6482" calcext:value-type="float">
            <text:p>64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8400000000" calcext:value-type="float">
            <text:p>648400000000</text:p>
          </table:table-cell>
        </table:table-row>
        <table:table-row table:style-name="ro1">
          <table:table-cell office:value-type="float" office:value="53703000" calcext:value-type="float">
            <text:p>53703000</text:p>
          </table:table-cell>
          <table:table-cell office:value-type="float" office:value="6516" calcext:value-type="float">
            <text:p>6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51600000000" calcext:value-type="float">
            <text:p>651600000000</text:p>
          </table:table-cell>
        </table:table-row>
        <table:table-row table:style-name="ro1">
          <table:table-cell office:value-type="float" office:value="54003000" calcext:value-type="float">
            <text:p>54003000</text:p>
          </table:table-cell>
          <table:table-cell office:value-type="float" office:value="6552" calcext:value-type="float">
            <text:p>65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55200000000" calcext:value-type="float">
            <text:p>655200000000</text:p>
          </table:table-cell>
        </table:table-row>
        <table:table-row table:style-name="ro1">
          <table:table-cell office:value-type="float" office:value="54303000" calcext:value-type="float">
            <text:p>54303000</text:p>
          </table:table-cell>
          <table:table-cell office:value-type="float" office:value="6587" calcext:value-type="float">
            <text:p>65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8800000000" calcext:value-type="float">
            <text:p>658800000000</text:p>
          </table:table-cell>
        </table:table-row>
        <table:table-row table:style-name="ro1">
          <table:table-cell office:value-type="float" office:value="54603000" calcext:value-type="float">
            <text:p>54603000</text:p>
          </table:table-cell>
          <table:table-cell office:value-type="float" office:value="6622" calcext:value-type="float">
            <text:p>6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62000000000" calcext:value-type="float">
            <text:p>662000000000</text:p>
          </table:table-cell>
        </table:table-row>
        <table:table-row table:style-name="ro1">
          <table:table-cell office:value-type="float" office:value="54903000" calcext:value-type="float">
            <text:p>54903000</text:p>
          </table:table-cell>
          <table:table-cell office:value-type="float" office:value="6655" calcext:value-type="float">
            <text:p>66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65600000000" calcext:value-type="float">
            <text:p>665600000000</text:p>
          </table:table-cell>
        </table:table-row>
        <table:table-row table:style-name="ro1">
          <table:table-cell office:value-type="float" office:value="55203000" calcext:value-type="float">
            <text:p>55203000</text:p>
          </table:table-cell>
          <table:table-cell office:value-type="float" office:value="6693" calcext:value-type="float">
            <text:p>66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9200000000" calcext:value-type="float">
            <text:p>669200000000</text:p>
          </table:table-cell>
        </table:table-row>
        <table:table-row table:style-name="ro1">
          <table:table-cell office:value-type="float" office:value="55503000" calcext:value-type="float">
            <text:p>55503000</text:p>
          </table:table-cell>
          <table:table-cell office:value-type="float" office:value="6729" calcext:value-type="float">
            <text:p>67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73200000000" calcext:value-type="float">
            <text:p>673200000000</text:p>
          </table:table-cell>
        </table:table-row>
        <table:table-row table:style-name="ro1">
          <table:table-cell office:value-type="float" office:value="55803000" calcext:value-type="float">
            <text:p>55803000</text:p>
          </table:table-cell>
          <table:table-cell office:value-type="float" office:value="6764" calcext:value-type="float">
            <text:p>67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76400000000" calcext:value-type="float">
            <text:p>676400000000</text:p>
          </table:table-cell>
        </table:table-row>
        <table:table-row table:style-name="ro1">
          <table:table-cell office:value-type="float" office:value="56103000" calcext:value-type="float">
            <text:p>56103000</text:p>
          </table:table-cell>
          <table:table-cell office:value-type="float" office:value="6798" calcext:value-type="float">
            <text:p>67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79600000000" calcext:value-type="float">
            <text:p>679600000000</text:p>
          </table:table-cell>
        </table:table-row>
        <table:table-row table:style-name="ro1">
          <table:table-cell office:value-type="float" office:value="56403000" calcext:value-type="float">
            <text:p>56403000</text:p>
          </table:table-cell>
          <table:table-cell office:value-type="float" office:value="6833" calcext:value-type="float">
            <text:p>68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83600000000" calcext:value-type="float">
            <text:p>683600000000</text:p>
          </table:table-cell>
        </table:table-row>
        <table:table-row table:style-name="ro1">
          <table:table-cell office:value-type="float" office:value="56703000" calcext:value-type="float">
            <text:p>56703000</text:p>
          </table:table-cell>
          <table:table-cell office:value-type="float" office:value="6868" calcext:value-type="float">
            <text:p>68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6800000000" calcext:value-type="float">
            <text:p>686800000000</text:p>
          </table:table-cell>
        </table:table-row>
        <table:table-row table:style-name="ro1">
          <table:table-cell office:value-type="float" office:value="57003000" calcext:value-type="float">
            <text:p>57003000</text:p>
          </table:table-cell>
          <table:table-cell office:value-type="float" office:value="6905" calcext:value-type="float">
            <text:p>6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90400000000" calcext:value-type="float">
            <text:p>690400000000</text:p>
          </table:table-cell>
        </table:table-row>
        <table:table-row table:style-name="ro1">
          <table:table-cell office:value-type="float" office:value="57303000" calcext:value-type="float">
            <text:p>57303000</text:p>
          </table:table-cell>
          <table:table-cell office:value-type="float" office:value="6942" calcext:value-type="float">
            <text:p>69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94400000000" calcext:value-type="float">
            <text:p>694400000000</text:p>
          </table:table-cell>
        </table:table-row>
        <table:table-row table:style-name="ro1">
          <table:table-cell office:value-type="float" office:value="57603000" calcext:value-type="float">
            <text:p>57603000</text:p>
          </table:table-cell>
          <table:table-cell office:value-type="float" office:value="6981" calcext:value-type="float">
            <text:p>69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98000000000" calcext:value-type="float">
            <text:p>698000000000</text:p>
          </table:table-cell>
        </table:table-row>
        <table:table-row table:style-name="ro1">
          <table:table-cell office:value-type="float" office:value="57903000" calcext:value-type="float">
            <text:p>57903000</text:p>
          </table:table-cell>
          <table:table-cell office:value-type="float" office:value="7021" calcext:value-type="float">
            <text:p>7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2000000000" calcext:value-type="float">
            <text:p>702000000000</text:p>
          </table:table-cell>
        </table:table-row>
        <table:table-row table:style-name="ro1">
          <table:table-cell office:value-type="float" office:value="58203000" calcext:value-type="float">
            <text:p>58203000</text:p>
          </table:table-cell>
          <table:table-cell office:value-type="float" office:value="7056" calcext:value-type="float">
            <text:p>70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05900000000" calcext:value-type="float">
            <text:p>705900000000</text:p>
          </table:table-cell>
        </table:table-row>
        <table:table-row table:style-name="ro1">
          <table:table-cell office:value-type="float" office:value="58503000" calcext:value-type="float">
            <text:p>58503000</text:p>
          </table:table-cell>
          <table:table-cell office:value-type="float" office:value="7094" calcext:value-type="float">
            <text:p>70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09600000000" calcext:value-type="float">
            <text:p>709600000000</text:p>
          </table:table-cell>
        </table:table-row>
        <table:table-row table:style-name="ro1">
          <table:table-cell office:value-type="float" office:value="58803000" calcext:value-type="float">
            <text:p>58803000</text:p>
          </table:table-cell>
          <table:table-cell office:value-type="float" office:value="7135" calcext:value-type="float">
            <text:p>71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13600000000" calcext:value-type="float">
            <text:p>713600000000</text:p>
          </table:table-cell>
        </table:table-row>
        <table:table-row table:style-name="ro1">
          <table:table-cell office:value-type="float" office:value="59103000" calcext:value-type="float">
            <text:p>59103000</text:p>
          </table:table-cell>
          <table:table-cell office:value-type="float" office:value="7174" calcext:value-type="float">
            <text:p>71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17600000000" calcext:value-type="float">
            <text:p>717600000000</text:p>
          </table:table-cell>
        </table:table-row>
        <table:table-row table:style-name="ro1">
          <table:table-cell office:value-type="float" office:value="59403000" calcext:value-type="float">
            <text:p>59403000</text:p>
          </table:table-cell>
          <table:table-cell office:value-type="float" office:value="7211" calcext:value-type="float">
            <text:p>72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1200000000" calcext:value-type="float">
            <text:p>721200000000</text:p>
          </table:table-cell>
        </table:table-row>
        <table:table-row table:style-name="ro1">
          <table:table-cell office:value-type="float" office:value="59703000" calcext:value-type="float">
            <text:p>59703000</text:p>
          </table:table-cell>
          <table:table-cell office:value-type="float" office:value="7245" calcext:value-type="float">
            <text:p>7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24800000000" calcext:value-type="float">
            <text:p>724800000000</text:p>
          </table:table-cell>
        </table:table-row>
        <table:table-row table:style-name="ro1">
          <table:table-cell office:value-type="float" office:value="60003000" calcext:value-type="float">
            <text:p>60003000</text:p>
          </table:table-cell>
          <table:table-cell office:value-type="float" office:value="7282" calcext:value-type="float">
            <text:p>72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28000000000" calcext:value-type="float">
            <text:p>728000000000</text:p>
          </table:table-cell>
        </table:table-row>
        <table:table-row table:style-name="ro1">
          <table:table-cell office:value-type="float" office:value="60303000" calcext:value-type="float">
            <text:p>60303000</text:p>
          </table:table-cell>
          <table:table-cell office:value-type="float" office:value="7317" calcext:value-type="float">
            <text:p>73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31600000000" calcext:value-type="float">
            <text:p>731600000000</text:p>
          </table:table-cell>
        </table:table-row>
        <table:table-row table:style-name="ro1">
          <table:table-cell office:value-type="float" office:value="60603000" calcext:value-type="float">
            <text:p>60603000</text:p>
          </table:table-cell>
          <table:table-cell office:value-type="float" office:value="7353" calcext:value-type="float">
            <text:p>7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35200000000" calcext:value-type="float">
            <text:p>735200000000</text:p>
          </table:table-cell>
        </table:table-row>
        <table:table-row table:style-name="ro1">
          <table:table-cell office:value-type="float" office:value="60903000" calcext:value-type="float">
            <text:p>60903000</text:p>
          </table:table-cell>
          <table:table-cell office:value-type="float" office:value="7387" calcext:value-type="float">
            <text:p>7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38800000000" calcext:value-type="float">
            <text:p>738800000000</text:p>
          </table:table-cell>
        </table:table-row>
        <table:table-row table:style-name="ro1">
          <table:table-cell office:value-type="float" office:value="61203000" calcext:value-type="float">
            <text:p>61203000</text:p>
          </table:table-cell>
          <table:table-cell office:value-type="float" office:value="7425" calcext:value-type="float">
            <text:p>74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42400000000" calcext:value-type="float">
            <text:p>742400000000</text:p>
          </table:table-cell>
        </table:table-row>
        <table:table-row table:style-name="ro1">
          <table:table-cell office:value-type="float" office:value="61503000" calcext:value-type="float">
            <text:p>61503000</text:p>
          </table:table-cell>
          <table:table-cell office:value-type="float" office:value="7460" calcext:value-type="float">
            <text:p>74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46000000000" calcext:value-type="float">
            <text:p>746000000000</text:p>
          </table:table-cell>
        </table:table-row>
        <table:table-row table:style-name="ro1">
          <table:table-cell office:value-type="float" office:value="61803000" calcext:value-type="float">
            <text:p>61803000</text:p>
          </table:table-cell>
          <table:table-cell office:value-type="float" office:value="7495" calcext:value-type="float">
            <text:p>74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49600000000" calcext:value-type="float">
            <text:p>749600000000</text:p>
          </table:table-cell>
        </table:table-row>
        <table:table-row table:style-name="ro1">
          <table:table-cell office:value-type="float" office:value="62103000" calcext:value-type="float">
            <text:p>62103000</text:p>
          </table:table-cell>
          <table:table-cell office:value-type="float" office:value="7531" calcext:value-type="float">
            <text:p>75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3200000000" calcext:value-type="float">
            <text:p>753200000000</text:p>
          </table:table-cell>
        </table:table-row>
        <table:table-row table:style-name="ro1">
          <table:table-cell office:value-type="float" office:value="62403000" calcext:value-type="float">
            <text:p>62403000</text:p>
          </table:table-cell>
          <table:table-cell office:value-type="float" office:value="7570" calcext:value-type="float">
            <text:p>75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7200000000" calcext:value-type="float">
            <text:p>757200000000</text:p>
          </table:table-cell>
        </table:table-row>
        <table:table-row table:style-name="ro1">
          <table:table-cell office:value-type="float" office:value="62703000" calcext:value-type="float">
            <text:p>62703000</text:p>
          </table:table-cell>
          <table:table-cell office:value-type="float" office:value="7605" calcext:value-type="float">
            <text:p>76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60500000000" calcext:value-type="float">
            <text:p>760500000000</text:p>
          </table:table-cell>
        </table:table-row>
        <table:table-row table:style-name="ro1">
          <table:table-cell office:value-type="float" office:value="63003000" calcext:value-type="float">
            <text:p>63003000</text:p>
          </table:table-cell>
          <table:table-cell office:value-type="float" office:value="7638" calcext:value-type="float">
            <text:p>76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64000000000" calcext:value-type="float">
            <text:p>764000000000</text:p>
          </table:table-cell>
        </table:table-row>
        <table:table-row table:style-name="ro1">
          <table:table-cell office:value-type="float" office:value="63303000" calcext:value-type="float">
            <text:p>63303000</text:p>
          </table:table-cell>
          <table:table-cell office:value-type="float" office:value="7672" calcext:value-type="float">
            <text:p>76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67200000000" calcext:value-type="float">
            <text:p>767200000000</text:p>
          </table:table-cell>
        </table:table-row>
        <table:table-row table:style-name="ro1">
          <table:table-cell office:value-type="float" office:value="63603000" calcext:value-type="float">
            <text:p>63603000</text:p>
          </table:table-cell>
          <table:table-cell office:value-type="float" office:value="7709" calcext:value-type="float">
            <text:p>77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70800000000" calcext:value-type="float">
            <text:p>770800000000</text:p>
          </table:table-cell>
        </table:table-row>
        <table:table-row table:style-name="ro1">
          <table:table-cell office:value-type="float" office:value="63903000" calcext:value-type="float">
            <text:p>63903000</text:p>
          </table:table-cell>
          <table:table-cell office:value-type="float" office:value="7746" calcext:value-type="float">
            <text:p>77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4800000000" calcext:value-type="float">
            <text:p>774800000000</text:p>
          </table:table-cell>
        </table:table-row>
        <table:table-row table:style-name="ro1">
          <table:table-cell office:value-type="float" office:value="64203000" calcext:value-type="float">
            <text:p>64203000</text:p>
          </table:table-cell>
          <table:table-cell office:value-type="float" office:value="7783" calcext:value-type="float">
            <text:p>77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78400000000" calcext:value-type="float">
            <text:p>778400000000</text:p>
          </table:table-cell>
        </table:table-row>
        <table:table-row table:style-name="ro1">
          <table:table-cell office:value-type="float" office:value="64503000" calcext:value-type="float">
            <text:p>64503000</text:p>
          </table:table-cell>
          <table:table-cell office:value-type="float" office:value="7821" calcext:value-type="float">
            <text:p>78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2000000000" calcext:value-type="float">
            <text:p>782000000000</text:p>
          </table:table-cell>
        </table:table-row>
        <table:table-row table:style-name="ro1">
          <table:table-cell office:value-type="float" office:value="64803000" calcext:value-type="float">
            <text:p>64803000</text:p>
          </table:table-cell>
          <table:table-cell office:value-type="float" office:value="7859" calcext:value-type="float">
            <text:p>78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6100000000" calcext:value-type="float">
            <text:p>786100000000</text:p>
          </table:table-cell>
        </table:table-row>
        <table:table-row table:style-name="ro1">
          <table:table-cell office:value-type="float" office:value="65103000" calcext:value-type="float">
            <text:p>65103000</text:p>
          </table:table-cell>
          <table:table-cell office:value-type="float" office:value="7895" calcext:value-type="float">
            <text:p>7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89600000000" calcext:value-type="float">
            <text:p>789600000000</text:p>
          </table:table-cell>
        </table:table-row>
        <table:table-row table:style-name="ro1">
          <table:table-cell office:value-type="float" office:value="65403000" calcext:value-type="float">
            <text:p>65403000</text:p>
          </table:table-cell>
          <table:table-cell office:value-type="float" office:value="7933" calcext:value-type="float">
            <text:p>79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93200000000" calcext:value-type="float">
            <text:p>793200000000</text:p>
          </table:table-cell>
        </table:table-row>
        <table:table-row table:style-name="ro1">
          <table:table-cell office:value-type="float" office:value="65703000" calcext:value-type="float">
            <text:p>65703000</text:p>
          </table:table-cell>
          <table:table-cell office:value-type="float" office:value="7970" calcext:value-type="float">
            <text:p>79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97200000000" calcext:value-type="float">
            <text:p>797200000000</text:p>
          </table:table-cell>
        </table:table-row>
        <table:table-row table:style-name="ro1">
          <table:table-cell office:value-type="float" office:value="66003000" calcext:value-type="float">
            <text:p>66003000</text:p>
          </table:table-cell>
          <table:table-cell office:value-type="float" office:value="8008" calcext:value-type="float">
            <text:p>80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800000000" calcext:value-type="float">
            <text:p>800800000000</text:p>
          </table:table-cell>
        </table:table-row>
        <table:table-row table:style-name="ro1">
          <table:table-cell office:value-type="float" office:value="66303000" calcext:value-type="float">
            <text:p>66303000</text:p>
          </table:table-cell>
          <table:table-cell office:value-type="float" office:value="8044" calcext:value-type="float">
            <text:p>8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4400000000" calcext:value-type="float">
            <text:p>804400000000</text:p>
          </table:table-cell>
        </table:table-row>
        <table:table-row table:style-name="ro1">
          <table:table-cell office:value-type="float" office:value="66603000" calcext:value-type="float">
            <text:p>66603000</text:p>
          </table:table-cell>
          <table:table-cell office:value-type="float" office:value="8080" calcext:value-type="float">
            <text:p>80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8000000000" calcext:value-type="float">
            <text:p>808000000000</text:p>
          </table:table-cell>
        </table:table-row>
        <table:table-row table:style-name="ro1">
          <table:table-cell office:value-type="float" office:value="66903000" calcext:value-type="float">
            <text:p>66903000</text:p>
          </table:table-cell>
          <table:table-cell office:value-type="float" office:value="8119" calcext:value-type="float">
            <text:p>81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12000000000" calcext:value-type="float">
            <text:p>812000000000</text:p>
          </table:table-cell>
        </table:table-row>
        <table:table-row table:style-name="ro1">
          <table:table-cell office:value-type="float" office:value="67203000" calcext:value-type="float">
            <text:p>67203000</text:p>
          </table:table-cell>
          <table:table-cell office:value-type="float" office:value="8156" calcext:value-type="float">
            <text:p>8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15600000000" calcext:value-type="float">
            <text:p>815600000000</text:p>
          </table:table-cell>
        </table:table-row>
        <table:table-row table:style-name="ro1">
          <table:table-cell office:value-type="float" office:value="67503000" calcext:value-type="float">
            <text:p>67503000</text:p>
          </table:table-cell>
          <table:table-cell office:value-type="float" office:value="8193" calcext:value-type="float">
            <text:p>8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19200000000" calcext:value-type="float">
            <text:p>819200000000</text:p>
          </table:table-cell>
        </table:table-row>
        <table:table-row table:style-name="ro1">
          <table:table-cell office:value-type="float" office:value="67803000" calcext:value-type="float">
            <text:p>67803000</text:p>
          </table:table-cell>
          <table:table-cell office:value-type="float" office:value="8228" calcext:value-type="float">
            <text:p>8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22800000000" calcext:value-type="float">
            <text:p>822800000000</text:p>
          </table:table-cell>
        </table:table-row>
        <table:table-row table:style-name="ro1">
          <table:table-cell office:value-type="float" office:value="68103000" calcext:value-type="float">
            <text:p>68103000</text:p>
          </table:table-cell>
          <table:table-cell office:value-type="float" office:value="8268" calcext:value-type="float">
            <text:p>8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26800000000" calcext:value-type="float">
            <text:p>826800000000</text:p>
          </table:table-cell>
        </table:table-row>
        <table:table-row table:style-name="ro1">
          <table:table-cell office:value-type="float" office:value="68403000" calcext:value-type="float">
            <text:p>68403000</text:p>
          </table:table-cell>
          <table:table-cell office:value-type="float" office:value="8301" calcext:value-type="float">
            <text:p>83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0000000000" calcext:value-type="float">
            <text:p>830000000000</text:p>
          </table:table-cell>
        </table:table-row>
        <table:table-row table:style-name="ro1">
          <table:table-cell office:value-type="float" office:value="68703000" calcext:value-type="float">
            <text:p>68703000</text:p>
          </table:table-cell>
          <table:table-cell office:value-type="float" office:value="8338" calcext:value-type="float">
            <text:p>8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34000000000" calcext:value-type="float">
            <text:p>834000000000</text:p>
          </table:table-cell>
        </table:table-row>
        <table:table-row table:style-name="ro1">
          <table:table-cell office:value-type="float" office:value="69003000" calcext:value-type="float">
            <text:p>69003000</text:p>
          </table:table-cell>
          <table:table-cell office:value-type="float" office:value="8374" calcext:value-type="float">
            <text:p>83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37300000000" calcext:value-type="float">
            <text:p>837300000000</text:p>
          </table:table-cell>
        </table:table-row>
        <table:table-row table:style-name="ro1">
          <table:table-cell office:value-type="float" office:value="69303000" calcext:value-type="float">
            <text:p>69303000</text:p>
          </table:table-cell>
          <table:table-cell office:value-type="float" office:value="8409" calcext:value-type="float">
            <text:p>84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40800000000" calcext:value-type="float">
            <text:p>840800000000</text:p>
          </table:table-cell>
        </table:table-row>
        <table:table-row table:style-name="ro1">
          <table:table-cell office:value-type="float" office:value="69603000" calcext:value-type="float">
            <text:p>69603000</text:p>
          </table:table-cell>
          <table:table-cell office:value-type="float" office:value="8444" calcext:value-type="float">
            <text:p>84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44400000000" calcext:value-type="float">
            <text:p>844400000000</text:p>
          </table:table-cell>
        </table:table-row>
        <table:table-row table:style-name="ro1">
          <table:table-cell office:value-type="float" office:value="69903000" calcext:value-type="float">
            <text:p>69903000</text:p>
          </table:table-cell>
          <table:table-cell office:value-type="float" office:value="8485" calcext:value-type="float">
            <text:p>84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48400000000" calcext:value-type="float">
            <text:p>848400000000</text:p>
          </table:table-cell>
        </table:table-row>
        <table:table-row table:style-name="ro1">
          <table:table-cell office:value-type="float" office:value="70203000" calcext:value-type="float">
            <text:p>70203000</text:p>
          </table:table-cell>
          <table:table-cell office:value-type="float" office:value="8518" calcext:value-type="float">
            <text:p>85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2000000000" calcext:value-type="float">
            <text:p>852000000000</text:p>
          </table:table-cell>
        </table:table-row>
        <table:table-row table:style-name="ro1">
          <table:table-cell office:value-type="float" office:value="70503000" calcext:value-type="float">
            <text:p>70503000</text:p>
          </table:table-cell>
          <table:table-cell office:value-type="float" office:value="8557" calcext:value-type="float">
            <text:p>8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55700000000" calcext:value-type="float">
            <text:p>855700000000</text:p>
          </table:table-cell>
        </table:table-row>
        <table:table-row table:style-name="ro1">
          <table:table-cell office:value-type="float" office:value="70803000" calcext:value-type="float">
            <text:p>70803000</text:p>
          </table:table-cell>
          <table:table-cell office:value-type="float" office:value="8593" calcext:value-type="float">
            <text:p>85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59600000000" calcext:value-type="float">
            <text:p>859600000000</text:p>
          </table:table-cell>
        </table:table-row>
        <table:table-row table:style-name="ro1">
          <table:table-cell office:value-type="float" office:value="71103000" calcext:value-type="float">
            <text:p>71103000</text:p>
          </table:table-cell>
          <table:table-cell office:value-type="float" office:value="8631" calcext:value-type="float">
            <text:p>86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63200000000" calcext:value-type="float">
            <text:p>863200000000</text:p>
          </table:table-cell>
        </table:table-row>
        <table:table-row table:style-name="ro1">
          <table:table-cell office:value-type="float" office:value="71403000" calcext:value-type="float">
            <text:p>71403000</text:p>
          </table:table-cell>
          <table:table-cell office:value-type="float" office:value="8668" calcext:value-type="float">
            <text:p>86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66800000000" calcext:value-type="float">
            <text:p>866800000000</text:p>
          </table:table-cell>
        </table:table-row>
        <table:table-row table:style-name="ro1">
          <table:table-cell office:value-type="float" office:value="71703000" calcext:value-type="float">
            <text:p>71703000</text:p>
          </table:table-cell>
          <table:table-cell office:value-type="float" office:value="8705" calcext:value-type="float">
            <text:p>87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70400000000" calcext:value-type="float">
            <text:p>870400000000</text:p>
          </table:table-cell>
        </table:table-row>
        <table:table-row table:style-name="ro1">
          <table:table-cell office:value-type="float" office:value="72003000" calcext:value-type="float">
            <text:p>72003000</text:p>
          </table:table-cell>
          <table:table-cell office:value-type="float" office:value="8741" calcext:value-type="float">
            <text:p>87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74400000000" calcext:value-type="float">
            <text:p>874400000000</text:p>
          </table:table-cell>
        </table:table-row>
        <table:table-row table:style-name="ro1">
          <table:table-cell office:value-type="float" office:value="72303000" calcext:value-type="float">
            <text:p>72303000</text:p>
          </table:table-cell>
          <table:table-cell office:value-type="float" office:value="8780" calcext:value-type="float">
            <text:p>87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78000000000" calcext:value-type="float">
            <text:p>878000000000</text:p>
          </table:table-cell>
        </table:table-row>
        <table:table-row table:style-name="ro1">
          <table:table-cell office:value-type="float" office:value="72603000" calcext:value-type="float">
            <text:p>72603000</text:p>
          </table:table-cell>
          <table:table-cell office:value-type="float" office:value="8814" calcext:value-type="float">
            <text:p>88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81300000000" calcext:value-type="float">
            <text:p>881300000000</text:p>
          </table:table-cell>
        </table:table-row>
        <table:table-row table:style-name="ro1">
          <table:table-cell office:value-type="float" office:value="72903000" calcext:value-type="float">
            <text:p>72903000</text:p>
          </table:table-cell>
          <table:table-cell office:value-type="float" office:value="8848" calcext:value-type="float">
            <text:p>8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84800000000" calcext:value-type="float">
            <text:p>884800000000</text:p>
          </table:table-cell>
        </table:table-row>
        <table:table-row table:style-name="ro1">
          <table:table-cell office:value-type="float" office:value="73203000" calcext:value-type="float">
            <text:p>73203000</text:p>
          </table:table-cell>
          <table:table-cell office:value-type="float" office:value="8881" calcext:value-type="float">
            <text:p>8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88200000000" calcext:value-type="float">
            <text:p>888200000000</text:p>
          </table:table-cell>
        </table:table-row>
        <table:table-row table:style-name="ro1">
          <table:table-cell office:value-type="float" office:value="73503000" calcext:value-type="float">
            <text:p>73503000</text:p>
          </table:table-cell>
          <table:table-cell office:value-type="float" office:value="8917" calcext:value-type="float">
            <text:p>89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91600000000" calcext:value-type="float">
            <text:p>891600000000</text:p>
          </table:table-cell>
        </table:table-row>
        <table:table-row table:style-name="ro1">
          <table:table-cell office:value-type="float" office:value="73803000" calcext:value-type="float">
            <text:p>73803000</text:p>
          </table:table-cell>
          <table:table-cell office:value-type="float" office:value="8954" calcext:value-type="float">
            <text:p>89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95600000000" calcext:value-type="float">
            <text:p>895600000000</text:p>
          </table:table-cell>
        </table:table-row>
        <table:table-row table:style-name="ro1">
          <table:table-cell office:value-type="float" office:value="74103000" calcext:value-type="float">
            <text:p>74103000</text:p>
          </table:table-cell>
          <table:table-cell office:value-type="float" office:value="8991" calcext:value-type="float">
            <text:p>89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99200000000" calcext:value-type="float">
            <text:p>899200000000</text:p>
          </table:table-cell>
        </table:table-row>
        <table:table-row table:style-name="ro1">
          <table:table-cell office:value-type="float" office:value="74403000" calcext:value-type="float">
            <text:p>74403000</text:p>
          </table:table-cell>
          <table:table-cell office:value-type="float" office:value="9028" calcext:value-type="float">
            <text:p>9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2800000000" calcext:value-type="float">
            <text:p>902800000000</text:p>
          </table:table-cell>
        </table:table-row>
        <table:table-row table:style-name="ro1">
          <table:table-cell office:value-type="float" office:value="74703000" calcext:value-type="float">
            <text:p>74703000</text:p>
          </table:table-cell>
          <table:table-cell office:value-type="float" office:value="9065" calcext:value-type="float">
            <text:p>9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6400000000" calcext:value-type="float">
            <text:p>906400000000</text:p>
          </table:table-cell>
        </table:table-row>
        <table:table-row table:style-name="ro1">
          <table:table-cell office:value-type="float" office:value="75003000" calcext:value-type="float">
            <text:p>75003000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10000000000" calcext:value-type="float">
            <text:p>910000000000</text:p>
          </table:table-cell>
        </table:table-row>
        <table:table-row table:style-name="ro1">
          <table:table-cell office:value-type="float" office:value="75303000" calcext:value-type="float">
            <text:p>75303000</text:p>
          </table:table-cell>
          <table:table-cell office:value-type="float" office:value="9136" calcext:value-type="float">
            <text:p>91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13600000000" calcext:value-type="float">
            <text:p>913600000000</text:p>
          </table:table-cell>
        </table:table-row>
        <table:table-row table:style-name="ro1">
          <table:table-cell office:value-type="float" office:value="75603000" calcext:value-type="float">
            <text:p>75603000</text:p>
          </table:table-cell>
          <table:table-cell office:value-type="float" office:value="9170" calcext:value-type="float">
            <text:p>91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17200000000" calcext:value-type="float">
            <text:p>917200000000</text:p>
          </table:table-cell>
        </table:table-row>
        <table:table-row table:style-name="ro1">
          <table:table-cell office:value-type="float" office:value="75903000" calcext:value-type="float">
            <text:p>75903000</text:p>
          </table:table-cell>
          <table:table-cell office:value-type="float" office:value="9209" calcext:value-type="float">
            <text:p>9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20900000000" calcext:value-type="float">
            <text:p>920900000000</text:p>
          </table:table-cell>
        </table:table-row>
        <table:table-row table:style-name="ro1">
          <table:table-cell office:value-type="float" office:value="76203000" calcext:value-type="float">
            <text:p>76203000</text:p>
          </table:table-cell>
          <table:table-cell office:value-type="float" office:value="9245" calcext:value-type="float">
            <text:p>9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24500000000" calcext:value-type="float">
            <text:p>924500000000</text:p>
          </table:table-cell>
        </table:table-row>
        <table:table-row table:style-name="ro1">
          <table:table-cell office:value-type="float" office:value="76503000" calcext:value-type="float">
            <text:p>76503000</text:p>
          </table:table-cell>
          <table:table-cell office:value-type="float" office:value="9283" calcext:value-type="float">
            <text:p>92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8100000000" calcext:value-type="float">
            <text:p>928100000000</text:p>
          </table:table-cell>
        </table:table-row>
        <table:table-row table:style-name="ro1">
          <table:table-cell office:value-type="float" office:value="76803000" calcext:value-type="float">
            <text:p>76803000</text:p>
          </table:table-cell>
          <table:table-cell office:value-type="float" office:value="9319" calcext:value-type="float">
            <text:p>93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1800000000" calcext:value-type="float">
            <text:p>931800000000</text:p>
          </table:table-cell>
        </table:table-row>
        <table:table-row table:style-name="ro1">
          <table:table-cell office:value-type="float" office:value="77103000" calcext:value-type="float">
            <text:p>77103000</text:p>
          </table:table-cell>
          <table:table-cell office:value-type="float" office:value="9354" calcext:value-type="float">
            <text:p>93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35600000000" calcext:value-type="float">
            <text:p>935600000000</text:p>
          </table:table-cell>
        </table:table-row>
        <table:table-row table:style-name="ro1">
          <table:table-cell office:value-type="float" office:value="77403000" calcext:value-type="float">
            <text:p>77403000</text:p>
          </table:table-cell>
          <table:table-cell office:value-type="float" office:value="9391" calcext:value-type="float">
            <text:p>93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9200000000" calcext:value-type="float">
            <text:p>939200000000</text:p>
          </table:table-cell>
        </table:table-row>
        <table:table-row table:style-name="ro1">
          <table:table-cell office:value-type="float" office:value="77703000" calcext:value-type="float">
            <text:p>77703000</text:p>
          </table:table-cell>
          <table:table-cell office:value-type="float" office:value="9425" calcext:value-type="float">
            <text:p>94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2400000000" calcext:value-type="float">
            <text:p>942400000000</text:p>
          </table:table-cell>
        </table:table-row>
        <table:table-row table:style-name="ro1">
          <table:table-cell office:value-type="float" office:value="78003000" calcext:value-type="float">
            <text:p>78003000</text:p>
          </table:table-cell>
          <table:table-cell office:value-type="float" office:value="9457" calcext:value-type="float">
            <text:p>94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5600000000" calcext:value-type="float">
            <text:p>945600000000</text:p>
          </table:table-cell>
        </table:table-row>
        <table:table-row table:style-name="ro1">
          <table:table-cell office:value-type="float" office:value="78303000" calcext:value-type="float">
            <text:p>78303000</text:p>
          </table:table-cell>
          <table:table-cell office:value-type="float" office:value="9498" calcext:value-type="float">
            <text:p>94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49900000000" calcext:value-type="float">
            <text:p>949900000000</text:p>
          </table:table-cell>
        </table:table-row>
        <table:table-row table:style-name="ro1">
          <table:table-cell office:value-type="float" office:value="78603000" calcext:value-type="float">
            <text:p>78603000</text:p>
          </table:table-cell>
          <table:table-cell office:value-type="float" office:value="9536" calcext:value-type="float">
            <text:p>9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53900000000" calcext:value-type="float">
            <text:p>953900000000</text:p>
          </table:table-cell>
        </table:table-row>
        <table:table-row table:style-name="ro1">
          <table:table-cell office:value-type="float" office:value="78903000" calcext:value-type="float">
            <text:p>78903000</text:p>
          </table:table-cell>
          <table:table-cell office:value-type="float" office:value="9573" calcext:value-type="float">
            <text:p>95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7200000000" calcext:value-type="float">
            <text:p>957200000000</text:p>
          </table:table-cell>
        </table:table-row>
        <table:table-row table:style-name="ro1">
          <table:table-cell office:value-type="float" office:value="79203000" calcext:value-type="float">
            <text:p>79203000</text:p>
          </table:table-cell>
          <table:table-cell office:value-type="float" office:value="9611" calcext:value-type="float">
            <text:p>96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61200000000" calcext:value-type="float">
            <text:p>961200000000</text:p>
          </table:table-cell>
        </table:table-row>
        <table:table-row table:style-name="ro1">
          <table:table-cell office:value-type="float" office:value="79503000" calcext:value-type="float">
            <text:p>79503000</text:p>
          </table:table-cell>
          <table:table-cell office:value-type="float" office:value="9647" calcext:value-type="float">
            <text:p>96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64800000000" calcext:value-type="float">
            <text:p>964800000000</text:p>
          </table:table-cell>
        </table:table-row>
        <table:table-row table:style-name="ro1">
          <table:table-cell office:value-type="float" office:value="79803000" calcext:value-type="float">
            <text:p>79803000</text:p>
          </table:table-cell>
          <table:table-cell office:value-type="float" office:value="9683" calcext:value-type="float">
            <text:p>96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68400000000" calcext:value-type="float">
            <text:p>968400000000</text:p>
          </table:table-cell>
        </table:table-row>
        <table:table-row table:style-name="ro1">
          <table:table-cell office:value-type="float" office:value="80103000" calcext:value-type="float">
            <text:p>80103000</text:p>
          </table:table-cell>
          <table:table-cell office:value-type="float" office:value="9722" calcext:value-type="float">
            <text:p>97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72400000000" calcext:value-type="float">
            <text:p>972400000000</text:p>
          </table:table-cell>
        </table:table-row>
        <table:table-row table:style-name="ro1">
          <table:table-cell office:value-type="float" office:value="80403000" calcext:value-type="float">
            <text:p>80403000</text:p>
          </table:table-cell>
          <table:table-cell office:value-type="float" office:value="9761" calcext:value-type="float">
            <text:p>97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6000000000" calcext:value-type="float">
            <text:p>976000000000</text:p>
          </table:table-cell>
        </table:table-row>
        <table:table-row table:style-name="ro1">
          <table:table-cell office:value-type="float" office:value="80703000" calcext:value-type="float">
            <text:p>80703000</text:p>
          </table:table-cell>
          <table:table-cell office:value-type="float" office:value="9799" calcext:value-type="float">
            <text:p>97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80000000000" calcext:value-type="float">
            <text:p>980000000000</text:p>
          </table:table-cell>
        </table:table-row>
        <table:table-row table:style-name="ro1">
          <table:table-cell office:value-type="float" office:value="81003000" calcext:value-type="float">
            <text:p>81003000</text:p>
          </table:table-cell>
          <table:table-cell office:value-type="float" office:value="9838" calcext:value-type="float">
            <text:p>98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84000000000" calcext:value-type="float">
            <text:p>984000000000</text:p>
          </table:table-cell>
        </table:table-row>
        <table:table-row table:style-name="ro1">
          <table:table-cell office:value-type="float" office:value="81303000" calcext:value-type="float">
            <text:p>81303000</text:p>
          </table:table-cell>
          <table:table-cell office:value-type="float" office:value="9874" calcext:value-type="float">
            <text:p>98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7600000000" calcext:value-type="float">
            <text:p>987600000000</text:p>
          </table:table-cell>
        </table:table-row>
        <table:table-row table:style-name="ro1">
          <table:table-cell office:value-type="float" office:value="81603000" calcext:value-type="float">
            <text:p>81603000</text:p>
          </table:table-cell>
          <table:table-cell office:value-type="float" office:value="9913" calcext:value-type="float">
            <text:p>9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1599999999" calcext:value-type="float">
            <text:p>991599999999</text:p>
          </table:table-cell>
        </table:table-row>
        <table:table-row table:style-name="ro1">
          <table:table-cell office:value-type="float" office:value="81903000" calcext:value-type="float">
            <text:p>81903000</text:p>
          </table:table-cell>
          <table:table-cell office:value-type="float" office:value="9956" calcext:value-type="float">
            <text:p>99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5599999999" calcext:value-type="float">
            <text:p>995599999999</text:p>
          </table:table-cell>
        </table:table-row>
        <table:table-row table:style-name="ro1">
          <table:table-cell office:value-type="float" office:value="82203000" calcext:value-type="float">
            <text:p>82203000</text:p>
          </table:table-cell>
          <table:table-cell office:value-type="float" office:value="9989" calcext:value-type="float">
            <text:p>99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99199999999" calcext:value-type="float">
            <text:p>999199999999</text:p>
          </table:table-cell>
        </table:table-row>
        <table:table-row table:style-name="ro1">
          <table:table-cell office:value-type="float" office:value="82503000" calcext:value-type="float">
            <text:p>82503000</text:p>
          </table:table-cell>
          <table:table-cell office:value-type="float" office:value="10005" calcext:value-type="float">
            <text:p>10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999999999" calcext:value-type="float">
            <text:p>99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3:55:53.531032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1:37:34.603263760</meta:creation-date>
    <dc:date>2019-04-18T13:56:25.823326343</dc:date>
    <meta:editing-duration>PT51M37S</meta:editing-duration>
    <meta:editing-cycles>3</meta:editing-cycles>
    <meta:generator>LibreOffice/6.2.2.2$Linux_X86_64 LibreOffice_project/5daaa0e719eb4f073b63de04e0910785ad81fe7a</meta:generator>
    <meta:document-statistic meta:table-count="5" meta:cell-count="8981" meta:object-count="0"/>
  </office:meta>
</office:document-meta>
</file>